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ion energy MEGNet</text:p>
          </table:table-cell>
          <table:table-cell office:value-type="string" calcext:value-type="string">
            <text:p>Formation energy DFT</text:p>
          </table:table-cell>
          <table:table-cell office:value-type="string" calcext:value-type="string">
            <text:p>lattice parameter (a) M3GNet </text:p>
          </table:table-cell>
          <table:table-cell office:value-type="string" calcext:value-type="string">
            <text:p>Gravimetric_capacity_wt%</text:p>
          </table:table-cell>
          <table:table-cell/>
        </table:table-row>
        <table:table-row table:style-name="ro1">
          <table:table-cell office:value-type="string" calcext:value-type="string">
            <text:p>SrRh</text:p>
          </table:table-cell>
          <table:table-cell office:value-type="float" office:value="-0.49912772" calcext:value-type="float">
            <text:p>-0.49912772</text:p>
          </table:table-cell>
          <table:table-cell office:value-type="float" office:value="-0.551444407134232" calcext:value-type="float">
            <text:p>-0.551444407134232</text:p>
          </table:table-cell>
          <table:table-cell office:value-type="float" office:value="3.7614" calcext:value-type="float">
            <text:p>3.7614</text:p>
          </table:table-cell>
          <table:table-cell office:value-type="float" office:value="1.56229946971656" calcext:value-type="float">
            <text:p>1.56229946971656</text:p>
          </table:table-cell>
          <table:table-cell/>
        </table:table-row>
        <table:table-row table:style-name="ro1">
          <table:table-cell office:value-type="string" calcext:value-type="string">
            <text:p>CaPd</text:p>
          </table:table-cell>
          <table:table-cell office:value-type="float" office:value="-0.42062256" calcext:value-type="float">
            <text:p>-0.42062256</text:p>
          </table:table-cell>
          <table:table-cell office:value-type="float" office:value="-0.530288993823042" calcext:value-type="float">
            <text:p>-0.530288993823042</text:p>
          </table:table-cell>
          <table:table-cell office:value-type="float" office:value="3.7921" calcext:value-type="float">
            <text:p>3.7921</text:p>
          </table:table-cell>
          <table:table-cell office:value-type="float" office:value="2.02232690854084" calcext:value-type="float">
            <text:p>2.02232690854084</text:p>
          </table:table-cell>
          <table:table-cell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-0.3808002" calcext:value-type="float">
            <text:p>-0.3808002</text:p>
          </table:table-cell>
          <table:table-cell office:value-type="float" office:value="-0.530231198558641" calcext:value-type="float">
            <text:p>-0.530231198558641</text:p>
          </table:table-cell>
          <table:table-cell office:value-type="float" office:value="3.8397" calcext:value-type="float">
            <text:p>3.8397</text:p>
          </table:table-cell>
          <table:table-cell office:value-type="float" office:value="3.09865817244936" calcext:value-type="float">
            <text:p>3.09865817244936</text:p>
          </table:table-cell>
          <table:table-cell/>
        </table:table-row>
        <table:table-row table:style-name="ro1">
          <table:table-cell office:value-type="string" calcext:value-type="string">
            <text:p>SrPd</text:p>
          </table:table-cell>
          <table:table-cell office:value-type="float" office:value="-0.46556866" calcext:value-type="float">
            <text:p>-0.46556866</text:p>
          </table:table-cell>
          <table:table-cell office:value-type="float" office:value="-0.5293423091492" calcext:value-type="float">
            <text:p>-0.5293423091492</text:p>
          </table:table-cell>
          <table:table-cell office:value-type="float" office:value="3.8475" calcext:value-type="float">
            <text:p>3.8475</text:p>
          </table:table-cell>
          <table:table-cell office:value-type="float" office:value="1.53443691490401" calcext:value-type="float">
            <text:p>1.53443691490401</text:p>
          </table:table-cell>
          <table:table-cell/>
        </table:table-row>
        <table:table-row table:style-name="ro1">
          <table:table-cell office:value-type="string" calcext:value-type="string">
            <text:p>KCa</text:p>
          </table:table-cell>
          <table:table-cell office:value-type="float" office:value="-0.319759" calcext:value-type="float">
            <text:p>-0.319759</text:p>
          </table:table-cell>
          <table:table-cell office:value-type="float" office:value="-0.499297310541314" calcext:value-type="float">
            <text:p>-0.499297310541314</text:p>
          </table:table-cell>
          <table:table-cell office:value-type="float" office:value="4.4459" calcext:value-type="float">
            <text:p>4.4459</text:p>
          </table:table-cell>
          <table:table-cell office:value-type="float" office:value="3.67860776845581" calcext:value-type="float">
            <text:p>3.67860776845581</text:p>
          </table:table-cell>
          <table:table-cell/>
        </table:table-row>
        <table:table-row table:style-name="ro1">
          <table:table-cell office:value-type="string" calcext:value-type="string">
            <text:p>YRu</text:p>
          </table:table-cell>
          <table:table-cell office:value-type="float" office:value="-0.43956974" calcext:value-type="float">
            <text:p>-0.43956974</text:p>
          </table:table-cell>
          <table:table-cell office:value-type="float" office:value="-0.496450784961101" calcext:value-type="float">
            <text:p>-0.496450784961101</text:p>
          </table:table-cell>
          <table:table-cell office:value-type="float" office:value="3.6752" calcext:value-type="float">
            <text:p>3.6752</text:p>
          </table:table-cell>
          <table:table-cell office:value-type="float" office:value="1.56674879288654" calcext:value-type="float">
            <text:p>1.56674879288654</text:p>
          </table:table-cell>
          <table:table-cell/>
        </table:table-row>
        <table:table-row table:style-name="ro1">
          <table:table-cell office:value-type="string" calcext:value-type="string">
            <text:p>ScCo</text:p>
          </table:table-cell>
          <table:table-cell office:value-type="float" office:value="-0.46057692" calcext:value-type="float">
            <text:p>-0.46057692</text:p>
          </table:table-cell>
          <table:table-cell office:value-type="float" office:value="-0.494606679182294" calcext:value-type="float">
            <text:p>-0.494606679182294</text:p>
          </table:table-cell>
          <table:table-cell office:value-type="float" office:value="3.251" calcext:value-type="float">
            <text:p>3.251</text:p>
          </table:table-cell>
          <table:table-cell office:value-type="float" office:value="2.82830157666528" calcext:value-type="float">
            <text:p>2.82830157666528</text:p>
          </table:table-cell>
          <table:table-cell/>
        </table:table-row>
        <table:table-row table:style-name="ro1">
          <table:table-cell office:value-type="string" calcext:value-type="string">
            <text:p>CaLi</text:p>
          </table:table-cell>
          <table:table-cell office:value-type="float" office:value="-0.35629275" calcext:value-type="float">
            <text:p>-0.35629275</text:p>
          </table:table-cell>
          <table:table-cell office:value-type="float" office:value="-0.493081026182548" calcext:value-type="float">
            <text:p>-0.493081026182548</text:p>
          </table:table-cell>
          <table:table-cell office:value-type="float" office:value="3.6414" calcext:value-type="float">
            <text:p>3.6414</text:p>
          </table:table-cell>
          <table:table-cell office:value-type="float" office:value="6.04246523277465" calcext:value-type="float">
            <text:p>6.04246523277465</text:p>
          </table:table-cell>
          <table:table-cell/>
        </table:table-row>
        <table:table-row table:style-name="ro1">
          <table:table-cell office:value-type="string" calcext:value-type="string">
            <text:p>YNi</text:p>
          </table:table-cell>
          <table:table-cell office:value-type="float" office:value="-0.43432513" calcext:value-type="float">
            <text:p>-0.43432513</text:p>
          </table:table-cell>
          <table:table-cell office:value-type="float" office:value="-0.492863726918345" calcext:value-type="float">
            <text:p>-0.492863726918345</text:p>
          </table:table-cell>
          <table:table-cell office:value-type="float" office:value="3.5294" calcext:value-type="float">
            <text:p>3.5294</text:p>
          </table:table-cell>
          <table:table-cell office:value-type="float" office:value="2.00754107587901" calcext:value-type="float">
            <text:p>2.00754107587901</text:p>
          </table:table-cell>
          <table:table-cell/>
        </table:table-row>
        <table:table-row table:style-name="ro1">
          <table:table-cell office:value-type="string" calcext:value-type="string">
            <text:p>YPd</text:p>
          </table:table-cell>
          <table:table-cell office:value-type="float" office:value="-0.40014684" calcext:value-type="float">
            <text:p>-0.40014684</text:p>
          </table:table-cell>
          <table:table-cell office:value-type="float" office:value="-0.486727158608385" calcext:value-type="float">
            <text:p>-0.486727158608385</text:p>
          </table:table-cell>
          <table:table-cell office:value-type="float" office:value="3.7921" calcext:value-type="float">
            <text:p>3.7921</text:p>
          </table:table-cell>
          <table:table-cell office:value-type="float" office:value="1.52448955423016" calcext:value-type="float">
            <text:p>1.52448955423016</text:p>
          </table:table-cell>
          <table:table-cell/>
        </table:table-row>
        <table:table-row table:style-name="ro1">
          <table:table-cell office:value-type="string" calcext:value-type="string">
            <text:p>CaNi</text:p>
          </table:table-cell>
          <table:table-cell office:value-type="float" office:value="-0.41903868" calcext:value-type="float">
            <text:p>-0.41903868</text:p>
          </table:table-cell>
          <table:table-cell office:value-type="float" office:value="-0.482690301783194" calcext:value-type="float">
            <text:p>-0.482690301783194</text:p>
          </table:table-cell>
          <table:table-cell office:value-type="float" office:value="3.5302" calcext:value-type="float">
            <text:p>3.5302</text:p>
          </table:table-cell>
          <table:table-cell office:value-type="float" office:value="2.97049311352733" calcext:value-type="float">
            <text:p>2.97049311352733</text:p>
          </table:table-cell>
          <table:table-cell/>
        </table:table-row>
        <table:table-row table:style-name="ro1">
          <table:table-cell office:value-type="string" calcext:value-type="string">
            <text:p>BaPd</text:p>
          </table:table-cell>
          <table:table-cell office:value-type="float" office:value="-0.39426348" calcext:value-type="float">
            <text:p>-0.39426348</text:p>
          </table:table-cell>
          <table:table-cell office:value-type="float" office:value="-0.479433739393637" calcext:value-type="float">
            <text:p>-0.479433739393637</text:p>
          </table:table-cell>
          <table:table-cell office:value-type="float" office:value="3.9837" calcext:value-type="float">
            <text:p>3.9837</text:p>
          </table:table-cell>
          <table:table-cell office:value-type="float" office:value="1.22535557486092" calcext:value-type="float">
            <text:p>1.22535557486092</text:p>
          </table:table-cell>
          <table:table-cell/>
        </table:table-row>
        <table:table-row table:style-name="ro1">
          <table:table-cell office:value-type="string" calcext:value-type="string">
            <text:p>ScNi</text:p>
          </table:table-cell>
          <table:table-cell office:value-type="float" office:value="-0.41919565" calcext:value-type="float">
            <text:p>-0.41919565</text:p>
          </table:table-cell>
          <table:table-cell office:value-type="float" office:value="-0.458245490006938" calcext:value-type="float">
            <text:p>-0.458245490006938</text:p>
          </table:table-cell>
          <table:table-cell office:value-type="float" office:value="3.2978" calcext:value-type="float">
            <text:p>3.2978</text:p>
          </table:table-cell>
          <table:table-cell office:value-type="float" office:value="2.83465943420504" calcext:value-type="float">
            <text:p>2.83465943420504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float" office:value="-0.38933337" calcext:value-type="float">
            <text:p>-0.38933337</text:p>
          </table:table-cell>
          <table:table-cell office:value-type="float" office:value="-0.454683487748636" calcext:value-type="float">
            <text:p>-0.454683487748636</text:p>
          </table:table-cell>
          <table:table-cell office:value-type="float" office:value="3.509" calcext:value-type="float">
            <text:p>3.509</text:p>
          </table:table-cell>
          <table:table-cell office:value-type="float" office:value="2.96351208455254" calcext:value-type="float">
            <text:p>2.96351208455254</text:p>
          </table:table-cell>
          <table:table-cell/>
        </table:table-row>
        <table:table-row table:style-name="ro1">
          <table:table-cell office:value-type="string" calcext:value-type="string">
            <text:p>BaRh</text:p>
          </table:table-cell>
          <table:table-cell office:value-type="float" office:value="-0.36476192" calcext:value-type="float">
            <text:p>-0.36476192</text:p>
          </table:table-cell>
          <table:table-cell office:value-type="float" office:value="-0.452445106348717" calcext:value-type="float">
            <text:p>-0.452445106348717</text:p>
          </table:table-cell>
          <table:table-cell office:value-type="float" office:value="3.9091" calcext:value-type="float">
            <text:p>3.9091</text:p>
          </table:table-cell>
          <table:table-cell office:value-type="float" office:value="1.24305917313885" calcext:value-type="float">
            <text:p>1.24305917313885</text:p>
          </table:table-cell>
          <table:table-cell/>
        </table:table-row>
        <table:table-row table:style-name="ro1">
          <table:table-cell office:value-type="string" calcext:value-type="string">
            <text:p>CaRu</text:p>
          </table:table-cell>
          <table:table-cell office:value-type="float" office:value="-0.35815945" calcext:value-type="float">
            <text:p>-0.35815945</text:p>
          </table:table-cell>
          <table:table-cell office:value-type="float" office:value="-0.447101898375823" calcext:value-type="float">
            <text:p>-0.447101898375823</text:p>
          </table:table-cell>
          <table:table-cell office:value-type="float" office:value="3.6821" calcext:value-type="float">
            <text:p>3.6821</text:p>
          </table:table-cell>
          <table:table-cell office:value-type="float" office:value="2.09737242687232" calcext:value-type="float">
            <text:p>2.09737242687232</text:p>
          </table:table-cell>
          <table:table-cell/>
        </table:table-row>
        <table:table-row table:style-name="ro1">
          <table:table-cell office:value-type="string" calcext:value-type="string">
            <text:p>KSr</text:p>
          </table:table-cell>
          <table:table-cell office:value-type="float" office:value="-0.39439416" calcext:value-type="float">
            <text:p>-0.39439416</text:p>
          </table:table-cell>
          <table:table-cell office:value-type="float" office:value="-0.431835617607381" calcext:value-type="float">
            <text:p>-0.431835617607381</text:p>
          </table:table-cell>
          <table:table-cell office:value-type="float" office:value="4.7928" calcext:value-type="float">
            <text:p>4.7928</text:p>
          </table:table-cell>
          <table:table-cell office:value-type="float" office:value="2.3306386545865" calcext:value-type="float">
            <text:p>2.3306386545865</text:p>
          </table:table-cell>
          <table:table-cell/>
        </table:table-row>
        <table:table-row table:style-name="ro1">
          <table:table-cell office:value-type="string" calcext:value-type="string">
            <text:p>ScFe</text:p>
          </table:table-cell>
          <table:table-cell office:value-type="float" office:value="-0.35890567" calcext:value-type="float">
            <text:p>-0.35890567</text:p>
          </table:table-cell>
          <table:table-cell office:value-type="float" office:value="-0.428168085513627" calcext:value-type="float">
            <text:p>-0.428168085513627</text:p>
          </table:table-cell>
          <table:table-cell office:value-type="float" office:value="3.3141" calcext:value-type="float">
            <text:p>3.3141</text:p>
          </table:table-cell>
          <table:table-cell office:value-type="float" office:value="2.91242745514624" calcext:value-type="float">
            <text:p>2.91242745514624</text:p>
          </table:table-cell>
          <table:table-cell/>
        </table:table-row>
        <table:table-row table:style-name="ro1">
          <table:table-cell office:value-type="string" calcext:value-type="string">
            <text:p>YFe</text:p>
          </table:table-cell>
          <table:table-cell office:value-type="float" office:value="-0.40393016" calcext:value-type="float">
            <text:p>-0.40393016</text:p>
          </table:table-cell>
          <table:table-cell office:value-type="float" office:value="-0.427764875625105" calcext:value-type="float">
            <text:p>-0.427764875625105</text:p>
          </table:table-cell>
          <table:table-cell office:value-type="float" office:value="3.5361" calcext:value-type="float">
            <text:p>3.5361</text:p>
          </table:table-cell>
          <table:table-cell office:value-type="float" office:value="2.04623701748074" calcext:value-type="float">
            <text:p>2.04623701748074</text:p>
          </table:table-cell>
          <table:table-cell/>
        </table:table-row>
        <table:table-row table:style-name="ro1">
          <table:table-cell office:value-type="string" calcext:value-type="string">
            <text:p>ScRu</text:p>
          </table:table-cell>
          <table:table-cell office:value-type="float" office:value="-0.39181983" calcext:value-type="float">
            <text:p>-0.39181983</text:p>
          </table:table-cell>
          <table:table-cell office:value-type="float" office:value="-0.422048480529653" calcext:value-type="float">
            <text:p>-0.422048480529653</text:p>
          </table:table-cell>
          <table:table-cell office:value-type="float" office:value="3.4878" calcext:value-type="float">
            <text:p>3.4878</text:p>
          </table:table-cell>
          <table:table-cell office:value-type="float" office:value="2.02873226232973" calcext:value-type="float">
            <text:p>2.02873226232973</text:p>
          </table:table-cell>
          <table:table-cell/>
        </table:table-row>
        <table:table-row table:style-name="ro1">
          <table:table-cell office:value-type="string" calcext:value-type="string">
            <text:p>BaCa</text:p>
          </table:table-cell>
          <table:table-cell office:value-type="float" office:value="-0.36774418" calcext:value-type="float">
            <text:p>-0.36774418</text:p>
          </table:table-cell>
          <table:table-cell office:value-type="float" office:value="-0.417037492847696" calcext:value-type="float">
            <text:p>-0.417037492847696</text:p>
          </table:table-cell>
          <table:table-cell office:value-type="float" office:value="4.4514" calcext:value-type="float">
            <text:p>4.4514</text:p>
          </table:table-cell>
          <table:table-cell office:value-type="float" office:value="1.67590742986625" calcext:value-type="float">
            <text:p>1.67590742986625</text:p>
          </table:table-cell>
          <table:table-cell/>
        </table:table-row>
        <table:table-row table:style-name="ro1">
          <table:table-cell office:value-type="string" calcext:value-type="string">
            <text:p>CaSc</text:p>
          </table:table-cell>
          <table:table-cell office:value-type="float" office:value="-0.37876847" calcext:value-type="float">
            <text:p>-0.37876847</text:p>
          </table:table-cell>
          <table:table-cell office:value-type="float" office:value="-0.410331215910925" calcext:value-type="float">
            <text:p>-0.410331215910925</text:p>
          </table:table-cell>
          <table:table-cell office:value-type="float" office:value="3.9313" calcext:value-type="float">
            <text:p>3.9313</text:p>
          </table:table-cell>
          <table:table-cell office:value-type="float" office:value="3.4339062922947" calcext:value-type="float">
            <text:p>3.4339062922947</text:p>
          </table:table-cell>
          <table:table-cell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-0.43190747" calcext:value-type="float">
            <text:p>-0.43190747</text:p>
          </table:table-cell>
          <table:table-cell office:value-type="float" office:value="-0.407805522896542" calcext:value-type="float">
            <text:p>-0.407805522896542</text:p>
          </table:table-cell>
          <table:table-cell office:value-type="float" office:value="4.2857" calcext:value-type="float">
            <text:p>4.2857</text:p>
          </table:table-cell>
          <table:table-cell office:value-type="float" office:value="2.30776680734655" calcext:value-type="float">
            <text:p>2.30776680734655</text:p>
          </table:table-cell>
          <table:table-cell/>
        </table:table-row>
        <table:table-row table:style-name="ro1">
          <table:table-cell office:value-type="string" calcext:value-type="string">
            <text:p>YLi</text:p>
          </table:table-cell>
          <table:table-cell office:value-type="float" office:value="-0.37640923" calcext:value-type="float">
            <text:p>-0.37640923</text:p>
          </table:table-cell>
          <table:table-cell office:value-type="float" office:value="-0.406384456837804" calcext:value-type="float">
            <text:p>-0.406384456837804</text:p>
          </table:table-cell>
          <table:table-cell office:value-type="float" office:value="3.5214" calcext:value-type="float">
            <text:p>3.5214</text:p>
          </table:table-cell>
          <table:table-cell office:value-type="float" office:value="3.05835896530285" calcext:value-type="float">
            <text:p>3.05835896530285</text:p>
          </table:table-cell>
          <table:table-cell/>
        </table:table-row>
        <table:table-row table:style-name="ro1">
          <table:table-cell office:value-type="string" calcext:value-type="string">
            <text:p>SrSc</text:p>
          </table:table-cell>
          <table:table-cell office:value-type="float" office:value="-0.35139757" calcext:value-type="float">
            <text:p>-0.35139757</text:p>
          </table:table-cell>
          <table:table-cell office:value-type="float" office:value="-0.400010849496983" calcext:value-type="float">
            <text:p>-0.400010849496983</text:p>
          </table:table-cell>
          <table:table-cell office:value-type="float" office:value="4.0449" calcext:value-type="float">
            <text:p>4.0449</text:p>
          </table:table-cell>
          <table:table-cell office:value-type="float" office:value="2.22996015950828" calcext:value-type="float">
            <text:p>2.22996015950828</text:p>
          </table:table-cell>
          <table:table-cell/>
        </table:table-row>
        <table:table-row table:style-name="ro1">
          <table:table-cell office:value-type="string" calcext:value-type="string">
            <text:p>YNb</text:p>
          </table:table-cell>
          <table:table-cell office:value-type="float" office:value="-0.30691904" calcext:value-type="float">
            <text:p>-0.30691904</text:p>
          </table:table-cell>
          <table:table-cell office:value-type="float" office:value="-0.399999409188396" calcext:value-type="float">
            <text:p>-0.399999409188396</text:p>
          </table:table-cell>
          <table:table-cell office:value-type="float" office:value="3.8139" calcext:value-type="float">
            <text:p>3.8139</text:p>
          </table:table-cell>
          <table:table-cell office:value-type="float" office:value="1.63594710014632" calcext:value-type="float">
            <text:p>1.63594710014632</text:p>
          </table:table-cell>
          <table:table-cell/>
        </table:table-row>
        <table:table-row table:style-name="ro1">
          <table:table-cell office:value-type="string" calcext:value-type="string">
            <text:p>YTi</text:p>
          </table:table-cell>
          <table:table-cell office:value-type="float" office:value="-0.4117053" calcext:value-type="float">
            <text:p>-0.4117053</text:p>
          </table:table-cell>
          <table:table-cell office:value-type="float" office:value="-0.397919388015875" calcext:value-type="float">
            <text:p>-0.397919388015875</text:p>
          </table:table-cell>
          <table:table-cell office:value-type="float" office:value="3.6961" calcext:value-type="float">
            <text:p>3.6961</text:p>
          </table:table-cell>
          <table:table-cell office:value-type="float" office:value="2.16301289580074" calcext:value-type="float">
            <text:p>2.16301289580074</text:p>
          </table:table-cell>
          <table:table-cell/>
        </table:table-row>
        <table:table-row table:style-name="ro1">
          <table:table-cell office:value-type="string" calcext:value-type="string">
            <text:p>YTc</text:p>
          </table:table-cell>
          <table:table-cell office:value-type="float" office:value="-0.37295154" calcext:value-type="float">
            <text:p>-0.37295154</text:p>
          </table:table-cell>
          <table:table-cell office:value-type="float" office:value="-0.385424310445702" calcext:value-type="float">
            <text:p>-0.385424310445702</text:p>
          </table:table-cell>
          <table:table-cell office:value-type="float" office:value="3.6499" calcext:value-type="float">
            <text:p>3.6499</text:p>
          </table:table-cell>
          <table:table-cell office:value-type="float" office:value="1.59207352911212" calcext:value-type="float">
            <text:p>1.59207352911212</text:p>
          </table:table-cell>
          <table:table-cell/>
        </table:table-row>
        <table:table-row table:style-name="ro1">
          <table:table-cell office:value-type="string" calcext:value-type="string">
            <text:p>ScPd</text:p>
          </table:table-cell>
          <table:table-cell office:value-type="float" office:value="-0.2928573" calcext:value-type="float">
            <text:p>-0.2928573</text:p>
          </table:table-cell>
          <table:table-cell office:value-type="float" office:value="-0.38165083070674" calcext:value-type="float">
            <text:p>-0.38165083070674</text:p>
          </table:table-cell>
          <table:table-cell office:value-type="float" office:value="3.6592" calcext:value-type="float">
            <text:p>3.6592</text:p>
          </table:table-cell>
          <table:table-cell office:value-type="float" office:value="1.95843604184494" calcext:value-type="float">
            <text:p>1.95843604184494</text:p>
          </table:table-cell>
          <table:table-cell/>
        </table:table-row>
        <table:table-row table:style-name="ro1">
          <table:table-cell office:value-type="string" calcext:value-type="string">
            <text:p>ScV</text:p>
          </table:table-cell>
          <table:table-cell office:value-type="float" office:value="-0.37859622" calcext:value-type="float">
            <text:p>-0.37859622</text:p>
          </table:table-cell>
          <table:table-cell office:value-type="float" office:value="-0.380436080731655" calcext:value-type="float">
            <text:p>-0.380436080731655</text:p>
          </table:table-cell>
          <table:table-cell office:value-type="float" office:value="3.4297" calcext:value-type="float">
            <text:p>3.4297</text:p>
          </table:table-cell>
          <table:table-cell office:value-type="float" office:value="3.05679573420598" calcext:value-type="float">
            <text:p>3.05679573420598</text:p>
          </table:table-cell>
          <table:table-cell/>
        </table:table-row>
        <table:table-row table:style-name="ro1">
          <table:table-cell office:value-type="string" calcext:value-type="string">
            <text:p>YV</text:p>
          </table:table-cell>
          <table:table-cell office:value-type="float" office:value="-0.3825076" calcext:value-type="float">
            <text:p>-0.3825076</text:p>
          </table:table-cell>
          <table:table-cell office:value-type="float" office:value="-0.380176539643189" calcext:value-type="float">
            <text:p>-0.380176539643189</text:p>
          </table:table-cell>
          <table:table-cell office:value-type="float" office:value="3.5849" calcext:value-type="float">
            <text:p>3.5849</text:p>
          </table:table-cell>
          <table:table-cell office:value-type="float" office:value="2.11646618418537" calcext:value-type="float">
            <text:p>2.11646618418537</text:p>
          </table:table-cell>
          <table:table-cell/>
        </table:table-row>
        <table:table-row table:style-name="ro1">
          <table:table-cell office:value-type="string" calcext:value-type="string">
            <text:p>SrRu</text:p>
          </table:table-cell>
          <table:table-cell office:value-type="float" office:value="-0.30491826" calcext:value-type="float">
            <text:p>-0.30491826</text:p>
          </table:table-cell>
          <table:table-cell office:value-type="float" office:value="-0.376169243421964" calcext:value-type="float">
            <text:p>-0.376169243421964</text:p>
          </table:table-cell>
          <table:table-cell office:value-type="float" office:value="3.7964" calcext:value-type="float">
            <text:p>3.7964</text:p>
          </table:table-cell>
          <table:table-cell office:value-type="float" office:value="1.57725718469331" calcext:value-type="float">
            <text:p>1.57725718469331</text:p>
          </table:table-cell>
          <table:table-cell/>
        </table:table-row>
        <table:table-row table:style-name="ro1">
          <table:table-cell office:value-type="string" calcext:value-type="string">
            <text:p>BaNa</text:p>
          </table:table-cell>
          <table:table-cell office:value-type="float" office:value="-0.21489966" calcext:value-type="float">
            <text:p>-0.21489966</text:p>
          </table:table-cell>
          <table:table-cell office:value-type="float" office:value="-0.37256854493829" calcext:value-type="float">
            <text:p>-0.37256854493829</text:p>
          </table:table-cell>
          <table:table-cell office:value-type="float" office:value="4.3978" calcext:value-type="float">
            <text:p>4.3978</text:p>
          </table:table-cell>
          <table:table-cell office:value-type="float" office:value="1.85123612773096" calcext:value-type="float">
            <text:p>1.85123612773096</text:p>
          </table:table-cell>
          <table:table-cell/>
        </table:table-row>
        <table:table-row table:style-name="ro1">
          <table:table-cell office:value-type="string" calcext:value-type="string">
            <text:p>ScTi</text:p>
          </table:table-cell>
          <table:table-cell office:value-type="float" office:value="-0.40743014" calcext:value-type="float">
            <text:p>-0.40743014</text:p>
          </table:table-cell>
          <table:table-cell office:value-type="float" office:value="-0.369305200864366" calcext:value-type="float">
            <text:p>-0.369305200864366</text:p>
          </table:table-cell>
          <table:table-cell office:value-type="float" office:value="3.526" calcext:value-type="float">
            <text:p>3.526</text:p>
          </table:table-cell>
          <table:table-cell office:value-type="float" office:value="3.15484934843684" calcext:value-type="float">
            <text:p>3.15484934843684</text:p>
          </table:table-cell>
          <table:table-cell/>
        </table:table-row>
        <table:table-row table:style-name="ro1">
          <table:table-cell office:value-type="string" calcext:value-type="string">
            <text:p>SrCa</text:p>
          </table:table-cell>
          <table:table-cell office:value-type="float" office:value="-0.35373256" calcext:value-type="float">
            <text:p>-0.35373256</text:p>
          </table:table-cell>
          <table:table-cell office:value-type="float" office:value="-0.368691868213272" calcext:value-type="float">
            <text:p>-0.368691868213272</text:p>
          </table:table-cell>
          <table:table-cell office:value-type="float" office:value="4.3447" calcext:value-type="float">
            <text:p>4.3447</text:p>
          </table:table-cell>
          <table:table-cell office:value-type="float" office:value="2.31317158833927" calcext:value-type="float">
            <text:p>2.31317158833927</text:p>
          </table:table-cell>
          <table:table-cell/>
        </table:table-row>
        <table:table-row table:style-name="ro1">
          <table:table-cell office:value-type="string" calcext:value-type="string">
            <text:p>YSc</text:p>
          </table:table-cell>
          <table:table-cell office:value-type="float" office:value="-0.3268218" calcext:value-type="float">
            <text:p>-0.3268218</text:p>
          </table:table-cell>
          <table:table-cell office:value-type="float" office:value="-0.367214481876168" calcext:value-type="float">
            <text:p>-0.367214481876168</text:p>
          </table:table-cell>
          <table:table-cell office:value-type="float" office:value="3.9983" calcext:value-type="float">
            <text:p>3.9983</text:p>
          </table:table-cell>
          <table:table-cell office:value-type="float" office:value="2.20901277973892" calcext:value-type="float">
            <text:p>2.20901277973892</text:p>
          </table:table-cell>
          <table:table-cell/>
        </table:table-row>
        <table:table-row table:style-name="ro1">
          <table:table-cell office:value-type="string" calcext:value-type="string">
            <text:p>YZr</text:p>
          </table:table-cell>
          <table:table-cell office:value-type="float" office:value="-0.33635285" calcext:value-type="float">
            <text:p>-0.33635285</text:p>
          </table:table-cell>
          <table:table-cell office:value-type="float" office:value="-0.365385573562479" calcext:value-type="float">
            <text:p>-0.365385573562479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6509742884213" calcext:value-type="float">
            <text:p>1.6509742884213</text:p>
          </table:table-cell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-0.3589382" calcext:value-type="float">
            <text:p>-0.3589382</text:p>
          </table:table-cell>
          <table:table-cell office:value-type="float" office:value="-0.365189831693006" calcext:value-type="float">
            <text:p>-0.365189831693006</text:p>
          </table:table-cell>
          <table:table-cell office:value-type="float" office:value="4.3746" calcext:value-type="float">
            <text:p>4.3746</text:p>
          </table:table-cell>
          <table:table-cell office:value-type="float" office:value="1.318967077381" calcext:value-type="float">
            <text:p>1.318967077381</text:p>
          </table:table-cell>
          <table:table-cell/>
        </table:table-row>
        <table:table-row table:style-name="ro1">
          <table:table-cell office:value-type="string" calcext:value-type="string">
            <text:p>BaSc</text:p>
          </table:table-cell>
          <table:table-cell office:value-type="float" office:value="-0.3695157" calcext:value-type="float">
            <text:p>-0.3695157</text:p>
          </table:table-cell>
          <table:table-cell office:value-type="float" office:value="-0.363850132241395" calcext:value-type="float">
            <text:p>-0.363850132241395</text:p>
          </table:table-cell>
          <table:table-cell office:value-type="float" office:value="4.141" calcext:value-type="float">
            <text:p>4.141</text:p>
          </table:table-cell>
          <table:table-cell office:value-type="float" office:value="1.63179176890346" calcext:value-type="float">
            <text:p>1.63179176890346</text:p>
          </table:table-cell>
          <table:table-cell/>
        </table:table-row>
        <table:table-row table:style-name="ro1">
          <table:table-cell office:value-type="string" calcext:value-type="string">
            <text:p>ZrRh</text:p>
          </table:table-cell>
          <table:table-cell office:value-type="float" office:value="-0.3425003" calcext:value-type="float">
            <text:p>-0.3425003</text:p>
          </table:table-cell>
          <table:table-cell office:value-type="float" office:value="-0.358262582278052" calcext:value-type="float">
            <text:p>-0.358262582278052</text:p>
          </table:table-cell>
          <table:table-cell office:value-type="float" office:value="3.5193" calcext:value-type="float">
            <text:p>3.5193</text:p>
          </table:table-cell>
          <table:table-cell office:value-type="float" office:value="1.53374033975182" calcext:value-type="float">
            <text:p>1.53374033975182</text:p>
          </table:table-cell>
          <table:table-cell/>
        </table:table-row>
        <table:table-row table:style-name="ro1">
          <table:table-cell office:value-type="string" calcext:value-type="string">
            <text:p>CaY</text:p>
          </table:table-cell>
          <table:table-cell office:value-type="float" office:value="-0.35724708" calcext:value-type="float">
            <text:p>-0.35724708</text:p>
          </table:table-cell>
          <table:table-cell office:value-type="float" office:value="-0.356831092272439" calcext:value-type="float">
            <text:p>-0.356831092272439</text:p>
          </table:table-cell>
          <table:table-cell office:value-type="float" office:value="4.183" calcext:value-type="float">
            <text:p>4.183</text:p>
          </table:table-cell>
          <table:table-cell office:value-type="float" office:value="2.29063962722772" calcext:value-type="float">
            <text:p>2.29063962722772</text:p>
          </table:table-cell>
          <table:table-cell/>
        </table:table-row>
        <table:table-row table:style-name="ro1">
          <table:table-cell office:value-type="string" calcext:value-type="string">
            <text:p>RbSr</text:p>
          </table:table-cell>
          <table:table-cell office:value-type="float" office:value="-0.24960166" calcext:value-type="float">
            <text:p>-0.24960166</text:p>
          </table:table-cell>
          <table:table-cell office:value-type="float" office:value="-0.355203875702931" calcext:value-type="float">
            <text:p>-0.355203875702931</text:p>
          </table:table-cell>
          <table:table-cell office:value-type="float" office:value="4.7907" calcext:value-type="float">
            <text:p>4.7907</text:p>
          </table:table-cell>
          <table:table-cell office:value-type="float" office:value="1.71699062219744" calcext:value-type="float">
            <text:p>1.71699062219744</text:p>
          </table:table-cell>
          <table:table-cell/>
        </table:table-row>
        <table:table-row table:style-name="ro1">
          <table:table-cell office:value-type="string" calcext:value-type="string">
            <text:p>ScMo</text:p>
          </table:table-cell>
          <table:table-cell office:value-type="float" office:value="-0.32389084" calcext:value-type="float">
            <text:p>-0.32389084</text:p>
          </table:table-cell>
          <table:table-cell office:value-type="float" office:value="-0.353915560431632" calcext:value-type="float">
            <text:p>-0.353915560431632</text:p>
          </table:table-cell>
          <table:table-cell office:value-type="float" office:value="3.5243" calcext:value-type="float">
            <text:p>3.5243</text:p>
          </table:table-cell>
          <table:table-cell office:value-type="float" office:value="2.10104615814599" calcext:value-type="float">
            <text:p>2.10104615814599</text:p>
          </table:table-cell>
          <table:table-cell/>
        </table:table-row>
        <table:table-row table:style-name="ro1">
          <table:table-cell office:value-type="string" calcext:value-type="string">
            <text:p>YCr</text:p>
          </table:table-cell>
          <table:table-cell office:value-type="float" office:value="-0.3205681" calcext:value-type="float">
            <text:p>-0.3205681</text:p>
          </table:table-cell>
          <table:table-cell office:value-type="float" office:value="-0.353905182537682" calcext:value-type="float">
            <text:p>-0.353905182537682</text:p>
          </table:table-cell>
          <table:table-cell office:value-type="float" office:value="3.5172" calcext:value-type="float">
            <text:p>3.5172</text:p>
          </table:table-cell>
          <table:table-cell office:value-type="float" office:value="2.10095801467659" calcext:value-type="float">
            <text:p>2.10095801467659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float" office:value="-0.29434237" calcext:value-type="float">
            <text:p>-0.29434237</text:p>
          </table:table-cell>
          <table:table-cell office:value-type="float" office:value="-0.34569582798989" calcext:value-type="float">
            <text:p>-0.34569582798989</text:p>
          </table:table-cell>
          <table:table-cell office:value-type="float" office:value="3.5179" calcext:value-type="float">
            <text:p>3.5179</text:p>
          </table:table-cell>
          <table:table-cell office:value-type="float" office:value="3.05600523594391" calcext:value-type="float">
            <text:p>3.05600523594391</text:p>
          </table:table-cell>
          <table:table-cell/>
        </table:table-row>
        <table:table-row table:style-name="ro1">
          <table:table-cell office:value-type="string" calcext:value-type="string">
            <text:p>ScMn</text:p>
          </table:table-cell>
          <table:table-cell office:value-type="float" office:value="-0.29177675" calcext:value-type="float">
            <text:p>-0.29177675</text:p>
          </table:table-cell>
          <table:table-cell office:value-type="float" office:value="-0.342453117054796" calcext:value-type="float">
            <text:p>-0.342453117054796</text:p>
          </table:table-cell>
          <table:table-cell office:value-type="float" office:value="3.2692" calcext:value-type="float">
            <text:p>3.2692</text:p>
          </table:table-cell>
          <table:table-cell office:value-type="float" office:value="2.93809299825821" calcext:value-type="float">
            <text:p>2.93809299825821</text:p>
          </table:table-cell>
          <table:table-cell/>
        </table:table-row>
        <table:table-row table:style-name="ro1">
          <table:table-cell office:value-type="string" calcext:value-type="string">
            <text:p>BaSr</text:p>
          </table:table-cell>
          <table:table-cell office:value-type="float" office:value="-0.29863334" calcext:value-type="float">
            <text:p>-0.29863334</text:p>
          </table:table-cell>
          <table:table-cell office:value-type="float" office:value="-0.3376210864139" calcext:value-type="float">
            <text:p>-0.3376210864139</text:p>
          </table:table-cell>
          <table:table-cell office:value-type="float" office:value="4.6804" calcext:value-type="float">
            <text:p>4.6804</text:p>
          </table:table-cell>
          <table:table-cell office:value-type="float" office:value="1.32640659887963" calcext:value-type="float">
            <text:p>1.32640659887963</text:p>
          </table:table-cell>
          <table:table-cell/>
        </table:table-row>
        <table:table-row table:style-name="ro1">
          <table:table-cell office:value-type="string" calcext:value-type="string">
            <text:p>YMn</text:p>
          </table:table-cell>
          <table:table-cell office:value-type="float" office:value="-0.29569295" calcext:value-type="float">
            <text:p>-0.29569295</text:p>
          </table:table-cell>
          <table:table-cell office:value-type="float" office:value="-0.332713203816353" calcext:value-type="float">
            <text:p>-0.332713203816353</text:p>
          </table:table-cell>
          <table:table-cell office:value-type="float" office:value="3.5661" calcext:value-type="float">
            <text:p>3.5661</text:p>
          </table:table-cell>
          <table:table-cell office:value-type="float" office:value="2.05887318393971" calcext:value-type="float">
            <text:p>2.05887318393971</text:p>
          </table:table-cell>
          <table:table-cell/>
        </table:table-row>
        <table:table-row table:style-name="ro1">
          <table:table-cell office:value-type="string" calcext:value-type="string">
            <text:p>CaTi</text:p>
          </table:table-cell>
          <table:table-cell office:value-type="float" office:value="-0.3465812" calcext:value-type="float">
            <text:p>-0.3465812</text:p>
          </table:table-cell>
          <table:table-cell office:value-type="float" office:value="-0.327510804940613" calcext:value-type="float">
            <text:p>-0.327510804940613</text:p>
          </table:table-cell>
          <table:table-cell office:value-type="float" office:value="3.6639" calcext:value-type="float">
            <text:p>3.6639</text:p>
          </table:table-cell>
          <table:table-cell office:value-type="float" office:value="3.32401805365839" calcext:value-type="float">
            <text:p>3.32401805365839</text:p>
          </table:table-cell>
          <table:table-cell/>
        </table:table-row>
        <table:table-row table:style-name="ro1">
          <table:table-cell office:value-type="string" calcext:value-type="string">
            <text:p>ZrNi</text:p>
          </table:table-cell>
          <table:table-cell office:value-type="float" office:value="-0.32398358" calcext:value-type="float">
            <text:p>-0.32398358</text:p>
          </table:table-cell>
          <table:table-cell office:value-type="float" office:value="-0.326270280973164" calcext:value-type="float">
            <text:p>-0.326270280973164</text:p>
          </table:table-cell>
          <table:table-cell office:value-type="float" office:value="3.3737" calcext:value-type="float">
            <text:p>3.3737</text:p>
          </table:table-cell>
          <table:table-cell office:value-type="float" office:value="1.97711251420644" calcext:value-type="float">
            <text:p>1.97711251420644</text:p>
          </table:table-cell>
          <table:table-cell/>
        </table:table-row>
        <table:table-row table:style-name="ro1">
          <table:table-cell office:value-type="string" calcext:value-type="string">
            <text:p>ScTc</text:p>
          </table:table-cell>
          <table:table-cell office:value-type="float" office:value="-0.33575127" calcext:value-type="float">
            <text:p>-0.33575127</text:p>
          </table:table-cell>
          <table:table-cell office:value-type="float" office:value="-0.324663440204066" calcext:value-type="float">
            <text:p>-0.324663440204066</text:p>
          </table:table-cell>
          <table:table-cell office:value-type="float" office:value="3.4646" calcext:value-type="float">
            <text:p>3.4646</text:p>
          </table:table-cell>
          <table:table-cell office:value-type="float" office:value="2.07139714436522" calcext:value-type="float">
            <text:p>2.07139714436522</text:p>
          </table:table-cell>
          <table:table-cell/>
        </table:table-row>
        <table:table-row table:style-name="ro1">
          <table:table-cell office:value-type="string" calcext:value-type="string">
            <text:p>ScLi</text:p>
          </table:table-cell>
          <table:table-cell office:value-type="float" office:value="-0.4592081" calcext:value-type="float">
            <text:p>-0.4592081</text:p>
          </table:table-cell>
          <table:table-cell office:value-type="float" office:value="-0.323198220206253" calcext:value-type="float">
            <text:p>-0.323198220206253</text:p>
          </table:table-cell>
          <table:table-cell office:value-type="float" office:value="3.1768" calcext:value-type="float">
            <text:p>3.1768</text:p>
          </table:table-cell>
          <table:table-cell office:value-type="float" office:value="5.50578968976597" calcext:value-type="float">
            <text:p>5.50578968976597</text:p>
          </table:table-cell>
          <table:table-cell/>
        </table:table-row>
        <table:table-row table:style-name="ro1">
          <table:table-cell office:value-type="string" calcext:value-type="string">
            <text:p>NaSc</text:p>
          </table:table-cell>
          <table:table-cell office:value-type="float" office:value="-0.27593675" calcext:value-type="float">
            <text:p>-0.27593675</text:p>
          </table:table-cell>
          <table:table-cell office:value-type="float" office:value="-0.317922955331366" calcext:value-type="float">
            <text:p>-0.317922955331366</text:p>
          </table:table-cell>
          <table:table-cell office:value-type="float" office:value="3.8436" calcext:value-type="float">
            <text:p>3.8436</text:p>
          </table:table-cell>
          <table:table-cell office:value-type="float" office:value="4.26073164593612" calcext:value-type="float">
            <text:p>4.26073164593612</text:p>
          </table:table-cell>
          <table:table-cell/>
        </table:table-row>
        <table:table-row table:style-name="ro1">
          <table:table-cell office:value-type="string" calcext:value-type="string">
            <text:p>CaTc</text:p>
          </table:table-cell>
          <table:table-cell office:value-type="float" office:value="-0.24851751" calcext:value-type="float">
            <text:p>-0.24851751</text:p>
          </table:table-cell>
          <table:table-cell office:value-type="float" office:value="-0.316643837720413" calcext:value-type="float">
            <text:p>-0.316643837720413</text:p>
          </table:table-cell>
          <table:table-cell office:value-type="float" office:value="3.6852" calcext:value-type="float">
            <text:p>3.6852</text:p>
          </table:table-cell>
          <table:table-cell office:value-type="float" office:value="2.143005667822" calcext:value-type="float">
            <text:p>2.143005667822</text:p>
          </table:table-cell>
          <table:table-cell/>
        </table:table-row>
        <table:table-row table:style-name="ro1">
          <table:table-cell office:value-type="string" calcext:value-type="string">
            <text:p>CaZr</text:p>
          </table:table-cell>
          <table:table-cell office:value-type="float" office:value="-0.30052578" calcext:value-type="float">
            <text:p>-0.30052578</text:p>
          </table:table-cell>
          <table:table-cell office:value-type="float" office:value="-0.313381072607242" calcext:value-type="float">
            <text:p>-0.313381072607242</text:p>
          </table:table-cell>
          <table:table-cell office:value-type="float" office:value="3.9489" calcext:value-type="float">
            <text:p>3.9489</text:p>
          </table:table-cell>
          <table:table-cell office:value-type="float" office:value="2.2511085359464" calcext:value-type="float">
            <text:p>2.2511085359464</text:p>
          </table:table-cell>
          <table:table-cell/>
        </table:table-row>
        <table:table-row table:style-name="ro1">
          <table:table-cell office:value-type="string" calcext:value-type="string">
            <text:p>ZrV</text:p>
          </table:table-cell>
          <table:table-cell office:value-type="float" office:value="-0.3222139" calcext:value-type="float">
            <text:p>-0.3222139</text:p>
          </table:table-cell>
          <table:table-cell office:value-type="float" office:value="-0.310454094947968" calcext:value-type="float">
            <text:p>-0.310454094947968</text:p>
          </table:table-cell>
          <table:table-cell office:value-type="float" office:value="3.4336" calcext:value-type="float">
            <text:p>3.4336</text:p>
          </table:table-cell>
          <table:table-cell office:value-type="float" office:value="2.08267384956414" calcext:value-type="float">
            <text:p>2.08267384956414</text:p>
          </table:table-cell>
          <table:table-cell/>
        </table:table-row>
        <table:table-row table:style-name="ro1">
          <table:table-cell office:value-type="string" calcext:value-type="string">
            <text:p>ScSc</text:p>
          </table:table-cell>
          <table:table-cell office:value-type="float" office:value="-0.25775763" calcext:value-type="float">
            <text:p>-0.25775763</text:p>
          </table:table-cell>
          <table:table-cell office:value-type="float" office:value="-0.294752141604608" calcext:value-type="float">
            <text:p>-0.294752141604608</text:p>
          </table:table-cell>
          <table:table-cell office:value-type="float" office:value="3.9011" calcext:value-type="float">
            <text:p>3.9011</text:p>
          </table:table-cell>
          <table:table-cell office:value-type="float" office:value="3.25367089509812" calcext:value-type="float">
            <text:p>3.25367089509812</text:p>
          </table:table-cell>
          <table:table-cell/>
        </table:table-row>
        <table:table-row table:style-name="ro1">
          <table:table-cell office:value-type="string" calcext:value-type="string">
            <text:p>CaCa</text:p>
          </table:table-cell>
          <table:table-cell office:value-type="float" office:value="-0.27741915" calcext:value-type="float">
            <text:p>-0.27741915</text:p>
          </table:table-cell>
          <table:table-cell office:value-type="float" office:value="-0.291187905337173" calcext:value-type="float">
            <text:p>-0.291187905337173</text:p>
          </table:table-cell>
          <table:table-cell office:value-type="float" office:value="4.251" calcext:value-type="float">
            <text:p>4.251</text:p>
          </table:table-cell>
          <table:table-cell office:value-type="float" office:value="3.63528076882109" calcext:value-type="float">
            <text:p>3.63528076882109</text:p>
          </table:table-cell>
          <table:table-cell/>
        </table:table-row>
        <table:table-row table:style-name="ro1">
          <table:table-cell office:value-type="string" calcext:value-type="string">
            <text:p>KPd</text:p>
          </table:table-cell>
          <table:table-cell office:value-type="float" office:value="-0.08006398" calcext:value-type="float">
            <text:p>-0.08006398</text:p>
          </table:table-cell>
          <table:table-cell office:value-type="float" office:value="-0.288043185707253" calcext:value-type="float">
            <text:p>-0.288043185707253</text:p>
          </table:table-cell>
          <table:table-cell office:value-type="float" office:value="3.7833" calcext:value-type="float">
            <text:p>3.7833</text:p>
          </table:table-cell>
          <table:table-cell office:value-type="float" office:value="2.03566503561414" calcext:value-type="float">
            <text:p>2.03566503561414</text:p>
          </table:table-cell>
          <table:table-cell/>
        </table:table-row>
        <table:table-row table:style-name="ro1">
          <table:table-cell office:value-type="string" calcext:value-type="string">
            <text:p>HfRh</text:p>
          </table:table-cell>
          <table:table-cell office:value-type="float" office:value="-0.25973073" calcext:value-type="float">
            <text:p>-0.25973073</text:p>
          </table:table-cell>
          <table:table-cell office:value-type="float" office:value="-0.287356471359457" calcext:value-type="float">
            <text:p>-0.287356471359457</text:p>
          </table:table-cell>
          <table:table-cell office:value-type="float" office:value="3.4958" calcext:value-type="float">
            <text:p>3.4958</text:p>
          </table:table-cell>
          <table:table-cell office:value-type="float" office:value="1.06315562529297" calcext:value-type="float">
            <text:p>1.06315562529297</text:p>
          </table:table-cell>
          <table:table-cell/>
        </table:table-row>
        <table:table-row table:style-name="ro1">
          <table:table-cell office:value-type="string" calcext:value-type="string">
            <text:p>TiCo</text:p>
          </table:table-cell>
          <table:table-cell office:value-type="float" office:value="-0.20719151" calcext:value-type="float">
            <text:p>-0.20719151</text:p>
          </table:table-cell>
          <table:table-cell office:value-type="float" office:value="-0.284218904082046" calcext:value-type="float">
            <text:p>-0.284218904082046</text:p>
          </table:table-cell>
          <table:table-cell office:value-type="float" office:value="3.2654" calcext:value-type="float">
            <text:p>3.2654</text:p>
          </table:table-cell>
          <table:table-cell office:value-type="float" office:value="2.75333222883902" calcext:value-type="float">
            <text:p>2.75333222883902</text:p>
          </table:table-cell>
          <table:table-cell/>
        </table:table-row>
        <table:table-row table:style-name="ro1">
          <table:table-cell office:value-type="string" calcext:value-type="string">
            <text:p>HfV</text:p>
          </table:table-cell>
          <table:table-cell office:value-type="float" office:value="-0.31422225" calcext:value-type="float">
            <text:p>-0.31422225</text:p>
          </table:table-cell>
          <table:table-cell office:value-type="float" office:value="-0.283348846169261" calcext:value-type="float">
            <text:p>-0.283348846169261</text:p>
          </table:table-cell>
          <table:table-cell office:value-type="float" office:value="3.3775" calcext:value-type="float">
            <text:p>3.3775</text:p>
          </table:table-cell>
          <table:table-cell office:value-type="float" office:value="1.30081772273485" calcext:value-type="float">
            <text:p>1.30081772273485</text:p>
          </table:table-cell>
          <table:table-cell/>
        </table:table-row>
        <table:table-row table:style-name="ro1">
          <table:table-cell office:value-type="string" calcext:value-type="string">
            <text:p>LiPd</text:p>
          </table:table-cell>
          <table:table-cell office:value-type="float" office:value="-0.07169241" calcext:value-type="float">
            <text:p>-0.07169241</text:p>
          </table:table-cell>
          <table:table-cell office:value-type="float" office:value="-0.281565086728367" calcext:value-type="float">
            <text:p>-0.281565086728367</text:p>
          </table:table-cell>
          <table:table-cell office:value-type="float" office:value="3.4432" calcext:value-type="float">
            <text:p>3.4432</text:p>
          </table:table-cell>
          <table:table-cell office:value-type="float" office:value="2.59812233244851" calcext:value-type="float">
            <text:p>2.59812233244851</text:p>
          </table:table-cell>
          <table:table-cell/>
        </table:table-row>
        <table:table-row table:style-name="ro1">
          <table:table-cell office:value-type="string" calcext:value-type="string">
            <text:p>NaCa</text:p>
          </table:table-cell>
          <table:table-cell office:value-type="float" office:value="-0.17950949" calcext:value-type="float">
            <text:p>-0.17950949</text:p>
          </table:table-cell>
          <table:table-cell office:value-type="float" office:value="-0.281105350037642" calcext:value-type="float">
            <text:p>-0.281105350037642</text:p>
          </table:table-cell>
          <table:table-cell office:value-type="float" office:value="4.3958" calcext:value-type="float">
            <text:p>4.3958</text:p>
          </table:table-cell>
          <table:table-cell office:value-type="float" office:value="4.57519637966255" calcext:value-type="float">
            <text:p>4.57519637966255</text:p>
          </table:table-cell>
          <table:table-cell/>
        </table:table-row>
        <table:table-row table:style-name="ro1">
          <table:table-cell office:value-type="string" calcext:value-type="string">
            <text:p>BaAg</text:p>
          </table:table-cell>
          <table:table-cell office:value-type="float" office:value="-0.23181507" calcext:value-type="float">
            <text:p>-0.23181507</text:p>
          </table:table-cell>
          <table:table-cell office:value-type="float" office:value="-0.280574404572992" calcext:value-type="float">
            <text:p>-0.280574404572992</text:p>
          </table:table-cell>
          <table:table-cell office:value-type="float" office:value="4.133" calcext:value-type="float">
            <text:p>4.133</text:p>
          </table:table-cell>
          <table:table-cell office:value-type="float" office:value="1.21820640497251" calcext:value-type="float">
            <text:p>1.21820640497251</text:p>
          </table:table-cell>
          <table:table-cell/>
        </table:table-row>
        <table:table-row table:style-name="ro1">
          <table:table-cell office:value-type="string" calcext:value-type="string">
            <text:p>RbY</text:p>
          </table:table-cell>
          <table:table-cell office:value-type="float" office:value="-0.277885" calcext:value-type="float">
            <text:p>-0.277885</text:p>
          </table:table-cell>
          <table:table-cell office:value-type="float" office:value="-0.280553358182094" calcext:value-type="float">
            <text:p>-0.280553358182094</text:p>
          </table:table-cell>
          <table:table-cell office:value-type="float" office:value="4.3512" calcext:value-type="float">
            <text:p>4.3512</text:p>
          </table:table-cell>
          <table:table-cell office:value-type="float" office:value="1.70454516628676" calcext:value-type="float">
            <text:p>1.70454516628676</text:p>
          </table:table-cell>
          <table:table-cell/>
        </table:table-row>
        <table:table-row table:style-name="ro1">
          <table:table-cell office:value-type="string" calcext:value-type="string">
            <text:p>NaRh</text:p>
          </table:table-cell>
          <table:table-cell office:value-type="float" office:value="-0.19890392" calcext:value-type="float">
            <text:p>-0.19890392</text:p>
          </table:table-cell>
          <table:table-cell office:value-type="float" office:value="-0.279452344918489" calcext:value-type="float">
            <text:p>-0.279452344918489</text:p>
          </table:table-cell>
          <table:table-cell office:value-type="float" office:value="3.5859" calcext:value-type="float">
            <text:p>3.5859</text:p>
          </table:table-cell>
          <table:table-cell office:value-type="float" office:value="2.34551765521129" calcext:value-type="float">
            <text:p>2.34551765521129</text:p>
          </table:table-cell>
          <table:table-cell/>
        </table:table-row>
        <table:table-row table:style-name="ro1">
          <table:table-cell office:value-type="string" calcext:value-type="string">
            <text:p>LiSc</text:p>
          </table:table-cell>
          <table:table-cell office:value-type="float" office:value="-0.22408868" calcext:value-type="float">
            <text:p>-0.22408868</text:p>
          </table:table-cell>
          <table:table-cell office:value-type="float" office:value="-0.278558609816244" calcext:value-type="float">
            <text:p>-0.278558609816244</text:p>
          </table:table-cell>
          <table:table-cell office:value-type="float" office:value="3.7376" calcext:value-type="float">
            <text:p>3.7376</text:p>
          </table:table-cell>
          <table:table-cell office:value-type="float" office:value="5.50578968976597" calcext:value-type="float">
            <text:p>5.50578968976597</text:p>
          </table:table-cell>
          <table:table-cell/>
        </table:table-row>
        <table:table-row table:style-name="ro1">
          <table:table-cell office:value-type="string" calcext:value-type="string">
            <text:p>HfFe</text:p>
          </table:table-cell>
          <table:table-cell office:value-type="float" office:value="-0.25236827" calcext:value-type="float">
            <text:p>-0.25236827</text:p>
          </table:table-cell>
          <table:table-cell office:value-type="float" office:value="-0.270676936591272" calcext:value-type="float">
            <text:p>-0.270676936591272</text:p>
          </table:table-cell>
          <table:table-cell office:value-type="float" office:value="3.3415" calcext:value-type="float">
            <text:p>3.3415</text:p>
          </table:table-cell>
          <table:table-cell office:value-type="float" office:value="1.27394465476362" calcext:value-type="float">
            <text:p>1.27394465476362</text:p>
          </table:table-cell>
          <table:table-cell/>
        </table:table-row>
        <table:table-row table:style-name="ro1">
          <table:table-cell office:value-type="string" calcext:value-type="string">
            <text:p>LiNi</text:p>
          </table:table-cell>
          <table:table-cell office:value-type="float" office:value="-0.17444324" calcext:value-type="float">
            <text:p>-0.17444324</text:p>
          </table:table-cell>
          <table:table-cell office:value-type="float" office:value="-0.267051387418482" calcext:value-type="float">
            <text:p>-0.267051387418482</text:p>
          </table:table-cell>
          <table:table-cell office:value-type="float" office:value="3.183" calcext:value-type="float">
            <text:p>3.183</text:p>
          </table:table-cell>
          <table:table-cell office:value-type="float" office:value="4.40416311404519" calcext:value-type="float">
            <text:p>4.40416311404519</text:p>
          </table:table-cell>
          <table:table-cell/>
        </table:table-row>
        <table:table-row table:style-name="ro1">
          <table:table-cell office:value-type="string" calcext:value-type="string">
            <text:p>CaHf</text:p>
          </table:table-cell>
          <table:table-cell office:value-type="float" office:value="-0.24615806" calcext:value-type="float">
            <text:p>-0.24615806</text:p>
          </table:table-cell>
          <table:table-cell office:value-type="float" office:value="-0.261945240448573" calcext:value-type="float">
            <text:p>-0.261945240448573</text:p>
          </table:table-cell>
          <table:table-cell office:value-type="float" office:value="3.9226" calcext:value-type="float">
            <text:p>3.9226</text:p>
          </table:table-cell>
          <table:table-cell office:value-type="float" office:value="1.36459008279277" calcext:value-type="float">
            <text:p>1.36459008279277</text:p>
          </table:table-cell>
          <table:table-cell/>
        </table:table-row>
        <table:table-row table:style-name="ro1">
          <table:table-cell office:value-type="string" calcext:value-type="string">
            <text:p>HfNi</text:p>
          </table:table-cell>
          <table:table-cell office:value-type="float" office:value="-0.24406204" calcext:value-type="float">
            <text:p>-0.24406204</text:p>
          </table:table-cell>
          <table:table-cell office:value-type="float" office:value="-0.251836175874487" calcext:value-type="float">
            <text:p>-0.251836175874487</text:p>
          </table:table-cell>
          <table:table-cell office:value-type="float" office:value="3.3348" calcext:value-type="float">
            <text:p>3.3348</text:p>
          </table:table-cell>
          <table:table-cell office:value-type="float" office:value="1.25883809820537" calcext:value-type="float">
            <text:p>1.25883809820537</text:p>
          </table:table-cell>
          <table:table-cell/>
        </table:table-row>
        <table:table-row table:style-name="ro1">
          <table:table-cell office:value-type="string" calcext:value-type="string">
            <text:p>RbMg</text:p>
          </table:table-cell>
          <table:table-cell office:value-type="float" office:value="-0.1636016" calcext:value-type="float">
            <text:p>-0.1636016</text:p>
          </table:table-cell>
          <table:table-cell office:value-type="float" office:value="-0.249430765073382" calcext:value-type="float">
            <text:p>-0.249430765073382</text:p>
          </table:table-cell>
          <table:table-cell office:value-type="float" office:value="4.13" calcext:value-type="float">
            <text:p>4.13</text:p>
          </table:table-cell>
          <table:table-cell office:value-type="float" office:value="2.6807718174534" calcext:value-type="float">
            <text:p>2.6807718174534</text:p>
          </table:table-cell>
          <table:table-cell/>
        </table:table-row>
        <table:table-row table:style-name="ro1">
          <table:table-cell office:value-type="string" calcext:value-type="string">
            <text:p>LiCo</text:p>
          </table:table-cell>
          <table:table-cell office:value-type="float" office:value="-0.13646704" calcext:value-type="float">
            <text:p>-0.13646704</text:p>
          </table:table-cell>
          <table:table-cell office:value-type="float" office:value="-0.248394800103902" calcext:value-type="float">
            <text:p>-0.248394800103902</text:p>
          </table:table-cell>
          <table:table-cell office:value-type="float" office:value="3.2263" calcext:value-type="float">
            <text:p>3.2263</text:p>
          </table:table-cell>
          <table:table-cell office:value-type="float" office:value="4.38883471461406" calcext:value-type="float">
            <text:p>4.38883471461406</text:p>
          </table:table-cell>
          <table:table-cell/>
        </table:table-row>
        <table:table-row table:style-name="ro1">
          <table:table-cell office:value-type="string" calcext:value-type="string">
            <text:p>CaMn</text:p>
          </table:table-cell>
          <table:table-cell office:value-type="float" office:value="-0.22274089" calcext:value-type="float">
            <text:p>-0.22274089</text:p>
          </table:table-cell>
          <table:table-cell office:value-type="float" office:value="-0.245697568651095" calcext:value-type="float">
            <text:p>-0.245697568651095</text:p>
          </table:table-cell>
          <table:table-cell office:value-type="float" office:value="3.5361" calcext:value-type="float">
            <text:p>3.5361</text:p>
          </table:table-cell>
          <table:table-cell office:value-type="float" office:value="3.08427597284023" calcext:value-type="float">
            <text:p>3.08427597284023</text:p>
          </table:table-cell>
          <table:table-cell/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-0.25826615" calcext:value-type="float">
            <text:p>-0.25826615</text:p>
          </table:table-cell>
          <table:table-cell office:value-type="float" office:value="-0.245381260087957" calcext:value-type="float">
            <text:p>-0.245381260087957</text:p>
          </table:table-cell>
          <table:table-cell office:value-type="float" office:value="3.6001" calcext:value-type="float">
            <text:p>3.6001</text:p>
          </table:table-cell>
          <table:table-cell office:value-type="float" office:value="3.21534799069195" calcext:value-type="float">
            <text:p>3.21534799069195</text:p>
          </table:table-cell>
          <table:table-cell/>
        </table:table-row>
        <table:table-row table:style-name="ro1">
          <table:table-cell office:value-type="string" calcext:value-type="string">
            <text:p>BaMg</text:p>
          </table:table-cell>
          <table:table-cell office:value-type="float" office:value="-0.25016767" calcext:value-type="float">
            <text:p>-0.25016767</text:p>
          </table:table-cell>
          <table:table-cell office:value-type="float" office:value="-0.243988179854306" calcext:value-type="float">
            <text:p>-0.243988179854306</text:p>
          </table:table-cell>
          <table:table-cell office:value-type="float" office:value="4.0961" calcext:value-type="float">
            <text:p>4.0961</text:p>
          </table:table-cell>
          <table:table-cell office:value-type="float" office:value="1.83644890292976" calcext:value-type="float">
            <text:p>1.83644890292976</text:p>
          </table:table-cell>
          <table:table-cell/>
        </table:table-row>
        <table:table-row table:style-name="ro1">
          <table:table-cell office:value-type="string" calcext:value-type="string">
            <text:p>MgCo</text:p>
          </table:table-cell>
          <table:table-cell office:value-type="float" office:value="-0.24637043" calcext:value-type="float">
            <text:p>-0.24637043</text:p>
          </table:table-cell>
          <table:table-cell office:value-type="float" office:value="-0.241626250565147" calcext:value-type="float">
            <text:p>-0.241626250565147</text:p>
          </table:table-cell>
          <table:table-cell office:value-type="float" office:value="3.1944" calcext:value-type="float">
            <text:p>3.1944</text:p>
          </table:table-cell>
          <table:table-cell office:value-type="float" office:value="3.50538994480943" calcext:value-type="float">
            <text:p>3.50538994480943</text:p>
          </table:table-cell>
          <table:table-cell/>
        </table:table-row>
        <table:table-row table:style-name="ro1">
          <table:table-cell office:value-type="string" calcext:value-type="string">
            <text:p>BaCo</text:p>
          </table:table-cell>
          <table:table-cell office:value-type="float" office:value="-0.15334243" calcext:value-type="float">
            <text:p>-0.15334243</text:p>
          </table:table-cell>
          <table:table-cell office:value-type="float" office:value="-0.239920009489049" calcext:value-type="float">
            <text:p>-0.239920009489049</text:p>
          </table:table-cell>
          <table:table-cell office:value-type="float" office:value="3.8416" calcext:value-type="float">
            <text:p>3.8416</text:p>
          </table:table-cell>
          <table:table-cell office:value-type="float" office:value="1.51734197045358" calcext:value-type="float">
            <text:p>1.51734197045358</text:p>
          </table:table-cell>
          <table:table-cell/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-0.26323047" calcext:value-type="float">
            <text:p>-0.26323047</text:p>
          </table:table-cell>
          <table:table-cell office:value-type="float" office:value="-0.239756359977914" calcext:value-type="float">
            <text:p>-0.239756359977914</text:p>
          </table:table-cell>
          <table:table-cell office:value-type="float" office:value="3.6365" calcext:value-type="float">
            <text:p>3.6365</text:p>
          </table:table-cell>
          <table:table-cell office:value-type="float" office:value="2.17475576772513" calcext:value-type="float">
            <text:p>2.17475576772513</text:p>
          </table:table-cell>
          <table:table-cell/>
        </table:table-row>
        <table:table-row table:style-name="ro1">
          <table:table-cell office:value-type="string" calcext:value-type="string">
            <text:p>TiNi</text:p>
          </table:table-cell>
          <table:table-cell office:value-type="float" office:value="-0.16855995" calcext:value-type="float">
            <text:p>-0.16855995</text:p>
          </table:table-cell>
          <table:table-cell office:value-type="float" office:value="-0.234757759716594" calcext:value-type="float">
            <text:p>-0.234757759716594</text:p>
          </table:table-cell>
          <table:table-cell office:value-type="float" office:value="3.2658" calcext:value-type="float">
            <text:p>3.2658</text:p>
          </table:table-cell>
          <table:table-cell office:value-type="float" office:value="2.75935714101903" calcext:value-type="float">
            <text:p>2.75935714101903</text:p>
          </table:table-cell>
          <table:table-cell/>
        </table:table-row>
        <table:table-row table:style-name="ro1">
          <table:table-cell office:value-type="string" calcext:value-type="string">
            <text:p>KRh</text:p>
          </table:table-cell>
          <table:table-cell office:value-type="float" office:value="-0.06993619" calcext:value-type="float">
            <text:p>-0.06993619</text:p>
          </table:table-cell>
          <table:table-cell office:value-type="float" office:value="-0.233016497942208" calcext:value-type="float">
            <text:p>-0.233016497942208</text:p>
          </table:table-cell>
          <table:table-cell office:value-type="float" office:value="3.7514" calcext:value-type="float">
            <text:p>3.7514</text:p>
          </table:table-cell>
          <table:table-cell office:value-type="float" office:value="2.08499594766845" calcext:value-type="float">
            <text:p>2.08499594766845</text:p>
          </table:table-cell>
          <table:table-cell/>
        </table:table-row>
        <table:table-row table:style-name="ro1">
          <table:table-cell office:value-type="string" calcext:value-type="string">
            <text:p>SrTc</text:p>
          </table:table-cell>
          <table:table-cell office:value-type="float" office:value="-0.17920719" calcext:value-type="float">
            <text:p>-0.17920719</text:p>
          </table:table-cell>
          <table:table-cell office:value-type="float" office:value="-0.232404077846544" calcext:value-type="float">
            <text:p>-0.232404077846544</text:p>
          </table:table-cell>
          <table:table-cell office:value-type="float" office:value="3.8201" calcext:value-type="float">
            <text:p>3.8201</text:p>
          </table:table-cell>
          <table:table-cell office:value-type="float" office:value="1.60292555568478" calcext:value-type="float">
            <text:p>1.60292555568478</text:p>
          </table:table-cell>
          <table:table-cell/>
        </table:table-row>
        <table:table-row table:style-name="ro1">
          <table:table-cell office:value-type="string" calcext:value-type="string">
            <text:p>ZrPd</text:p>
          </table:table-cell>
          <table:table-cell office:value-type="float" office:value="-0.18677905" calcext:value-type="float">
            <text:p>-0.18677905</text:p>
          </table:table-cell>
          <table:table-cell office:value-type="float" office:value="-0.228430216933064" calcext:value-type="float">
            <text:p>-0.228430216933064</text:p>
          </table:table-cell>
          <table:table-cell office:value-type="float" office:value="3.6211" calcext:value-type="float">
            <text:p>3.6211</text:p>
          </table:table-cell>
          <table:table-cell office:value-type="float" office:value="1.50687838239335" calcext:value-type="float">
            <text:p>1.50687838239335</text:p>
          </table:table-cell>
          <table:table-cell/>
        </table:table-row>
        <table:table-row table:style-name="ro1">
          <table:table-cell office:value-type="string" calcext:value-type="string">
            <text:p>HfNb</text:p>
          </table:table-cell>
          <table:table-cell office:value-type="float" office:value="-0.18914068" calcext:value-type="float">
            <text:p>-0.18914068</text:p>
          </table:table-cell>
          <table:table-cell office:value-type="float" office:value="-0.227200661044519" calcext:value-type="float">
            <text:p>-0.227200661044519</text:p>
          </table:table-cell>
          <table:table-cell office:value-type="float" office:value="3.5992" calcext:value-type="float">
            <text:p>3.5992</text:p>
          </table:table-cell>
          <table:table-cell office:value-type="float" office:value="1.10189410254784" calcext:value-type="float">
            <text:p>1.10189410254784</text:p>
          </table:table-cell>
          <table:table-cell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-0.23145717" calcext:value-type="float">
            <text:p>-0.23145717</text:p>
          </table:table-cell>
          <table:table-cell office:value-type="float" office:value="-0.227157438367788" calcext:value-type="float">
            <text:p>-0.227157438367788</text:p>
          </table:table-cell>
          <table:table-cell office:value-type="float" office:value="4.1056" calcext:value-type="float">
            <text:p>4.1056</text:p>
          </table:table-cell>
          <table:table-cell office:value-type="float" office:value="3.05835896530285" calcext:value-type="float">
            <text:p>3.05835896530285</text:p>
          </table:table-cell>
          <table:table-cell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-0.1310724" calcext:value-type="float">
            <text:p>-0.1310724</text:p>
          </table:table-cell>
          <table:table-cell office:value-type="float" office:value="-0.220913898568426" calcext:value-type="float">
            <text:p>-0.220913898568426</text:p>
          </table:table-cell>
          <table:table-cell office:value-type="float" office:value="4.8957" calcext:value-type="float">
            <text:p>4.8957</text:p>
          </table:table-cell>
          <table:table-cell office:value-type="float" office:value="1.08896706261955" calcext:value-type="float">
            <text:p>1.08896706261955</text:p>
          </table:table-cell>
          <table:table-cell/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-0.1666249" calcext:value-type="float">
            <text:p>-0.1666249</text:p>
          </table:table-cell>
          <table:table-cell office:value-type="float" office:value="-0.220632620771338" calcext:value-type="float">
            <text:p>-0.220632620771338</text:p>
          </table:table-cell>
          <table:table-cell office:value-type="float" office:value="3.3527" calcext:value-type="float">
            <text:p>3.3527</text:p>
          </table:table-cell>
          <table:table-cell office:value-type="float" office:value="2.96941089037351" calcext:value-type="float">
            <text:p>2.96941089037351</text:p>
          </table:table-cell>
          <table:table-cell/>
        </table:table-row>
        <table:table-row table:style-name="ro1">
          <table:table-cell office:value-type="string" calcext:value-type="string">
            <text:p>TiRh</text:p>
          </table:table-cell>
          <table:table-cell office:value-type="float" office:value="-0.1676861" calcext:value-type="float">
            <text:p>-0.1676861</text:p>
          </table:table-cell>
          <table:table-cell office:value-type="float" office:value="-0.218617693401575" calcext:value-type="float">
            <text:p>-0.218617693401575</text:p>
          </table:table-cell>
          <table:table-cell office:value-type="float" office:value="3.414" calcext:value-type="float">
            <text:p>3.414</text:p>
          </table:table-cell>
          <table:table-cell office:value-type="float" office:value="1.96611986554685" calcext:value-type="float">
            <text:p>1.96611986554685</text:p>
          </table:table-cell>
          <table:table-cell/>
        </table:table-row>
        <table:table-row table:style-name="ro1">
          <table:table-cell office:value-type="string" calcext:value-type="string">
            <text:p>MgSc</text:p>
          </table:table-cell>
          <table:table-cell office:value-type="float" office:value="-0.21024708" calcext:value-type="float">
            <text:p>-0.21024708</text:p>
          </table:table-cell>
          <table:table-cell office:value-type="float" office:value="-0.21651773423747" calcext:value-type="float">
            <text:p>-0.21651773423747</text:p>
          </table:table-cell>
          <table:table-cell office:value-type="float" office:value="3.8298" calcext:value-type="float">
            <text:p>3.8298</text:p>
          </table:table-cell>
          <table:table-cell office:value-type="float" office:value="4.18320704294788" calcext:value-type="float">
            <text:p>4.18320704294788</text:p>
          </table:table-cell>
          <table:table-cell/>
        </table:table-row>
        <table:table-row table:style-name="ro1">
          <table:table-cell office:value-type="string" calcext:value-type="string">
            <text:p>CaCr</text:p>
          </table:table-cell>
          <table:table-cell office:value-type="float" office:value="-0.19121316" calcext:value-type="float">
            <text:p>-0.19121316</text:p>
          </table:table-cell>
          <table:table-cell office:value-type="float" office:value="-0.215878198492464" calcext:value-type="float">
            <text:p>-0.215878198492464</text:p>
          </table:table-cell>
          <table:table-cell office:value-type="float" office:value="3.5973" calcext:value-type="float">
            <text:p>3.5973</text:p>
          </table:table-cell>
          <table:table-cell office:value-type="float" office:value="3.17969099639614" calcext:value-type="float">
            <text:p>3.17969099639614</text:p>
          </table:table-cell>
          <table:table-cell/>
        </table:table-row>
        <table:table-row table:style-name="ro1">
          <table:table-cell office:value-type="string" calcext:value-type="string">
            <text:p>TiFe</text:p>
          </table:table-cell>
          <table:table-cell office:value-type="float" office:value="-0.15055385" calcext:value-type="float">
            <text:p>-0.15055385</text:p>
          </table:table-cell>
          <table:table-cell office:value-type="float" office:value="-0.214945735873365" calcext:value-type="float">
            <text:p>-0.214945735873365</text:p>
          </table:table-cell>
          <table:table-cell office:value-type="float" office:value="3.2691" calcext:value-type="float">
            <text:p>3.2691</text:p>
          </table:table-cell>
          <table:table-cell office:value-type="float" office:value="2.83299458419863" calcext:value-type="float">
            <text:p>2.83299458419863</text:p>
          </table:table-cell>
          <table:table-cell/>
        </table:table-row>
        <table:table-row table:style-name="ro1">
          <table:table-cell office:value-type="string" calcext:value-type="string">
            <text:p>SrMg</text:p>
          </table:table-cell>
          <table:table-cell office:value-type="float" office:value="-0.21646553" calcext:value-type="float">
            <text:p>-0.21646553</text:p>
          </table:table-cell>
          <table:table-cell office:value-type="float" office:value="-0.209402788269818" calcext:value-type="float">
            <text:p>-0.209402788269818</text:p>
          </table:table-cell>
          <table:table-cell office:value-type="float" office:value="3.8848" calcext:value-type="float">
            <text:p>3.8848</text:p>
          </table:table-cell>
          <table:table-cell office:value-type="float" office:value="2.63057941786614" calcext:value-type="float">
            <text:p>2.63057941786614</text:p>
          </table:table-cell>
          <table:table-cell/>
        </table:table-row>
        <table:table-row table:style-name="ro1">
          <table:table-cell office:value-type="string" calcext:value-type="string">
            <text:p>SrHf</text:p>
          </table:table-cell>
          <table:table-cell office:value-type="float" office:value="-0.19892311" calcext:value-type="float">
            <text:p>-0.19892311</text:p>
          </table:table-cell>
          <table:table-cell office:value-type="float" office:value="-0.209394790774631" calcext:value-type="float">
            <text:p>-0.209394790774631</text:p>
          </table:table-cell>
          <table:table-cell office:value-type="float" office:value="4.0125" calcext:value-type="float">
            <text:p>4.0125</text:p>
          </table:table-cell>
          <table:table-cell office:value-type="float" office:value="1.12353772558202" calcext:value-type="float">
            <text:p>1.12353772558202</text:p>
          </table:table-cell>
          <table:table-cell/>
        </table:table-row>
        <table:table-row table:style-name="ro1">
          <table:table-cell office:value-type="string" calcext:value-type="string">
            <text:p>TiTi</text:p>
          </table:table-cell>
          <table:table-cell office:value-type="float" office:value="-0.19101834" calcext:value-type="float">
            <text:p>-0.19101834</text:p>
          </table:table-cell>
          <table:table-cell office:value-type="float" office:value="-0.203964832424058" calcext:value-type="float">
            <text:p>-0.203964832424058</text:p>
          </table:table-cell>
          <table:table-cell office:value-type="float" office:value="3.4418" calcext:value-type="float">
            <text:p>3.4418</text:p>
          </table:table-cell>
          <table:table-cell office:value-type="float" office:value="3.06185373472197" calcext:value-type="float">
            <text:p>3.06185373472197</text:p>
          </table:table-cell>
          <table:table-cell/>
        </table:table-row>
        <table:table-row table:style-name="ro1">
          <table:table-cell office:value-type="string" calcext:value-type="string">
            <text:p>HfCr</text:p>
          </table:table-cell>
          <table:table-cell office:value-type="float" office:value="-0.22190759" calcext:value-type="float">
            <text:p>-0.22190759</text:p>
          </table:table-cell>
          <table:table-cell office:value-type="float" office:value="-0.201010930333813" calcext:value-type="float">
            <text:p>-0.201010930333813</text:p>
          </table:table-cell>
          <table:table-cell office:value-type="float" office:value="3.3639" calcext:value-type="float">
            <text:p>3.3639</text:p>
          </table:table-cell>
          <table:table-cell office:value-type="float" office:value="1.29494284439822" calcext:value-type="float">
            <text:p>1.29494284439822</text:p>
          </table:table-cell>
          <table:table-cell/>
        </table:table-row>
        <table:table-row table:style-name="ro1">
          <table:table-cell office:value-type="string" calcext:value-type="string">
            <text:p>BaK</text:p>
          </table:table-cell>
          <table:table-cell office:value-type="float" office:value="-0.11840866" calcext:value-type="float">
            <text:p>-0.11840866</text:p>
          </table:table-cell>
          <table:table-cell office:value-type="float" office:value="-0.199460270731763" calcext:value-type="float">
            <text:p>-0.199460270731763</text:p>
          </table:table-cell>
          <table:table-cell office:value-type="float" office:value="4.6957" calcext:value-type="float">
            <text:p>4.6957</text:p>
          </table:table-cell>
          <table:table-cell office:value-type="float" office:value="1.68505702340585" calcext:value-type="float">
            <text:p>1.68505702340585</text:p>
          </table:table-cell>
          <table:table-cell/>
        </table:table-row>
        <table:table-row table:style-name="ro1">
          <table:table-cell office:value-type="string" calcext:value-type="string">
            <text:p>ZrHf</text:p>
          </table:table-cell>
          <table:table-cell office:value-type="float" office:value="-0.16492258" calcext:value-type="float">
            <text:p>-0.16492258</text:p>
          </table:table-cell>
          <table:table-cell office:value-type="float" office:value="-0.193168167068619" calcext:value-type="float">
            <text:p>-0.193168167068619</text:p>
          </table:table-cell>
          <table:table-cell office:value-type="float" office:value="3.8266" calcext:value-type="float">
            <text:p>3.8266</text:p>
          </table:table-cell>
          <table:table-cell office:value-type="float" office:value="1.10869112321863" calcext:value-type="float">
            <text:p>1.10869112321863</text:p>
          </table:table-cell>
          <table:table-cell/>
        </table:table-row>
        <table:table-row table:style-name="ro1">
          <table:table-cell office:value-type="string" calcext:value-type="string">
            <text:p>HfMn</text:p>
          </table:table-cell>
          <table:table-cell office:value-type="float" office:value="-0.17805228" calcext:value-type="float">
            <text:p>-0.17805228</text:p>
          </table:table-cell>
          <table:table-cell office:value-type="float" office:value="-0.188970980692534" calcext:value-type="float">
            <text:p>-0.188970980692534</text:p>
          </table:table-cell>
          <table:table-cell office:value-type="float" office:value="3.3388" calcext:value-type="float">
            <text:p>3.3388</text:p>
          </table:table-cell>
          <table:table-cell office:value-type="float" office:value="1.27883110585742" calcext:value-type="float">
            <text:p>1.27883110585742</text:p>
          </table:table-cell>
          <table:table-cell/>
        </table:table-row>
        <table:table-row table:style-name="ro1">
          <table:table-cell office:value-type="string" calcext:value-type="string">
            <text:p>NaNi</text:p>
          </table:table-cell>
          <table:table-cell office:value-type="float" office:value="-0.13152885" calcext:value-type="float">
            <text:p>-0.13152885</text:p>
          </table:table-cell>
          <table:table-cell office:value-type="float" office:value="-0.188071960183569" calcext:value-type="float">
            <text:p>-0.188071960183569</text:p>
          </table:table-cell>
          <table:table-cell office:value-type="float" office:value="3.3668" calcext:value-type="float">
            <text:p>3.3668</text:p>
          </table:table-cell>
          <table:table-cell office:value-type="float" office:value="3.5697408510232" calcext:value-type="float">
            <text:p>3.5697408510232</text:p>
          </table:table-cell>
          <table:table-cell/>
        </table:table-row>
        <table:table-row table:style-name="ro1">
          <table:table-cell office:value-type="string" calcext:value-type="string">
            <text:p>ZrMo</text:p>
          </table:table-cell>
          <table:table-cell office:value-type="float" office:value="-0.20222338" calcext:value-type="float">
            <text:p>-0.20222338</text:p>
          </table:table-cell>
          <table:table-cell office:value-type="float" office:value="-0.185141003197996" calcext:value-type="float">
            <text:p>-0.185141003197996</text:p>
          </table:table-cell>
          <table:table-cell office:value-type="float" office:value="3.5576" calcext:value-type="float">
            <text:p>3.5576</text:p>
          </table:table-cell>
          <table:table-cell office:value-type="float" office:value="1.58991254014058" calcext:value-type="float">
            <text:p>1.58991254014058</text:p>
          </table:table-cell>
          <table:table-cell/>
        </table:table-row>
        <table:table-row table:style-name="ro1">
          <table:table-cell office:value-type="string" calcext:value-type="string">
            <text:p>NaSr</text:p>
          </table:table-cell>
          <table:table-cell office:value-type="float" office:value="-0.17910127" calcext:value-type="float">
            <text:p>-0.17910127</text:p>
          </table:table-cell>
          <table:table-cell office:value-type="float" office:value="-0.184922985113733" calcext:value-type="float">
            <text:p>-0.184922985113733</text:p>
          </table:table-cell>
          <table:table-cell office:value-type="float" office:value="4.7578" calcext:value-type="float">
            <text:p>4.7578</text:p>
          </table:table-cell>
          <table:table-cell office:value-type="float" office:value="2.66102656719672" calcext:value-type="float">
            <text:p>2.66102656719672</text:p>
          </table:table-cell>
          <table:table-cell/>
        </table:table-row>
        <table:table-row table:style-name="ro1">
          <table:table-cell office:value-type="string" calcext:value-type="string">
            <text:p>NbCo</text:p>
          </table:table-cell>
          <table:table-cell office:value-type="float" office:value="-0.1639692" calcext:value-type="float">
            <text:p>-0.1639692</text:p>
          </table:table-cell>
          <table:table-cell office:value-type="float" office:value="-0.183421561394732" calcext:value-type="float">
            <text:p>-0.183421561394732</text:p>
          </table:table-cell>
          <table:table-cell office:value-type="float" office:value="3.2632" calcext:value-type="float">
            <text:p>3.2632</text:p>
          </table:table-cell>
          <table:table-cell office:value-type="float" office:value="1.95257245910178" calcext:value-type="float">
            <text:p>1.95257245910178</text:p>
          </table:table-cell>
          <table:table-cell/>
        </table:table-row>
        <table:table-row table:style-name="ro1">
          <table:table-cell office:value-type="string" calcext:value-type="string">
            <text:p>MgNi</text:p>
          </table:table-cell>
          <table:table-cell office:value-type="float" office:value="-0.14420235" calcext:value-type="float">
            <text:p>-0.14420235</text:p>
          </table:table-cell>
          <table:table-cell office:value-type="float" office:value="-0.182885489429741" calcext:value-type="float">
            <text:p>-0.182885489429741</text:p>
          </table:table-cell>
          <table:table-cell office:value-type="float" office:value="3.3454" calcext:value-type="float">
            <text:p>3.3454</text:p>
          </table:table-cell>
          <table:table-cell office:value-type="float" office:value="3.51516154779544" calcext:value-type="float">
            <text:p>3.51516154779544</text:p>
          </table:table-cell>
          <table:table-cell/>
        </table:table-row>
        <table:table-row table:style-name="ro1">
          <table:table-cell office:value-type="string" calcext:value-type="string">
            <text:p>InSc</text:p>
          </table:table-cell>
          <table:table-cell office:value-type="float" office:value="-0.1830143" calcext:value-type="float">
            <text:p>-0.1830143</text:p>
          </table:table-cell>
          <table:table-cell office:value-type="float" office:value="-0.181736644591579" calcext:value-type="float">
            <text:p>-0.181736644591579</text:p>
          </table:table-cell>
          <table:table-cell office:value-type="float" office:value="3.9473" calcext:value-type="float">
            <text:p>3.9473</text:p>
          </table:table-cell>
          <table:table-cell office:value-type="float" office:value="1.8574091683292" calcext:value-type="float">
            <text:p>1.8574091683292</text:p>
          </table:table-cell>
          <table:table-cell/>
        </table:table-row>
        <table:table-row table:style-name="ro1">
          <table:table-cell office:value-type="string" calcext:value-type="string">
            <text:p>KZn</text:p>
          </table:table-cell>
          <table:table-cell office:value-type="float" office:value="-0.026519448" calcext:value-type="float">
            <text:p>-0.026519448</text:p>
          </table:table-cell>
          <table:table-cell office:value-type="float" office:value="-0.174372102994744" calcext:value-type="float">
            <text:p>-0.174372102994744</text:p>
          </table:table-cell>
          <table:table-cell office:value-type="float" office:value="3.8472" calcext:value-type="float">
            <text:p>3.8472</text:p>
          </table:table-cell>
          <table:table-cell office:value-type="float" office:value="2.81204176056196" calcext:value-type="float">
            <text:p>2.81204176056196</text:p>
          </table:table-cell>
          <table:table-cell/>
        </table:table-row>
        <table:table-row table:style-name="ro1">
          <table:table-cell office:value-type="string" calcext:value-type="string">
            <text:p>CaMg</text:p>
          </table:table-cell>
          <table:table-cell office:value-type="float" office:value="-0.16460171" calcext:value-type="float">
            <text:p>-0.16460171</text:p>
          </table:table-cell>
          <table:table-cell office:value-type="float" office:value="-0.170274557733741" calcext:value-type="float">
            <text:p>-0.170274557733741</text:p>
          </table:table-cell>
          <table:table-cell office:value-type="float" office:value="3.7996" calcext:value-type="float">
            <text:p>3.7996</text:p>
          </table:table-cell>
          <table:table-cell office:value-type="float" office:value="4.48592590482684" calcext:value-type="float">
            <text:p>4.48592590482684</text:p>
          </table:table-cell>
          <table:table-cell/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-0.17331992" calcext:value-type="float">
            <text:p>-0.17331992</text:p>
          </table:table-cell>
          <table:table-cell office:value-type="float" office:value="-0.170100724403916" calcext:value-type="float">
            <text:p>-0.170100724403916</text:p>
          </table:table-cell>
          <table:table-cell office:value-type="float" office:value="4.0937" calcext:value-type="float">
            <text:p>4.0937</text:p>
          </table:table-cell>
          <table:table-cell office:value-type="float" office:value="1.47979352323744" calcext:value-type="float">
            <text:p>1.47979352323744</text:p>
          </table:table-cell>
          <table:table-cell/>
        </table:table-row>
        <table:table-row table:style-name="ro1">
          <table:table-cell office:value-type="string" calcext:value-type="string">
            <text:p>MgFe</text:p>
          </table:table-cell>
          <table:table-cell office:value-type="float" office:value="-0.16065791" calcext:value-type="float">
            <text:p>-0.16065791</text:p>
          </table:table-cell>
          <table:table-cell office:value-type="float" office:value="-0.169394783946366" calcext:value-type="float">
            <text:p>-0.169394783946366</text:p>
          </table:table-cell>
          <table:table-cell office:value-type="float" office:value="3.2239" calcext:value-type="float">
            <text:p>3.2239</text:p>
          </table:table-cell>
          <table:table-cell office:value-type="float" office:value="3.63554301100995" calcext:value-type="float">
            <text:p>3.63554301100995</text:p>
          </table:table-cell>
          <table:table-cell/>
        </table:table-row>
        <table:table-row table:style-name="ro1">
          <table:table-cell office:value-type="string" calcext:value-type="string">
            <text:p>ZrLi</text:p>
          </table:table-cell>
          <table:table-cell office:value-type="float" office:value="-0.30370903" calcext:value-type="float">
            <text:p>-0.30370903</text:p>
          </table:table-cell>
          <table:table-cell office:value-type="float" office:value="-0.169187890602604" calcext:value-type="float">
            <text:p>-0.169187890602604</text:p>
          </table:table-cell>
          <table:table-cell office:value-type="float" office:value="3.227" calcext:value-type="float">
            <text:p>3.227</text:p>
          </table:table-cell>
          <table:table-cell office:value-type="float" office:value="2.98829455665161" calcext:value-type="float">
            <text:p>2.98829455665161</text:p>
          </table:table-cell>
          <table:table-cell/>
        </table:table-row>
        <table:table-row table:style-name="ro1">
          <table:table-cell office:value-type="string" calcext:value-type="string">
            <text:p>CaNa</text:p>
          </table:table-cell>
          <table:table-cell office:value-type="float" office:value="-0.07595364" calcext:value-type="float">
            <text:p>-0.07595364</text:p>
          </table:table-cell>
          <table:table-cell office:value-type="float" office:value="-0.168230460767692" calcext:value-type="float">
            <text:p>-0.168230460767692</text:p>
          </table:table-cell>
          <table:table-cell office:value-type="float" office:value="4.0341" calcext:value-type="float">
            <text:p>4.0341</text:p>
          </table:table-cell>
          <table:table-cell office:value-type="float" office:value="4.57519637966255" calcext:value-type="float">
            <text:p>4.57519637966255</text:p>
          </table:table-cell>
          <table:table-cell/>
        </table:table-row>
        <table:table-row table:style-name="ro1">
          <table:table-cell office:value-type="string" calcext:value-type="string">
            <text:p>CaAg</text:p>
          </table:table-cell>
          <table:table-cell office:value-type="float" office:value="-0.08545918" calcext:value-type="float">
            <text:p>-0.08545918</text:p>
          </table:table-cell>
          <table:table-cell office:value-type="float" office:value="-0.166100991542334" calcext:value-type="float">
            <text:p>-0.166100991542334</text:p>
          </table:table-cell>
          <table:table-cell office:value-type="float" office:value="3.9217" calcext:value-type="float">
            <text:p>3.9217</text:p>
          </table:table-cell>
          <table:table-cell office:value-type="float" office:value="2.00292746864576" calcext:value-type="float">
            <text:p>2.00292746864576</text:p>
          </table:table-cell>
          <table:table-cell/>
        </table:table-row>
        <table:table-row table:style-name="ro1">
          <table:table-cell office:value-type="string" calcext:value-type="string">
            <text:p>KZr</text:p>
          </table:table-cell>
          <table:table-cell office:value-type="float" office:value="-0.12754288" calcext:value-type="float">
            <text:p>-0.12754288</text:p>
          </table:table-cell>
          <table:table-cell office:value-type="float" office:value="-0.165382051711384" calcext:value-type="float">
            <text:p>-0.165382051711384</text:p>
          </table:table-cell>
          <table:table-cell office:value-type="float" office:value="4.0896" calcext:value-type="float">
            <text:p>4.0896</text:p>
          </table:table-cell>
          <table:table-cell office:value-type="float" office:value="2.26764753260162" calcext:value-type="float">
            <text:p>2.26764753260162</text:p>
          </table:table-cell>
          <table:table-cell/>
        </table:table-row>
        <table:table-row table:style-name="ro1">
          <table:table-cell office:value-type="string" calcext:value-type="string">
            <text:p>LiCa</text:p>
          </table:table-cell>
          <table:table-cell office:value-type="float" office:value="-0.059892014" calcext:value-type="float">
            <text:p>-0.059892014</text:p>
          </table:table-cell>
          <table:table-cell office:value-type="float" office:value="-0.163489996742528" calcext:value-type="float">
            <text:p>-0.163489996742528</text:p>
          </table:table-cell>
          <table:table-cell office:value-type="float" office:value="4.2922" calcext:value-type="float">
            <text:p>4.2922</text:p>
          </table:table-cell>
          <table:table-cell office:value-type="float" office:value="6.04246523277465" calcext:value-type="float">
            <text:p>6.04246523277465</text:p>
          </table:table-cell>
          <table:table-cell/>
        </table:table-row>
        <table:table-row table:style-name="ro1">
          <table:table-cell office:value-type="string" calcext:value-type="string">
            <text:p>HfZr</text:p>
          </table:table-cell>
          <table:table-cell office:value-type="float" office:value="-0.07672053" calcext:value-type="float">
            <text:p>-0.07672053</text:p>
          </table:table-cell>
          <table:table-cell office:value-type="float" office:value="-0.163020684308661" calcext:value-type="float">
            <text:p>-0.163020684308661</text:p>
          </table:table-cell>
          <table:table-cell office:value-type="float" office:value="3.9099" calcext:value-type="float">
            <text:p>3.9099</text:p>
          </table:table-cell>
          <table:table-cell office:value-type="float" office:value="1.10869112321863" calcext:value-type="float">
            <text:p>1.10869112321863</text:p>
          </table:table-cell>
          <table:table-cell/>
        </table:table-row>
        <table:table-row table:style-name="ro1">
          <table:table-cell office:value-type="string" calcext:value-type="string">
            <text:p>SrV</text:p>
          </table:table-cell>
          <table:table-cell office:value-type="float" office:value="-0.18774873" calcext:value-type="float">
            <text:p>-0.18774873</text:p>
          </table:table-cell>
          <table:table-cell office:value-type="float" office:value="-0.162308346644022" calcext:value-type="float">
            <text:p>-0.162308346644022</text:p>
          </table:table-cell>
          <table:table-cell office:value-type="float" office:value="3.7074" calcext:value-type="float">
            <text:p>3.7074</text:p>
          </table:table-cell>
          <table:table-cell office:value-type="float" office:value="2.1356875133665" calcext:value-type="float">
            <text:p>2.1356875133665</text:p>
          </table:table-cell>
          <table:table-cell/>
        </table:table-row>
        <table:table-row table:style-name="ro1">
          <table:table-cell office:value-type="string" calcext:value-type="string">
            <text:p>KCd</text:p>
          </table:table-cell>
          <table:table-cell office:value-type="float" office:value="-0.06083736" calcext:value-type="float">
            <text:p>-0.06083736</text:p>
          </table:table-cell>
          <table:table-cell office:value-type="float" office:value="-0.162014475242777" calcext:value-type="float">
            <text:p>-0.162014475242777</text:p>
          </table:table-cell>
          <table:table-cell office:value-type="float" office:value="4.2993" calcext:value-type="float">
            <text:p>4.2993</text:p>
          </table:table-cell>
          <table:table-cell office:value-type="float" office:value="1.95674558308277" calcext:value-type="float">
            <text:p>1.95674558308277</text:p>
          </table:table-cell>
          <table:table-cell/>
        </table:table-row>
        <table:table-row table:style-name="ro1">
          <table:table-cell office:value-type="string" calcext:value-type="string">
            <text:p>MgY</text:p>
          </table:table-cell>
          <table:table-cell office:value-type="float" office:value="-0.14621817" calcext:value-type="float">
            <text:p>-0.14621817</text:p>
          </table:table-cell>
          <table:table-cell office:value-type="float" office:value="-0.16175425029901" calcext:value-type="float">
            <text:p>-0.16175425029901</text:p>
          </table:table-cell>
          <table:table-cell office:value-type="float" office:value="4.0525" calcext:value-type="float">
            <text:p>4.0525</text:p>
          </table:table-cell>
          <table:table-cell office:value-type="float" office:value="2.60147854336404" calcext:value-type="float">
            <text:p>2.60147854336404</text:p>
          </table:table-cell>
          <table:table-cell/>
        </table:table-row>
        <table:table-row table:style-name="ro1">
          <table:table-cell office:value-type="string" calcext:value-type="string">
            <text:p>SrZn</text:p>
          </table:table-cell>
          <table:table-cell office:value-type="float" office:value="-0.13617262" calcext:value-type="float">
            <text:p>-0.13617262</text:p>
          </table:table-cell>
          <table:table-cell office:value-type="float" office:value="-0.157763663126442" calcext:value-type="float">
            <text:p>-0.157763663126442</text:p>
          </table:table-cell>
          <table:table-cell office:value-type="float" office:value="3.8355" calcext:value-type="float">
            <text:p>3.8355</text:p>
          </table:table-cell>
          <table:table-cell office:value-type="float" office:value="1.93769007186157" calcext:value-type="float">
            <text:p>1.93769007186157</text:p>
          </table:table-cell>
          <table:table-cell/>
        </table:table-row>
        <table:table-row table:style-name="ro1">
          <table:table-cell office:value-type="string" calcext:value-type="string">
            <text:p>CaSr</text:p>
          </table:table-cell>
          <table:table-cell office:value-type="float" office:value="-0.18865737" calcext:value-type="float">
            <text:p>-0.18865737</text:p>
          </table:table-cell>
          <table:table-cell office:value-type="float" office:value="-0.155744122573314" calcext:value-type="float">
            <text:p>-0.155744122573314</text:p>
          </table:table-cell>
          <table:table-cell office:value-type="float" office:value="4.4474" calcext:value-type="float">
            <text:p>4.4474</text:p>
          </table:table-cell>
          <table:table-cell office:value-type="float" office:value="2.31317158833927" calcext:value-type="float">
            <text:p>2.31317158833927</text:p>
          </table:table-cell>
          <table:table-cell/>
        </table:table-row>
        <table:table-row table:style-name="ro1">
          <table:table-cell office:value-type="string" calcext:value-type="string">
            <text:p>MgTi</text:p>
          </table:table-cell>
          <table:table-cell office:value-type="float" office:value="-0.18100706" calcext:value-type="float">
            <text:p>-0.18100706</text:p>
          </table:table-cell>
          <table:table-cell office:value-type="float" office:value="-0.155378577787199" calcext:value-type="float">
            <text:p>-0.155378577787199</text:p>
          </table:table-cell>
          <table:table-cell office:value-type="float" office:value="3.5732" calcext:value-type="float">
            <text:p>3.5732</text:p>
          </table:table-cell>
          <table:table-cell office:value-type="float" office:value="4.02126075624948" calcext:value-type="float">
            <text:p>4.02126075624948</text:p>
          </table:table-cell>
          <table:table-cell/>
        </table:table-row>
        <table:table-row table:style-name="ro1">
          <table:table-cell office:value-type="string" calcext:value-type="string">
            <text:p>TiCr</text:p>
          </table:table-cell>
          <table:table-cell office:value-type="float" office:value="-0.12393396" calcext:value-type="float">
            <text:p>-0.12393396</text:p>
          </table:table-cell>
          <table:table-cell office:value-type="float" office:value="-0.153537121105885" calcext:value-type="float">
            <text:p>-0.153537121105885</text:p>
          </table:table-cell>
          <table:table-cell office:value-type="float" office:value="3.2867" calcext:value-type="float">
            <text:p>3.2867</text:p>
          </table:table-cell>
          <table:table-cell office:value-type="float" office:value="2.93897416697866" calcext:value-type="float">
            <text:p>2.93897416697866</text:p>
          </table:table-cell>
          <table:table-cell/>
        </table:table-row>
        <table:table-row table:style-name="ro1">
          <table:table-cell office:value-type="string" calcext:value-type="string">
            <text:p>ZrTa</text:p>
          </table:table-cell>
          <table:table-cell office:value-type="float" office:value="-0.16442904" calcext:value-type="float">
            <text:p>-0.16442904</text:p>
          </table:table-cell>
          <table:table-cell office:value-type="float" office:value="-0.152323526331338" calcext:value-type="float">
            <text:p>-0.152323526331338</text:p>
          </table:table-cell>
          <table:table-cell office:value-type="float" office:value="3.6169" calcext:value-type="float">
            <text:p>3.6169</text:p>
          </table:table-cell>
          <table:table-cell office:value-type="float" office:value="1.09878897090325" calcext:value-type="float">
            <text:p>1.09878897090325</text:p>
          </table:table-cell>
          <table:table-cell/>
        </table:table-row>
        <table:table-row table:style-name="ro1">
          <table:table-cell office:value-type="string" calcext:value-type="string">
            <text:p>ScY</text:p>
          </table:table-cell>
          <table:table-cell office:value-type="float" office:value="-0.15935965" calcext:value-type="float">
            <text:p>-0.15935965</text:p>
          </table:table-cell>
          <table:table-cell office:value-type="float" office:value="-0.151244684796191" calcext:value-type="float">
            <text:p>-0.151244684796191</text:p>
          </table:table-cell>
          <table:table-cell office:value-type="float" office:value="4.061" calcext:value-type="float">
            <text:p>4.061</text:p>
          </table:table-cell>
          <table:table-cell office:value-type="float" office:value="2.20901277973892" calcext:value-type="float">
            <text:p>2.20901277973892</text:p>
          </table:table-cell>
          <table:table-cell/>
        </table:table-row>
        <table:table-row table:style-name="ro1">
          <table:table-cell office:value-type="string" calcext:value-type="string">
            <text:p>SeY</text:p>
          </table:table-cell>
          <table:table-cell office:value-type="float" office:value="-0.17146024" calcext:value-type="float">
            <text:p>-0.17146024</text:p>
          </table:table-cell>
          <table:table-cell office:value-type="float" office:value="-0.148810231537502" calcext:value-type="float">
            <text:p>-0.148810231537502</text:p>
          </table:table-cell>
          <table:table-cell office:value-type="float" office:value="4.0166" calcext:value-type="float">
            <text:p>4.0166</text:p>
          </table:table-cell>
          <table:table-cell office:value-type="float" office:value="1.76945745169968" calcext:value-type="float">
            <text:p>1.76945745169968</text:p>
          </table:table-cell>
          <table:table-cell/>
        </table:table-row>
        <table:table-row table:style-name="ro1">
          <table:table-cell office:value-type="string" calcext:value-type="string">
            <text:p>LiMg</text:p>
          </table:table-cell>
          <table:table-cell office:value-type="float" office:value="-0.014201268" calcext:value-type="float">
            <text:p>-0.014201268</text:p>
          </table:table-cell>
          <table:table-cell office:value-type="float" office:value="-0.147678185609094" calcext:value-type="float">
            <text:p>-0.147678185609094</text:p>
          </table:table-cell>
          <table:table-cell office:value-type="float" office:value="3.7039" calcext:value-type="float">
            <text:p>3.7039</text:p>
          </table:table-cell>
          <table:table-cell office:value-type="float" office:value="8.82356545788685" calcext:value-type="float">
            <text:p>8.82356545788685</text:p>
          </table:table-cell>
          <table:table-cell/>
        </table:table-row>
        <table:table-row table:style-name="ro1">
          <table:table-cell office:value-type="string" calcext:value-type="string">
            <text:p>NaZr</text:p>
          </table:table-cell>
          <table:table-cell office:value-type="float" office:value="-0.1235097" calcext:value-type="float">
            <text:p>-0.1235097</text:p>
          </table:table-cell>
          <table:table-cell office:value-type="float" office:value="-0.147595577817703" calcext:value-type="float">
            <text:p>-0.147595577817703</text:p>
          </table:table-cell>
          <table:table-cell office:value-type="float" office:value="3.9457" calcext:value-type="float">
            <text:p>3.9457</text:p>
          </table:table-cell>
          <table:table-cell office:value-type="float" office:value="2.57922396611054" calcext:value-type="float">
            <text:p>2.57922396611054</text:p>
          </table:table-cell>
          <table:table-cell/>
        </table:table-row>
        <table:table-row table:style-name="ro1">
          <table:table-cell office:value-type="string" calcext:value-type="string">
            <text:p>BaCd</text:p>
          </table:table-cell>
          <table:table-cell office:value-type="float" office:value="-0.113589354" calcext:value-type="float">
            <text:p>-0.113589354</text:p>
          </table:table-cell>
          <table:table-cell office:value-type="float" office:value="-0.146751092339352" calcext:value-type="float">
            <text:p>-0.146751092339352</text:p>
          </table:table-cell>
          <table:table-cell office:value-type="float" office:value="4.3022" calcext:value-type="float">
            <text:p>4.3022</text:p>
          </table:table-cell>
          <table:table-cell office:value-type="float" office:value="1.19631200629905" calcext:value-type="float">
            <text:p>1.19631200629905</text:p>
          </table:table-cell>
          <table:table-cell/>
        </table:table-row>
        <table:table-row table:style-name="ro1">
          <table:table-cell office:value-type="string" calcext:value-type="string">
            <text:p>LiRu</text:p>
          </table:table-cell>
          <table:table-cell office:value-type="float" office:value="-0.08054691" calcext:value-type="float">
            <text:p>-0.08054691</text:p>
          </table:table-cell>
          <table:table-cell office:value-type="float" office:value="-0.14214430873126" calcext:value-type="float">
            <text:p>-0.14214430873126</text:p>
          </table:table-cell>
          <table:table-cell office:value-type="float" office:value="3.3426" calcext:value-type="float">
            <text:p>3.3426</text:p>
          </table:table-cell>
          <table:table-cell office:value-type="float" office:value="2.72330787765496" calcext:value-type="float">
            <text:p>2.72330787765496</text:p>
          </table:table-cell>
          <table:table-cell/>
        </table:table-row>
        <table:table-row table:style-name="ro1">
          <table:table-cell office:value-type="string" calcext:value-type="string">
            <text:p>HfMo</text:p>
          </table:table-cell>
          <table:table-cell office:value-type="float" office:value="-0.18051952" calcext:value-type="float">
            <text:p>-0.18051952</text:p>
          </table:table-cell>
          <table:table-cell office:value-type="float" office:value="-0.140827007599371" calcext:value-type="float">
            <text:p>-0.140827007599371</text:p>
          </table:table-cell>
          <table:table-cell office:value-type="float" office:value="3.5115" calcext:value-type="float">
            <text:p>3.5115</text:p>
          </table:table-cell>
          <table:table-cell office:value-type="float" office:value="1.0898462309872" calcext:value-type="float">
            <text:p>1.0898462309872</text:p>
          </table:table-cell>
          <table:table-cell/>
        </table:table-row>
        <table:table-row table:style-name="ro1">
          <table:table-cell office:value-type="string" calcext:value-type="string">
            <text:p>NaCo</text:p>
          </table:table-cell>
          <table:table-cell office:value-type="float" office:value="-0.091365136" calcext:value-type="float">
            <text:p>-0.091365136</text:p>
          </table:table-cell>
          <table:table-cell office:value-type="float" office:value="-0.139920521959069" calcext:value-type="float">
            <text:p>-0.139920521959069</text:p>
          </table:table-cell>
          <table:table-cell office:value-type="float" office:value="3.3503" calcext:value-type="float">
            <text:p>3.3503</text:p>
          </table:table-cell>
          <table:table-cell office:value-type="float" office:value="3.559663883253" calcext:value-type="float">
            <text:p>3.559663883253</text:p>
          </table:table-cell>
          <table:table-cell/>
        </table:table-row>
        <table:table-row table:style-name="ro1">
          <table:table-cell office:value-type="string" calcext:value-type="string">
            <text:p>GaSc</text:p>
          </table:table-cell>
          <table:table-cell office:value-type="float" office:value="-0.1354546" calcext:value-type="float">
            <text:p>-0.1354546</text:p>
          </table:table-cell>
          <table:table-cell office:value-type="float" office:value="-0.137977997882131" calcext:value-type="float">
            <text:p>-0.137977997882131</text:p>
          </table:table-cell>
          <table:table-cell office:value-type="float" office:value="3.8578" calcext:value-type="float">
            <text:p>3.8578</text:p>
          </table:table-cell>
          <table:table-cell office:value-type="float" office:value="2.56903127788062" calcext:value-type="float">
            <text:p>2.56903127788062</text:p>
          </table:table-cell>
          <table:table-cell/>
        </table:table-row>
        <table:table-row table:style-name="ro1">
          <table:table-cell office:value-type="string" calcext:value-type="string">
            <text:p>LiZr</text:p>
          </table:table-cell>
          <table:table-cell office:value-type="float" office:value="-0.14205566" calcext:value-type="float">
            <text:p>-0.14205566</text:p>
          </table:table-cell>
          <table:table-cell office:value-type="float" office:value="-0.137894050542613" calcext:value-type="float">
            <text:p>-0.137894050542613</text:p>
          </table:table-cell>
          <table:table-cell office:value-type="float" office:value="3.7676" calcext:value-type="float">
            <text:p>3.7676</text:p>
          </table:table-cell>
          <table:table-cell office:value-type="float" office:value="2.98829455665161" calcext:value-type="float">
            <text:p>2.98829455665161</text:p>
          </table:table-cell>
          <table:table-cell/>
        </table:table-row>
        <table:table-row table:style-name="ro1">
          <table:table-cell office:value-type="string" calcext:value-type="string">
            <text:p>LiBe</text:p>
          </table:table-cell>
          <table:table-cell office:value-type="float" office:value="0.10816352" calcext:value-type="float">
            <text:p>0.10816352</text:p>
          </table:table-cell>
          <table:table-cell office:value-type="float" office:value="-0.137251452176029" calcext:value-type="float">
            <text:p>-0.137251452176029</text:p>
          </table:table-cell>
          <table:table-cell office:value-type="float" office:value="3.1915" calcext:value-type="float">
            <text:p>3.1915</text:p>
          </table:table-cell>
          <table:table-cell office:value-type="float" office:value="15.934129110594" calcext:value-type="float">
            <text:p>15.934129110594</text:p>
          </table:table-cell>
          <table:table-cell/>
        </table:table-row>
        <table:table-row table:style-name="ro1">
          <table:table-cell office:value-type="string" calcext:value-type="string">
            <text:p>SrMn</text:p>
          </table:table-cell>
          <table:table-cell office:value-type="float" office:value="-0.15073603" calcext:value-type="float">
            <text:p>-0.15073603</text:p>
          </table:table-cell>
          <table:table-cell office:value-type="float" office:value="-0.136345155577246" calcext:value-type="float">
            <text:p>-0.136345155577246</text:p>
          </table:table-cell>
          <table:table-cell office:value-type="float" office:value="3.656" calcext:value-type="float">
            <text:p>3.656</text:p>
          </table:table-cell>
          <table:table-cell office:value-type="float" office:value="2.07705815556079" calcext:value-type="float">
            <text:p>2.07705815556079</text:p>
          </table:table-cell>
          <table:table-cell/>
        </table:table-row>
        <table:table-row table:style-name="ro1">
          <table:table-cell office:value-type="string" calcext:value-type="string">
            <text:p>KTi</text:p>
          </table:table-cell>
          <table:table-cell office:value-type="float" office:value="-0.10620128" calcext:value-type="float">
            <text:p>-0.10620128</text:p>
          </table:table-cell>
          <table:table-cell office:value-type="float" office:value="-0.135026617614759" calcext:value-type="float">
            <text:p>-0.135026617614759</text:p>
          </table:table-cell>
          <table:table-cell office:value-type="float" office:value="3.7921" calcext:value-type="float">
            <text:p>3.7921</text:p>
          </table:table-cell>
          <table:table-cell office:value-type="float" office:value="3.36020621159536" calcext:value-type="float">
            <text:p>3.36020621159536</text:p>
          </table:table-cell>
          <table:table-cell/>
        </table:table-row>
        <table:table-row table:style-name="ro1">
          <table:table-cell office:value-type="string" calcext:value-type="string">
            <text:p>TiMn</text:p>
          </table:table-cell>
          <table:table-cell office:value-type="float" office:value="-0.07438156" calcext:value-type="float">
            <text:p>-0.07438156</text:p>
          </table:table-cell>
          <table:table-cell office:value-type="float" office:value="-0.132794896474512" calcext:value-type="float">
            <text:p>-0.132794896474512</text:p>
          </table:table-cell>
          <table:table-cell office:value-type="float" office:value="3.2713" calcext:value-type="float">
            <text:p>3.2713</text:p>
          </table:table-cell>
          <table:table-cell office:value-type="float" office:value="2.85727339133799" calcext:value-type="float">
            <text:p>2.85727339133799</text:p>
          </table:table-cell>
          <table:table-cell/>
        </table:table-row>
        <table:table-row table:style-name="ro1">
          <table:table-cell office:value-type="string" calcext:value-type="string">
            <text:p>MgZr</text:p>
          </table:table-cell>
          <table:table-cell office:value-type="float" office:value="-0.16807422" calcext:value-type="float">
            <text:p>-0.16807422</text:p>
          </table:table-cell>
          <table:table-cell office:value-type="float" office:value="-0.132192486733805" calcext:value-type="float">
            <text:p>-0.132192486733805</text:p>
          </table:table-cell>
          <table:table-cell office:value-type="float" office:value="3.8198" calcext:value-type="float">
            <text:p>3.8198</text:p>
          </table:table-cell>
          <table:table-cell office:value-type="float" office:value="2.55060993066213" calcext:value-type="float">
            <text:p>2.55060993066213</text:p>
          </table:table-cell>
          <table:table-cell/>
        </table:table-row>
        <table:table-row table:style-name="ro1">
          <table:table-cell office:value-type="string" calcext:value-type="string">
            <text:p>KGa</text:p>
          </table:table-cell>
          <table:table-cell office:value-type="float" office:value="-0.027278624" calcext:value-type="float">
            <text:p>-0.027278624</text:p>
          </table:table-cell>
          <table:table-cell office:value-type="float" office:value="-0.131845278562563" calcext:value-type="float">
            <text:p>-0.131845278562563</text:p>
          </table:table-cell>
          <table:table-cell office:value-type="float" office:value="3.8408" calcext:value-type="float">
            <text:p>3.8408</text:p>
          </table:table-cell>
          <table:table-cell office:value-type="float" office:value="2.70357794779066" calcext:value-type="float">
            <text:p>2.70357794779066</text:p>
          </table:table-cell>
          <table:table-cell/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-0.108738706" calcext:value-type="float">
            <text:p>-0.108738706</text:p>
          </table:table-cell>
          <table:table-cell office:value-type="float" office:value="-0.124288963062398" calcext:value-type="float">
            <text:p>-0.124288963062398</text:p>
          </table:table-cell>
          <table:table-cell office:value-type="float" office:value="4.2149" calcext:value-type="float">
            <text:p>4.2149</text:p>
          </table:table-cell>
          <table:table-cell office:value-type="float" office:value="2.29063962722772" calcext:value-type="float">
            <text:p>2.29063962722772</text:p>
          </table:table-cell>
          <table:table-cell/>
        </table:table-row>
        <table:table-row table:style-name="ro1">
          <table:table-cell office:value-type="string" calcext:value-type="string">
            <text:p>MgPd</text:p>
          </table:table-cell>
          <table:table-cell office:value-type="float" office:value="-0.07679445" calcext:value-type="float">
            <text:p>-0.07679445</text:p>
          </table:table-cell>
          <table:table-cell office:value-type="float" office:value="-0.123595247309644" calcext:value-type="float">
            <text:p>-0.123595247309644</text:p>
          </table:table-cell>
          <table:table-cell office:value-type="float" office:value="3.6201" calcext:value-type="float">
            <text:p>3.6201</text:p>
          </table:table-cell>
          <table:table-cell office:value-type="float" office:value="2.2608199459255" calcext:value-type="float">
            <text:p>2.2608199459255</text:p>
          </table:table-cell>
          <table:table-cell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-0.063621044" calcext:value-type="float">
            <text:p>-0.063621044</text:p>
          </table:table-cell>
          <table:table-cell office:value-type="float" office:value="-0.123012380675285" calcext:value-type="float">
            <text:p>-0.123012380675285</text:p>
          </table:table-cell>
          <table:table-cell office:value-type="float" office:value="3.1816" calcext:value-type="float">
            <text:p>3.1816</text:p>
          </table:table-cell>
          <table:table-cell office:value-type="float" office:value="4.59478539828858" calcext:value-type="float">
            <text:p>4.59478539828858</text:p>
          </table:table-cell>
          <table:table-cell/>
        </table:table-row>
        <table:table-row table:style-name="ro1">
          <table:table-cell office:value-type="string" calcext:value-type="string">
            <text:p>SrBa</text:p>
          </table:table-cell>
          <table:table-cell office:value-type="float" office:value="-0.10384202" calcext:value-type="float">
            <text:p>-0.10384202</text:p>
          </table:table-cell>
          <table:table-cell office:value-type="float" office:value="-0.122029562753823" calcext:value-type="float">
            <text:p>-0.122029562753823</text:p>
          </table:table-cell>
          <table:table-cell office:value-type="float" office:value="4.9236" calcext:value-type="float">
            <text:p>4.9236</text:p>
          </table:table-cell>
          <table:table-cell office:value-type="float" office:value="1.32640659887963" calcext:value-type="float">
            <text:p>1.32640659887963</text:p>
          </table:table-cell>
          <table:table-cell/>
        </table:table-row>
        <table:table-row table:style-name="ro1">
          <table:table-cell office:value-type="string" calcext:value-type="string">
            <text:p>CaTa</text:p>
          </table:table-cell>
          <table:table-cell office:value-type="float" office:value="-0.11198918" calcext:value-type="float">
            <text:p>-0.11198918</text:p>
          </table:table-cell>
          <table:table-cell office:value-type="float" office:value="-0.119344124591281" calcext:value-type="float">
            <text:p>-0.119344124591281</text:p>
          </table:table-cell>
          <table:table-cell office:value-type="float" office:value="3.8133" calcext:value-type="float">
            <text:p>3.8133</text:p>
          </table:table-cell>
          <table:table-cell office:value-type="float" office:value="1.34962019587618" calcext:value-type="float">
            <text:p>1.34962019587618</text:p>
          </table:table-cell>
          <table:table-cell/>
        </table:table-row>
        <table:table-row table:style-name="ro1">
          <table:table-cell office:value-type="string" calcext:value-type="string">
            <text:p>BaHf</text:p>
          </table:table-cell>
          <table:table-cell office:value-type="float" office:value="-0.11129319" calcext:value-type="float">
            <text:p>-0.11129319</text:p>
          </table:table-cell>
          <table:table-cell office:value-type="float" office:value="-0.118621181829082" calcext:value-type="float">
            <text:p>-0.118621181829082</text:p>
          </table:table-cell>
          <table:table-cell office:value-type="float" office:value="4.1466" calcext:value-type="float">
            <text:p>4.1466</text:p>
          </table:table-cell>
          <table:table-cell office:value-type="float" office:value="0.948379194357862" calcext:value-type="float">
            <text:p>0.948379194357862</text:p>
          </table:table-cell>
          <table:table-cell/>
        </table:table-row>
        <table:table-row table:style-name="ro1">
          <table:table-cell office:value-type="string" calcext:value-type="string">
            <text:p>MgHf</text:p>
          </table:table-cell>
          <table:table-cell office:value-type="float" office:value="-0.14511886" calcext:value-type="float">
            <text:p>-0.14511886</text:p>
          </table:table-cell>
          <table:table-cell office:value-type="float" office:value="-0.116858039065115" calcext:value-type="float">
            <text:p>-0.116858039065115</text:p>
          </table:table-cell>
          <table:table-cell office:value-type="float" office:value="3.7728" calcext:value-type="float">
            <text:p>3.7728</text:p>
          </table:table-cell>
          <table:table-cell office:value-type="float" office:value="1.46916593924696" calcext:value-type="float">
            <text:p>1.46916593924696</text:p>
          </table:table-cell>
          <table:table-cell/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-0.16689017" calcext:value-type="float">
            <text:p>-0.16689017</text:p>
          </table:table-cell>
          <table:table-cell office:value-type="float" office:value="-0.114399821748906" calcext:value-type="float">
            <text:p>-0.114399821748906</text:p>
          </table:table-cell>
          <table:table-cell office:value-type="float" office:value="3.9353" calcext:value-type="float">
            <text:p>3.9353</text:p>
          </table:table-cell>
          <table:table-cell office:value-type="float" office:value="1.72219194411346" calcext:value-type="float">
            <text:p>1.72219194411346</text:p>
          </table:table-cell>
          <table:table-cell/>
        </table:table-row>
        <table:table-row table:style-name="ro1">
          <table:table-cell office:value-type="string" calcext:value-type="string">
            <text:p>HfTa</text:p>
          </table:table-cell>
          <table:table-cell office:value-type="float" office:value="-0.10536883" calcext:value-type="float">
            <text:p>-0.10536883</text:p>
          </table:table-cell>
          <table:table-cell office:value-type="float" office:value="-0.114127291082718" calcext:value-type="float">
            <text:p>-0.114127291082718</text:p>
          </table:table-cell>
          <table:table-cell office:value-type="float" office:value="3.6047" calcext:value-type="float">
            <text:p>3.6047</text:p>
          </table:table-cell>
          <table:table-cell office:value-type="float" office:value="0.834245383719163" calcext:value-type="float">
            <text:p>0.834245383719163</text:p>
          </table:table-cell>
          <table:table-cell/>
        </table:table-row>
        <table:table-row table:style-name="ro1">
          <table:table-cell office:value-type="string" calcext:value-type="string">
            <text:p>KBe</text:p>
          </table:table-cell>
          <table:table-cell office:value-type="float" office:value="0.01516866" calcext:value-type="float">
            <text:p>0.01516866</text:p>
          </table:table-cell>
          <table:table-cell office:value-type="float" office:value="-0.112852622714798" calcext:value-type="float">
            <text:p>-0.112852622714798</text:p>
          </table:table-cell>
          <table:table-cell office:value-type="float" office:value="3.679" calcext:value-type="float">
            <text:p>3.679</text:p>
          </table:table-cell>
          <table:table-cell office:value-type="float" office:value="5.91348641074635" calcext:value-type="float">
            <text:p>5.91348641074635</text:p>
          </table:table-cell>
          <table:table-cell/>
        </table:table-row>
        <table:table-row table:style-name="ro1">
          <table:table-cell office:value-type="string" calcext:value-type="string">
            <text:p>CaZn</text:p>
          </table:table-cell>
          <table:table-cell office:value-type="float" office:value="-0.06728263" calcext:value-type="float">
            <text:p>-0.06728263</text:p>
          </table:table-cell>
          <table:table-cell office:value-type="float" office:value="-0.10305618383036" calcext:value-type="float">
            <text:p>-0.10305618383036</text:p>
          </table:table-cell>
          <table:table-cell office:value-type="float" office:value="3.765" calcext:value-type="float">
            <text:p>3.765</text:p>
          </table:table-cell>
          <table:table-cell office:value-type="float" office:value="2.78665298078109" calcext:value-type="float">
            <text:p>2.78665298078109</text:p>
          </table:table-cell>
          <table:table-cell/>
        </table:table-row>
        <table:table-row table:style-name="ro1">
          <table:table-cell office:value-type="string" calcext:value-type="string">
            <text:p>HfLi</text:p>
          </table:table-cell>
          <table:table-cell office:value-type="float" office:value="-0.1741575" calcext:value-type="float">
            <text:p>-0.1741575</text:p>
          </table:table-cell>
          <table:table-cell office:value-type="float" office:value="-0.102190414553897" calcext:value-type="float">
            <text:p>-0.102190414553897</text:p>
          </table:table-cell>
          <table:table-cell office:value-type="float" office:value="3.2099" calcext:value-type="float">
            <text:p>3.2099</text:p>
          </table:table-cell>
          <table:table-cell office:value-type="float" office:value="1.60453311833574" calcext:value-type="float">
            <text:p>1.60453311833574</text:p>
          </table:table-cell>
          <table:table-cell/>
        </table:table-row>
        <table:table-row table:style-name="ro1">
          <table:table-cell office:value-type="string" calcext:value-type="string">
            <text:p>NbRh</text:p>
          </table:table-cell>
          <table:table-cell office:value-type="float" office:value="-0.10608145" calcext:value-type="float">
            <text:p>-0.10608145</text:p>
          </table:table-cell>
          <table:table-cell office:value-type="float" office:value="-0.0997068169741096" calcext:value-type="float">
            <text:p>-0.0997068169741096</text:p>
          </table:table-cell>
          <table:table-cell office:value-type="float" office:value="3.4042" calcext:value-type="float">
            <text:p>3.4042</text:p>
          </table:table-cell>
          <table:table-cell office:value-type="float" office:value="1.52076312251774" calcext:value-type="float">
            <text:p>1.52076312251774</text:p>
          </table:table-cell>
          <table:table-cell/>
        </table:table-row>
        <table:table-row table:style-name="ro1">
          <table:table-cell office:value-type="string" calcext:value-type="string">
            <text:p>CaBe</text:p>
          </table:table-cell>
          <table:table-cell office:value-type="float" office:value="-0.091572165" calcext:value-type="float">
            <text:p>-0.091572165</text:p>
          </table:table-cell>
          <table:table-cell office:value-type="float" office:value="-0.0970751706006643" calcext:value-type="float">
            <text:p>-0.0970751706006643</text:p>
          </table:table-cell>
          <table:table-cell office:value-type="float" office:value="3.4875" calcext:value-type="float">
            <text:p>3.4875</text:p>
          </table:table-cell>
          <table:table-cell office:value-type="float" office:value="5.80231777248656" calcext:value-type="float">
            <text:p>5.80231777248656</text:p>
          </table:table-cell>
          <table:table-cell/>
        </table:table-row>
        <table:table-row table:style-name="ro1">
          <table:table-cell office:value-type="string" calcext:value-type="string">
            <text:p>NbV</text:p>
          </table:table-cell>
          <table:table-cell office:value-type="float" office:value="-0.09612901" calcext:value-type="float">
            <text:p>-0.09612901</text:p>
          </table:table-cell>
          <table:table-cell office:value-type="float" office:value="-0.0970603448239356" calcext:value-type="float">
            <text:p>-0.0970603448239356</text:p>
          </table:table-cell>
          <table:table-cell office:value-type="float" office:value="3.3651" calcext:value-type="float">
            <text:p>3.3651</text:p>
          </table:table-cell>
          <table:table-cell office:value-type="float" office:value="2.05881732151259" calcext:value-type="float">
            <text:p>2.05881732151259</text:p>
          </table:table-cell>
          <table:table-cell/>
        </table:table-row>
        <table:table-row table:style-name="ro1">
          <table:table-cell office:value-type="string" calcext:value-type="string">
            <text:p>NaBe</text:p>
          </table:table-cell>
          <table:table-cell office:value-type="float" office:value="0.01675611" calcext:value-type="float">
            <text:p>0.01675611</text:p>
          </table:table-cell>
          <table:table-cell office:value-type="float" office:value="-0.0954937267611522" calcext:value-type="float">
            <text:p>-0.0954937267611522</text:p>
          </table:table-cell>
          <table:table-cell office:value-type="float" office:value="3.3782" calcext:value-type="float">
            <text:p>3.3782</text:p>
          </table:table-cell>
          <table:table-cell office:value-type="float" office:value="8.63312894904509" calcext:value-type="float">
            <text:p>8.63312894904509</text:p>
          </table:table-cell>
          <table:table-cell/>
        </table:table-row>
        <table:table-row table:style-name="ro1">
          <table:table-cell office:value-type="string" calcext:value-type="string">
            <text:p>BaTc</text:p>
          </table:table-cell>
          <table:table-cell office:value-type="float" office:value="-0.017507445" calcext:value-type="float">
            <text:p>-0.017507445</text:p>
          </table:table-cell>
          <table:table-cell office:value-type="float" office:value="-0.0942862389310486" calcext:value-type="float">
            <text:p>-0.0942862389310486</text:p>
          </table:table-cell>
          <table:table-cell office:value-type="float" office:value="3.9808" calcext:value-type="float">
            <text:p>3.9808</text:p>
          </table:table-cell>
          <table:table-cell office:value-type="float" office:value="1.26864258323089" calcext:value-type="float">
            <text:p>1.26864258323089</text:p>
          </table:table-cell>
          <table:table-cell/>
        </table:table-row>
        <table:table-row table:style-name="ro1">
          <table:table-cell office:value-type="string" calcext:value-type="string">
            <text:p>MgTc</text:p>
          </table:table-cell>
          <table:table-cell office:value-type="float" office:value="-0.04754743" calcext:value-type="float">
            <text:p>-0.04754743</text:p>
          </table:table-cell>
          <table:table-cell office:value-type="float" office:value="-0.0922807911169658" calcext:value-type="float">
            <text:p>-0.0922807911169658</text:p>
          </table:table-cell>
          <table:table-cell office:value-type="float" office:value="3.4752" calcext:value-type="float">
            <text:p>3.4752</text:p>
          </table:table-cell>
          <table:table-cell office:value-type="float" office:value="2.4127092236247" calcext:value-type="float">
            <text:p>2.4127092236247</text:p>
          </table:table-cell>
          <table:table-cell/>
        </table:table-row>
        <table:table-row table:style-name="ro1">
          <table:table-cell office:value-type="string" calcext:value-type="string">
            <text:p>BiY</text:p>
          </table:table-cell>
          <table:table-cell office:value-type="float" office:value="-0.07330611" calcext:value-type="float">
            <text:p>-0.07330611</text:p>
          </table:table-cell>
          <table:table-cell office:value-type="float" office:value="-0.0880980061094368" calcext:value-type="float">
            <text:p>-0.0880980061094368</text:p>
          </table:table-cell>
          <table:table-cell office:value-type="float" office:value="4.2299" calcext:value-type="float">
            <text:p>4.2299</text:p>
          </table:table-cell>
          <table:table-cell office:value-type="float" office:value="1.00489159435575" calcext:value-type="float">
            <text:p>1.00489159435575</text:p>
          </table:table-cell>
          <table:table-cell/>
        </table:table-row>
        <table:table-row table:style-name="ro1">
          <table:table-cell office:value-type="string" calcext:value-type="string">
            <text:p>SrBe</text:p>
          </table:table-cell>
          <table:table-cell office:value-type="float" office:value="-0.08601699" calcext:value-type="float">
            <text:p>-0.08601699</text:p>
          </table:table-cell>
          <table:table-cell office:value-type="float" office:value="-0.0877096030867628" calcext:value-type="float">
            <text:p>-0.0877096030867628</text:p>
          </table:table-cell>
          <table:table-cell office:value-type="float" office:value="3.6339" calcext:value-type="float">
            <text:p>3.6339</text:p>
          </table:table-cell>
          <table:table-cell office:value-type="float" office:value="3.03425778609903" calcext:value-type="float">
            <text:p>3.03425778609903</text:p>
          </table:table-cell>
          <table:table-cell/>
        </table:table-row>
        <table:table-row table:style-name="ro1">
          <table:table-cell office:value-type="string" calcext:value-type="string">
            <text:p>BaAl</text:p>
          </table:table-cell>
          <table:table-cell office:value-type="float" office:value="-0.091432475" calcext:value-type="float">
            <text:p>-0.091432475</text:p>
          </table:table-cell>
          <table:table-cell office:value-type="float" office:value="-0.0853517299921515" calcext:value-type="float">
            <text:p>-0.0853517299921515</text:p>
          </table:table-cell>
          <table:table-cell office:value-type="float" office:value="3.9506" calcext:value-type="float">
            <text:p>3.9506</text:p>
          </table:table-cell>
          <table:table-cell office:value-type="float" office:value="1.80707427140754" calcext:value-type="float">
            <text:p>1.80707427140754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-0.018111229" calcext:value-type="float">
            <text:p>-0.018111229</text:p>
          </table:table-cell>
          <table:table-cell office:value-type="float" office:value="-0.0843744790328927" calcext:value-type="float">
            <text:p>-0.0843744790328927</text:p>
          </table:table-cell>
          <table:table-cell office:value-type="float" office:value="3.9538" calcext:value-type="float">
            <text:p>3.9538</text:p>
          </table:table-cell>
          <table:table-cell office:value-type="float" office:value="1.37878286169374" calcext:value-type="float">
            <text:p>1.37878286169374</text:p>
          </table:table-cell>
          <table:table-cell/>
        </table:table-row>
        <table:table-row table:style-name="ro1">
          <table:table-cell office:value-type="string" calcext:value-type="string">
            <text:p>RbPd</text:p>
          </table:table-cell>
          <table:table-cell office:value-type="float" office:value="0.06499848" calcext:value-type="float">
            <text:p>0.06499848</text:p>
          </table:table-cell>
          <table:table-cell office:value-type="float" office:value="-0.0814143627226528" calcext:value-type="float">
            <text:p>-0.0814143627226528</text:p>
          </table:table-cell>
          <table:table-cell office:value-type="float" office:value="3.8593" calcext:value-type="float">
            <text:p>3.8593</text:p>
          </table:table-cell>
          <table:table-cell office:value-type="float" office:value="1.55138005625319" calcext:value-type="float">
            <text:p>1.55138005625319</text:p>
          </table:table-cell>
          <table:table-cell/>
        </table:table-row>
        <table:table-row table:style-name="ro1">
          <table:table-cell office:value-type="string" calcext:value-type="string">
            <text:p>TeHf</text:p>
          </table:table-cell>
          <table:table-cell office:value-type="float" office:value="-0.044203263" calcext:value-type="float">
            <text:p>-0.044203263</text:p>
          </table:table-cell>
          <table:table-cell office:value-type="float" office:value="-0.0790867155166058" calcext:value-type="float">
            <text:p>-0.0790867155166058</text:p>
          </table:table-cell>
          <table:table-cell office:value-type="float" office:value="3.8681" calcext:value-type="float">
            <text:p>3.8681</text:p>
          </table:table-cell>
          <table:table-cell office:value-type="float" office:value="0.978222196600592" calcext:value-type="float">
            <text:p>0.978222196600592</text:p>
          </table:table-cell>
          <table:table-cell/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-0.04193116" calcext:value-type="float">
            <text:p>-0.04193116</text:p>
          </table:table-cell>
          <table:table-cell office:value-type="float" office:value="-0.0775328014627372" calcext:value-type="float">
            <text:p>-0.0775328014627372</text:p>
          </table:table-cell>
          <table:table-cell office:value-type="float" office:value="3.25" calcext:value-type="float">
            <text:p>3.25</text:p>
          </table:table-cell>
          <table:table-cell office:value-type="float" office:value="1.24485758098864" calcext:value-type="float">
            <text:p>1.24485758098864</text:p>
          </table:table-cell>
          <table:table-cell/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-0.09416283" calcext:value-type="float">
            <text:p>-0.09416283</text:p>
          </table:table-cell>
          <table:table-cell office:value-type="float" office:value="-0.0771398431456229" calcext:value-type="float">
            <text:p>-0.0771398431456229</text:p>
          </table:table-cell>
          <table:table-cell office:value-type="float" office:value="4.0636" calcext:value-type="float">
            <text:p>4.0636</text:p>
          </table:table-cell>
          <table:table-cell office:value-type="float" office:value="1.92185430320467" calcext:value-type="float">
            <text:p>1.92185430320467</text:p>
          </table:table-cell>
          <table:table-cell/>
        </table:table-row>
        <table:table-row table:style-name="ro1">
          <table:table-cell office:value-type="string" calcext:value-type="string">
            <text:p>MgV</text:p>
          </table:table-cell>
          <table:table-cell office:value-type="float" office:value="-0.15436333" calcext:value-type="float">
            <text:p>-0.15436333</text:p>
          </table:table-cell>
          <table:table-cell office:value-type="float" office:value="-0.0762781861844739" calcext:value-type="float">
            <text:p>-0.0762781861844739</text:p>
          </table:table-cell>
          <table:table-cell office:value-type="float" office:value="3.3703" calcext:value-type="float">
            <text:p>3.3703</text:p>
          </table:table-cell>
          <table:table-cell office:value-type="float" office:value="3.86330348464143" calcext:value-type="float">
            <text:p>3.86330348464143</text:p>
          </table:table-cell>
          <table:table-cell/>
        </table:table-row>
        <table:table-row table:style-name="ro1">
          <table:table-cell office:value-type="string" calcext:value-type="string">
            <text:p>ZnSc</text:p>
          </table:table-cell>
          <table:table-cell office:value-type="float" office:value="-0.10144145" calcext:value-type="float">
            <text:p>-0.10144145</text:p>
          </table:table-cell>
          <table:table-cell office:value-type="float" office:value="-0.0758776105642146" calcext:value-type="float">
            <text:p>-0.0758776105642146</text:p>
          </table:table-cell>
          <table:table-cell office:value-type="float" office:value="3.8593" calcext:value-type="float">
            <text:p>3.8593</text:p>
          </table:table-cell>
          <table:table-cell office:value-type="float" office:value="2.66677292061084" calcext:value-type="float">
            <text:p>2.66677292061084</text:p>
          </table:table-cell>
          <table:table-cell/>
        </table:table-row>
        <table:table-row table:style-name="ro1">
          <table:table-cell office:value-type="string" calcext:value-type="string">
            <text:p>MgMn</text:p>
          </table:table-cell>
          <table:table-cell office:value-type="float" office:value="-0.007616128" calcext:value-type="float">
            <text:p>-0.007616128</text:p>
          </table:table-cell>
          <table:table-cell office:value-type="float" office:value="-0.075691177167616" calcext:value-type="float">
            <text:p>-0.075691177167616</text:p>
          </table:table-cell>
          <table:table-cell office:value-type="float" office:value="3.3203" calcext:value-type="float">
            <text:p>3.3203</text:p>
          </table:table-cell>
          <table:table-cell office:value-type="float" office:value="3.67562322935243" calcext:value-type="float">
            <text:p>3.67562322935243</text:p>
          </table:table-cell>
          <table:table-cell/>
        </table:table-row>
        <table:table-row table:style-name="ro1">
          <table:table-cell office:value-type="string" calcext:value-type="string">
            <text:p>NaRu</text:p>
          </table:table-cell>
          <table:table-cell office:value-type="float" office:value="-0.00581397" calcext:value-type="float">
            <text:p>-0.00581397</text:p>
          </table:table-cell>
          <table:table-cell office:value-type="float" office:value="-0.0750353256263711" calcext:value-type="float">
            <text:p>-0.0750353256263711</text:p>
          </table:table-cell>
          <table:table-cell office:value-type="float" office:value="3.6156" calcext:value-type="float">
            <text:p>3.6156</text:p>
          </table:table-cell>
          <table:table-cell office:value-type="float" office:value="2.37939455214606" calcext:value-type="float">
            <text:p>2.37939455214606</text:p>
          </table:table-cell>
          <table:table-cell/>
        </table:table-row>
        <table:table-row table:style-name="ro1">
          <table:table-cell office:value-type="string" calcext:value-type="string">
            <text:p>SbY</text:p>
          </table:table-cell>
          <table:table-cell office:value-type="float" office:value="-0.08407437" calcext:value-type="float">
            <text:p>-0.08407437</text:p>
          </table:table-cell>
          <table:table-cell office:value-type="float" office:value="-0.0724282024694406" calcext:value-type="float">
            <text:p>-0.0724282024694406</text:p>
          </table:table-cell>
          <table:table-cell office:value-type="float" office:value="4.1384" calcext:value-type="float">
            <text:p>4.1384</text:p>
          </table:table-cell>
          <table:table-cell office:value-type="float" office:value="1.4150520238063" calcext:value-type="float">
            <text:p>1.4150520238063</text:p>
          </table:table-cell>
          <table:table-cell/>
        </table:table-row>
        <table:table-row table:style-name="ro1">
          <table:table-cell office:value-type="string" calcext:value-type="string">
            <text:p>KSe</text:p>
          </table:table-cell>
          <table:table-cell office:value-type="float" office:value="0.011059263" calcext:value-type="float">
            <text:p>0.011059263</text:p>
          </table:table-cell>
          <table:table-cell office:value-type="float" office:value="-0.0712093437163283" calcext:value-type="float">
            <text:p>-0.0712093437163283</text:p>
          </table:table-cell>
          <table:table-cell office:value-type="float" office:value="3.8946" calcext:value-type="float">
            <text:p>3.8946</text:p>
          </table:table-cell>
          <table:table-cell office:value-type="float" office:value="2.49732991130317" calcext:value-type="float">
            <text:p>2.49732991130317</text:p>
          </table:table-cell>
          <table:table-cell/>
        </table:table-row>
        <table:table-row table:style-name="ro1">
          <table:table-cell office:value-type="string" calcext:value-type="string">
            <text:p>KSi</text:p>
          </table:table-cell>
          <table:table-cell office:value-type="float" office:value="-0.018220551" calcext:value-type="float">
            <text:p>-0.018220551</text:p>
          </table:table-cell>
          <table:table-cell office:value-type="float" office:value="-0.0709314943794083" calcext:value-type="float">
            <text:p>-0.0709314943794083</text:p>
          </table:table-cell>
          <table:table-cell office:value-type="float" office:value="3.8103" calcext:value-type="float">
            <text:p>3.8103</text:p>
          </table:table-cell>
          <table:table-cell office:value-type="float" office:value="4.30696838890138" calcext:value-type="float">
            <text:p>4.30696838890138</text:p>
          </table:table-cell>
          <table:table-cell/>
        </table:table-row>
        <table:table-row table:style-name="ro1">
          <table:table-cell office:value-type="string" calcext:value-type="string">
            <text:p>CaW</text:p>
          </table:table-cell>
          <table:table-cell office:value-type="float" office:value="-0.054978885" calcext:value-type="float">
            <text:p>-0.054978885</text:p>
          </table:table-cell>
          <table:table-cell office:value-type="float" office:value="-0.0690738555709198" calcext:value-type="float">
            <text:p>-0.0690738555709198</text:p>
          </table:table-cell>
          <table:table-cell office:value-type="float" office:value="3.7107" calcext:value-type="float">
            <text:p>3.7107</text:p>
          </table:table-cell>
          <table:table-cell office:value-type="float" office:value="1.33242079401672" calcext:value-type="float">
            <text:p>1.33242079401672</text:p>
          </table:table-cell>
          <table:table-cell/>
        </table:table-row>
        <table:table-row table:style-name="ro1">
          <table:table-cell office:value-type="string" calcext:value-type="string">
            <text:p>YBe</text:p>
          </table:table-cell>
          <table:table-cell office:value-type="float" office:value="-0.08163674" calcext:value-type="float">
            <text:p>-0.08163674</text:p>
          </table:table-cell>
          <table:table-cell office:value-type="float" office:value="-0.0676723309858954" calcext:value-type="float">
            <text:p>-0.0676723309858954</text:p>
          </table:table-cell>
          <table:table-cell office:value-type="float" office:value="3.4963" calcext:value-type="float">
            <text:p>3.4963</text:p>
          </table:table-cell>
          <table:table-cell office:value-type="float" office:value="2.99560582660996" calcext:value-type="float">
            <text:p>2.99560582660996</text:p>
          </table:table-cell>
          <table:table-cell/>
        </table:table-row>
        <table:table-row table:style-name="ro1">
          <table:table-cell office:value-type="string" calcext:value-type="string">
            <text:p>CdZr</text:p>
          </table:table-cell>
          <table:table-cell office:value-type="float" office:value="-0.080296956" calcext:value-type="float">
            <text:p>-0.080296956</text:p>
          </table:table-cell>
          <table:table-cell office:value-type="float" office:value="-0.0675728697287215" calcext:value-type="float">
            <text:p>-0.0675728697287215</text:p>
          </table:table-cell>
          <table:table-cell office:value-type="float" office:value="3.8431" calcext:value-type="float">
            <text:p>3.8431</text:p>
          </table:table-cell>
          <table:table-cell office:value-type="float" office:value="1.46319426385963" calcext:value-type="float">
            <text:p>1.46319426385963</text:p>
          </table:table-cell>
          <table:table-cell/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-0.043120027" calcext:value-type="float">
            <text:p>-0.043120027</text:p>
          </table:table-cell>
          <table:table-cell office:value-type="float" office:value="-0.0669496369912592" calcext:value-type="float">
            <text:p>-0.0669496369912592</text:p>
          </table:table-cell>
          <table:table-cell office:value-type="float" office:value="3.8339" calcext:value-type="float">
            <text:p>3.8339</text:p>
          </table:table-cell>
          <table:table-cell office:value-type="float" office:value="2.02447725307503" calcext:value-type="float">
            <text:p>2.02447725307503</text:p>
          </table:table-cell>
          <table:table-cell/>
        </table:table-row>
        <table:table-row table:style-name="ro1">
          <table:table-cell office:value-type="string" calcext:value-type="string">
            <text:p>SrCd</text:p>
          </table:table-cell>
          <table:table-cell office:value-type="float" office:value="-0.061407275" calcext:value-type="float">
            <text:p>-0.061407275</text:p>
          </table:table-cell>
          <table:table-cell office:value-type="float" office:value="-0.0640549106647516" calcext:value-type="float">
            <text:p>-0.0640549106647516</text:p>
          </table:table-cell>
          <table:table-cell office:value-type="float" office:value="4.1455" calcext:value-type="float">
            <text:p>4.1455</text:p>
          </table:table-cell>
          <table:table-cell office:value-type="float" office:value="1.48916435472943" calcext:value-type="float">
            <text:p>1.48916435472943</text:p>
          </table:table-cell>
          <table:table-cell/>
        </table:table-row>
        <table:table-row table:style-name="ro1">
          <table:table-cell office:value-type="string" calcext:value-type="string">
            <text:p>TiMo</text:p>
          </table:table-cell>
          <table:table-cell office:value-type="float" office:value="0.0016570026" calcext:value-type="float">
            <text:p>0.0016570026</text:p>
          </table:table-cell>
          <table:table-cell office:value-type="float" office:value="-0.0613952166313662" calcext:value-type="float">
            <text:p>-0.0613952166313662</text:p>
          </table:table-cell>
          <table:table-cell office:value-type="float" office:value="3.5328" calcext:value-type="float">
            <text:p>3.5328</text:p>
          </table:table-cell>
          <table:table-cell office:value-type="float" office:value="2.05939052850076" calcext:value-type="float">
            <text:p>2.05939052850076</text:p>
          </table:table-cell>
          <table:table-cell/>
        </table:table-row>
        <table:table-row table:style-name="ro1">
          <table:table-cell office:value-type="string" calcext:value-type="string">
            <text:p>NaBa</text:p>
          </table:table-cell>
          <table:table-cell office:value-type="float" office:value="-0.02098848" calcext:value-type="float">
            <text:p>-0.02098848</text:p>
          </table:table-cell>
          <table:table-cell office:value-type="float" office:value="-0.0610477581283352" calcext:value-type="float">
            <text:p>-0.0610477581283352</text:p>
          </table:table-cell>
          <table:table-cell office:value-type="float" office:value="4.9942" calcext:value-type="float">
            <text:p>4.9942</text:p>
          </table:table-cell>
          <table:table-cell office:value-type="float" office:value="1.85123612773096" calcext:value-type="float">
            <text:p>1.85123612773096</text:p>
          </table:table-cell>
          <table:table-cell/>
        </table:table-row>
        <table:table-row table:style-name="ro1">
          <table:table-cell office:value-type="string" calcext:value-type="string">
            <text:p>InHf</text:p>
          </table:table-cell>
          <table:table-cell office:value-type="float" office:value="-0.08205356" calcext:value-type="float">
            <text:p>-0.08205356</text:p>
          </table:table-cell>
          <table:table-cell office:value-type="float" office:value="-0.0607930697392326" calcext:value-type="float">
            <text:p>-0.0607930697392326</text:p>
          </table:table-cell>
          <table:table-cell office:value-type="float" office:value="3.8253" calcext:value-type="float">
            <text:p>3.8253</text:p>
          </table:table-cell>
          <table:table-cell office:value-type="float" office:value="1.02041690966566" calcext:value-type="float">
            <text:p>1.02041690966566</text:p>
          </table:table-cell>
          <table:table-cell/>
        </table:table-row>
        <table:table-row table:style-name="ro1">
          <table:table-cell office:value-type="string" calcext:value-type="string">
            <text:p>MgNb</text:p>
          </table:table-cell>
          <table:table-cell office:value-type="float" office:value="-0.10902035" calcext:value-type="float">
            <text:p>-0.10902035</text:p>
          </table:table-cell>
          <table:table-cell office:value-type="float" office:value="-0.0584374090897642" calcext:value-type="float">
            <text:p>-0.0584374090897642</text:p>
          </table:table-cell>
          <table:table-cell office:value-type="float" office:value="3.5816" calcext:value-type="float">
            <text:p>3.5816</text:p>
          </table:table-cell>
          <table:table-cell office:value-type="float" office:value="2.51492075531957" calcext:value-type="float">
            <text:p>2.51492075531957</text:p>
          </table:table-cell>
          <table:table-cell/>
        </table:table-row>
        <table:table-row table:style-name="ro1">
          <table:table-cell office:value-type="string" calcext:value-type="string">
            <text:p>SrSi</text:p>
          </table:table-cell>
          <table:table-cell office:value-type="float" office:value="-0.053487644" calcext:value-type="float">
            <text:p>-0.053487644</text:p>
          </table:table-cell>
          <table:table-cell office:value-type="float" office:value="-0.0556960166914096" calcext:value-type="float">
            <text:p>-0.0556960166914096</text:p>
          </table:table-cell>
          <table:table-cell office:value-type="float" office:value="3.8438" calcext:value-type="float">
            <text:p>3.8438</text:p>
          </table:table-cell>
          <table:table-cell office:value-type="float" office:value="2.54681825853968" calcext:value-type="float">
            <text:p>2.54681825853968</text:p>
          </table:table-cell>
          <table:table-cell/>
        </table:table-row>
        <table:table-row table:style-name="ro1">
          <table:table-cell office:value-type="string" calcext:value-type="string">
            <text:p>TiHf</text:p>
          </table:table-cell>
          <table:table-cell office:value-type="float" office:value="-0.033023816" calcext:value-type="float">
            <text:p>-0.033023816</text:p>
          </table:table-cell>
          <table:table-cell office:value-type="float" office:value="-0.0546986141420051" calcext:value-type="float">
            <text:p>-0.0546986141420051</text:p>
          </table:table-cell>
          <table:table-cell office:value-type="float" office:value="3.7309" calcext:value-type="float">
            <text:p>3.7309</text:p>
          </table:table-cell>
          <table:table-cell office:value-type="float" office:value="1.31825320007139" calcext:value-type="float">
            <text:p>1.31825320007139</text:p>
          </table:table-cell>
          <table:table-cell/>
        </table:table-row>
        <table:table-row table:style-name="ro1">
          <table:table-cell office:value-type="string" calcext:value-type="string">
            <text:p>YMg</text:p>
          </table:table-cell>
          <table:table-cell office:value-type="float" office:value="-0.03992515" calcext:value-type="float">
            <text:p>-0.03992515</text:p>
          </table:table-cell>
          <table:table-cell office:value-type="float" office:value="-0.0546179772389772" calcext:value-type="float">
            <text:p>-0.0546179772389772</text:p>
          </table:table-cell>
          <table:table-cell office:value-type="float" office:value="3.8587" calcext:value-type="float">
            <text:p>3.8587</text:p>
          </table:table-cell>
          <table:table-cell office:value-type="float" office:value="2.60147854336404" calcext:value-type="float">
            <text:p>2.60147854336404</text:p>
          </table:table-cell>
          <table:table-cell/>
        </table:table-row>
        <table:table-row table:style-name="ro1">
          <table:table-cell office:value-type="string" calcext:value-type="string">
            <text:p>MgCr</text:p>
          </table:table-cell>
          <table:table-cell office:value-type="float" office:value="-0.0721683" calcext:value-type="float">
            <text:p>-0.0721683</text:p>
          </table:table-cell>
          <table:table-cell office:value-type="float" office:value="-0.0522058324390204" calcext:value-type="float">
            <text:p>-0.0522058324390204</text:p>
          </table:table-cell>
          <table:table-cell office:value-type="float" office:value="3.3381" calcext:value-type="float">
            <text:p>3.3381</text:p>
          </table:table-cell>
          <table:table-cell office:value-type="float" office:value="3.81194207318457" calcext:value-type="float">
            <text:p>3.81194207318457</text:p>
          </table:table-cell>
          <table:table-cell/>
        </table:table-row>
        <table:table-row table:style-name="ro1">
          <table:table-cell office:value-type="string" calcext:value-type="string">
            <text:p>BaIn</text:p>
          </table:table-cell>
          <table:table-cell office:value-type="float" office:value="-0.03955654" calcext:value-type="float">
            <text:p>-0.03955654</text:p>
          </table:table-cell>
          <table:table-cell office:value-type="float" office:value="-0.0506932488785341" calcext:value-type="float">
            <text:p>-0.0506932488785341</text:p>
          </table:table-cell>
          <table:table-cell office:value-type="float" office:value="4.2028" calcext:value-type="float">
            <text:p>4.2028</text:p>
          </table:table-cell>
          <table:table-cell office:value-type="float" office:value="1.18502723020783" calcext:value-type="float">
            <text:p>1.18502723020783</text:p>
          </table:table-cell>
          <table:table-cell/>
        </table:table-row>
        <table:table-row table:style-name="ro1">
          <table:table-cell office:value-type="string" calcext:value-type="string">
            <text:p>KCo</text:p>
          </table:table-cell>
          <table:table-cell office:value-type="float" office:value="0.21588878" calcext:value-type="float">
            <text:p>0.21588878</text:p>
          </table:table-cell>
          <table:table-cell office:value-type="float" office:value="-0.047652858442753" calcext:value-type="float">
            <text:p>-0.047652858442753</text:p>
          </table:table-cell>
          <table:table-cell office:value-type="float" office:value="3.5051" calcext:value-type="float">
            <text:p>3.5051</text:p>
          </table:table-cell>
          <table:table-cell office:value-type="float" office:value="2.99224241693769" calcext:value-type="float">
            <text:p>2.99224241693769</text:p>
          </table:table-cell>
          <table:table-cell/>
        </table:table-row>
        <table:table-row table:style-name="ro1">
          <table:table-cell office:value-type="string" calcext:value-type="string">
            <text:p>AgSc</text:p>
          </table:table-cell>
          <table:table-cell office:value-type="float" office:value="-0.16500512" calcext:value-type="float">
            <text:p>-0.16500512</text:p>
          </table:table-cell>
          <table:table-cell office:value-type="float" office:value="-0.0465909701660995" calcext:value-type="float">
            <text:p>-0.0465909701660995</text:p>
          </table:table-cell>
          <table:table-cell office:value-type="float" office:value="3.884" calcext:value-type="float">
            <text:p>3.884</text:p>
          </table:table-cell>
          <table:table-cell office:value-type="float" office:value="1.94023748739893" calcext:value-type="float">
            <text:p>1.94023748739893</text:p>
          </table:table-cell>
          <table:table-cell/>
        </table:table-row>
        <table:table-row table:style-name="ro1">
          <table:table-cell office:value-type="string" calcext:value-type="string">
            <text:p>BiZr</text:p>
          </table:table-cell>
          <table:table-cell office:value-type="float" office:value="-0.0038734926" calcext:value-type="float">
            <text:p>-0.0038734926</text:p>
          </table:table-cell>
          <table:table-cell office:value-type="float" office:value="-0.0461596379943606" calcext:value-type="float">
            <text:p>-0.0461596379943606</text:p>
          </table:table-cell>
          <table:table-cell office:value-type="float" office:value="4.0099" calcext:value-type="float">
            <text:p>4.0099</text:p>
          </table:table-cell>
          <table:table-cell office:value-type="float" office:value="0.997209296680896" calcext:value-type="float">
            <text:p>0.997209296680896</text:p>
          </table:table-cell>
          <table:table-cell/>
        </table:table-row>
        <table:table-row table:style-name="ro1">
          <table:table-cell office:value-type="string" calcext:value-type="string">
            <text:p>BaV</text:p>
          </table:table-cell>
          <table:table-cell office:value-type="float" office:value="0.018804274" calcext:value-type="float">
            <text:p>0.018804274</text:p>
          </table:table-cell>
          <table:table-cell office:value-type="float" office:value="-0.0448937260085376" calcext:value-type="float">
            <text:p>-0.0448937260085376</text:p>
          </table:table-cell>
          <table:table-cell office:value-type="float" office:value="4.0173" calcext:value-type="float">
            <text:p>4.0173</text:p>
          </table:table-cell>
          <table:table-cell office:value-type="float" office:value="1.58073256678574" calcext:value-type="float">
            <text:p>1.58073256678574</text:p>
          </table:table-cell>
          <table:table-cell/>
        </table:table-row>
        <table:table-row table:style-name="ro1">
          <table:table-cell office:value-type="string" calcext:value-type="string">
            <text:p>NaZn</text:p>
          </table:table-cell>
          <table:table-cell office:value-type="float" office:value="0.023175463" calcext:value-type="float">
            <text:p>0.023175463</text:p>
          </table:table-cell>
          <table:table-cell office:value-type="float" office:value="-0.0446060304610054" calcext:value-type="float">
            <text:p>-0.0446060304610054</text:p>
          </table:table-cell>
          <table:table-cell office:value-type="float" office:value="3.7729" calcext:value-type="float">
            <text:p>3.7729</text:p>
          </table:table-cell>
          <table:table-cell office:value-type="float" office:value="3.30751953517631" calcext:value-type="float">
            <text:p>3.30751953517631</text:p>
          </table:table-cell>
          <table:table-cell/>
        </table:table-row>
        <table:table-row table:style-name="ro1">
          <table:table-cell office:value-type="string" calcext:value-type="string">
            <text:p>SrTa</text:p>
          </table:table-cell>
          <table:table-cell office:value-type="float" office:value="-0.034474317" calcext:value-type="float">
            <text:p>-0.034474317</text:p>
          </table:table-cell>
          <table:table-cell office:value-type="float" office:value="-0.040551779507326" calcext:value-type="float">
            <text:p>-0.040551779507326</text:p>
          </table:table-cell>
          <table:table-cell office:value-type="float" office:value="3.9401" calcext:value-type="float">
            <text:p>3.9401</text:p>
          </table:table-cell>
          <table:table-cell office:value-type="float" office:value="1.11336981211134" calcext:value-type="float">
            <text:p>1.11336981211134</text:p>
          </table:table-cell>
          <table:table-cell/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-0.04581853" calcext:value-type="float">
            <text:p>-0.04581853</text:p>
          </table:table-cell>
          <table:table-cell office:value-type="float" office:value="-0.0401386064732911" calcext:value-type="float">
            <text:p>-0.0401386064732911</text:p>
          </table:table-cell>
          <table:table-cell office:value-type="float" office:value="3.3272" calcext:value-type="float">
            <text:p>3.3272</text:p>
          </table:table-cell>
          <table:table-cell office:value-type="float" office:value="4.96470645410854" calcext:value-type="float">
            <text:p>4.96470645410854</text:p>
          </table:table-cell>
          <table:table-cell/>
        </table:table-row>
        <table:table-row table:style-name="ro1">
          <table:table-cell office:value-type="string" calcext:value-type="string">
            <text:p>AlSc</text:p>
          </table:table-cell>
          <table:table-cell office:value-type="float" office:value="-0.026288502" calcext:value-type="float">
            <text:p>-0.026288502</text:p>
          </table:table-cell>
          <table:table-cell office:value-type="float" office:value="-0.0393877629853334" calcext:value-type="float">
            <text:p>-0.0393877629853334</text:p>
          </table:table-cell>
          <table:table-cell office:value-type="float" office:value="3.8401" calcext:value-type="float">
            <text:p>3.8401</text:p>
          </table:table-cell>
          <table:table-cell office:value-type="float" office:value="4.03384304427732" calcext:value-type="float">
            <text:p>4.03384304427732</text:p>
          </table:table-cell>
          <table:table-cell/>
        </table:table-row>
        <table:table-row table:style-name="ro1">
          <table:table-cell office:value-type="string" calcext:value-type="string">
            <text:p>ScBe</text:p>
          </table:table-cell>
          <table:table-cell office:value-type="float" office:value="-0.033394486" calcext:value-type="float">
            <text:p>-0.033394486</text:p>
          </table:table-cell>
          <table:table-cell office:value-type="float" office:value="-0.038965983564359" calcext:value-type="float">
            <text:p>-0.038965983564359</text:p>
          </table:table-cell>
          <table:table-cell office:value-type="float" office:value="3.2634" calcext:value-type="float">
            <text:p>3.2634</text:p>
          </table:table-cell>
          <table:table-cell office:value-type="float" office:value="5.30570003316611" calcext:value-type="float">
            <text:p>5.30570003316611</text:p>
          </table:table-cell>
          <table:table-cell/>
        </table:table-row>
        <table:table-row table:style-name="ro1">
          <table:table-cell office:value-type="string" calcext:value-type="string">
            <text:p>TiSc</text:p>
          </table:table-cell>
          <table:table-cell office:value-type="float" office:value="0.037307803" calcext:value-type="float">
            <text:p>0.037307803</text:p>
          </table:table-cell>
          <table:table-cell office:value-type="float" office:value="-0.0387445158643467" calcext:value-type="float">
            <text:p>-0.0387445158643467</text:p>
          </table:table-cell>
          <table:table-cell office:value-type="float" office:value="3.8387" calcext:value-type="float">
            <text:p>3.8387</text:p>
          </table:table-cell>
          <table:table-cell office:value-type="float" office:value="3.15484934843684" calcext:value-type="float">
            <text:p>3.15484934843684</text:p>
          </table:table-cell>
          <table:table-cell/>
        </table:table-row>
        <table:table-row table:style-name="ro1">
          <table:table-cell office:value-type="string" calcext:value-type="string">
            <text:p>SnZr</text:p>
          </table:table-cell>
          <table:table-cell office:value-type="float" office:value="-0.029571172" calcext:value-type="float">
            <text:p>-0.029571172</text:p>
          </table:table-cell>
          <table:table-cell office:value-type="float" office:value="-0.0381472516706635" calcext:value-type="float">
            <text:p>-0.0381472516706635</text:p>
          </table:table-cell>
          <table:table-cell office:value-type="float" office:value="3.9068" calcext:value-type="float">
            <text:p>3.9068</text:p>
          </table:table-cell>
          <table:table-cell office:value-type="float" office:value="1.41991498598173" calcext:value-type="float">
            <text:p>1.41991498598173</text:p>
          </table:table-cell>
          <table:table-cell/>
        </table:table-row>
        <table:table-row table:style-name="ro1">
          <table:table-cell office:value-type="string" calcext:value-type="string">
            <text:p>SrAs</text:p>
          </table:table-cell>
          <table:table-cell office:value-type="float" office:value="0.0010026703" calcext:value-type="float">
            <text:p>0.0010026703</text:p>
          </table:table-cell>
          <table:table-cell office:value-type="float" office:value="-0.0375250425053629" calcext:value-type="float">
            <text:p>-0.0375250425053629</text:p>
          </table:table-cell>
          <table:table-cell office:value-type="float" office:value="4.0698" calcext:value-type="float">
            <text:p>4.0698</text:p>
          </table:table-cell>
          <table:table-cell office:value-type="float" office:value="1.82635963475948" calcext:value-type="float">
            <text:p>1.82635963475948</text:p>
          </table:table-cell>
          <table:table-cell/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0.048026904" calcext:value-type="float">
            <text:p>0.048026904</text:p>
          </table:table-cell>
          <table:table-cell office:value-type="float" office:value="-0.0372415894729397" calcext:value-type="float">
            <text:p>-0.0372415894729397</text:p>
          </table:table-cell>
          <table:table-cell office:value-type="float" office:value="3.9561" calcext:value-type="float">
            <text:p>3.9561</text:p>
          </table:table-cell>
          <table:table-cell office:value-type="float" office:value="2.63125196132614" calcext:value-type="float">
            <text:p>2.63125196132614</text:p>
          </table:table-cell>
          <table:table-cell/>
        </table:table-row>
        <table:table-row table:style-name="ro1">
          <table:table-cell office:value-type="string" calcext:value-type="string">
            <text:p>SrAl</text:p>
          </table:table-cell>
          <table:table-cell office:value-type="float" office:value="-0.09082891" calcext:value-type="float">
            <text:p>-0.09082891</text:p>
          </table:table-cell>
          <table:table-cell office:value-type="float" office:value="-0.0334455408077541" calcext:value-type="float">
            <text:p>-0.0334455408077541</text:p>
          </table:table-cell>
          <table:table-cell office:value-type="float" office:value="3.8099" calcext:value-type="float">
            <text:p>3.8099</text:p>
          </table:table-cell>
          <table:table-cell office:value-type="float" office:value="2.57072117440499" calcext:value-type="float">
            <text:p>2.57072117440499</text:p>
          </table:table-cell>
          <table:table-cell/>
        </table:table-row>
        <table:table-row table:style-name="ro1">
          <table:table-cell office:value-type="string" calcext:value-type="string">
            <text:p>GaHf</text:p>
          </table:table-cell>
          <table:table-cell office:value-type="float" office:value="-0.04987204" calcext:value-type="float">
            <text:p>-0.04987204</text:p>
          </table:table-cell>
          <table:table-cell office:value-type="float" office:value="-0.0332026594499169" calcext:value-type="float">
            <text:p>-0.0332026594499169</text:p>
          </table:table-cell>
          <table:table-cell office:value-type="float" office:value="3.7392" calcext:value-type="float">
            <text:p>3.7392</text:p>
          </table:table-cell>
          <table:table-cell office:value-type="float" office:value="1.20357358447699" calcext:value-type="float">
            <text:p>1.20357358447699</text:p>
          </table:table-cell>
          <table:table-cell/>
        </table:table-row>
        <table:table-row table:style-name="ro1">
          <table:table-cell office:value-type="string" calcext:value-type="string">
            <text:p>BaMo</text:p>
          </table:table-cell>
          <table:table-cell office:value-type="float" office:value="-0.020740733" calcext:value-type="float">
            <text:p>-0.020740733</text:p>
          </table:table-cell>
          <table:table-cell office:value-type="float" office:value="-0.0320272109184774" calcext:value-type="float">
            <text:p>-0.0320272109184774</text:p>
          </table:table-cell>
          <table:table-cell office:value-type="float" office:value="3.9669" calcext:value-type="float">
            <text:p>3.9669</text:p>
          </table:table-cell>
          <table:table-cell office:value-type="float" office:value="1.27970269856442" calcext:value-type="float">
            <text:p>1.27970269856442</text:p>
          </table:table-cell>
          <table:table-cell/>
        </table:table-row>
        <table:table-row table:style-name="ro1">
          <table:table-cell office:value-type="string" calcext:value-type="string">
            <text:p>TaTi</text:p>
          </table:table-cell>
          <table:table-cell office:value-type="float" office:value="0.01957079" calcext:value-type="float">
            <text:p>0.01957079</text:p>
          </table:table-cell>
          <table:table-cell office:value-type="float" office:value="-0.0304566718946306" calcext:value-type="float">
            <text:p>-0.0304566718946306</text:p>
          </table:table-cell>
          <table:table-cell office:value-type="float" office:value="3.4793" calcext:value-type="float">
            <text:p>3.4793</text:p>
          </table:table-cell>
          <table:table-cell office:value-type="float" office:value="1.3042774998307" calcext:value-type="float">
            <text:p>1.3042774998307</text:p>
          </table:table-cell>
          <table:table-cell/>
        </table:table-row>
        <table:table-row table:style-name="ro1">
          <table:table-cell office:value-type="string" calcext:value-type="string">
            <text:p>TiTc</text:p>
          </table:table-cell>
          <table:table-cell office:value-type="float" office:value="-0.071755864" calcext:value-type="float">
            <text:p>-0.071755864</text:p>
          </table:table-cell>
          <table:table-cell office:value-type="float" office:value="-0.0282001769338594" calcext:value-type="float">
            <text:p>-0.0282001769338594</text:p>
          </table:table-cell>
          <table:table-cell office:value-type="float" office:value="3.3623" calcext:value-type="float">
            <text:p>3.3623</text:p>
          </table:table-cell>
          <table:table-cell office:value-type="float" office:value="2.03089753955281" calcext:value-type="float">
            <text:p>2.03089753955281</text:p>
          </table:table-cell>
          <table:table-cell/>
        </table:table-row>
        <table:table-row table:style-name="ro1">
          <table:table-cell office:value-type="string" calcext:value-type="string">
            <text:p>PbZr</text:p>
          </table:table-cell>
          <table:table-cell office:value-type="float" office:value="-0.01372642" calcext:value-type="float">
            <text:p>-0.01372642</text:p>
          </table:table-cell>
          <table:table-cell office:value-type="float" office:value="-0.0265490722290097" calcext:value-type="float">
            <text:p>-0.0265490722290097</text:p>
          </table:table-cell>
          <table:table-cell office:value-type="float" office:value="3.9582" calcext:value-type="float">
            <text:p>3.9582</text:p>
          </table:table-cell>
          <table:table-cell office:value-type="float" office:value="1.00309897746151" calcext:value-type="float">
            <text:p>1.00309897746151</text:p>
          </table:table-cell>
          <table:table-cell/>
        </table:table-row>
        <table:table-row table:style-name="ro1">
          <table:table-cell office:value-type="string" calcext:value-type="string">
            <text:p>TiTa</text:p>
          </table:table-cell>
          <table:table-cell office:value-type="float" office:value="-0.05968622" calcext:value-type="float">
            <text:p>-0.05968622</text:p>
          </table:table-cell>
          <table:table-cell office:value-type="float" office:value="-0.0245888353946357" calcext:value-type="float">
            <text:p>-0.0245888353946357</text:p>
          </table:table-cell>
          <table:table-cell office:value-type="float" office:value="3.4868" calcext:value-type="float">
            <text:p>3.4868</text:p>
          </table:table-cell>
          <table:table-cell office:value-type="float" office:value="1.3042774998307" calcext:value-type="float">
            <text:p>1.3042774998307</text:p>
          </table:table-cell>
          <table:table-cell/>
        </table:table-row>
        <table:table-row table:style-name="ro1">
          <table:table-cell office:value-type="string" calcext:value-type="string">
            <text:p>KPb</text:p>
          </table:table-cell>
          <table:table-cell office:value-type="float" office:value="0.057731904" calcext:value-type="float">
            <text:p>0.057731904</text:p>
          </table:table-cell>
          <table:table-cell office:value-type="float" office:value="-0.0244950384432486" calcext:value-type="float">
            <text:p>-0.0244950384432486</text:p>
          </table:table-cell>
          <table:table-cell office:value-type="float" office:value="4.4893" calcext:value-type="float">
            <text:p>4.4893</text:p>
          </table:table-cell>
          <table:table-cell office:value-type="float" office:value="1.21281657640325" calcext:value-type="float">
            <text:p>1.21281657640325</text:p>
          </table:table-cell>
          <table:table-cell/>
        </table:table-row>
        <table:table-row table:style-name="ro1">
          <table:table-cell office:value-type="string" calcext:value-type="string">
            <text:p>MgLi</text:p>
          </table:table-cell>
          <table:table-cell office:value-type="float" office:value="-0.11334529" calcext:value-type="float">
            <text:p>-0.11334529</text:p>
          </table:table-cell>
          <table:table-cell office:value-type="float" office:value="-0.0240090621290904" calcext:value-type="float">
            <text:p>-0.0240090621290904</text:p>
          </table:table-cell>
          <table:table-cell office:value-type="float" office:value="3.2953" calcext:value-type="float">
            <text:p>3.2953</text:p>
          </table:table-cell>
          <table:table-cell office:value-type="float" office:value="8.82356545788685" calcext:value-type="float">
            <text:p>8.82356545788685</text:p>
          </table:table-cell>
          <table:table-cell/>
        </table:table-row>
        <table:table-row table:style-name="ro1">
          <table:table-cell office:value-type="string" calcext:value-type="string">
            <text:p>RbZn</text:p>
          </table:table-cell>
          <table:table-cell office:value-type="float" office:value="0.08615025" calcext:value-type="float">
            <text:p>0.08615025</text:p>
          </table:table-cell>
          <table:table-cell office:value-type="float" office:value="-0.0205939160500913" calcext:value-type="float">
            <text:p>-0.0205939160500913</text:p>
          </table:table-cell>
          <table:table-cell office:value-type="float" office:value="3.9712" calcext:value-type="float">
            <text:p>3.9712</text:p>
          </table:table-cell>
          <table:table-cell office:value-type="float" office:value="1.96478740631454" calcext:value-type="float">
            <text:p>1.96478740631454</text:p>
          </table:table-cell>
          <table:table-cell/>
        </table:table-row>
        <table:table-row table:style-name="ro1">
          <table:table-cell office:value-type="string" calcext:value-type="string">
            <text:p>AgY</text:p>
          </table:table-cell>
          <table:table-cell office:value-type="float" office:value="-0.15558043" calcext:value-type="float">
            <text:p>-0.15558043</text:p>
          </table:table-cell>
          <table:table-cell office:value-type="float" office:value="-0.0196503098476265" calcext:value-type="float">
            <text:p>-0.0196503098476265</text:p>
          </table:table-cell>
          <table:table-cell office:value-type="float" office:value="4.1084" calcext:value-type="float">
            <text:p>4.1084</text:p>
          </table:table-cell>
          <table:table-cell office:value-type="float" office:value="1.51343955768898" calcext:value-type="float">
            <text:p>1.51343955768898</text:p>
          </table:table-cell>
          <table:table-cell/>
        </table:table-row>
        <table:table-row table:style-name="ro1">
          <table:table-cell office:value-type="string" calcext:value-type="string">
            <text:p>PdHf</text:p>
          </table:table-cell>
          <table:table-cell office:value-type="float" office:value="-0.06363588" calcext:value-type="float">
            <text:p>-0.06363588</text:p>
          </table:table-cell>
          <table:table-cell office:value-type="float" office:value="-0.0174571481344615" calcext:value-type="float">
            <text:p>-0.0174571481344615</text:p>
          </table:table-cell>
          <table:table-cell office:value-type="float" office:value="3.6396" calcext:value-type="float">
            <text:p>3.6396</text:p>
          </table:table-cell>
          <table:table-cell office:value-type="float" office:value="1.05017882234188" calcext:value-type="float">
            <text:p>1.05017882234188</text:p>
          </table:table-cell>
          <table:table-cell/>
        </table:table-row>
        <table:table-row table:style-name="ro1">
          <table:table-cell office:value-type="string" calcext:value-type="string">
            <text:p>AsHf</text:p>
          </table:table-cell>
          <table:table-cell office:value-type="float" office:value="-0.03773304" calcext:value-type="float">
            <text:p>-0.03773304</text:p>
          </table:table-cell>
          <table:table-cell office:value-type="float" office:value="-0.0126134693006392" calcext:value-type="float">
            <text:p>-0.0126134693006392</text:p>
          </table:table-cell>
          <table:table-cell office:value-type="float" office:value="3.7646" calcext:value-type="float">
            <text:p>3.7646</text:p>
          </table:table-cell>
          <table:table-cell office:value-type="float" office:value="1.17917407821431" calcext:value-type="float">
            <text:p>1.17917407821431</text:p>
          </table:table-cell>
          <table:table-cell/>
        </table:table-row>
        <table:table-row table:style-name="ro1">
          <table:table-cell office:value-type="string" calcext:value-type="string">
            <text:p>PdTi</text:p>
          </table:table-cell>
          <table:table-cell office:value-type="float" office:value="-0.026963338" calcext:value-type="float">
            <text:p>-0.026963338</text:p>
          </table:table-cell>
          <table:table-cell office:value-type="float" office:value="-0.0122212042264818" calcext:value-type="float">
            <text:p>-0.0122212042264818</text:p>
          </table:table-cell>
          <table:table-cell office:value-type="float" office:value="3.47" calcext:value-type="float">
            <text:p>3.47</text:p>
          </table:table-cell>
          <table:table-cell office:value-type="float" office:value="1.92219454453292" calcext:value-type="float">
            <text:p>1.92219454453292</text:p>
          </table:table-cell>
          <table:table-cell/>
        </table:table-row>
        <table:table-row table:style-name="ro1">
          <table:table-cell office:value-type="string" calcext:value-type="string">
            <text:p>BiHf</text:p>
          </table:table-cell>
          <table:table-cell office:value-type="float" office:value="0.058901742" calcext:value-type="float">
            <text:p>0.058901742</text:p>
          </table:table-cell>
          <table:table-cell office:value-type="float" office:value="-0.0115398851455819" calcext:value-type="float">
            <text:p>-0.0115398851455819</text:p>
          </table:table-cell>
          <table:table-cell office:value-type="float" office:value="3.9869" calcext:value-type="float">
            <text:p>3.9869</text:p>
          </table:table-cell>
          <table:table-cell office:value-type="float" office:value="0.774357172303344" calcext:value-type="float">
            <text:p>0.774357172303344</text:p>
          </table:table-cell>
          <table:table-cell/>
        </table:table-row>
        <table:table-row table:style-name="ro1">
          <table:table-cell office:value-type="string" calcext:value-type="string">
            <text:p>SnHf</text:p>
          </table:table-cell>
          <table:table-cell office:value-type="float" office:value="-0.009383394" calcext:value-type="float">
            <text:p>-0.009383394</text:p>
          </table:table-cell>
          <table:table-cell office:value-type="float" office:value="-0.0113909711419655" calcext:value-type="float">
            <text:p>-0.0113909711419655</text:p>
          </table:table-cell>
          <table:table-cell office:value-type="float" office:value="3.8699" calcext:value-type="float">
            <text:p>3.8699</text:p>
          </table:table-cell>
          <table:table-cell office:value-type="float" office:value="1.00718857018074" calcext:value-type="float">
            <text:p>1.00718857018074</text:p>
          </table:table-cell>
          <table:table-cell/>
        </table:table-row>
        <table:table-row table:style-name="ro1">
          <table:table-cell office:value-type="string" calcext:value-type="string">
            <text:p>AsZr</text:p>
          </table:table-cell>
          <table:table-cell office:value-type="float" office:value="-0.009816284" calcext:value-type="float">
            <text:p>-0.009816284</text:p>
          </table:table-cell>
          <table:table-cell office:value-type="float" office:value="-0.0109229464893046" calcext:value-type="float">
            <text:p>-0.0109229464893046</text:p>
          </table:table-cell>
          <table:table-cell office:value-type="float" office:value="3.8258" calcext:value-type="float">
            <text:p>3.8258</text:p>
          </table:table-cell>
          <table:table-cell office:value-type="float" office:value="1.78745071065444" calcext:value-type="float">
            <text:p>1.78745071065444</text:p>
          </table:table-cell>
          <table:table-cell/>
        </table:table-row>
        <table:table-row table:style-name="ro1">
          <table:table-cell office:value-type="string" calcext:value-type="string">
            <text:p>NaFe</text:p>
          </table:table-cell>
          <table:table-cell office:value-type="float" office:value="0.08698164" calcext:value-type="float">
            <text:p>0.08698164</text:p>
          </table:table-cell>
          <table:table-cell office:value-type="float" office:value="-0.0080409803603397" calcext:value-type="float">
            <text:p>-0.0080409803603397</text:p>
          </table:table-cell>
          <table:table-cell office:value-type="float" office:value="3.2959" calcext:value-type="float">
            <text:p>3.2959</text:p>
          </table:table-cell>
          <table:table-cell office:value-type="float" office:value="3.69395566988936" calcext:value-type="float">
            <text:p>3.69395566988936</text:p>
          </table:table-cell>
          <table:table-cell/>
        </table:table-row>
        <table:table-row table:style-name="ro1">
          <table:table-cell office:value-type="string" calcext:value-type="string">
            <text:p>LiNb</text:p>
          </table:table-cell>
          <table:table-cell office:value-type="float" office:value="-0.066966966" calcext:value-type="float">
            <text:p>-0.066966966</text:p>
          </table:table-cell>
          <table:table-cell office:value-type="float" office:value="-0.0076484007385611" calcext:value-type="float">
            <text:p>-0.0076484007385611</text:p>
          </table:table-cell>
          <table:table-cell office:value-type="float" office:value="3.4558" calcext:value-type="float">
            <text:p>3.4558</text:p>
          </table:table-cell>
          <table:table-cell office:value-type="float" office:value="2.93942327881856" calcext:value-type="float">
            <text:p>2.93942327881856</text:p>
          </table:table-cell>
          <table:table-cell/>
        </table:table-row>
        <table:table-row table:style-name="ro1">
          <table:table-cell office:value-type="string" calcext:value-type="string">
            <text:p>BaSb</text:p>
          </table:table-cell>
          <table:table-cell office:value-type="float" office:value="0.015510284" calcext:value-type="float">
            <text:p>0.015510284</text:p>
          </table:table-cell>
          <table:table-cell office:value-type="float" office:value="-0.0059385575348941" calcext:value-type="float">
            <text:p>-0.0059385575348941</text:p>
          </table:table-cell>
          <table:table-cell office:value-type="float" office:value="4.2912" calcext:value-type="float">
            <text:p>4.2912</text:p>
          </table:table-cell>
          <table:table-cell office:value-type="float" office:value="1.15364180692731" calcext:value-type="float">
            <text:p>1.15364180692731</text:p>
          </table:table-cell>
          <table:table-cell/>
        </table:table-row>
        <table:table-row table:style-name="ro1">
          <table:table-cell office:value-type="string" calcext:value-type="string">
            <text:p>LiMn</text:p>
          </table:table-cell>
          <table:table-cell office:value-type="float" office:value="0.032663576" calcext:value-type="float">
            <text:p>0.032663576</text:p>
          </table:table-cell>
          <table:table-cell office:value-type="float" office:value="-0.0039650533764601" calcext:value-type="float">
            <text:p>-0.0039650533764601</text:p>
          </table:table-cell>
          <table:table-cell office:value-type="float" office:value="3.2147" calcext:value-type="float">
            <text:p>3.2147</text:p>
          </table:table-cell>
          <table:table-cell office:value-type="float" office:value="4.65899309683787" calcext:value-type="float">
            <text:p>4.65899309683787</text:p>
          </table:table-cell>
          <table:table-cell/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0.007496112" calcext:value-type="float">
            <text:p>0.007496112</text:p>
          </table:table-cell>
          <table:table-cell office:value-type="float" office:value="-0.0033204616052995" calcext:value-type="float">
            <text:p>-0.0033204616052995</text:p>
          </table:table-cell>
          <table:table-cell office:value-type="float" office:value="3.7757" calcext:value-type="float">
            <text:p>3.7757</text:p>
          </table:table-cell>
          <table:table-cell office:value-type="float" office:value="4.24769467371436" calcext:value-type="float">
            <text:p>4.24769467371436</text:p>
          </table:table-cell>
          <table:table-cell/>
        </table:table-row>
        <table:table-row table:style-name="ro1">
          <table:table-cell office:value-type="string" calcext:value-type="string">
            <text:p>GaTi</text:p>
          </table:table-cell>
          <table:table-cell office:value-type="float" office:value="-0.021076359" calcext:value-type="float">
            <text:p>-0.021076359</text:p>
          </table:table-cell>
          <table:table-cell office:value-type="float" office:value="-0.0020194500118641" calcext:value-type="float">
            <text:p>-0.0020194500118641</text:p>
          </table:table-cell>
          <table:table-cell office:value-type="float" office:value="3.5083" calcext:value-type="float">
            <text:p>3.5083</text:p>
          </table:table-cell>
          <table:table-cell office:value-type="float" office:value="2.50702614343862" calcext:value-type="float">
            <text:p>2.50702614343862</text:p>
          </table:table-cell>
          <table:table-cell/>
        </table:table-row>
        <table:table-row table:style-name="ro1">
          <table:table-cell office:value-type="string" calcext:value-type="string">
            <text:p>CdRh</text:p>
          </table:table-cell>
          <table:table-cell office:value-type="float" office:value="0.029841125" calcext:value-type="float">
            <text:p>0.029841125</text:p>
          </table:table-cell>
          <table:table-cell office:value-type="float" office:value="-0.0019499598895976" calcext:value-type="float">
            <text:p>-0.0019499598895976</text:p>
          </table:table-cell>
          <table:table-cell office:value-type="float" office:value="3.6539" calcext:value-type="float">
            <text:p>3.6539</text:p>
          </table:table-cell>
          <table:table-cell office:value-type="float" office:value="1.38491140802578" calcext:value-type="float">
            <text:p>1.38491140802578</text:p>
          </table:table-cell>
          <table:table-cell/>
        </table:table-row>
        <table:table-row table:style-name="ro1">
          <table:table-cell office:value-type="string" calcext:value-type="string">
            <text:p>AlY</text:p>
          </table:table-cell>
          <table:table-cell office:value-type="float" office:value="0.022809245" calcext:value-type="float">
            <text:p>0.022809245</text:p>
          </table:table-cell>
          <table:table-cell office:value-type="float" office:value="-0.0003145446068997" calcext:value-type="float">
            <text:p>-0.0003145446068997</text:p>
          </table:table-cell>
          <table:table-cell office:value-type="float" office:value="4.0451" calcext:value-type="float">
            <text:p>4.0451</text:p>
          </table:table-cell>
          <table:table-cell office:value-type="float" office:value="2.54292260216755" calcext:value-type="float">
            <text:p>2.54292260216755</text:p>
          </table:table-cell>
          <table:table-cell/>
        </table:table-row>
        <table:table-row table:style-name="ro1">
          <table:table-cell office:value-type="string" calcext:value-type="string">
            <text:p>CaGa</text:p>
          </table:table-cell>
          <table:table-cell office:value-type="float" office:value="-0.033599336" calcext:value-type="float">
            <text:p>-0.033599336</text:p>
          </table:table-cell>
          <table:table-cell office:value-type="float" office:value="0.002804473341564" calcext:value-type="float">
            <text:p>0.002804473341564</text:p>
          </table:table-cell>
          <table:table-cell office:value-type="float" office:value="3.7502" calcext:value-type="float">
            <text:p>3.7502</text:p>
          </table:table-cell>
          <table:table-cell office:value-type="float" office:value="2.68010177193281" calcext:value-type="float">
            <text:p>2.68010177193281</text:p>
          </table:table-cell>
          <table:table-cell/>
        </table:table-row>
        <table:table-row table:style-name="ro1">
          <table:table-cell office:value-type="string" calcext:value-type="string">
            <text:p>CaBa</text:p>
          </table:table-cell>
          <table:table-cell office:value-type="float" office:value="0.02356287" calcext:value-type="float">
            <text:p>0.02356287</text:p>
          </table:table-cell>
          <table:table-cell office:value-type="float" office:value="0.0071015929321689" calcext:value-type="float">
            <text:p>0.0071015929321689</text:p>
          </table:table-cell>
          <table:table-cell office:value-type="float" office:value="4.8574" calcext:value-type="float">
            <text:p>4.8574</text:p>
          </table:table-cell>
          <table:table-cell office:value-type="float" office:value="1.67590742986625" calcext:value-type="float">
            <text:p>1.67590742986625</text:p>
          </table:table-cell>
          <table:table-cell/>
        </table:table-row>
        <table:table-row table:style-name="ro1">
          <table:table-cell office:value-type="string" calcext:value-type="string">
            <text:p>PdZr</text:p>
          </table:table-cell>
          <table:table-cell office:value-type="float" office:value="-0.00928419" calcext:value-type="float">
            <text:p>-0.00928419</text:p>
          </table:table-cell>
          <table:table-cell office:value-type="float" office:value="0.0072067232569066" calcext:value-type="float">
            <text:p>0.0072067232569066</text:p>
          </table:table-cell>
          <table:table-cell office:value-type="float" office:value="3.7239" calcext:value-type="float">
            <text:p>3.7239</text:p>
          </table:table-cell>
          <table:table-cell office:value-type="float" office:value="1.50687838239335" calcext:value-type="float">
            <text:p>1.50687838239335</text:p>
          </table:table-cell>
          <table:table-cell/>
        </table:table-row>
        <table:table-row table:style-name="ro1">
          <table:table-cell office:value-type="string" calcext:value-type="string">
            <text:p>BaMn</text:p>
          </table:table-cell>
          <table:table-cell office:value-type="float" office:value="0.09815053" calcext:value-type="float">
            <text:p>0.09815053</text:p>
          </table:table-cell>
          <table:table-cell office:value-type="float" office:value="0.0084389156581054" calcext:value-type="float">
            <text:p>0.0084389156581054</text:p>
          </table:table-cell>
          <table:table-cell office:value-type="float" office:value="3.9891" calcext:value-type="float">
            <text:p>3.9891</text:p>
          </table:table-cell>
          <table:table-cell office:value-type="float" office:value="1.54838321171051" calcext:value-type="float">
            <text:p>1.54838321171051</text:p>
          </table:table-cell>
          <table:table-cell/>
        </table:table-row>
        <table:table-row table:style-name="ro1">
          <table:table-cell office:value-type="string" calcext:value-type="string">
            <text:p>VFe</text:p>
          </table:table-cell>
          <table:table-cell office:value-type="float" office:value="0.065861106" calcext:value-type="float">
            <text:p>0.065861106</text:p>
          </table:table-cell>
          <table:table-cell office:value-type="float" office:value="0.0090263826194317" calcext:value-type="float">
            <text:p>0.0090263826194317</text:p>
          </table:table-cell>
          <table:table-cell office:value-type="float" office:value="3.1563" calcext:value-type="float">
            <text:p>3.1563</text:p>
          </table:table-cell>
          <table:table-cell office:value-type="float" office:value="2.75367561081691" calcext:value-type="float">
            <text:p>2.75367561081691</text:p>
          </table:table-cell>
          <table:table-cell/>
        </table:table-row>
        <table:table-row table:style-name="ro1">
          <table:table-cell office:value-type="string" calcext:value-type="string">
            <text:p>AlTi</text:p>
          </table:table-cell>
          <table:table-cell office:value-type="float" office:value="-0.004478409" calcext:value-type="float">
            <text:p>-0.004478409</text:p>
          </table:table-cell>
          <table:table-cell office:value-type="float" office:value="0.0096509976249311" calcext:value-type="float">
            <text:p>0.0096509976249311</text:p>
          </table:table-cell>
          <table:table-cell office:value-type="float" office:value="3.477" calcext:value-type="float">
            <text:p>3.477</text:p>
          </table:table-cell>
          <table:table-cell office:value-type="float" office:value="3.8830466347272" calcext:value-type="float">
            <text:p>3.8830466347272</text:p>
          </table:table-cell>
          <table:table-cell/>
        </table:table-row>
        <table:table-row table:style-name="ro1">
          <table:table-cell office:value-type="string" calcext:value-type="string">
            <text:p>RbAl</text:p>
          </table:table-cell>
          <table:table-cell office:value-type="float" office:value="0.042984694" calcext:value-type="float">
            <text:p>0.042984694</text:p>
          </table:table-cell>
          <table:table-cell office:value-type="float" office:value="0.0097983065786715" calcext:value-type="float">
            <text:p>0.0097983065786715</text:p>
          </table:table-cell>
          <table:table-cell office:value-type="float" office:value="3.9481" calcext:value-type="float">
            <text:p>3.9481</text:p>
          </table:table-cell>
          <table:table-cell office:value-type="float" office:value="2.61863452655222" calcext:value-type="float">
            <text:p>2.61863452655222</text:p>
          </table:table-cell>
          <table:table-cell/>
        </table:table-row>
        <table:table-row table:style-name="ro1">
          <table:table-cell office:value-type="string" calcext:value-type="string">
            <text:p>NbRu</text:p>
          </table:table-cell>
          <table:table-cell office:value-type="float" office:value="-0.039607383" calcext:value-type="float">
            <text:p>-0.039607383</text:p>
          </table:table-cell>
          <table:table-cell office:value-type="float" office:value="0.0098990252781288" calcext:value-type="float">
            <text:p>0.0098990252781288</text:p>
          </table:table-cell>
          <table:table-cell office:value-type="float" office:value="3.3981" calcext:value-type="float">
            <text:p>3.3981</text:p>
          </table:table-cell>
          <table:table-cell office:value-type="float" office:value="1.53493245184523" calcext:value-type="float">
            <text:p>1.53493245184523</text:p>
          </table:table-cell>
          <table:table-cell/>
        </table:table-row>
        <table:table-row table:style-name="ro1">
          <table:table-cell office:value-type="string" calcext:value-type="string">
            <text:p>ZnZr</text:p>
          </table:table-cell>
          <table:table-cell office:value-type="float" office:value="-0.017821528" calcext:value-type="float">
            <text:p>-0.017821528</text:p>
          </table:table-cell>
          <table:table-cell office:value-type="float" office:value="0.0102763121992936" calcext:value-type="float">
            <text:p>0.0102763121992936</text:p>
          </table:table-cell>
          <table:table-cell office:value-type="float" office:value="3.7816" calcext:value-type="float">
            <text:p>3.7816</text:p>
          </table:table-cell>
          <table:table-cell office:value-type="float" office:value="1.89394978554627" calcext:value-type="float">
            <text:p>1.89394978554627</text:p>
          </table:table-cell>
          <table:table-cell/>
        </table:table-row>
        <table:table-row table:style-name="ro1">
          <table:table-cell office:value-type="string" calcext:value-type="string">
            <text:p>MgCa</text:p>
          </table:table-cell>
          <table:table-cell office:value-type="float" office:value="0.004727659" calcext:value-type="float">
            <text:p>0.004727659</text:p>
          </table:table-cell>
          <table:table-cell office:value-type="float" office:value="0.0105763263262496" calcext:value-type="float">
            <text:p>0.0105763263262496</text:p>
          </table:table-cell>
          <table:table-cell office:value-type="float" office:value="4.1569" calcext:value-type="float">
            <text:p>4.1569</text:p>
          </table:table-cell>
          <table:table-cell office:value-type="float" office:value="4.48592590482684" calcext:value-type="float">
            <text:p>4.48592590482684</text:p>
          </table:table-cell>
          <table:table-cell/>
        </table:table-row>
        <table:table-row table:style-name="ro1">
          <table:table-cell office:value-type="string" calcext:value-type="string">
            <text:p>KLi</text:p>
          </table:table-cell>
          <table:table-cell office:value-type="float" office:value="-0.18799604" calcext:value-type="float">
            <text:p>-0.18799604</text:p>
          </table:table-cell>
          <table:table-cell office:value-type="float" office:value="0.0123396026233262" calcext:value-type="float">
            <text:p>0.0123396026233262</text:p>
          </table:table-cell>
          <table:table-cell office:value-type="float" office:value="4.2002" calcext:value-type="float">
            <text:p>4.2002</text:p>
          </table:table-cell>
          <table:table-cell office:value-type="float" office:value="6.16312211697911" calcext:value-type="float">
            <text:p>6.16312211697911</text:p>
          </table:table-cell>
          <table:table-cell/>
        </table:table-row>
        <table:table-row table:style-name="ro1">
          <table:table-cell office:value-type="string" calcext:value-type="string">
            <text:p>KTe</text:p>
          </table:table-cell>
          <table:table-cell office:value-type="float" office:value="0.021087207" calcext:value-type="float">
            <text:p>0.021087207</text:p>
          </table:table-cell>
          <table:table-cell office:value-type="float" office:value="0.0129375025106786" calcext:value-type="float">
            <text:p>0.0129375025106786</text:p>
          </table:table-cell>
          <table:table-cell office:value-type="float" office:value="4.2034" calcext:value-type="float">
            <text:p>4.2034</text:p>
          </table:table-cell>
          <table:table-cell office:value-type="float" office:value="1.78162987829754" calcext:value-type="float">
            <text:p>1.78162987829754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float" office:value="0.05312226" calcext:value-type="float">
            <text:p>0.05312226</text:p>
          </table:table-cell>
          <table:table-cell office:value-type="float" office:value="0.0144261453528059" calcext:value-type="float">
            <text:p>0.0144261453528059</text:p>
          </table:table-cell>
          <table:table-cell office:value-type="float" office:value="3.2945" calcext:value-type="float">
            <text:p>3.2945</text:p>
          </table:table-cell>
          <table:table-cell office:value-type="float" office:value="1.24608771512673" calcext:value-type="float">
            <text:p>1.24608771512673</text:p>
          </table:table-cell>
          <table:table-cell/>
        </table:table-row>
        <table:table-row table:style-name="ro1">
          <table:table-cell office:value-type="string" calcext:value-type="string">
            <text:p>SnTi</text:p>
          </table:table-cell>
          <table:table-cell office:value-type="float" office:value="0.003339895" calcext:value-type="float">
            <text:p>0.003339895</text:p>
          </table:table-cell>
          <table:table-cell office:value-type="float" office:value="0.016526983876013" calcext:value-type="float">
            <text:p>0.016526983876013</text:p>
          </table:table-cell>
          <table:table-cell office:value-type="float" office:value="3.6568" calcext:value-type="float">
            <text:p>3.6568</text:p>
          </table:table-cell>
          <table:table-cell office:value-type="float" office:value="1.78290411567586" calcext:value-type="float">
            <text:p>1.78290411567586</text:p>
          </table:table-cell>
          <table:table-cell/>
        </table:table-row>
        <table:table-row table:style-name="ro1">
          <table:table-cell office:value-type="string" calcext:value-type="string">
            <text:p>CaAl</text:p>
          </table:table-cell>
          <table:table-cell office:value-type="float" office:value="-0.04157927" calcext:value-type="float">
            <text:p>-0.04157927</text:p>
          </table:table-cell>
          <table:table-cell office:value-type="float" office:value="0.0168169945183407" calcext:value-type="float">
            <text:p>0.0168169945183407</text:p>
          </table:table-cell>
          <table:table-cell office:value-type="float" office:value="3.7083" calcext:value-type="float">
            <text:p>3.7083</text:p>
          </table:table-cell>
          <table:table-cell office:value-type="float" office:value="4.31460486541237" calcext:value-type="float">
            <text:p>4.31460486541237</text:p>
          </table:table-cell>
          <table:table-cell/>
        </table:table-row>
        <table:table-row table:style-name="ro1">
          <table:table-cell office:value-type="string" calcext:value-type="string">
            <text:p>ZrBe</text:p>
          </table:table-cell>
          <table:table-cell office:value-type="float" office:value="0.008525622" calcext:value-type="float">
            <text:p>0.008525622</text:p>
          </table:table-cell>
          <table:table-cell office:value-type="float" office:value="0.0207947289792802" calcext:value-type="float">
            <text:p>0.0207947289792802</text:p>
          </table:table-cell>
          <table:table-cell office:value-type="float" office:value="3.3349" calcext:value-type="float">
            <text:p>3.3349</text:p>
          </table:table-cell>
          <table:table-cell office:value-type="float" office:value="2.92835555048701" calcext:value-type="float">
            <text:p>2.92835555048701</text:p>
          </table:table-cell>
          <table:table-cell/>
        </table:table-row>
        <table:table-row table:style-name="ro1">
          <table:table-cell office:value-type="string" calcext:value-type="string">
            <text:p>ZrY</text:p>
          </table:table-cell>
          <table:table-cell office:value-type="float" office:value="0.06517015" calcext:value-type="float">
            <text:p>0.06517015</text:p>
          </table:table-cell>
          <table:table-cell office:value-type="float" office:value="0.0212273032875301" calcext:value-type="float">
            <text:p>0.0212273032875301</text:p>
          </table:table-cell>
          <table:table-cell office:value-type="float" office:value="4.1336" calcext:value-type="float">
            <text:p>4.1336</text:p>
          </table:table-cell>
          <table:table-cell office:value-type="float" office:value="1.6509742884213" calcext:value-type="float">
            <text:p>1.6509742884213</text:p>
          </table:table-cell>
          <table:table-cell/>
        </table:table-row>
        <table:table-row table:style-name="ro1">
          <table:table-cell office:value-type="string" calcext:value-type="string">
            <text:p>LiCr</text:p>
          </table:table-cell>
          <table:table-cell office:value-type="float" office:value="0.028707203" calcext:value-type="float">
            <text:p>0.028707203</text:p>
          </table:table-cell>
          <table:table-cell office:value-type="float" office:value="0.0220328627522261" calcext:value-type="float">
            <text:p>0.0220328627522261</text:p>
          </table:table-cell>
          <table:table-cell office:value-type="float" office:value="3.2576" calcext:value-type="float">
            <text:p>3.2576</text:p>
          </table:table-cell>
          <table:table-cell office:value-type="float" office:value="4.88020513575331" calcext:value-type="float">
            <text:p>4.88020513575331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0.01268942" calcext:value-type="float">
            <text:p>0.01268942</text:p>
          </table:table-cell>
          <table:table-cell office:value-type="float" office:value="0.0231083524915643" calcext:value-type="float">
            <text:p>0.0231083524915643</text:p>
          </table:table-cell>
          <table:table-cell office:value-type="float" office:value="3.4288" calcext:value-type="float">
            <text:p>3.4288</text:p>
          </table:table-cell>
          <table:table-cell office:value-type="float" office:value="3.92933076719315" calcext:value-type="float">
            <text:p>3.92933076719315</text:p>
          </table:table-cell>
          <table:table-cell/>
        </table:table-row>
        <table:table-row table:style-name="ro1">
          <table:table-cell office:value-type="string" calcext:value-type="string">
            <text:p>NaGa</text:p>
          </table:table-cell>
          <table:table-cell office:value-type="float" office:value="0.034334265" calcext:value-type="float">
            <text:p>0.034334265</text:p>
          </table:table-cell>
          <table:table-cell office:value-type="float" office:value="0.0231871020410129" calcext:value-type="float">
            <text:p>0.0231871020410129</text:p>
          </table:table-cell>
          <table:table-cell office:value-type="float" office:value="3.7073" calcext:value-type="float">
            <text:p>3.7073</text:p>
          </table:table-cell>
          <table:table-cell office:value-type="float" office:value="3.15847892925897" calcext:value-type="float">
            <text:p>3.15847892925897</text:p>
          </table:table-cell>
          <table:table-cell/>
        </table:table-row>
        <table:table-row table:style-name="ro1">
          <table:table-cell office:value-type="string" calcext:value-type="string">
            <text:p>NaAl</text:p>
          </table:table-cell>
          <table:table-cell office:value-type="float" office:value="0.0006690854" calcext:value-type="float">
            <text:p>0.0006690854</text:p>
          </table:table-cell>
          <table:table-cell office:value-type="float" office:value="0.0234306829678291" calcext:value-type="float">
            <text:p>0.0234306829678291</text:p>
          </table:table-cell>
          <table:table-cell office:value-type="float" office:value="3.6581" calcext:value-type="float">
            <text:p>3.6581</text:p>
          </table:table-cell>
          <table:table-cell office:value-type="float" office:value="5.70584527477132" calcext:value-type="float">
            <text:p>5.70584527477132</text:p>
          </table:table-cell>
          <table:table-cell/>
        </table:table-row>
        <table:table-row table:style-name="ro1">
          <table:table-cell office:value-type="string" calcext:value-type="string">
            <text:p>AsY</text:p>
          </table:table-cell>
          <table:table-cell office:value-type="float" office:value="0.010643956" calcext:value-type="float">
            <text:p>0.010643956</text:p>
          </table:table-cell>
          <table:table-cell office:value-type="float" office:value="0.0249359936355021" calcext:value-type="float">
            <text:p>0.0249359936355021</text:p>
          </table:table-cell>
          <table:table-cell office:value-type="float" office:value="4.0337" calcext:value-type="float">
            <text:p>4.0337</text:p>
          </table:table-cell>
          <table:table-cell office:value-type="float" office:value="1.81228467724579" calcext:value-type="float">
            <text:p>1.81228467724579</text:p>
          </table:table-cell>
          <table:table-cell/>
        </table:table-row>
        <table:table-row table:style-name="ro1">
          <table:table-cell office:value-type="string" calcext:value-type="string">
            <text:p>NaNb</text:p>
          </table:table-cell>
          <table:table-cell office:value-type="float" office:value="-0.0005965037" calcext:value-type="float">
            <text:p>-0.0005965037</text:p>
          </table:table-cell>
          <table:table-cell office:value-type="float" office:value="0.0252358715763751" calcext:value-type="float">
            <text:p>0.0252358715763751</text:p>
          </table:table-cell>
          <table:table-cell office:value-type="float" office:value="3.6077" calcext:value-type="float">
            <text:p>3.6077</text:p>
          </table:table-cell>
          <table:table-cell office:value-type="float" office:value="2.54273526835543" calcext:value-type="float">
            <text:p>2.54273526835543</text:p>
          </table:table-cell>
          <table:table-cell/>
        </table:table-row>
        <table:table-row table:style-name="ro1">
          <table:table-cell office:value-type="string" calcext:value-type="string">
            <text:p>ZnTi</text:p>
          </table:table-cell>
          <table:table-cell office:value-type="float" office:value="0.015156531" calcext:value-type="float">
            <text:p>0.015156531</text:p>
          </table:table-cell>
          <table:table-cell office:value-type="float" office:value="0.0264273099960212" calcext:value-type="float">
            <text:p>0.0264273099960212</text:p>
          </table:table-cell>
          <table:table-cell office:value-type="float" office:value="3.4428" calcext:value-type="float">
            <text:p>3.4428</text:p>
          </table:table-cell>
          <table:table-cell office:value-type="float" office:value="2.60002122101307" calcext:value-type="float">
            <text:p>2.60002122101307</text:p>
          </table:table-cell>
          <table:table-cell/>
        </table:table-row>
        <table:table-row table:style-name="ro1">
          <table:table-cell office:value-type="string" calcext:value-type="string">
            <text:p>LiTc</text:p>
          </table:table-cell>
          <table:table-cell office:value-type="float" office:value="0.01708816" calcext:value-type="float">
            <text:p>0.01708816</text:p>
          </table:table-cell>
          <table:table-cell office:value-type="float" office:value="0.0264487846042462" calcext:value-type="float">
            <text:p>0.0264487846042462</text:p>
          </table:table-cell>
          <table:table-cell office:value-type="float" office:value="3.3432" calcext:value-type="float">
            <text:p>3.3432</text:p>
          </table:table-cell>
          <table:table-cell office:value-type="float" office:value="2.80074565029609" calcext:value-type="float">
            <text:p>2.80074565029609</text:p>
          </table:table-cell>
          <table:table-cell/>
        </table:table-row>
        <table:table-row table:style-name="ro1">
          <table:table-cell office:value-type="string" calcext:value-type="string">
            <text:p>SrW</text:p>
          </table:table-cell>
          <table:table-cell office:value-type="float" office:value="0.040300474" calcext:value-type="float">
            <text:p>0.040300474</text:p>
          </table:table-cell>
          <table:table-cell office:value-type="float" office:value="0.0282706756629219" calcext:value-type="float">
            <text:p>0.0282706756629219</text:p>
          </table:table-cell>
          <table:table-cell office:value-type="float" office:value="3.8405" calcext:value-type="float">
            <text:p>3.8405</text:p>
          </table:table-cell>
          <table:table-cell office:value-type="float" office:value="1.10163870496993" calcext:value-type="float">
            <text:p>1.10163870496993</text:p>
          </table:table-cell>
          <table:table-cell/>
        </table:table-row>
        <table:table-row table:style-name="ro1">
          <table:table-cell office:value-type="string" calcext:value-type="string">
            <text:p>PbRh</text:p>
          </table:table-cell>
          <table:table-cell office:value-type="float" office:value="0.116009586" calcext:value-type="float">
            <text:p>0.116009586</text:p>
          </table:table-cell>
          <table:table-cell office:value-type="float" office:value="0.0286732776797898" calcext:value-type="float">
            <text:p>0.0286732776797898</text:p>
          </table:table-cell>
          <table:table-cell office:value-type="float" office:value="3.7451" calcext:value-type="float">
            <text:p>3.7451</text:p>
          </table:table-cell>
          <table:table-cell office:value-type="float" office:value="0.96567769508138" calcext:value-type="float">
            <text:p>0.96567769508138</text:p>
          </table:table-cell>
          <table:table-cell/>
        </table:table-row>
        <table:table-row table:style-name="ro1">
          <table:table-cell office:value-type="string" calcext:value-type="string">
            <text:p>ScCa</text:p>
          </table:table-cell>
          <table:table-cell office:value-type="float" office:value="0.057999156" calcext:value-type="float">
            <text:p>0.057999156</text:p>
          </table:table-cell>
          <table:table-cell office:value-type="float" office:value="0.0289918389591256" calcext:value-type="float">
            <text:p>0.0289918389591256</text:p>
          </table:table-cell>
          <table:table-cell office:value-type="float" office:value="4.0788" calcext:value-type="float">
            <text:p>4.0788</text:p>
          </table:table-cell>
          <table:table-cell office:value-type="float" office:value="3.4339062922947" calcext:value-type="float">
            <text:p>3.4339062922947</text:p>
          </table:table-cell>
          <table:table-cell/>
        </table:table-row>
        <table:table-row table:style-name="ro1">
          <table:table-cell office:value-type="string" calcext:value-type="string">
            <text:p>GeZr</text:p>
          </table:table-cell>
          <table:table-cell office:value-type="float" office:value="0.041270915" calcext:value-type="float">
            <text:p>0.041270915</text:p>
          </table:table-cell>
          <table:table-cell office:value-type="float" office:value="0.0299456154433247" calcext:value-type="float">
            <text:p>0.0299456154433247</text:p>
          </table:table-cell>
          <table:table-cell office:value-type="float" office:value="3.8523" calcext:value-type="float">
            <text:p>3.8523</text:p>
          </table:table-cell>
          <table:table-cell office:value-type="float" office:value="1.81188776988039" calcext:value-type="float">
            <text:p>1.81188776988039</text:p>
          </table:table-cell>
          <table:table-cell/>
        </table:table-row>
        <table:table-row table:style-name="ro1">
          <table:table-cell office:value-type="string" calcext:value-type="string">
            <text:p>AlZr</text:p>
          </table:table-cell>
          <table:table-cell office:value-type="float" office:value="0.025938258" calcext:value-type="float">
            <text:p>0.025938258</text:p>
          </table:table-cell>
          <table:table-cell office:value-type="float" office:value="0.0301309453382651" calcext:value-type="float">
            <text:p>0.0301309453382651</text:p>
          </table:table-cell>
          <table:table-cell office:value-type="float" office:value="3.8108" calcext:value-type="float">
            <text:p>3.8108</text:p>
          </table:table-cell>
          <table:table-cell office:value-type="float" office:value="2.49429678991967" calcext:value-type="float">
            <text:p>2.49429678991967</text:p>
          </table:table-cell>
          <table:table-cell/>
        </table:table-row>
        <table:table-row table:style-name="ro1">
          <table:table-cell office:value-type="string" calcext:value-type="string">
            <text:p>AlHf</text:p>
          </table:table-cell>
          <table:table-cell office:value-type="float" office:value="0.020006597" calcext:value-type="float">
            <text:p>0.020006597</text:p>
          </table:table-cell>
          <table:table-cell office:value-type="float" office:value="0.0305773870869934" calcext:value-type="float">
            <text:p>0.0305773870869934</text:p>
          </table:table-cell>
          <table:table-cell office:value-type="float" office:value="3.7274" calcext:value-type="float">
            <text:p>3.7274</text:p>
          </table:table-cell>
          <table:table-cell office:value-type="float" office:value="1.45030566642072" calcext:value-type="float">
            <text:p>1.45030566642072</text:p>
          </table:table-cell>
          <table:table-cell/>
        </table:table-row>
        <table:table-row table:style-name="ro1">
          <table:table-cell office:value-type="string" calcext:value-type="string">
            <text:p>ScMg</text:p>
          </table:table-cell>
          <table:table-cell office:value-type="float" office:value="0.023483612" calcext:value-type="float">
            <text:p>0.023483612</text:p>
          </table:table-cell>
          <table:table-cell office:value-type="float" office:value="0.0311204485525394" calcext:value-type="float">
            <text:p>0.0311204485525394</text:p>
          </table:table-cell>
          <table:table-cell office:value-type="float" office:value="3.6483" calcext:value-type="float">
            <text:p>3.6483</text:p>
          </table:table-cell>
          <table:table-cell office:value-type="float" office:value="4.18320704294788" calcext:value-type="float">
            <text:p>4.18320704294788</text:p>
          </table:table-cell>
          <table:table-cell/>
        </table:table-row>
        <table:table-row table:style-name="ro1">
          <table:table-cell office:value-type="string" calcext:value-type="string">
            <text:p>GeHf</text:p>
          </table:table-cell>
          <table:table-cell office:value-type="float" office:value="0.036797315" calcext:value-type="float">
            <text:p>0.036797315</text:p>
          </table:table-cell>
          <table:table-cell office:value-type="float" office:value="0.0321117291920034" calcext:value-type="float">
            <text:p>0.0321117291920034</text:p>
          </table:table-cell>
          <table:table-cell office:value-type="float" office:value="3.7958" calcext:value-type="float">
            <text:p>3.7958</text:p>
          </table:table-cell>
          <table:table-cell office:value-type="float" office:value="1.18975980766293" calcext:value-type="float">
            <text:p>1.18975980766293</text:p>
          </table:table-cell>
          <table:table-cell/>
        </table:table-row>
        <table:table-row table:style-name="ro1">
          <table:table-cell office:value-type="string" calcext:value-type="string">
            <text:p>CaCd</text:p>
          </table:table-cell>
          <table:table-cell office:value-type="float" office:value="0.09436413" calcext:value-type="float">
            <text:p>0.09436413</text:p>
          </table:table-cell>
          <table:table-cell office:value-type="float" office:value="0.0328675775513603" calcext:value-type="float">
            <text:p>0.0328675775513603</text:p>
          </table:table-cell>
          <table:table-cell office:value-type="float" office:value="4.0938" calcext:value-type="float">
            <text:p>4.0938</text:p>
          </table:table-cell>
          <table:table-cell office:value-type="float" office:value="1.94441847302364" calcext:value-type="float">
            <text:p>1.94441847302364</text:p>
          </table:table-cell>
          <table:table-cell/>
        </table:table-row>
        <table:table-row table:style-name="ro1">
          <table:table-cell office:value-type="string" calcext:value-type="string">
            <text:p>GaCa</text:p>
          </table:table-cell>
          <table:table-cell office:value-type="float" office:value="0.017336428" calcext:value-type="float">
            <text:p>0.017336428</text:p>
          </table:table-cell>
          <table:table-cell office:value-type="float" office:value="0.0344589819515688" calcext:value-type="float">
            <text:p>0.0344589819515688</text:p>
          </table:table-cell>
          <table:table-cell office:value-type="float" office:value="4.3567" calcext:value-type="float">
            <text:p>4.3567</text:p>
          </table:table-cell>
          <table:table-cell office:value-type="float" office:value="2.68010177193281" calcext:value-type="float">
            <text:p>2.68010177193281</text:p>
          </table:table-cell>
          <table:table-cell/>
        </table:table-row>
        <table:table-row table:style-name="ro1">
          <table:table-cell office:value-type="string" calcext:value-type="string">
            <text:p>TaRh</text:p>
          </table:table-cell>
          <table:table-cell office:value-type="float" office:value="0.1083694" calcext:value-type="float">
            <text:p>0.1083694</text:p>
          </table:table-cell>
          <table:table-cell office:value-type="float" office:value="0.0358201905677991" calcext:value-type="float">
            <text:p>0.0358201905677991</text:p>
          </table:table-cell>
          <table:table-cell office:value-type="float" office:value="3.5157" calcext:value-type="float">
            <text:p>3.5157</text:p>
          </table:table-cell>
          <table:table-cell office:value-type="float" office:value="1.05404681863878" calcext:value-type="float">
            <text:p>1.05404681863878</text:p>
          </table:table-cell>
          <table:table-cell/>
        </table:table-row>
        <table:table-row table:style-name="ro1">
          <table:table-cell office:value-type="string" calcext:value-type="string">
            <text:p>NbZr</text:p>
          </table:table-cell>
          <table:table-cell office:value-type="float" office:value="0.08737225" calcext:value-type="float">
            <text:p>0.08737225</text:p>
          </table:table-cell>
          <table:table-cell office:value-type="float" office:value="0.0364544088666991" calcext:value-type="float">
            <text:p>0.0364544088666991</text:p>
          </table:table-cell>
          <table:table-cell office:value-type="float" office:value="3.7764" calcext:value-type="float">
            <text:p>3.7764</text:p>
          </table:table-cell>
          <table:table-cell office:value-type="float" office:value="1.61568375168711" calcext:value-type="float">
            <text:p>1.61568375168711</text:p>
          </table:table-cell>
          <table:table-cell/>
        </table:table-row>
        <table:table-row table:style-name="ro1">
          <table:table-cell office:value-type="string" calcext:value-type="string">
            <text:p>RbSe</text:p>
          </table:table-cell>
          <table:table-cell office:value-type="float" office:value="0.13458587" calcext:value-type="float">
            <text:p>0.13458587</text:p>
          </table:table-cell>
          <table:table-cell office:value-type="float" office:value="0.0380265357980868" calcext:value-type="float">
            <text:p>0.0380265357980868</text:p>
          </table:table-cell>
          <table:table-cell office:value-type="float" office:value="3.9804" calcext:value-type="float">
            <text:p>3.9804</text:p>
          </table:table-cell>
          <table:table-cell office:value-type="float" office:value="1.80578724768384" calcext:value-type="float">
            <text:p>1.80578724768384</text:p>
          </table:table-cell>
          <table:table-cell/>
        </table:table-row>
        <table:table-row table:style-name="ro1">
          <table:table-cell office:value-type="string" calcext:value-type="string">
            <text:p>AsTi</text:p>
          </table:table-cell>
          <table:table-cell office:value-type="float" office:value="0.03372455" calcext:value-type="float">
            <text:p>0.03372455</text:p>
          </table:table-cell>
          <table:table-cell office:value-type="float" office:value="0.040840417677348" calcext:value-type="float">
            <text:p>0.040840417677348</text:p>
          </table:table-cell>
          <table:table-cell office:value-type="float" office:value="3.6452" calcext:value-type="float">
            <text:p>3.6452</text:p>
          </table:table-cell>
          <table:table-cell office:value-type="float" office:value="2.40343520933784" calcext:value-type="float">
            <text:p>2.40343520933784</text:p>
          </table:table-cell>
          <table:table-cell/>
        </table:table-row>
        <table:table-row table:style-name="ro1">
          <table:table-cell office:value-type="string" calcext:value-type="string">
            <text:p>PbTi</text:p>
          </table:table-cell>
          <table:table-cell office:value-type="float" office:value="0.007829328" calcext:value-type="float">
            <text:p>0.007829328</text:p>
          </table:table-cell>
          <table:table-cell office:value-type="float" office:value="0.0420863966373551" calcext:value-type="float">
            <text:p>0.0420863966373551</text:p>
          </table:table-cell>
          <table:table-cell office:value-type="float" office:value="3.7121" calcext:value-type="float">
            <text:p>3.7121</text:p>
          </table:table-cell>
          <table:table-cell office:value-type="float" office:value="1.17161083063706" calcext:value-type="float">
            <text:p>1.17161083063706</text:p>
          </table:table-cell>
          <table:table-cell/>
        </table:table-row>
        <table:table-row table:style-name="ro1">
          <table:table-cell office:value-type="string" calcext:value-type="string">
            <text:p>BiTi</text:p>
          </table:table-cell>
          <table:table-cell office:value-type="float" office:value="-0.0016998416" calcext:value-type="float">
            <text:p>-0.0016998416</text:p>
          </table:table-cell>
          <table:table-cell office:value-type="float" office:value="0.0428410193224483" calcext:value-type="float">
            <text:p>0.0428410193224483</text:p>
          </table:table-cell>
          <table:table-cell office:value-type="float" office:value="3.763" calcext:value-type="float">
            <text:p>3.763</text:p>
          </table:table-cell>
          <table:table-cell office:value-type="float" office:value="1.16358402442564" calcext:value-type="float">
            <text:p>1.16358402442564</text:p>
          </table:table-cell>
          <table:table-cell/>
        </table:table-row>
        <table:table-row table:style-name="ro1">
          <table:table-cell office:value-type="string" calcext:value-type="string">
            <text:p>NbPd</text:p>
          </table:table-cell>
          <table:table-cell office:value-type="float" office:value="0.06868374" calcext:value-type="float">
            <text:p>0.06868374</text:p>
          </table:table-cell>
          <table:table-cell office:value-type="float" office:value="0.0439167464008631" calcext:value-type="float">
            <text:p>0.0439167464008631</text:p>
          </table:table-cell>
          <table:table-cell office:value-type="float" office:value="3.4991" calcext:value-type="float">
            <text:p>3.4991</text:p>
          </table:table-cell>
          <table:table-cell office:value-type="float" office:value="1.49434989439101" calcext:value-type="float">
            <text:p>1.49434989439101</text:p>
          </table:table-cell>
          <table:table-cell/>
        </table:table-row>
        <table:table-row table:style-name="ro1">
          <table:table-cell office:value-type="string" calcext:value-type="string">
            <text:p>CaGe</text:p>
          </table:table-cell>
          <table:table-cell office:value-type="float" office:value="0.0647954" calcext:value-type="float">
            <text:p>0.0647954</text:p>
          </table:table-cell>
          <table:table-cell office:value-type="float" office:value="0.0453363371334052" calcext:value-type="float">
            <text:p>0.0453363371334052</text:p>
          </table:table-cell>
          <table:table-cell office:value-type="float" office:value="3.8749" calcext:value-type="float">
            <text:p>3.8749</text:p>
          </table:table-cell>
          <table:table-cell office:value-type="float" office:value="2.61255611843671" calcext:value-type="float">
            <text:p>2.61255611843671</text:p>
          </table:table-cell>
          <table:table-cell/>
        </table:table-row>
        <table:table-row table:style-name="ro1">
          <table:table-cell office:value-type="string" calcext:value-type="string">
            <text:p>VRh</text:p>
          </table:table-cell>
          <table:table-cell office:value-type="float" office:value="0.14365652" calcext:value-type="float">
            <text:p>0.14365652</text:p>
          </table:table-cell>
          <table:table-cell office:value-type="float" office:value="0.0453578868411447" calcext:value-type="float">
            <text:p>0.0453578868411447</text:p>
          </table:table-cell>
          <table:table-cell office:value-type="float" office:value="3.4358" calcext:value-type="float">
            <text:p>3.4358</text:p>
          </table:table-cell>
          <table:table-cell office:value-type="float" office:value="1.92758602269052" calcext:value-type="float">
            <text:p>1.92758602269052</text:p>
          </table:table-cell>
          <table:table-cell/>
        </table:table-row>
        <table:table-row table:style-name="ro1">
          <table:table-cell office:value-type="string" calcext:value-type="string">
            <text:p>SrIn</text:p>
          </table:table-cell>
          <table:table-cell office:value-type="float" office:value="0.026085965" calcext:value-type="float">
            <text:p>0.026085965</text:p>
          </table:table-cell>
          <table:table-cell office:value-type="float" office:value="0.0474603623860264" calcext:value-type="float">
            <text:p>0.0474603623860264</text:p>
          </table:table-cell>
          <table:table-cell office:value-type="float" office:value="4.1311" calcext:value-type="float">
            <text:p>4.1311</text:p>
          </table:table-cell>
          <table:table-cell office:value-type="float" office:value="1.4717186871994" calcext:value-type="float">
            <text:p>1.4717186871994</text:p>
          </table:table-cell>
          <table:table-cell/>
        </table:table-row>
        <table:table-row table:style-name="ro1">
          <table:table-cell office:value-type="string" calcext:value-type="string">
            <text:p>TeTi</text:p>
          </table:table-cell>
          <table:table-cell office:value-type="float" office:value="0.036675178" calcext:value-type="float">
            <text:p>0.036675178</text:p>
          </table:table-cell>
          <table:table-cell office:value-type="float" office:value="0.0504136522513848" calcext:value-type="float">
            <text:p>0.0504136522513848</text:p>
          </table:table-cell>
          <table:table-cell office:value-type="float" office:value="3.7837" calcext:value-type="float">
            <text:p>3.7837</text:p>
          </table:table-cell>
          <table:table-cell office:value-type="float" office:value="1.69410393206777" calcext:value-type="float">
            <text:p>1.69410393206777</text:p>
          </table:table-cell>
          <table:table-cell/>
        </table:table-row>
        <table:table-row table:style-name="ro1">
          <table:table-cell office:value-type="string" calcext:value-type="string">
            <text:p>KNb</text:p>
          </table:table-cell>
          <table:table-cell office:value-type="float" office:value="0.14859615" calcext:value-type="float">
            <text:p>0.14859615</text:p>
          </table:table-cell>
          <table:table-cell office:value-type="float" office:value="0.0541190645426831" calcext:value-type="float">
            <text:p>0.0541190645426831</text:p>
          </table:table-cell>
          <table:table-cell office:value-type="float" office:value="3.9455" calcext:value-type="float">
            <text:p>3.9455</text:p>
          </table:table-cell>
          <table:table-cell office:value-type="float" office:value="2.23939390573101" calcext:value-type="float">
            <text:p>2.23939390573101</text:p>
          </table:table-cell>
          <table:table-cell/>
        </table:table-row>
        <table:table-row table:style-name="ro1">
          <table:table-cell office:value-type="string" calcext:value-type="string">
            <text:p>RbSn</text:p>
          </table:table-cell>
          <table:table-cell office:value-type="float" office:value="0.104889445" calcext:value-type="float">
            <text:p>0.104889445</text:p>
          </table:table-cell>
          <table:table-cell office:value-type="float" office:value="0.0551952449397452" calcext:value-type="float">
            <text:p>0.0551952449397452</text:p>
          </table:table-cell>
          <table:table-cell office:value-type="float" office:value="4.3667" calcext:value-type="float">
            <text:p>4.3667</text:p>
          </table:table-cell>
          <table:table-cell office:value-type="float" office:value="1.45936117680933" calcext:value-type="float">
            <text:p>1.45936117680933</text:p>
          </table:table-cell>
          <table:table-cell/>
        </table:table-row>
        <table:table-row table:style-name="ro1">
          <table:table-cell office:value-type="string" calcext:value-type="string">
            <text:p>CaAs</text:p>
          </table:table-cell>
          <table:table-cell office:value-type="float" office:value="0.1006894" calcext:value-type="float">
            <text:p>0.1006894</text:p>
          </table:table-cell>
          <table:table-cell office:value-type="float" office:value="0.0563365928107279" calcext:value-type="float">
            <text:p>0.0563365928107279</text:p>
          </table:table-cell>
          <table:table-cell office:value-type="float" office:value="4.0509" calcext:value-type="float">
            <text:p>4.0509</text:p>
          </table:table-cell>
          <table:table-cell office:value-type="float" office:value="2.562050820083" calcext:value-type="float">
            <text:p>2.562050820083</text:p>
          </table:table-cell>
          <table:table-cell/>
        </table:table-row>
        <table:table-row table:style-name="ro1">
          <table:table-cell office:value-type="string" calcext:value-type="string">
            <text:p>YAl</text:p>
          </table:table-cell>
          <table:table-cell office:value-type="float" office:value="0.033772234" calcext:value-type="float">
            <text:p>0.033772234</text:p>
          </table:table-cell>
          <table:table-cell office:value-type="float" office:value="0.0576244430631031" calcext:value-type="float">
            <text:p>0.0576244430631031</text:p>
          </table:table-cell>
          <table:table-cell office:value-type="float" office:value="3.7211" calcext:value-type="float">
            <text:p>3.7211</text:p>
          </table:table-cell>
          <table:table-cell office:value-type="float" office:value="2.54292260216755" calcext:value-type="float">
            <text:p>2.54292260216755</text:p>
          </table:table-cell>
          <table:table-cell/>
        </table:table-row>
        <table:table-row table:style-name="ro1">
          <table:table-cell office:value-type="string" calcext:value-type="string">
            <text:p>CdCa</text:p>
          </table:table-cell>
          <table:table-cell office:value-type="float" office:value="0.012074486" calcext:value-type="float">
            <text:p>0.012074486</text:p>
          </table:table-cell>
          <table:table-cell office:value-type="float" office:value="0.0649333381013259" calcext:value-type="float">
            <text:p>0.0649333381013259</text:p>
          </table:table-cell>
          <table:table-cell office:value-type="float" office:value="4.3282" calcext:value-type="float">
            <text:p>4.3282</text:p>
          </table:table-cell>
          <table:table-cell office:value-type="float" office:value="1.94441847302364" calcext:value-type="float">
            <text:p>1.94441847302364</text:p>
          </table:table-cell>
          <table:table-cell/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0.11679777" calcext:value-type="float">
            <text:p>0.11679777</text:p>
          </table:table-cell>
          <table:table-cell office:value-type="float" office:value="0.0674261040225383" calcext:value-type="float">
            <text:p>0.0674261040225383</text:p>
          </table:table-cell>
          <table:table-cell office:value-type="float" office:value="4.7352" calcext:value-type="float">
            <text:p>4.7352</text:p>
          </table:table-cell>
          <table:table-cell office:value-type="float" office:value="1.33904812632368" calcext:value-type="float">
            <text:p>1.33904812632368</text:p>
          </table:table-cell>
          <table:table-cell/>
        </table:table-row>
        <table:table-row table:style-name="ro1">
          <table:table-cell office:value-type="string" calcext:value-type="string">
            <text:p>LiTa</text:p>
          </table:table-cell>
          <table:table-cell office:value-type="float" office:value="-0.0045238724" calcext:value-type="float">
            <text:p>-0.0045238724</text:p>
          </table:table-cell>
          <table:table-cell office:value-type="float" office:value="0.0677997431034082" calcext:value-type="float">
            <text:p>0.0677997431034082</text:p>
          </table:table-cell>
          <table:table-cell office:value-type="float" office:value="3.4132" calcext:value-type="float">
            <text:p>3.4132</text:p>
          </table:table-cell>
          <table:table-cell office:value-type="float" office:value="1.58387577149137" calcext:value-type="float">
            <text:p>1.58387577149137</text:p>
          </table:table-cell>
          <table:table-cell/>
        </table:table-row>
        <table:table-row table:style-name="ro1">
          <table:table-cell office:value-type="string" calcext:value-type="string">
            <text:p>LiAg</text:p>
          </table:table-cell>
          <table:table-cell office:value-type="float" office:value="0.1740241" calcext:value-type="float">
            <text:p>0.1740241</text:p>
          </table:table-cell>
          <table:table-cell office:value-type="float" office:value="0.0682255059323311" calcext:value-type="float">
            <text:p>0.0682255059323311</text:p>
          </table:table-cell>
          <table:table-cell office:value-type="float" office:value="3.6175" calcext:value-type="float">
            <text:p>3.6175</text:p>
          </table:table-cell>
          <table:table-cell office:value-type="float" office:value="2.56619069934726" calcext:value-type="float">
            <text:p>2.56619069934726</text:p>
          </table:table-cell>
          <table:table-cell/>
        </table:table-row>
        <table:table-row table:style-name="ro1">
          <table:table-cell office:value-type="string" calcext:value-type="string">
            <text:p>InNb</text:p>
          </table:table-cell>
          <table:table-cell office:value-type="float" office:value="0.055231936" calcext:value-type="float">
            <text:p>0.055231936</text:p>
          </table:table-cell>
          <table:table-cell office:value-type="float" office:value="0.0704307450761432" calcext:value-type="float">
            <text:p>0.0704307450761432</text:p>
          </table:table-cell>
          <table:table-cell office:value-type="float" office:value="3.6689" calcext:value-type="float">
            <text:p>3.6689</text:p>
          </table:table-cell>
          <table:table-cell office:value-type="float" office:value="1.43480229012632" calcext:value-type="float">
            <text:p>1.43480229012632</text:p>
          </table:table-cell>
          <table:table-cell/>
        </table:table-row>
        <table:table-row table:style-name="ro1">
          <table:table-cell office:value-type="string" calcext:value-type="string">
            <text:p>YGa</text:p>
          </table:table-cell>
          <table:table-cell office:value-type="float" office:value="0.023802686" calcext:value-type="float">
            <text:p>0.023802686</text:p>
          </table:table-cell>
          <table:table-cell office:value-type="float" office:value="0.070492109476293" calcext:value-type="float">
            <text:p>0.070492109476293</text:p>
          </table:table-cell>
          <table:table-cell office:value-type="float" office:value="3.6644" calcext:value-type="float">
            <text:p>3.6644</text:p>
          </table:table-cell>
          <table:table-cell office:value-type="float" office:value="1.87056607230799" calcext:value-type="float">
            <text:p>1.87056607230799</text:p>
          </table:table-cell>
          <table:table-cell/>
        </table:table-row>
        <table:table-row table:style-name="ro1">
          <table:table-cell office:value-type="string" calcext:value-type="string">
            <text:p>KV</text:p>
          </table:table-cell>
          <table:table-cell office:value-type="float" office:value="0.11946752" calcext:value-type="float">
            <text:p>0.11946752</text:p>
          </table:table-cell>
          <table:table-cell office:value-type="float" office:value="0.0708647551879875" calcext:value-type="float">
            <text:p>0.0708647551879875</text:p>
          </table:table-cell>
          <table:table-cell office:value-type="float" office:value="3.562" calcext:value-type="float">
            <text:p>3.562</text:p>
          </table:table-cell>
          <table:table-cell office:value-type="float" office:value="3.24919662484653" calcext:value-type="float">
            <text:p>3.24919662484653</text:p>
          </table:table-cell>
          <table:table-cell/>
        </table:table-row>
        <table:table-row table:style-name="ro1">
          <table:table-cell office:value-type="string" calcext:value-type="string">
            <text:p>NbLi</text:p>
          </table:table-cell>
          <table:table-cell office:value-type="float" office:value="0.048893236" calcext:value-type="float">
            <text:p>0.048893236</text:p>
          </table:table-cell>
          <table:table-cell office:value-type="float" office:value="0.0709094814214216" calcext:value-type="float">
            <text:p>0.0709094814214216</text:p>
          </table:table-cell>
          <table:table-cell office:value-type="float" office:value="3.2359" calcext:value-type="float">
            <text:p>3.2359</text:p>
          </table:table-cell>
          <table:table-cell office:value-type="float" office:value="2.93942327881856" calcext:value-type="float">
            <text:p>2.93942327881856</text:p>
          </table:table-cell>
          <table:table-cell/>
        </table:table-row>
        <table:table-row table:style-name="ro1">
          <table:table-cell office:value-type="string" calcext:value-type="string">
            <text:p>TaCr</text:p>
          </table:table-cell>
          <table:table-cell office:value-type="float" office:value="0.0070015574" calcext:value-type="float">
            <text:p>0.0070015574</text:p>
          </table:table-cell>
          <table:table-cell office:value-type="float" office:value="0.0733992893435262" calcext:value-type="float">
            <text:p>0.0733992893435262</text:p>
          </table:table-cell>
          <table:table-cell office:value-type="float" office:value="3.2488" calcext:value-type="float">
            <text:p>3.2488</text:p>
          </table:table-cell>
          <table:table-cell office:value-type="float" office:value="1.28145450353819" calcext:value-type="float">
            <text:p>1.28145450353819</text:p>
          </table:table-cell>
          <table:table-cell/>
        </table:table-row>
        <table:table-row table:style-name="ro1">
          <table:table-cell office:value-type="string" calcext:value-type="string">
            <text:p>LiMo</text:p>
          </table:table-cell>
          <table:table-cell office:value-type="float" office:value="0.021320075" calcext:value-type="float">
            <text:p>0.021320075</text:p>
          </table:table-cell>
          <table:table-cell office:value-type="float" office:value="0.0756773789766537" calcext:value-type="float">
            <text:p>0.0756773789766537</text:p>
          </table:table-cell>
          <table:table-cell office:value-type="float" office:value="3.4169" calcext:value-type="float">
            <text:p>3.4169</text:p>
          </table:table-cell>
          <table:table-cell office:value-type="float" office:value="2.85522415315941" calcext:value-type="float">
            <text:p>2.85522415315941</text:p>
          </table:table-cell>
          <table:table-cell/>
        </table:table-row>
        <table:table-row table:style-name="ro1">
          <table:table-cell office:value-type="string" calcext:value-type="string">
            <text:p>NaGe</text:p>
          </table:table-cell>
          <table:table-cell office:value-type="float" office:value="0.08784024" calcext:value-type="float">
            <text:p>0.08784024</text:p>
          </table:table-cell>
          <table:table-cell office:value-type="float" office:value="0.0770481214329267" calcext:value-type="float">
            <text:p>0.0770481214329267</text:p>
          </table:table-cell>
          <table:table-cell office:value-type="float" office:value="3.6896" calcext:value-type="float">
            <text:p>3.6896</text:p>
          </table:table-cell>
          <table:table-cell office:value-type="float" office:value="3.06508868260003" calcext:value-type="float">
            <text:p>3.06508868260003</text:p>
          </table:table-cell>
          <table:table-cell/>
        </table:table-row>
        <table:table-row table:style-name="ro1">
          <table:table-cell office:value-type="string" calcext:value-type="string">
            <text:p>TaMn</text:p>
          </table:table-cell>
          <table:table-cell office:value-type="float" office:value="0.08982196" calcext:value-type="float">
            <text:p>0.08982196</text:p>
          </table:table-cell>
          <table:table-cell office:value-type="float" office:value="0.0791436068649108" calcext:value-type="float">
            <text:p>0.0791436068649108</text:p>
          </table:table-cell>
          <table:table-cell office:value-type="float" office:value="3.2577" calcext:value-type="float">
            <text:p>3.2577</text:p>
          </table:table-cell>
          <table:table-cell office:value-type="float" office:value="1.26567461699815" calcext:value-type="float">
            <text:p>1.26567461699815</text:p>
          </table:table-cell>
          <table:table-cell/>
        </table:table-row>
        <table:table-row table:style-name="ro1">
          <table:table-cell office:value-type="string" calcext:value-type="string">
            <text:p>NaAs</text:p>
          </table:table-cell>
          <table:table-cell office:value-type="float" office:value="0.14938228" calcext:value-type="float">
            <text:p>0.14938228</text:p>
          </table:table-cell>
          <table:table-cell office:value-type="float" office:value="0.0812814133702957" calcext:value-type="float">
            <text:p>0.0812814133702957</text:p>
          </table:table-cell>
          <table:table-cell office:value-type="float" office:value="3.8739" calcext:value-type="float">
            <text:p>3.8739</text:p>
          </table:table-cell>
          <table:table-cell office:value-type="float" office:value="2.99580356619905" calcext:value-type="float">
            <text:p>2.99580356619905</text:p>
          </table:table-cell>
          <table:table-cell/>
        </table:table-row>
        <table:table-row table:style-name="ro1">
          <table:table-cell office:value-type="string" calcext:value-type="string">
            <text:p>TiBe</text:p>
          </table:table-cell>
          <table:table-cell office:value-type="float" office:value="0.15995419" calcext:value-type="float">
            <text:p>0.15995419</text:p>
          </table:table-cell>
          <table:table-cell office:value-type="float" office:value="0.081728080825884" calcext:value-type="float">
            <text:p>0.081728080825884</text:p>
          </table:table-cell>
          <table:table-cell office:value-type="float" office:value="3.195" calcext:value-type="float">
            <text:p>3.195</text:p>
          </table:table-cell>
          <table:table-cell office:value-type="float" office:value="5.04786053961035" calcext:value-type="float">
            <text:p>5.04786053961035</text:p>
          </table:table-cell>
          <table:table-cell/>
        </table:table-row>
        <table:table-row table:style-name="ro1">
          <table:table-cell office:value-type="string" calcext:value-type="string">
            <text:p>VCr</text:p>
          </table:table-cell>
          <table:table-cell office:value-type="float" office:value="0.054032795" calcext:value-type="float">
            <text:p>0.054032795</text:p>
          </table:table-cell>
          <table:table-cell office:value-type="float" office:value="0.0820107300067757" calcext:value-type="float">
            <text:p>0.0820107300067757</text:p>
          </table:table-cell>
          <table:table-cell office:value-type="float" office:value="3.1719" calcext:value-type="float">
            <text:p>3.1719</text:p>
          </table:table-cell>
          <table:table-cell office:value-type="float" office:value="2.8536990161136" calcext:value-type="float">
            <text:p>2.8536990161136</text:p>
          </table:table-cell>
          <table:table-cell/>
        </table:table-row>
        <table:table-row table:style-name="ro1">
          <table:table-cell office:value-type="string" calcext:value-type="string">
            <text:p>RbAg</text:p>
          </table:table-cell>
          <table:table-cell office:value-type="float" office:value="0.14522943" calcext:value-type="float">
            <text:p>0.14522943</text:p>
          </table:table-cell>
          <table:table-cell office:value-type="float" office:value="0.0829971937280265" calcext:value-type="float">
            <text:p>0.0829971937280265</text:p>
          </table:table-cell>
          <table:table-cell office:value-type="float" office:value="4.087" calcext:value-type="float">
            <text:p>4.087</text:p>
          </table:table-cell>
          <table:table-cell office:value-type="float" office:value="1.53993826231864" calcext:value-type="float">
            <text:p>1.53993826231864</text:p>
          </table:table-cell>
          <table:table-cell/>
        </table:table-row>
        <table:table-row table:style-name="ro1">
          <table:table-cell office:value-type="string" calcext:value-type="string">
            <text:p>BaTa</text:p>
          </table:table-cell>
          <table:table-cell office:value-type="float" office:value="0.19922972" calcext:value-type="float">
            <text:p>0.19922972</text:p>
          </table:table-cell>
          <table:table-cell office:value-type="float" office:value="0.0837024827783061" calcext:value-type="float">
            <text:p>0.0837024827783061</text:p>
          </table:table-cell>
          <table:table-cell office:value-type="float" office:value="4.2037" calcext:value-type="float">
            <text:p>4.2037</text:p>
          </table:table-cell>
          <table:table-cell office:value-type="float" office:value="0.94112425602718" calcext:value-type="float">
            <text:p>0.94112425602718</text:p>
          </table:table-cell>
          <table:table-cell/>
        </table:table-row>
        <table:table-row table:style-name="ro1">
          <table:table-cell office:value-type="string" calcext:value-type="string">
            <text:p>LiAl</text:p>
          </table:table-cell>
          <table:table-cell office:value-type="float" office:value="0.10474045" calcext:value-type="float">
            <text:p>0.10474045</text:p>
          </table:table-cell>
          <table:table-cell office:value-type="float" office:value="0.0856909918229812" calcext:value-type="float">
            <text:p>0.0856909918229812</text:p>
          </table:table-cell>
          <table:table-cell office:value-type="float" office:value="3.4948" calcext:value-type="float">
            <text:p>3.4948</text:p>
          </table:table-cell>
          <table:table-cell office:value-type="float" office:value="8.18435189442458" calcext:value-type="float">
            <text:p>8.18435189442458</text:p>
          </table:table-cell>
          <table:table-cell/>
        </table:table-row>
        <table:table-row table:style-name="ro1">
          <table:table-cell office:value-type="string" calcext:value-type="string">
            <text:p>RbHf</text:p>
          </table:table-cell>
          <table:table-cell office:value-type="float" office:value="0.054973267" calcext:value-type="float">
            <text:p>0.054973267</text:p>
          </table:table-cell>
          <table:table-cell office:value-type="float" office:value="0.08639619550173" calcext:value-type="float">
            <text:p>0.08639619550173</text:p>
          </table:table-cell>
          <table:table-cell office:value-type="float" office:value="4.1188" calcext:value-type="float">
            <text:p>4.1188</text:p>
          </table:table-cell>
          <table:table-cell office:value-type="float" office:value="1.13259482057229" calcext:value-type="float">
            <text:p>1.13259482057229</text:p>
          </table:table-cell>
          <table:table-cell/>
        </table:table-row>
        <table:table-row table:style-name="ro1">
          <table:table-cell office:value-type="string" calcext:value-type="string">
            <text:p>InMg</text:p>
          </table:table-cell>
          <table:table-cell office:value-type="float" office:value="0.14312266" calcext:value-type="float">
            <text:p>0.14312266</text:p>
          </table:table-cell>
          <table:table-cell office:value-type="float" office:value="0.0876666244155179" calcext:value-type="float">
            <text:p>0.0876666244155179</text:p>
          </table:table-cell>
          <table:table-cell office:value-type="float" office:value="4.0245" calcext:value-type="float">
            <text:p>4.0245</text:p>
          </table:table-cell>
          <table:table-cell office:value-type="float" office:value="2.12725124628184" calcext:value-type="float">
            <text:p>2.12725124628184</text:p>
          </table:table-cell>
          <table:table-cell/>
        </table:table-row>
        <table:table-row table:style-name="ro1">
          <table:table-cell office:value-type="string" calcext:value-type="string">
            <text:p>AlFe</text:p>
          </table:table-cell>
          <table:table-cell office:value-type="float" office:value="0.14295349" calcext:value-type="float">
            <text:p>0.14295349</text:p>
          </table:table-cell>
          <table:table-cell office:value-type="float" office:value="0.0879920346557449" calcext:value-type="float">
            <text:p>0.0879920346557449</text:p>
          </table:table-cell>
          <table:table-cell office:value-type="float" office:value="3.2105" calcext:value-type="float">
            <text:p>3.2105</text:p>
          </table:table-cell>
          <table:table-cell office:value-type="float" office:value="3.52219845008312" calcext:value-type="float">
            <text:p>3.52219845008312</text:p>
          </table:table-cell>
          <table:table-cell/>
        </table:table-row>
        <table:table-row table:style-name="ro1">
          <table:table-cell office:value-type="string" calcext:value-type="string">
            <text:p>MoNi</text:p>
          </table:table-cell>
          <table:table-cell office:value-type="float" office:value="0.13709715" calcext:value-type="float">
            <text:p>0.13709715</text:p>
          </table:table-cell>
          <table:table-cell office:value-type="float" office:value="0.0894121035361447" calcext:value-type="float">
            <text:p>0.0894121035361447</text:p>
          </table:table-cell>
          <table:table-cell office:value-type="float" office:value="3.2378" calcext:value-type="float">
            <text:p>3.2378</text:p>
          </table:table-cell>
          <table:table-cell office:value-type="float" office:value="1.91797115285935" calcext:value-type="float">
            <text:p>1.91797115285935</text:p>
          </table:table-cell>
          <table:table-cell/>
        </table:table-row>
        <table:table-row table:style-name="ro1">
          <table:table-cell office:value-type="string" calcext:value-type="string">
            <text:p>NbTa</text:p>
          </table:table-cell>
          <table:table-cell office:value-type="float" office:value="0.042593203" calcext:value-type="float">
            <text:p>0.042593203</text:p>
          </table:table-cell>
          <table:table-cell office:value-type="float" office:value="0.0901314561428525" calcext:value-type="float">
            <text:p>0.0901314561428525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09211245613954" calcext:value-type="float">
            <text:p>1.09211245613954</text:p>
          </table:table-cell>
          <table:table-cell/>
        </table:table-row>
        <table:table-row table:style-name="ro1">
          <table:table-cell office:value-type="string" calcext:value-type="string">
            <text:p>SeNb</text:p>
          </table:table-cell>
          <table:table-cell office:value-type="float" office:value="0.06366001" calcext:value-type="float">
            <text:p>0.06366001</text:p>
          </table:table-cell>
          <table:table-cell office:value-type="float" office:value="0.0902332460317387" calcext:value-type="float">
            <text:p>0.0902332460317387</text:p>
          </table:table-cell>
          <table:table-cell office:value-type="float" office:value="3.6533" calcext:value-type="float">
            <text:p>3.6533</text:p>
          </table:table-cell>
          <table:table-cell office:value-type="float" office:value="1.72898195553553" calcext:value-type="float">
            <text:p>1.72898195553553</text:p>
          </table:table-cell>
          <table:table-cell/>
        </table:table-row>
        <table:table-row table:style-name="ro1">
          <table:table-cell office:value-type="string" calcext:value-type="string">
            <text:p>KFe</text:p>
          </table:table-cell>
          <table:table-cell office:value-type="float" office:value="0.33739123" calcext:value-type="float">
            <text:p>0.33739123</text:p>
          </table:table-cell>
          <table:table-cell office:value-type="float" office:value="0.0907105812659605" calcext:value-type="float">
            <text:p>0.0907105812659605</text:p>
          </table:table-cell>
          <table:table-cell office:value-type="float" office:value="3.5109" calcext:value-type="float">
            <text:p>3.5109</text:p>
          </table:table-cell>
          <table:table-cell office:value-type="float" office:value="3.08656618669611" calcext:value-type="float">
            <text:p>3.08656618669611</text:p>
          </table:table-cell>
          <table:table-cell/>
        </table:table-row>
        <table:table-row table:style-name="ro1">
          <table:table-cell office:value-type="string" calcext:value-type="string">
            <text:p>MgMg</text:p>
          </table:table-cell>
          <table:table-cell office:value-type="float" office:value="0.08827924" calcext:value-type="float">
            <text:p>0.08827924</text:p>
          </table:table-cell>
          <table:table-cell office:value-type="float" office:value="0.0927572729096918" calcext:value-type="float">
            <text:p>0.0927572729096918</text:p>
          </table:table-cell>
          <table:table-cell office:value-type="float" office:value="3.7235" calcext:value-type="float">
            <text:p>3.7235</text:p>
          </table:table-cell>
          <table:table-cell office:value-type="float" office:value="5.85627792016938" calcext:value-type="float">
            <text:p>5.85627792016938</text:p>
          </table:table-cell>
          <table:table-cell/>
        </table:table-row>
        <table:table-row table:style-name="ro1">
          <table:table-cell office:value-type="string" calcext:value-type="string">
            <text:p>ScAg</text:p>
          </table:table-cell>
          <table:table-cell office:value-type="float" office:value="0.17514336" calcext:value-type="float">
            <text:p>0.17514336</text:p>
          </table:table-cell>
          <table:table-cell office:value-type="float" office:value="0.0958739505939123" calcext:value-type="float">
            <text:p>0.0958739505939123</text:p>
          </table:table-cell>
          <table:table-cell office:value-type="float" office:value="3.7551" calcext:value-type="float">
            <text:p>3.7551</text:p>
          </table:table-cell>
          <table:table-cell office:value-type="float" office:value="1.94023748739893" calcext:value-type="float">
            <text:p>1.94023748739893</text:p>
          </table:table-cell>
          <table:table-cell/>
        </table:table-row>
        <table:table-row table:style-name="ro1">
          <table:table-cell office:value-type="string" calcext:value-type="string">
            <text:p>ScZn</text:p>
          </table:table-cell>
          <table:table-cell office:value-type="float" office:value="0.10994342" calcext:value-type="float">
            <text:p>0.10994342</text:p>
          </table:table-cell>
          <table:table-cell office:value-type="float" office:value="0.0964475914059083" calcext:value-type="float">
            <text:p>0.0964475914059083</text:p>
          </table:table-cell>
          <table:table-cell office:value-type="float" office:value="3.5623" calcext:value-type="float">
            <text:p>3.5623</text:p>
          </table:table-cell>
          <table:table-cell office:value-type="float" office:value="2.66677292061084" calcext:value-type="float">
            <text:p>2.66677292061084</text:p>
          </table:table-cell>
          <table:table-cell/>
        </table:table-row>
        <table:table-row table:style-name="ro1">
          <table:table-cell office:value-type="string" calcext:value-type="string">
            <text:p>VMn</text:p>
          </table:table-cell>
          <table:table-cell office:value-type="float" office:value="0.11244512" calcext:value-type="float">
            <text:p>0.11244512</text:p>
          </table:table-cell>
          <table:table-cell office:value-type="float" office:value="0.0968117599780775" calcext:value-type="float">
            <text:p>0.0968117599780775</text:p>
          </table:table-cell>
          <table:table-cell office:value-type="float" office:value="3.139" calcext:value-type="float">
            <text:p>3.139</text:p>
          </table:table-cell>
          <table:table-cell office:value-type="float" office:value="2.77660841793089" calcext:value-type="float">
            <text:p>2.77660841793089</text:p>
          </table:table-cell>
          <table:table-cell/>
        </table:table-row>
        <table:table-row table:style-name="ro1">
          <table:table-cell office:value-type="string" calcext:value-type="string">
            <text:p>MoFe</text:p>
          </table:table-cell>
          <table:table-cell office:value-type="float" office:value="0.08047808" calcext:value-type="float">
            <text:p>0.08047808</text:p>
          </table:table-cell>
          <table:table-cell office:value-type="float" office:value="0.097486304789303" calcext:value-type="float">
            <text:p>0.097486304789303</text:p>
          </table:table-cell>
          <table:table-cell office:value-type="float" office:value="3.1725" calcext:value-type="float">
            <text:p>3.1725</text:p>
          </table:table-cell>
          <table:table-cell office:value-type="float" office:value="1.95326080258218" calcext:value-type="float">
            <text:p>1.95326080258218</text:p>
          </table:table-cell>
          <table:table-cell/>
        </table:table-row>
        <table:table-row table:style-name="ro1">
          <table:table-cell office:value-type="string" calcext:value-type="string">
            <text:p>SrSn</text:p>
          </table:table-cell>
          <table:table-cell office:value-type="float" office:value="0.08047334" calcext:value-type="float">
            <text:p>0.08047334</text:p>
          </table:table-cell>
          <table:table-cell office:value-type="float" office:value="0.0976701354132837" calcext:value-type="float">
            <text:p>0.0976701354132837</text:p>
          </table:table-cell>
          <table:table-cell office:value-type="float" office:value="4.3212" calcext:value-type="float">
            <text:p>4.3212</text:p>
          </table:table-cell>
          <table:table-cell office:value-type="float" office:value="1.44435864604716" calcext:value-type="float">
            <text:p>1.44435864604716</text:p>
          </table:table-cell>
          <table:table-cell/>
        </table:table-row>
        <table:table-row table:style-name="ro1">
          <table:table-cell office:value-type="string" calcext:value-type="string">
            <text:p>RbTe</text:p>
          </table:table-cell>
          <table:table-cell office:value-type="float" office:value="0.11319138" calcext:value-type="float">
            <text:p>0.11319138</text:p>
          </table:table-cell>
          <table:table-cell office:value-type="float" office:value="0.097852131675168" calcext:value-type="float">
            <text:p>0.097852131675168</text:p>
          </table:table-cell>
          <table:table-cell office:value-type="float" office:value="4.2205" calcext:value-type="float">
            <text:p>4.2205</text:p>
          </table:table-cell>
          <table:table-cell office:value-type="float" office:value="1.39932312044308" calcext:value-type="float">
            <text:p>1.39932312044308</text:p>
          </table:table-cell>
          <table:table-cell/>
        </table:table-row>
        <table:table-row table:style-name="ro1">
          <table:table-cell office:value-type="string" calcext:value-type="string">
            <text:p>GaRh</text:p>
          </table:table-cell>
          <table:table-cell office:value-type="float" office:value="0.086974554" calcext:value-type="float">
            <text:p>0.086974554</text:p>
          </table:table-cell>
          <table:table-cell office:value-type="float" office:value="0.0993220143106222" calcext:value-type="float">
            <text:p>0.0993220143106222</text:p>
          </table:table-cell>
          <table:table-cell office:value-type="float" office:value="3.5053" calcext:value-type="float">
            <text:p>3.5053</text:p>
          </table:table-cell>
          <table:table-cell office:value-type="float" office:value="1.72148025144217" calcext:value-type="float">
            <text:p>1.72148025144217</text:p>
          </table:table-cell>
          <table:table-cell/>
        </table:table-row>
        <table:table-row table:style-name="ro1">
          <table:table-cell office:value-type="string" calcext:value-type="string">
            <text:p>PdPd</text:p>
          </table:table-cell>
          <table:table-cell office:value-type="float" office:value="0.22452414" calcext:value-type="float">
            <text:p>0.22452414</text:p>
          </table:table-cell>
          <table:table-cell office:value-type="float" office:value="0.101166521640911" calcext:value-type="float">
            <text:p>0.101166521640911</text:p>
          </table:table-cell>
          <table:table-cell office:value-type="float" office:value="3.5433" calcext:value-type="float">
            <text:p>3.5433</text:p>
          </table:table-cell>
          <table:table-cell office:value-type="float" office:value="1.40079981907112" calcext:value-type="float">
            <text:p>1.40079981907112</text:p>
          </table:table-cell>
          <table:table-cell/>
        </table:table-row>
        <table:table-row table:style-name="ro1">
          <table:table-cell office:value-type="string" calcext:value-type="string">
            <text:p>HfBe</text:p>
          </table:table-cell>
          <table:table-cell office:value-type="float" office:value="0.13313857" calcext:value-type="float">
            <text:p>0.13313857</text:p>
          </table:table-cell>
          <table:table-cell office:value-type="float" office:value="0.103480103317953" calcext:value-type="float">
            <text:p>0.103480103317953</text:p>
          </table:table-cell>
          <table:table-cell office:value-type="float" office:value="3.2899" calcext:value-type="float">
            <text:p>3.2899</text:p>
          </table:table-cell>
          <table:table-cell office:value-type="float" office:value="1.58709045918047" calcext:value-type="float">
            <text:p>1.58709045918047</text:p>
          </table:table-cell>
          <table:table-cell/>
        </table:table-row>
        <table:table-row table:style-name="ro1">
          <table:table-cell office:value-type="string" calcext:value-type="string">
            <text:p>RhTi</text:p>
          </table:table-cell>
          <table:table-cell office:value-type="float" office:value="0.0767453" calcext:value-type="float">
            <text:p>0.0767453</text:p>
          </table:table-cell>
          <table:table-cell office:value-type="float" office:value="0.104731960658598" calcext:value-type="float">
            <text:p>0.104731960658598</text:p>
          </table:table-cell>
          <table:table-cell office:value-type="float" office:value="3.4073" calcext:value-type="float">
            <text:p>3.4073</text:p>
          </table:table-cell>
          <table:table-cell office:value-type="float" office:value="1.96611986554685" calcext:value-type="float">
            <text:p>1.96611986554685</text:p>
          </table:table-cell>
          <table:table-cell/>
        </table:table-row>
        <table:table-row table:style-name="ro1">
          <table:table-cell office:value-type="string" calcext:value-type="string">
            <text:p>NaMn</text:p>
          </table:table-cell>
          <table:table-cell office:value-type="float" office:value="0.11206769" calcext:value-type="float">
            <text:p>0.11206769</text:p>
          </table:table-cell>
          <table:table-cell office:value-type="float" office:value="0.105516266868444" calcext:value-type="float">
            <text:p>0.105516266868444</text:p>
          </table:table-cell>
          <table:table-cell office:value-type="float" office:value="3.3618" calcext:value-type="float">
            <text:p>3.3618</text:p>
          </table:table-cell>
          <table:table-cell office:value-type="float" office:value="3.7353415121195" calcext:value-type="float">
            <text:p>3.7353415121195</text:p>
          </table:table-cell>
          <table:table-cell/>
        </table:table-row>
        <table:table-row table:style-name="ro1">
          <table:table-cell office:value-type="string" calcext:value-type="string">
            <text:p>SiTi</text:p>
          </table:table-cell>
          <table:table-cell office:value-type="float" office:value="0.11974036" calcext:value-type="float">
            <text:p>0.11974036</text:p>
          </table:table-cell>
          <table:table-cell office:value-type="float" office:value="0.106544214071263" calcext:value-type="float">
            <text:p>0.106544214071263</text:p>
          </table:table-cell>
          <table:table-cell office:value-type="float" office:value="3.5519" calcext:value-type="float">
            <text:p>3.5519</text:p>
          </table:table-cell>
          <table:table-cell office:value-type="float" office:value="3.82876791423049" calcext:value-type="float">
            <text:p>3.82876791423049</text:p>
          </table:table-cell>
          <table:table-cell/>
        </table:table-row>
        <table:table-row table:style-name="ro1">
          <table:table-cell office:value-type="string" calcext:value-type="string">
            <text:p>GaNb</text:p>
          </table:table-cell>
          <table:table-cell office:value-type="float" office:value="0.089768834" calcext:value-type="float">
            <text:p>0.089768834</text:p>
          </table:table-cell>
          <table:table-cell office:value-type="float" office:value="0.111017522085433" calcext:value-type="float">
            <text:p>0.111017522085433</text:p>
          </table:table-cell>
          <table:table-cell office:value-type="float" office:value="3.5657" calcext:value-type="float">
            <text:p>3.5657</text:p>
          </table:table-cell>
          <table:table-cell office:value-type="float" office:value="1.82539184271719" calcext:value-type="float">
            <text:p>1.82539184271719</text:p>
          </table:table-cell>
          <table:table-cell/>
        </table:table-row>
        <table:table-row table:style-name="ro1">
          <table:table-cell office:value-type="string" calcext:value-type="string">
            <text:p>PdCo</text:p>
          </table:table-cell>
          <table:table-cell office:value-type="float" office:value="0.15275231" calcext:value-type="float">
            <text:p>0.15275231</text:p>
          </table:table-cell>
          <table:table-cell office:value-type="float" office:value="0.111027280135464" calcext:value-type="float">
            <text:p>0.111027280135464</text:p>
          </table:table-cell>
          <table:table-cell office:value-type="float" office:value="3.3086" calcext:value-type="float">
            <text:p>3.3086</text:p>
          </table:table-cell>
          <table:table-cell office:value-type="float" office:value="1.79586269539224" calcext:value-type="float">
            <text:p>1.79586269539224</text:p>
          </table:table-cell>
          <table:table-cell/>
        </table:table-row>
        <table:table-row table:style-name="ro1">
          <table:table-cell office:value-type="string" calcext:value-type="string">
            <text:p>MgW</text:p>
          </table:table-cell>
          <table:table-cell office:value-type="float" office:value="0.11562649" calcext:value-type="float">
            <text:p>0.11562649</text:p>
          </table:table-cell>
          <table:table-cell office:value-type="float" office:value="0.111566557642519" calcext:value-type="float">
            <text:p>0.111566557642519</text:p>
          </table:table-cell>
          <table:table-cell office:value-type="float" office:value="3.5861" calcext:value-type="float">
            <text:p>3.5861</text:p>
          </table:table-cell>
          <table:table-cell office:value-type="float" office:value="1.4319443561791" calcext:value-type="float">
            <text:p>1.4319443561791</text:p>
          </table:table-cell>
          <table:table-cell/>
        </table:table-row>
        <table:table-row table:style-name="ro1">
          <table:table-cell office:value-type="string" calcext:value-type="string">
            <text:p>NaCr</text:p>
          </table:table-cell>
          <table:table-cell office:value-type="float" office:value="0.12971638" calcext:value-type="float">
            <text:p>0.12971638</text:p>
          </table:table-cell>
          <table:table-cell office:value-type="float" office:value="0.112696508877067" calcext:value-type="float">
            <text:p>0.112696508877067</text:p>
          </table:table-cell>
          <table:table-cell office:value-type="float" office:value="3.4403" calcext:value-type="float">
            <text:p>3.4403</text:p>
          </table:table-cell>
          <table:table-cell office:value-type="float" office:value="3.87621079882348" calcext:value-type="float">
            <text:p>3.87621079882348</text:p>
          </table:table-cell>
          <table:table-cell/>
        </table:table-row>
        <table:table-row table:style-name="ro1">
          <table:table-cell office:value-type="string" calcext:value-type="string">
            <text:p>NaIn</text:p>
          </table:table-cell>
          <table:table-cell office:value-type="float" office:value="0.15348797" calcext:value-type="float">
            <text:p>0.15348797</text:p>
          </table:table-cell>
          <table:table-cell office:value-type="float" office:value="0.112736585261576" calcext:value-type="float">
            <text:p>0.112736585261576</text:p>
          </table:table-cell>
          <table:table-cell office:value-type="float" office:value="4.0583" calcext:value-type="float">
            <text:p>4.0583</text:p>
          </table:table-cell>
          <table:table-cell office:value-type="float" office:value="2.14711771375957" calcext:value-type="float">
            <text:p>2.14711771375957</text:p>
          </table:table-cell>
          <table:table-cell/>
        </table:table-row>
        <table:table-row table:style-name="ro1">
          <table:table-cell office:value-type="string" calcext:value-type="string">
            <text:p>CrCo</text:p>
          </table:table-cell>
          <table:table-cell office:value-type="float" office:value="0.18325746" calcext:value-type="float">
            <text:p>0.18325746</text:p>
          </table:table-cell>
          <table:table-cell office:value-type="float" office:value="0.113338967316184" calcext:value-type="float">
            <text:p>0.113338967316184</text:p>
          </table:table-cell>
          <table:table-cell office:value-type="float" office:value="3.1921" calcext:value-type="float">
            <text:p>3.1921</text:p>
          </table:table-cell>
          <table:table-cell office:value-type="float" office:value="2.65356502101764" calcext:value-type="float">
            <text:p>2.65356502101764</text:p>
          </table:table-cell>
          <table:table-cell/>
        </table:table-row>
        <table:table-row table:style-name="ro1">
          <table:table-cell office:value-type="string" calcext:value-type="string">
            <text:p>RbBi</text:p>
          </table:table-cell>
          <table:table-cell office:value-type="float" office:value="0.15091863" calcext:value-type="float">
            <text:p>0.15091863</text:p>
          </table:table-cell>
          <table:table-cell office:value-type="float" office:value="0.114101010236086" calcext:value-type="float">
            <text:p>0.114101010236086</text:p>
          </table:table-cell>
          <table:table-cell office:value-type="float" office:value="4.4788" calcext:value-type="float">
            <text:p>4.4788</text:p>
          </table:table-cell>
          <table:table-cell office:value-type="float" office:value="1.01650568682056" calcext:value-type="float">
            <text:p>1.01650568682056</text:p>
          </table:table-cell>
          <table:table-cell/>
        </table:table-row>
        <table:table-row table:style-name="ro1">
          <table:table-cell office:value-type="string" calcext:value-type="string">
            <text:p>LiLi</text:p>
          </table:table-cell>
          <table:table-cell office:value-type="float" office:value="0.06654268" calcext:value-type="float">
            <text:p>0.06654268</text:p>
          </table:table-cell>
          <table:table-cell office:value-type="float" office:value="0.116159082122094" calcext:value-type="float">
            <text:p>0.116159082122094</text:p>
          </table:table-cell>
          <table:table-cell office:value-type="float" office:value="3.112" calcext:value-type="float">
            <text:p>3.112</text:p>
          </table:table-cell>
          <table:table-cell office:value-type="float" office:value="17.8862663863687" calcext:value-type="float">
            <text:p>17.8862663863687</text:p>
          </table:table-cell>
          <table:table-cell/>
        </table:table-row>
        <table:table-row table:style-name="ro1">
          <table:table-cell office:value-type="string" calcext:value-type="string">
            <text:p>TaNb</text:p>
          </table:table-cell>
          <table:table-cell office:value-type="float" office:value="0.0954735" calcext:value-type="float">
            <text:p>0.0954735</text:p>
          </table:table-cell>
          <table:table-cell office:value-type="float" office:value="0.118718880762688" calcext:value-type="float">
            <text:p>0.118718880762688</text:p>
          </table:table-cell>
          <table:table-cell office:value-type="float" office:value="3.5498" calcext:value-type="float">
            <text:p>3.5498</text:p>
          </table:table-cell>
          <table:table-cell office:value-type="float" office:value="1.09211245613954" calcext:value-type="float">
            <text:p>1.09211245613954</text:p>
          </table:table-cell>
          <table:table-cell/>
        </table:table-row>
        <table:table-row table:style-name="ro1">
          <table:table-cell office:value-type="string" calcext:value-type="string">
            <text:p>AgPd</text:p>
          </table:table-cell>
          <table:table-cell office:value-type="float" office:value="0.18061951" calcext:value-type="float">
            <text:p>0.18061951</text:p>
          </table:table-cell>
          <table:table-cell office:value-type="float" office:value="0.11995736874161" calcext:value-type="float">
            <text:p>0.11995736874161</text:p>
          </table:table-cell>
          <table:table-cell office:value-type="float" office:value="3.6" calcext:value-type="float">
            <text:p>3.6</text:p>
          </table:table-cell>
          <table:table-cell office:value-type="float" office:value="1.39146467829989" calcext:value-type="float">
            <text:p>1.39146467829989</text:p>
          </table:table-cell>
          <table:table-cell/>
        </table:table-row>
        <table:table-row table:style-name="ro1">
          <table:table-cell office:value-type="string" calcext:value-type="string">
            <text:p>PbSr</text:p>
          </table:table-cell>
          <table:table-cell office:value-type="float" office:value="0.14464483" calcext:value-type="float">
            <text:p>0.14464483</text:p>
          </table:table-cell>
          <table:table-cell office:value-type="float" office:value="0.121265475954522" calcext:value-type="float">
            <text:p>0.121265475954522</text:p>
          </table:table-cell>
          <table:table-cell office:value-type="float" office:value="4.4794" calcext:value-type="float">
            <text:p>4.4794</text:p>
          </table:table-cell>
          <table:table-cell office:value-type="float" office:value="1.01523677744934" calcext:value-type="float">
            <text:p>1.01523677744934</text:p>
          </table:table-cell>
          <table:table-cell/>
        </table:table-row>
        <table:table-row table:style-name="ro1">
          <table:table-cell office:value-type="string" calcext:value-type="string">
            <text:p>NaTa</text:p>
          </table:table-cell>
          <table:table-cell office:value-type="float" office:value="0.10196895" calcext:value-type="float">
            <text:p>0.10196895</text:p>
          </table:table-cell>
          <table:table-cell office:value-type="float" office:value="0.123047669528219" calcext:value-type="float">
            <text:p>0.123047669528219</text:p>
          </table:table-cell>
          <table:table-cell office:value-type="float" office:value="3.7583" calcext:value-type="float">
            <text:p>3.7583</text:p>
          </table:table-cell>
          <table:table-cell office:value-type="float" office:value="1.46105456755772" calcext:value-type="float">
            <text:p>1.46105456755772</text:p>
          </table:table-cell>
          <table:table-cell/>
        </table:table-row>
        <table:table-row table:style-name="ro1">
          <table:table-cell office:value-type="string" calcext:value-type="string">
            <text:p>GaMg</text:p>
          </table:table-cell>
          <table:table-cell office:value-type="float" office:value="0.17845765" calcext:value-type="float">
            <text:p>0.17845765</text:p>
          </table:table-cell>
          <table:table-cell office:value-type="float" office:value="0.123263958144951" calcext:value-type="float">
            <text:p>0.123263958144951</text:p>
          </table:table-cell>
          <table:table-cell office:value-type="float" office:value="3.8262" calcext:value-type="float">
            <text:p>3.8262</text:p>
          </table:table-cell>
          <table:table-cell office:value-type="float" office:value="3.11567572869834" calcext:value-type="float">
            <text:p>3.11567572869834</text:p>
          </table:table-cell>
          <table:table-cell/>
        </table:table-row>
        <table:table-row table:style-name="ro1">
          <table:table-cell office:value-type="string" calcext:value-type="string">
            <text:p>ScSi</text:p>
          </table:table-cell>
          <table:table-cell office:value-type="float" office:value="0.12755607" calcext:value-type="float">
            <text:p>0.12755607</text:p>
          </table:table-cell>
          <table:table-cell office:value-type="float" office:value="0.125153404490998" calcext:value-type="float">
            <text:p>0.125153404490998</text:p>
          </table:table-cell>
          <table:table-cell office:value-type="float" office:value="3.5357" calcext:value-type="float">
            <text:p>3.5357</text:p>
          </table:table-cell>
          <table:table-cell office:value-type="float" office:value="3.97529846487552" calcext:value-type="float">
            <text:p>3.97529846487552</text:p>
          </table:table-cell>
          <table:table-cell/>
        </table:table-row>
        <table:table-row table:style-name="ro1">
          <table:table-cell office:value-type="string" calcext:value-type="string">
            <text:p>SbNb</text:p>
          </table:table-cell>
          <table:table-cell office:value-type="float" office:value="0.1114786" calcext:value-type="float">
            <text:p>0.1114786</text:p>
          </table:table-cell>
          <table:table-cell office:value-type="float" office:value="0.125327065989912" calcext:value-type="float">
            <text:p>0.125327065989912</text:p>
          </table:table-cell>
          <table:table-cell office:value-type="float" office:value="3.7803" calcext:value-type="float">
            <text:p>3.7803</text:p>
          </table:table-cell>
          <table:table-cell office:value-type="float" office:value="1.38904737098868" calcext:value-type="float">
            <text:p>1.38904737098868</text:p>
          </table:table-cell>
          <table:table-cell/>
        </table:table-row>
        <table:table-row table:style-name="ro1">
          <table:table-cell office:value-type="string" calcext:value-type="string">
            <text:p>AlRh</text:p>
          </table:table-cell>
          <table:table-cell office:value-type="float" office:value="0.09672223" calcext:value-type="float">
            <text:p>0.09672223</text:p>
          </table:table-cell>
          <table:table-cell office:value-type="float" office:value="0.125413108907494" calcext:value-type="float">
            <text:p>0.125413108907494</text:p>
          </table:table-cell>
          <table:table-cell office:value-type="float" office:value="3.451" calcext:value-type="float">
            <text:p>3.451</text:p>
          </table:table-cell>
          <table:table-cell office:value-type="float" office:value="2.27507370868794" calcext:value-type="float">
            <text:p>2.2750737086879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0.1424148" calcext:value-type="float">
            <text:p>0.1424148</text:p>
          </table:table-cell>
          <table:table-cell office:value-type="float" office:value="0.129246252081373" calcext:value-type="float">
            <text:p>0.129246252081373</text:p>
          </table:table-cell>
          <table:table-cell office:value-type="float" office:value="3.5569" calcext:value-type="float">
            <text:p>3.5569</text:p>
          </table:table-cell>
          <table:table-cell office:value-type="float" office:value="1.79153959052352" calcext:value-type="float">
            <text:p>1.79153959052352</text:p>
          </table:table-cell>
          <table:table-cell/>
        </table:table-row>
        <table:table-row table:style-name="ro1">
          <table:table-cell office:value-type="string" calcext:value-type="string">
            <text:p>LiSi</text:p>
          </table:table-cell>
          <table:table-cell office:value-type="float" office:value="0.13373718" calcext:value-type="float">
            <text:p>0.13373718</text:p>
          </table:table-cell>
          <table:table-cell office:value-type="float" office:value="0.129639534469353" calcext:value-type="float">
            <text:p>0.129639534469353</text:p>
          </table:table-cell>
          <table:table-cell office:value-type="float" office:value="3.5734" calcext:value-type="float">
            <text:p>3.5734</text:p>
          </table:table-cell>
          <table:table-cell office:value-type="float" office:value="7.94689768706282" calcext:value-type="float">
            <text:p>7.94689768706282</text:p>
          </table:table-cell>
          <table:table-cell/>
        </table:table-row>
        <table:table-row table:style-name="ro1">
          <table:table-cell office:value-type="string" calcext:value-type="string">
            <text:p>YAs</text:p>
          </table:table-cell>
          <table:table-cell office:value-type="float" office:value="0.16739047" calcext:value-type="float">
            <text:p>0.16739047</text:p>
          </table:table-cell>
          <table:table-cell office:value-type="float" office:value="0.129791878225514" calcext:value-type="float">
            <text:p>0.129791878225514</text:p>
          </table:table-cell>
          <table:table-cell office:value-type="float" office:value="3.9295" calcext:value-type="float">
            <text:p>3.9295</text:p>
          </table:table-cell>
          <table:table-cell office:value-type="float" office:value="1.81228467724579" calcext:value-type="float">
            <text:p>1.81228467724579</text:p>
          </table:table-cell>
          <table:table-cell/>
        </table:table-row>
        <table:table-row table:style-name="ro1">
          <table:table-cell office:value-type="string" calcext:value-type="string">
            <text:p>ZnRu</text:p>
          </table:table-cell>
          <table:table-cell office:value-type="float" office:value="0.18937239" calcext:value-type="float">
            <text:p>0.18937239</text:p>
          </table:table-cell>
          <table:table-cell office:value-type="float" office:value="0.132335581470931" calcext:value-type="float">
            <text:p>0.132335581470931</text:p>
          </table:table-cell>
          <table:table-cell office:value-type="float" office:value="3.481" calcext:value-type="float">
            <text:p>3.481</text:p>
          </table:table-cell>
          <table:table-cell office:value-type="float" office:value="1.78393492214466" calcext:value-type="float">
            <text:p>1.78393492214466</text:p>
          </table:table-cell>
          <table:table-cell/>
        </table:table-row>
        <table:table-row table:style-name="ro1">
          <table:table-cell office:value-type="string" calcext:value-type="string">
            <text:p>LiCd</text:p>
          </table:table-cell>
          <table:table-cell office:value-type="float" office:value="0.19104189" calcext:value-type="float">
            <text:p>0.19104189</text:p>
          </table:table-cell>
          <table:table-cell office:value-type="float" office:value="0.132850250865949" calcext:value-type="float">
            <text:p>0.132850250865949</text:p>
          </table:table-cell>
          <table:table-cell office:value-type="float" office:value="4.006" calcext:value-type="float">
            <text:p>4.006</text:p>
          </table:table-cell>
          <table:table-cell office:value-type="float" office:value="2.47092930613254" calcext:value-type="float">
            <text:p>2.47092930613254</text:p>
          </table:table-cell>
          <table:table-cell/>
        </table:table-row>
        <table:table-row table:style-name="ro1">
          <table:table-cell office:value-type="string" calcext:value-type="string">
            <text:p>NaSe</text:p>
          </table:table-cell>
          <table:table-cell office:value-type="float" office:value="0.12307786" calcext:value-type="float">
            <text:p>0.12307786</text:p>
          </table:table-cell>
          <table:table-cell office:value-type="float" office:value="0.133503925607251" calcext:value-type="float">
            <text:p>0.133503925607251</text:p>
          </table:table-cell>
          <table:table-cell office:value-type="float" office:value="3.7737" calcext:value-type="float">
            <text:p>3.7737</text:p>
          </table:table-cell>
          <table:table-cell office:value-type="float" office:value="2.88055311887493" calcext:value-type="float">
            <text:p>2.88055311887493</text:p>
          </table:table-cell>
          <table:table-cell/>
        </table:table-row>
        <table:table-row table:style-name="ro1">
          <table:table-cell office:value-type="string" calcext:value-type="string">
            <text:p>SiY</text:p>
          </table:table-cell>
          <table:table-cell office:value-type="float" office:value="0.14915147" calcext:value-type="float">
            <text:p>0.14915147</text:p>
          </table:table-cell>
          <table:table-cell office:value-type="float" office:value="0.138013053069466" calcext:value-type="float">
            <text:p>0.138013053069466</text:p>
          </table:table-cell>
          <table:table-cell office:value-type="float" office:value="4.053" calcext:value-type="float">
            <text:p>4.053</text:p>
          </table:table-cell>
          <table:table-cell office:value-type="float" office:value="2.51953148922757" calcext:value-type="float">
            <text:p>2.51953148922757</text:p>
          </table:table-cell>
          <table:table-cell/>
        </table:table-row>
        <table:table-row table:style-name="ro1">
          <table:table-cell office:value-type="string" calcext:value-type="string">
            <text:p>ZnFe</text:p>
          </table:table-cell>
          <table:table-cell office:value-type="float" office:value="0.21310422" calcext:value-type="float">
            <text:p>0.21310422</text:p>
          </table:table-cell>
          <table:table-cell office:value-type="float" office:value="0.14080176093699" calcext:value-type="float">
            <text:p>0.14080176093699</text:p>
          </table:table-cell>
          <table:table-cell office:value-type="float" office:value="3.2284" calcext:value-type="float">
            <text:p>3.2284</text:p>
          </table:table-cell>
          <table:table-cell office:value-type="float" office:value="2.43311316532588" calcext:value-type="float">
            <text:p>2.43311316532588</text:p>
          </table:table-cell>
          <table:table-cell/>
        </table:table-row>
        <table:table-row table:style-name="ro1">
          <table:table-cell office:value-type="string" calcext:value-type="string">
            <text:p>BiCa</text:p>
          </table:table-cell>
          <table:table-cell office:value-type="float" office:value="0.1049116" calcext:value-type="float">
            <text:p>0.1049116</text:p>
          </table:table-cell>
          <table:table-cell office:value-type="float" office:value="0.141583277985795" calcext:value-type="float">
            <text:p>0.141583277985795</text:p>
          </table:table-cell>
          <table:table-cell office:value-type="float" office:value="4.3234" calcext:value-type="float">
            <text:p>4.3234</text:p>
          </table:table-cell>
          <table:table-cell office:value-type="float" office:value="1.19953719861718" calcext:value-type="float">
            <text:p>1.19953719861718</text:p>
          </table:table-cell>
          <table:table-cell/>
        </table:table-row>
        <table:table-row table:style-name="ro1">
          <table:table-cell office:value-type="string" calcext:value-type="string">
            <text:p>RhHf</text:p>
          </table:table-cell>
          <table:table-cell office:value-type="float" office:value="0.091392055" calcext:value-type="float">
            <text:p>0.091392055</text:p>
          </table:table-cell>
          <table:table-cell office:value-type="float" office:value="0.143396086550479" calcext:value-type="float">
            <text:p>0.143396086550479</text:p>
          </table:table-cell>
          <table:table-cell office:value-type="float" office:value="3.5436" calcext:value-type="float">
            <text:p>3.5436</text:p>
          </table:table-cell>
          <table:table-cell office:value-type="float" office:value="1.06315562529297" calcext:value-type="float">
            <text:p>1.06315562529297</text:p>
          </table:table-cell>
          <table:table-cell/>
        </table:table-row>
        <table:table-row table:style-name="ro1">
          <table:table-cell office:value-type="string" calcext:value-type="string">
            <text:p>ZnNb</text:p>
          </table:table-cell>
          <table:table-cell office:value-type="float" office:value="0.076451465" calcext:value-type="float">
            <text:p>0.076451465</text:p>
          </table:table-cell>
          <table:table-cell office:value-type="float" office:value="0.143943129723521" calcext:value-type="float">
            <text:p>0.143943129723521</text:p>
          </table:table-cell>
          <table:table-cell office:value-type="float" office:value="3.5081" calcext:value-type="float">
            <text:p>3.5081</text:p>
          </table:table-cell>
          <table:table-cell office:value-type="float" office:value="1.87420044229797" calcext:value-type="float">
            <text:p>1.87420044229797</text:p>
          </table:table-cell>
          <table:table-cell/>
        </table:table-row>
        <table:table-row table:style-name="ro1">
          <table:table-cell office:value-type="string" calcext:value-type="string">
            <text:p>InBa</text:p>
          </table:table-cell>
          <table:table-cell office:value-type="float" office:value="0.23127912" calcext:value-type="float">
            <text:p>0.23127912</text:p>
          </table:table-cell>
          <table:table-cell office:value-type="float" office:value="0.144544977101523" calcext:value-type="float">
            <text:p>0.144544977101523</text:p>
          </table:table-cell>
          <table:table-cell office:value-type="float" office:value="4.8745" calcext:value-type="float">
            <text:p>4.8745</text:p>
          </table:table-cell>
          <table:table-cell office:value-type="float" office:value="1.18502723020783" calcext:value-type="float">
            <text:p>1.18502723020783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0.0869667" calcext:value-type="float">
            <text:p>0.0869667</text:p>
          </table:table-cell>
          <table:table-cell office:value-type="float" office:value="0.144675400617774" calcext:value-type="float">
            <text:p>0.144675400617774</text:p>
          </table:table-cell>
          <table:table-cell office:value-type="float" office:value="3.8819" calcext:value-type="float">
            <text:p>3.8819</text:p>
          </table:table-cell>
          <table:table-cell office:value-type="float" office:value="2.47728569015274" calcext:value-type="float">
            <text:p>2.47728569015274</text:p>
          </table:table-cell>
          <table:table-cell/>
        </table:table-row>
        <table:table-row table:style-name="ro1">
          <table:table-cell office:value-type="string" calcext:value-type="string">
            <text:p>AlMn</text:p>
          </table:table-cell>
          <table:table-cell office:value-type="float" office:value="0.21128182" calcext:value-type="float">
            <text:p>0.21128182</text:p>
          </table:table-cell>
          <table:table-cell office:value-type="float" office:value="0.145130244814463" calcext:value-type="float">
            <text:p>0.145130244814463</text:p>
          </table:table-cell>
          <table:table-cell office:value-type="float" office:value="3.2295" calcext:value-type="float">
            <text:p>3.2295</text:p>
          </table:table-cell>
          <table:table-cell office:value-type="float" office:value="3.55980555504842" calcext:value-type="float">
            <text:p>3.55980555504842</text:p>
          </table:table-cell>
          <table:table-cell/>
        </table:table-row>
        <table:table-row table:style-name="ro1">
          <table:table-cell office:value-type="string" calcext:value-type="string">
            <text:p>TeNb</text:p>
          </table:table-cell>
          <table:table-cell office:value-type="float" office:value="0.13974154" calcext:value-type="float">
            <text:p>0.13974154</text:p>
          </table:table-cell>
          <table:table-cell office:value-type="float" office:value="0.146311970488802" calcext:value-type="float">
            <text:p>0.146311970488802</text:p>
          </table:table-cell>
          <table:table-cell office:value-type="float" office:value="3.7847" calcext:value-type="float">
            <text:p>3.7847</text:p>
          </table:table-cell>
          <table:table-cell office:value-type="float" office:value="1.35275680869967" calcext:value-type="float">
            <text:p>1.35275680869967</text:p>
          </table:table-cell>
          <table:table-cell/>
        </table:table-row>
        <table:table-row table:style-name="ro1">
          <table:table-cell office:value-type="string" calcext:value-type="string">
            <text:p>PbNb</text:p>
          </table:table-cell>
          <table:table-cell office:value-type="float" office:value="0.13559887" calcext:value-type="float">
            <text:p>0.13559887</text:p>
          </table:table-cell>
          <table:table-cell office:value-type="float" office:value="0.146480792485051" calcext:value-type="float">
            <text:p>0.146480792485051</text:p>
          </table:table-cell>
          <table:table-cell office:value-type="float" office:value="3.8018" calcext:value-type="float">
            <text:p>3.8018</text:p>
          </table:table-cell>
          <table:table-cell office:value-type="float" office:value="0.997531753682081" calcext:value-type="float">
            <text:p>0.997531753682081</text:p>
          </table:table-cell>
          <table:table-cell/>
        </table:table-row>
        <table:table-row table:style-name="ro1">
          <table:table-cell office:value-type="string" calcext:value-type="string">
            <text:p>AsNb</text:p>
          </table:table-cell>
          <table:table-cell office:value-type="float" office:value="0.13396284" calcext:value-type="float">
            <text:p>0.13396284</text:p>
          </table:table-cell>
          <table:table-cell office:value-type="float" office:value="0.146940336324752" calcext:value-type="float">
            <text:p>0.146940336324752</text:p>
          </table:table-cell>
          <table:table-cell office:value-type="float" office:value="3.6471" calcext:value-type="float">
            <text:p>3.6471</text:p>
          </table:table-cell>
          <table:table-cell office:value-type="float" office:value="1.76984965917831" calcext:value-type="float">
            <text:p>1.76984965917831</text:p>
          </table:table-cell>
          <table:table-cell/>
        </table:table-row>
        <table:table-row table:style-name="ro1">
          <table:table-cell office:value-type="string" calcext:value-type="string">
            <text:p>NiTi</text:p>
          </table:table-cell>
          <table:table-cell office:value-type="float" office:value="0.14499095" calcext:value-type="float">
            <text:p>0.14499095</text:p>
          </table:table-cell>
          <table:table-cell office:value-type="float" office:value="0.147801398543471" calcext:value-type="float">
            <text:p>0.147801398543471</text:p>
          </table:table-cell>
          <table:table-cell office:value-type="float" office:value="3.3775" calcext:value-type="float">
            <text:p>3.3775</text:p>
          </table:table-cell>
          <table:table-cell office:value-type="float" office:value="2.75935714101903" calcext:value-type="float">
            <text:p>2.75935714101903</text:p>
          </table:table-cell>
          <table:table-cell/>
        </table:table-row>
        <table:table-row table:style-name="ro1">
          <table:table-cell office:value-type="string" calcext:value-type="string">
            <text:p>SnPd</text:p>
          </table:table-cell>
          <table:table-cell office:value-type="float" office:value="0.19761904" calcext:value-type="float">
            <text:p>0.19761904</text:p>
          </table:table-cell>
          <table:table-cell office:value-type="float" office:value="0.148851291563602" calcext:value-type="float">
            <text:p>0.148851291563602</text:p>
          </table:table-cell>
          <table:table-cell office:value-type="float" office:value="3.8218" calcext:value-type="float">
            <text:p>3.8218</text:p>
          </table:table-cell>
          <table:table-cell office:value-type="float" office:value="1.32534270081474" calcext:value-type="float">
            <text:p>1.32534270081474</text:p>
          </table:table-cell>
          <table:table-cell/>
        </table:table-row>
        <table:table-row table:style-name="ro1">
          <table:table-cell office:value-type="string" calcext:value-type="string">
            <text:p>WCo</text:p>
          </table:table-cell>
          <table:table-cell office:value-type="float" office:value="0.22453402" calcext:value-type="float">
            <text:p>0.22453402</text:p>
          </table:table-cell>
          <table:table-cell office:value-type="float" office:value="0.151498079417664" calcext:value-type="float">
            <text:p>0.151498079417664</text:p>
          </table:table-cell>
          <table:table-cell office:value-type="float" office:value="3.2675" calcext:value-type="float">
            <text:p>3.2675</text:p>
          </table:table-cell>
          <table:table-cell office:value-type="float" office:value="1.23021022041297" calcext:value-type="float">
            <text:p>1.23021022041297</text:p>
          </table:table-cell>
          <table:table-cell/>
        </table:table-row>
        <table:table-row table:style-name="ro1">
          <table:table-cell office:value-type="string" calcext:value-type="string">
            <text:p>KNa</text:p>
          </table:table-cell>
          <table:table-cell office:value-type="float" office:value="0.27884635" calcext:value-type="float">
            <text:p>0.27884635</text:p>
          </table:table-cell>
          <table:table-cell office:value-type="float" office:value="0.152123747518219" calcext:value-type="float">
            <text:p>0.152123747518219</text:p>
          </table:table-cell>
          <table:table-cell office:value-type="float" office:value="4.4588" calcext:value-type="float">
            <text:p>4.4588</text:p>
          </table:table-cell>
          <table:table-cell office:value-type="float" office:value="4.64403664743423" calcext:value-type="float">
            <text:p>4.64403664743423</text:p>
          </table:table-cell>
          <table:table-cell/>
        </table:table-row>
        <table:table-row table:style-name="ro1">
          <table:table-cell office:value-type="string" calcext:value-type="string">
            <text:p>TaZr</text:p>
          </table:table-cell>
          <table:table-cell office:value-type="float" office:value="0.2644836" calcext:value-type="float">
            <text:p>0.2644836</text:p>
          </table:table-cell>
          <table:table-cell office:value-type="float" office:value="0.153342321518684" calcext:value-type="float">
            <text:p>0.153342321518684</text:p>
          </table:table-cell>
          <table:table-cell office:value-type="float" office:value="3.8816" calcext:value-type="float">
            <text:p>3.8816</text:p>
          </table:table-cell>
          <table:table-cell office:value-type="float" office:value="1.09878897090325" calcext:value-type="float">
            <text:p>1.09878897090325</text:p>
          </table:table-cell>
          <table:table-cell/>
        </table:table-row>
        <table:table-row table:style-name="ro1">
          <table:table-cell office:value-type="string" calcext:value-type="string">
            <text:p>ScAl</text:p>
          </table:table-cell>
          <table:table-cell office:value-type="float" office:value="0.07605213" calcext:value-type="float">
            <text:p>0.07605213</text:p>
          </table:table-cell>
          <table:table-cell office:value-type="float" office:value="0.153618535534614" calcext:value-type="float">
            <text:p>0.153618535534614</text:p>
          </table:table-cell>
          <table:table-cell office:value-type="float" office:value="3.5084" calcext:value-type="float">
            <text:p>3.5084</text:p>
          </table:table-cell>
          <table:table-cell office:value-type="float" office:value="4.03384304427732" calcext:value-type="float">
            <text:p>4.03384304427732</text:p>
          </table:table-cell>
          <table:table-cell/>
        </table:table-row>
        <table:table-row table:style-name="ro1">
          <table:table-cell office:value-type="string" calcext:value-type="string">
            <text:p>VRu</text:p>
          </table:table-cell>
          <table:table-cell office:value-type="float" office:value="0.17354544" calcext:value-type="float">
            <text:p>0.17354544</text:p>
          </table:table-cell>
          <table:table-cell office:value-type="float" office:value="0.154499336023337" calcext:value-type="float">
            <text:p>0.154499336023337</text:p>
          </table:table-cell>
          <table:table-cell office:value-type="float" office:value="3.3672" calcext:value-type="float">
            <text:p>3.3672</text:p>
          </table:table-cell>
          <table:table-cell office:value-type="float" office:value="1.95040717173351" calcext:value-type="float">
            <text:p>1.95040717173351</text:p>
          </table:table-cell>
          <table:table-cell/>
        </table:table-row>
        <table:table-row table:style-name="ro1">
          <table:table-cell office:value-type="string" calcext:value-type="string">
            <text:p>NiNi</text:p>
          </table:table-cell>
          <table:table-cell office:value-type="float" office:value="0.22092569" calcext:value-type="float">
            <text:p>0.22092569</text:p>
          </table:table-cell>
          <table:table-cell office:value-type="float" office:value="0.155473343550791" calcext:value-type="float">
            <text:p>0.155473343550791</text:p>
          </table:table-cell>
          <table:table-cell office:value-type="float" office:value="3.1664" calcext:value-type="float">
            <text:p>3.1664</text:p>
          </table:table-cell>
          <table:table-cell office:value-type="float" office:value="2.51125689743978" calcext:value-type="float">
            <text:p>2.51125689743978</text:p>
          </table:table-cell>
          <table:table-cell/>
        </table:table-row>
        <table:table-row table:style-name="ro1">
          <table:table-cell office:value-type="string" calcext:value-type="string">
            <text:p>TaSc</text:p>
          </table:table-cell>
          <table:table-cell office:value-type="float" office:value="0.33138964" calcext:value-type="float">
            <text:p>0.33138964</text:p>
          </table:table-cell>
          <table:table-cell office:value-type="float" office:value="0.156673272715012" calcext:value-type="float">
            <text:p>0.156673272715012</text:p>
          </table:table-cell>
          <table:table-cell office:value-type="float" office:value="3.93" calcext:value-type="float">
            <text:p>3.93</text:p>
          </table:table-cell>
          <table:table-cell office:value-type="float" office:value="1.32086294596914" calcext:value-type="float">
            <text:p>1.32086294596914</text:p>
          </table:table-cell>
          <table:table-cell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0.20758513" calcext:value-type="float">
            <text:p>0.20758513</text:p>
          </table:table-cell>
          <table:table-cell office:value-type="float" office:value="0.16041701600531" calcext:value-type="float">
            <text:p>0.16041701600531</text:p>
          </table:table-cell>
          <table:table-cell office:value-type="float" office:value="3.18" calcext:value-type="float">
            <text:p>3.18</text:p>
          </table:table-cell>
          <table:table-cell office:value-type="float" office:value="2.50626572647927" calcext:value-type="float">
            <text:p>2.50626572647927</text:p>
          </table:table-cell>
          <table:table-cell/>
        </table:table-row>
        <table:table-row table:style-name="ro1">
          <table:table-cell office:value-type="string" calcext:value-type="string">
            <text:p>AlMo</text:p>
          </table:table-cell>
          <table:table-cell office:value-type="float" office:value="0.16510966" calcext:value-type="float">
            <text:p>0.16510966</text:p>
          </table:table-cell>
          <table:table-cell office:value-type="float" office:value="0.161979615967607" calcext:value-type="float">
            <text:p>0.161979615967607</text:p>
          </table:table-cell>
          <table:table-cell office:value-type="float" office:value="3.431" calcext:value-type="float">
            <text:p>3.431</text:p>
          </table:table-cell>
          <table:table-cell office:value-type="float" office:value="2.40089832099617" calcext:value-type="float">
            <text:p>2.40089832099617</text:p>
          </table:table-cell>
          <table:table-cell/>
        </table:table-row>
        <table:table-row table:style-name="ro1">
          <table:table-cell office:value-type="string" calcext:value-type="string">
            <text:p>TeCa</text:p>
          </table:table-cell>
          <table:table-cell office:value-type="float" office:value="0.08508877" calcext:value-type="float">
            <text:p>0.08508877</text:p>
          </table:table-cell>
          <table:table-cell office:value-type="float" office:value="0.162654030034808" calcext:value-type="float">
            <text:p>0.162654030034808</text:p>
          </table:table-cell>
          <table:table-cell office:value-type="float" office:value="4.2909" calcext:value-type="float">
            <text:p>4.2909</text:p>
          </table:table-cell>
          <table:table-cell office:value-type="float" office:value="1.77140466340664" calcext:value-type="float">
            <text:p>1.77140466340664</text:p>
          </table:table-cell>
          <table:table-cell/>
        </table:table-row>
        <table:table-row table:style-name="ro1">
          <table:table-cell office:value-type="string" calcext:value-type="string">
            <text:p>CdSr</text:p>
          </table:table-cell>
          <table:table-cell office:value-type="float" office:value="0.102074854" calcext:value-type="float">
            <text:p>0.102074854</text:p>
          </table:table-cell>
          <table:table-cell office:value-type="float" office:value="0.167805499205222" calcext:value-type="float">
            <text:p>0.167805499205222</text:p>
          </table:table-cell>
          <table:table-cell office:value-type="float" office:value="4.6641" calcext:value-type="float">
            <text:p>4.6641</text:p>
          </table:table-cell>
          <table:table-cell office:value-type="float" office:value="1.48916435472943" calcext:value-type="float">
            <text:p>1.48916435472943</text:p>
          </table:table-cell>
          <table:table-cell/>
        </table:table-row>
        <table:table-row table:style-name="ro1">
          <table:table-cell office:value-type="string" calcext:value-type="string">
            <text:p>NaSn</text:p>
          </table:table-cell>
          <table:table-cell office:value-type="float" office:value="0.21981381" calcext:value-type="float">
            <text:p>0.21981381</text:p>
          </table:table-cell>
          <table:table-cell office:value-type="float" office:value="0.168864097928858" calcext:value-type="float">
            <text:p>0.168864097928858</text:p>
          </table:table-cell>
          <table:table-cell office:value-type="float" office:value="4.2371" calcext:value-type="float">
            <text:p>4.2371</text:p>
          </table:table-cell>
          <table:table-cell office:value-type="float" office:value="2.08937604093673" calcext:value-type="float">
            <text:p>2.08937604093673</text:p>
          </table:table-cell>
          <table:table-cell/>
        </table:table-row>
        <table:table-row table:style-name="ro1">
          <table:table-cell office:value-type="string" calcext:value-type="string">
            <text:p>BeCo</text:p>
          </table:table-cell>
          <table:table-cell office:value-type="float" office:value="0.29458493" calcext:value-type="float">
            <text:p>0.29458493</text:p>
          </table:table-cell>
          <table:table-cell office:value-type="float" office:value="0.169712024247887" calcext:value-type="float">
            <text:p>0.169712024247887</text:p>
          </table:table-cell>
          <table:table-cell office:value-type="float" office:value="2.9434" calcext:value-type="float">
            <text:p>2.9434</text:p>
          </table:table-cell>
          <table:table-cell office:value-type="float" office:value="4.26074991379711" calcext:value-type="float">
            <text:p>4.26074991379711</text:p>
          </table:table-cell>
          <table:table-cell/>
        </table:table-row>
        <table:table-row table:style-name="ro1">
          <table:table-cell office:value-type="string" calcext:value-type="string">
            <text:p>SrPb</text:p>
          </table:table-cell>
          <table:table-cell office:value-type="float" office:value="0.15102753" calcext:value-type="float">
            <text:p>0.15102753</text:p>
          </table:table-cell>
          <table:table-cell office:value-type="float" office:value="0.170055046704574" calcext:value-type="float">
            <text:p>0.170055046704574</text:p>
          </table:table-cell>
          <table:table-cell office:value-type="float" office:value="4.4215" calcext:value-type="float">
            <text:p>4.4215</text:p>
          </table:table-cell>
          <table:table-cell office:value-type="float" office:value="1.01523677744934" calcext:value-type="float">
            <text:p>1.01523677744934</text:p>
          </table:table-cell>
          <table:table-cell/>
        </table:table-row>
        <table:table-row table:style-name="ro1">
          <table:table-cell office:value-type="string" calcext:value-type="string">
            <text:p>AgCo</text:p>
          </table:table-cell>
          <table:table-cell office:value-type="float" office:value="0.21532227" calcext:value-type="float">
            <text:p>0.21532227</text:p>
          </table:table-cell>
          <table:table-cell office:value-type="float" office:value="0.171155423186246" calcext:value-type="float">
            <text:p>0.1711554231862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1.78054831256949" calcext:value-type="float">
            <text:p>1.78054831256949</text:p>
          </table:table-cell>
          <table:table-cell/>
        </table:table-row>
        <table:table-row table:style-name="ro1">
          <table:table-cell office:value-type="string" calcext:value-type="string">
            <text:p>LiAs</text:p>
          </table:table-cell>
          <table:table-cell office:value-type="float" office:value="0.17107975" calcext:value-type="float">
            <text:p>0.17107975</text:p>
          </table:table-cell>
          <table:table-cell office:value-type="float" office:value="0.171310343525397" calcext:value-type="float">
            <text:p>0.171310343525397</text:p>
          </table:table-cell>
          <table:table-cell office:value-type="float" office:value="3.7698" calcext:value-type="float">
            <text:p>3.7698</text:p>
          </table:table-cell>
          <table:table-cell office:value-type="float" office:value="3.56219522510197" calcext:value-type="float">
            <text:p>3.56219522510197</text:p>
          </table:table-cell>
          <table:table-cell/>
        </table:table-row>
        <table:table-row table:style-name="ro1">
          <table:table-cell office:value-type="string" calcext:value-type="string">
            <text:p>CdPd</text:p>
          </table:table-cell>
          <table:table-cell office:value-type="float" office:value="0.12533236" calcext:value-type="float">
            <text:p>0.12533236</text:p>
          </table:table-cell>
          <table:table-cell office:value-type="float" office:value="0.171687213045393" calcext:value-type="float">
            <text:p>0.171687213045393</text:p>
          </table:table-cell>
          <table:table-cell office:value-type="float" office:value="3.7869" calcext:value-type="float">
            <text:p>3.7869</text:p>
          </table:table-cell>
          <table:table-cell office:value-type="float" office:value="1.36297241592497" calcext:value-type="float">
            <text:p>1.36297241592497</text:p>
          </table:table-cell>
          <table:table-cell/>
        </table:table-row>
        <table:table-row table:style-name="ro1">
          <table:table-cell office:value-type="string" calcext:value-type="string">
            <text:p>TiY</text:p>
          </table:table-cell>
          <table:table-cell office:value-type="float" office:value="0.24940622" calcext:value-type="float">
            <text:p>0.24940622</text:p>
          </table:table-cell>
          <table:table-cell office:value-type="float" office:value="0.173031279974094" calcext:value-type="float">
            <text:p>0.173031279974094</text:p>
          </table:table-cell>
          <table:table-cell office:value-type="float" office:value="4.0904" calcext:value-type="float">
            <text:p>4.0904</text:p>
          </table:table-cell>
          <table:table-cell office:value-type="float" office:value="2.16301289580074" calcext:value-type="float">
            <text:p>2.16301289580074</text:p>
          </table:table-cell>
          <table:table-cell/>
        </table:table-row>
        <table:table-row table:style-name="ro1">
          <table:table-cell office:value-type="string" calcext:value-type="string">
            <text:p>YCd</text:p>
          </table:table-cell>
          <table:table-cell office:value-type="float" office:value="0.22076371" calcext:value-type="float">
            <text:p>0.22076371</text:p>
          </table:table-cell>
          <table:table-cell office:value-type="float" office:value="0.173234184876103" calcext:value-type="float">
            <text:p>0.173234184876103</text:p>
          </table:table-cell>
          <table:table-cell office:value-type="float" office:value="4.067" calcext:value-type="float">
            <text:p>4.067</text:p>
          </table:table-cell>
          <table:table-cell office:value-type="float" office:value="1.47979352323744" calcext:value-type="float">
            <text:p>1.47979352323744</text:p>
          </table:table-cell>
          <table:table-cell/>
        </table:table-row>
        <table:table-row table:style-name="ro1">
          <table:table-cell office:value-type="string" calcext:value-type="string">
            <text:p>InTa</text:p>
          </table:table-cell>
          <table:table-cell office:value-type="float" office:value="0.15750916" calcext:value-type="float">
            <text:p>0.15750916</text:p>
          </table:table-cell>
          <table:table-cell office:value-type="float" office:value="0.173707399427971" calcext:value-type="float">
            <text:p>0.173707399427971</text:p>
          </table:table-cell>
          <table:table-cell office:value-type="float" office:value="3.6922" calcext:value-type="float">
            <text:p>3.6922</text:p>
          </table:table-cell>
          <table:table-cell office:value-type="float" office:value="1.01202283746729" calcext:value-type="float">
            <text:p>1.01202283746729</text:p>
          </table:table-cell>
          <table:table-cell/>
        </table:table-row>
        <table:table-row table:style-name="ro1">
          <table:table-cell office:value-type="string" calcext:value-type="string">
            <text:p>BaW</text:p>
          </table:table-cell>
          <table:table-cell office:value-type="float" office:value="0.2065628" calcext:value-type="float">
            <text:p>0.2065628</text:p>
          </table:table-cell>
          <table:table-cell office:value-type="float" office:value="0.175763175878522" calcext:value-type="float">
            <text:p>0.175763175878522</text:p>
          </table:table-cell>
          <table:table-cell office:value-type="float" office:value="4.0057" calcext:value-type="float">
            <text:p>4.0057</text:p>
          </table:table-cell>
          <table:table-cell office:value-type="float" office:value="0.932728446783286" calcext:value-type="float">
            <text:p>0.932728446783286</text:p>
          </table:table-cell>
          <table:table-cell/>
        </table:table-row>
        <table:table-row table:style-name="ro1">
          <table:table-cell office:value-type="string" calcext:value-type="string">
            <text:p>PbMg</text:p>
          </table:table-cell>
          <table:table-cell office:value-type="float" office:value="0.22013938" calcext:value-type="float">
            <text:p>0.22013938</text:p>
          </table:table-cell>
          <table:table-cell office:value-type="float" office:value="0.176102990344502" calcext:value-type="float">
            <text:p>0.176102990344502</text:p>
          </table:table-cell>
          <table:table-cell office:value-type="float" office:value="4.0186" calcext:value-type="float">
            <text:p>4.0186</text:p>
          </table:table-cell>
          <table:table-cell office:value-type="float" office:value="1.28931702295692" calcext:value-type="float">
            <text:p>1.28931702295692</text:p>
          </table:table-cell>
          <table:table-cell/>
        </table:table-row>
        <table:table-row table:style-name="ro1">
          <table:table-cell office:value-type="string" calcext:value-type="string">
            <text:p>CrNi</text:p>
          </table:table-cell>
          <table:table-cell office:value-type="float" office:value="0.2626393" calcext:value-type="float">
            <text:p>0.2626393</text:p>
          </table:table-cell>
          <table:table-cell office:value-type="float" office:value="0.177200187881596" calcext:value-type="float">
            <text:p>0.177200187881596</text:p>
          </table:table-cell>
          <table:table-cell office:value-type="float" office:value="3.22" calcext:value-type="float">
            <text:p>3.22</text:p>
          </table:table-cell>
          <table:table-cell office:value-type="float" office:value="2.65916077377743" calcext:value-type="float">
            <text:p>2.65916077377743</text:p>
          </table:table-cell>
          <table:table-cell/>
        </table:table-row>
        <table:table-row table:style-name="ro1">
          <table:table-cell office:value-type="string" calcext:value-type="string">
            <text:p>TcCo</text:p>
          </table:table-cell>
          <table:table-cell office:value-type="float" office:value="0.17251705" calcext:value-type="float">
            <text:p>0.17251705</text:p>
          </table:table-cell>
          <table:table-cell office:value-type="float" office:value="0.177736830848206" calcext:value-type="float">
            <text:p>0.177736830848206</text:p>
          </table:table-cell>
          <table:table-cell office:value-type="float" office:value="3.1505" calcext:value-type="float">
            <text:p>3.1505</text:p>
          </table:table-cell>
          <table:table-cell office:value-type="float" office:value="1.89039536653019" calcext:value-type="float">
            <text:p>1.89039536653019</text:p>
          </table:table-cell>
          <table:table-cell/>
        </table:table-row>
        <table:table-row table:style-name="ro1">
          <table:table-cell office:value-type="string" calcext:value-type="string">
            <text:p>CdTa</text:p>
          </table:table-cell>
          <table:table-cell office:value-type="float" office:value="0.15162331" calcext:value-type="float">
            <text:p>0.15162331</text:p>
          </table:table-cell>
          <table:table-cell office:value-type="float" office:value="0.178575853987187" calcext:value-type="float">
            <text:p>0.178575853987187</text:p>
          </table:table-cell>
          <table:table-cell office:value-type="float" office:value="3.5967" calcext:value-type="float">
            <text:p>3.5967</text:p>
          </table:table-cell>
          <table:table-cell office:value-type="float" office:value="1.02024173475712" calcext:value-type="float">
            <text:p>1.02024173475712</text:p>
          </table:table-cell>
          <table:table-cell/>
        </table:table-row>
        <table:table-row table:style-name="ro1">
          <table:table-cell office:value-type="string" calcext:value-type="string">
            <text:p>GaCo</text:p>
          </table:table-cell>
          <table:table-cell office:value-type="float" office:value="0.13873994" calcext:value-type="float">
            <text:p>0.13873994</text:p>
          </table:table-cell>
          <table:table-cell office:value-type="float" office:value="0.179018503070107" calcext:value-type="float">
            <text:p>0.179018503070107</text:p>
          </table:table-cell>
          <table:table-cell office:value-type="float" office:value="3.2217" calcext:value-type="float">
            <text:p>3.2217</text:p>
          </table:table-cell>
          <table:table-cell office:value-type="float" office:value="2.29633934959682" calcext:value-type="float">
            <text:p>2.29633934959682</text:p>
          </table:table-cell>
          <table:table-cell/>
        </table:table-row>
        <table:table-row table:style-name="ro1">
          <table:table-cell office:value-type="string" calcext:value-type="string">
            <text:p>GeCo</text:p>
          </table:table-cell>
          <table:table-cell office:value-type="float" office:value="0.17363492" calcext:value-type="float">
            <text:p>0.17363492</text:p>
          </table:table-cell>
          <table:table-cell office:value-type="float" office:value="0.181451398012049" calcext:value-type="float">
            <text:p>0.181451398012049</text:p>
          </table:table-cell>
          <table:table-cell office:value-type="float" office:value="3.1878" calcext:value-type="float">
            <text:p>3.1878</text:p>
          </table:table-cell>
          <table:table-cell office:value-type="float" office:value="2.24657285304581" calcext:value-type="float">
            <text:p>2.24657285304581</text:p>
          </table:table-cell>
          <table:table-cell/>
        </table:table-row>
        <table:table-row table:style-name="ro1">
          <table:table-cell office:value-type="string" calcext:value-type="string">
            <text:p>VHf</text:p>
          </table:table-cell>
          <table:table-cell office:value-type="float" office:value="0.18523222" calcext:value-type="float">
            <text:p>0.18523222</text:p>
          </table:table-cell>
          <table:table-cell office:value-type="float" office:value="0.183519871260697" calcext:value-type="float">
            <text:p>0.183519871260697</text:p>
          </table:table-cell>
          <table:table-cell office:value-type="float" office:value="3.6309" calcext:value-type="float">
            <text:p>3.6309</text:p>
          </table:table-cell>
          <table:table-cell office:value-type="float" office:value="1.30081772273485" calcext:value-type="float">
            <text:p>1.30081772273485</text:p>
          </table:table-cell>
          <table:table-cell/>
        </table:table-row>
        <table:table-row table:style-name="ro1">
          <table:table-cell office:value-type="string" calcext:value-type="string">
            <text:p>MoCr</text:p>
          </table:table-cell>
          <table:table-cell office:value-type="float" office:value="0.14345458" calcext:value-type="float">
            <text:p>0.14345458</text:p>
          </table:table-cell>
          <table:table-cell office:value-type="float" office:value="0.184298910226798" calcext:value-type="float">
            <text:p>0.184298910226798</text:p>
          </table:table-cell>
          <table:table-cell office:value-type="float" office:value="3.2432" calcext:value-type="float">
            <text:p>3.2432</text:p>
          </table:table-cell>
          <table:table-cell office:value-type="float" office:value="2.00306147486035" calcext:value-type="float">
            <text:p>2.00306147486035</text:p>
          </table:table-cell>
          <table:table-cell/>
        </table:table-row>
        <table:table-row table:style-name="ro1">
          <table:table-cell office:value-type="string" calcext:value-type="string">
            <text:p>VPd</text:p>
          </table:table-cell>
          <table:table-cell office:value-type="float" office:value="0.23126698" calcext:value-type="float">
            <text:p>0.23126698</text:p>
          </table:table-cell>
          <table:table-cell office:value-type="float" office:value="0.18506103341624" calcext:value-type="float">
            <text:p>0.18506103341624</text:p>
          </table:table-cell>
          <table:table-cell office:value-type="float" office:value="3.427" calcext:value-type="float">
            <text:p>3.427</text:p>
          </table:table-cell>
          <table:table-cell office:value-type="float" office:value="1.88534711281556" calcext:value-type="float">
            <text:p>1.88534711281556</text:p>
          </table:table-cell>
          <table:table-cell/>
        </table:table-row>
        <table:table-row table:style-name="ro1">
          <table:table-cell office:value-type="string" calcext:value-type="string">
            <text:p>PbRu</text:p>
          </table:table-cell>
          <table:table-cell office:value-type="float" office:value="0.2299882" calcext:value-type="float">
            <text:p>0.2299882</text:p>
          </table:table-cell>
          <table:table-cell office:value-type="float" office:value="0.185395574992019" calcext:value-type="float">
            <text:p>0.185395574992019</text:p>
          </table:table-cell>
          <table:table-cell office:value-type="float" office:value="3.7232" calcext:value-type="float">
            <text:p>3.7232</text:p>
          </table:table-cell>
          <table:table-cell office:value-type="float" office:value="0.971371677086297" calcext:value-type="float">
            <text:p>0.971371677086297</text:p>
          </table:table-cell>
          <table:table-cell/>
        </table:table-row>
        <table:table-row table:style-name="ro1">
          <table:table-cell office:value-type="string" calcext:value-type="string">
            <text:p>BiRu</text:p>
          </table:table-cell>
          <table:table-cell office:value-type="float" office:value="0.23227215" calcext:value-type="float">
            <text:p>0.23227215</text:p>
          </table:table-cell>
          <table:table-cell office:value-type="float" office:value="0.186394189747019" calcext:value-type="float">
            <text:p>0.186394189747019</text:p>
          </table:table-cell>
          <table:table-cell office:value-type="float" office:value="3.6966" calcext:value-type="float">
            <text:p>3.6966</text:p>
          </table:table-cell>
          <table:table-cell office:value-type="float" office:value="0.965847651077754" calcext:value-type="float">
            <text:p>0.965847651077754</text:p>
          </table:table-cell>
          <table:table-cell/>
        </table:table-row>
        <table:table-row table:style-name="ro1">
          <table:table-cell office:value-type="string" calcext:value-type="string">
            <text:p>KMo</text:p>
          </table:table-cell>
          <table:table-cell office:value-type="float" office:value="0.21381705" calcext:value-type="float">
            <text:p>0.21381705</text:p>
          </table:table-cell>
          <table:table-cell office:value-type="float" office:value="0.186815158037918" calcext:value-type="float">
            <text:p>0.186815158037918</text:p>
          </table:table-cell>
          <table:table-cell office:value-type="float" office:value="3.6509" calcext:value-type="float">
            <text:p>3.6509</text:p>
          </table:table-cell>
          <table:table-cell office:value-type="float" office:value="2.19018801101997" calcext:value-type="float">
            <text:p>2.19018801101997</text:p>
          </table:table-cell>
          <table:table-cell/>
        </table:table-row>
        <table:table-row table:style-name="ro1">
          <table:table-cell office:value-type="string" calcext:value-type="string">
            <text:p>SbRh</text:p>
          </table:table-cell>
          <table:table-cell office:value-type="float" office:value="0.21727626" calcext:value-type="float">
            <text:p>0.21727626</text:p>
          </table:table-cell>
          <table:table-cell office:value-type="float" office:value="0.187007785654901" calcext:value-type="float">
            <text:p>0.187007785654901</text:p>
          </table:table-cell>
          <table:table-cell office:value-type="float" office:value="3.6626" calcext:value-type="float">
            <text:p>3.6626</text:p>
          </table:table-cell>
          <table:table-cell office:value-type="float" office:value="1.32804648017746" calcext:value-type="float">
            <text:p>1.32804648017746</text:p>
          </table:table-cell>
          <table:table-cell/>
        </table:table-row>
        <table:table-row table:style-name="ro1">
          <table:table-cell office:value-type="string" calcext:value-type="string">
            <text:p>VLi</text:p>
          </table:table-cell>
          <table:table-cell office:value-type="float" office:value="0.12781252" calcext:value-type="float">
            <text:p>0.12781252</text:p>
          </table:table-cell>
          <table:table-cell office:value-type="float" office:value="0.187591216556628" calcext:value-type="float">
            <text:p>0.187591216556628</text:p>
          </table:table-cell>
          <table:table-cell office:value-type="float" office:value="3.0121" calcext:value-type="float">
            <text:p>3.0121</text:p>
          </table:table-cell>
          <table:table-cell office:value-type="float" office:value="4.96470645410854" calcext:value-type="float">
            <text:p>4.96470645410854</text:p>
          </table:table-cell>
          <table:table-cell/>
        </table:table-row>
        <table:table-row table:style-name="ro1">
          <table:table-cell office:value-type="string" calcext:value-type="string">
            <text:p>KTa</text:p>
          </table:table-cell>
          <table:table-cell office:value-type="float" office:value="0.24041781" calcext:value-type="float">
            <text:p>0.24041781</text:p>
          </table:table-cell>
          <table:table-cell office:value-type="float" office:value="0.187889340064669" calcext:value-type="float">
            <text:p>0.187889340064669</text:p>
          </table:table-cell>
          <table:table-cell office:value-type="float" office:value="3.9515" calcext:value-type="float">
            <text:p>3.9515</text:p>
          </table:table-cell>
          <table:table-cell office:value-type="float" office:value="1.35554758595956" calcext:value-type="float">
            <text:p>1.35554758595956</text:p>
          </table:table-cell>
          <table:table-cell/>
        </table:table-row>
        <table:table-row table:style-name="ro1">
          <table:table-cell office:value-type="string" calcext:value-type="string">
            <text:p>GaTa</text:p>
          </table:table-cell>
          <table:table-cell office:value-type="float" office:value="0.16964917" calcext:value-type="float">
            <text:p>0.16964917</text:p>
          </table:table-cell>
          <table:table-cell office:value-type="float" office:value="0.187985480477309" calcext:value-type="float">
            <text:p>0.187985480477309</text:p>
          </table:table-cell>
          <table:table-cell office:value-type="float" office:value="3.559" calcext:value-type="float">
            <text:p>3.559</text:p>
          </table:table-cell>
          <table:table-cell office:value-type="float" office:value="1.19191295679413" calcext:value-type="float">
            <text:p>1.19191295679413</text:p>
          </table:table-cell>
          <table:table-cell/>
        </table:table-row>
        <table:table-row table:style-name="ro1">
          <table:table-cell office:value-type="string" calcext:value-type="string">
            <text:p>PbNi</text:p>
          </table:table-cell>
          <table:table-cell office:value-type="float" office:value="0.2598472" calcext:value-type="float">
            <text:p>0.2598472</text:p>
          </table:table-cell>
          <table:table-cell office:value-type="float" office:value="0.188481996244669" calcext:value-type="float">
            <text:p>0.188481996244669</text:p>
          </table:table-cell>
          <table:table-cell office:value-type="float" office:value="3.6031" calcext:value-type="float">
            <text:p>3.6031</text:p>
          </table:table-cell>
          <table:table-cell office:value-type="float" office:value="1.12444268165497" calcext:value-type="float">
            <text:p>1.12444268165497</text:p>
          </table:table-cell>
          <table:table-cell/>
        </table:table-row>
        <table:table-row table:style-name="ro1">
          <table:table-cell office:value-type="string" calcext:value-type="string">
            <text:p>SrBi</text:p>
          </table:table-cell>
          <table:table-cell office:value-type="float" office:value="0.25219324" calcext:value-type="float">
            <text:p>0.25219324</text:p>
          </table:table-cell>
          <table:table-cell office:value-type="float" office:value="0.188922958239703" calcext:value-type="float">
            <text:p>0.188922958239703</text:p>
          </table:table-cell>
          <table:table-cell office:value-type="float" office:value="4.5324" calcext:value-type="float">
            <text:p>4.5324</text:p>
          </table:table-cell>
          <table:table-cell office:value-type="float" office:value="1.0092041290921" calcext:value-type="float">
            <text:p>1.0092041290921</text:p>
          </table:table-cell>
          <table:table-cell/>
        </table:table-row>
        <table:table-row table:style-name="ro1">
          <table:table-cell office:value-type="string" calcext:value-type="string">
            <text:p>CdMo</text:p>
          </table:table-cell>
          <table:table-cell office:value-type="float" office:value="0.2153025" calcext:value-type="float">
            <text:p>0.2153025</text:p>
          </table:table-cell>
          <table:table-cell office:value-type="float" office:value="0.190559397230596" calcext:value-type="float">
            <text:p>0.190559397230596</text:p>
          </table:table-cell>
          <table:table-cell office:value-type="float" office:value="3.6115" calcext:value-type="float">
            <text:p>3.6115</text:p>
          </table:table-cell>
          <table:table-cell office:value-type="float" office:value="1.43054882317582" calcext:value-type="float">
            <text:p>1.43054882317582</text:p>
          </table:table-cell>
          <table:table-cell/>
        </table:table-row>
        <table:table-row table:style-name="ro1">
          <table:table-cell office:value-type="string" calcext:value-type="string">
            <text:p>CdTc</text:p>
          </table:table-cell>
          <table:table-cell office:value-type="float" office:value="0.2504993" calcext:value-type="float">
            <text:p>0.2504993</text:p>
          </table:table-cell>
          <table:table-cell office:value-type="float" office:value="0.192142158238035" calcext:value-type="float">
            <text:p>0.192142158238035</text:p>
          </table:table-cell>
          <table:table-cell office:value-type="float" office:value="3.5945" calcext:value-type="float">
            <text:p>3.5945</text:p>
          </table:table-cell>
          <table:table-cell office:value-type="float" office:value="1.41674165443108" calcext:value-type="float">
            <text:p>1.41674165443108</text:p>
          </table:table-cell>
          <table:table-cell/>
        </table:table-row>
        <table:table-row table:style-name="ro1">
          <table:table-cell office:value-type="string" calcext:value-type="string">
            <text:p>SbCa</text:p>
          </table:table-cell>
          <table:table-cell office:value-type="float" office:value="0.14755157" calcext:value-type="float">
            <text:p>0.14755157</text:p>
          </table:table-cell>
          <table:table-cell office:value-type="float" office:value="0.193209926595798" calcext:value-type="float">
            <text:p>0.193209926595798</text:p>
          </table:table-cell>
          <table:table-cell office:value-type="float" office:value="4.3229" calcext:value-type="float">
            <text:p>4.3229</text:p>
          </table:table-cell>
          <table:table-cell office:value-type="float" office:value="1.83415420259221" calcext:value-type="float">
            <text:p>1.83415420259221</text:p>
          </table:table-cell>
          <table:table-cell/>
        </table:table-row>
        <table:table-row table:style-name="ro1">
          <table:table-cell office:value-type="string" calcext:value-type="string">
            <text:p>NiHf</text:p>
          </table:table-cell>
          <table:table-cell office:value-type="float" office:value="0.1606013" calcext:value-type="float">
            <text:p>0.1606013</text:p>
          </table:table-cell>
          <table:table-cell office:value-type="float" office:value="0.194689284365334" calcext:value-type="float">
            <text:p>0.194689284365334</text:p>
          </table:table-cell>
          <table:table-cell office:value-type="float" office:value="3.5937" calcext:value-type="float">
            <text:p>3.5937</text:p>
          </table:table-cell>
          <table:table-cell office:value-type="float" office:value="1.25883809820537" calcext:value-type="float">
            <text:p>1.25883809820537</text:p>
          </table:table-cell>
          <table:table-cell/>
        </table:table-row>
        <table:table-row table:style-name="ro1">
          <table:table-cell office:value-type="string" calcext:value-type="string">
            <text:p>CrFe</text:p>
          </table:table-cell>
          <table:table-cell office:value-type="float" office:value="0.23795941" calcext:value-type="float">
            <text:p>0.23795941</text:p>
          </table:table-cell>
          <table:table-cell office:value-type="float" office:value="0.195238092514952" calcext:value-type="float">
            <text:p>0.195238092514952</text:p>
          </table:table-cell>
          <table:table-cell office:value-type="float" office:value="3.1864" calcext:value-type="float">
            <text:p>3.1864</text:p>
          </table:table-cell>
          <table:table-cell office:value-type="float" office:value="2.72748133494346" calcext:value-type="float">
            <text:p>2.72748133494346</text:p>
          </table:table-cell>
          <table:table-cell/>
        </table:table-row>
        <table:table-row table:style-name="ro1">
          <table:table-cell office:value-type="string" calcext:value-type="string">
            <text:p>VSc</text:p>
          </table:table-cell>
          <table:table-cell office:value-type="float" office:value="0.30524004" calcext:value-type="float">
            <text:p>0.30524004</text:p>
          </table:table-cell>
          <table:table-cell office:value-type="float" office:value="0.195566640748305" calcext:value-type="float">
            <text:p>0.195566640748305</text:p>
          </table:table-cell>
          <table:table-cell office:value-type="float" office:value="3.7757" calcext:value-type="float">
            <text:p>3.7757</text:p>
          </table:table-cell>
          <table:table-cell office:value-type="float" office:value="3.05679573420598" calcext:value-type="float">
            <text:p>3.05679573420598</text:p>
          </table:table-cell>
          <table:table-cell/>
        </table:table-row>
        <table:table-row table:style-name="ro1">
          <table:table-cell office:value-type="string" calcext:value-type="string">
            <text:p>AlTc</text:p>
          </table:table-cell>
          <table:table-cell office:value-type="float" office:value="0.1602132" calcext:value-type="float">
            <text:p>0.1602132</text:p>
          </table:table-cell>
          <table:table-cell office:value-type="float" office:value="0.195787479285126" calcext:value-type="float">
            <text:p>0.195787479285126</text:p>
          </table:table-cell>
          <table:table-cell office:value-type="float" office:value="3.3203" calcext:value-type="float">
            <text:p>3.3203</text:p>
          </table:table-cell>
          <table:table-cell office:value-type="float" office:value="2.36226048117957" calcext:value-type="float">
            <text:p>2.36226048117957</text:p>
          </table:table-cell>
          <table:table-cell/>
        </table:table-row>
        <table:table-row table:style-name="ro1">
          <table:table-cell office:value-type="string" calcext:value-type="string">
            <text:p>KMn</text:p>
          </table:table-cell>
          <table:table-cell office:value-type="float" office:value="0.27011573" calcext:value-type="float">
            <text:p>0.27011573</text:p>
          </table:table-cell>
          <table:table-cell office:value-type="float" office:value="0.19769092660476" calcext:value-type="float">
            <text:p>0.19769092660476</text:p>
          </table:table-cell>
          <table:table-cell office:value-type="float" office:value="3.6015" calcext:value-type="float">
            <text:p>3.6015</text:p>
          </table:table-cell>
          <table:table-cell office:value-type="float" office:value="3.11540785037816" calcext:value-type="float">
            <text:p>3.11540785037816</text:p>
          </table:table-cell>
          <table:table-cell/>
        </table:table-row>
        <table:table-row table:style-name="ro1">
          <table:table-cell office:value-type="string" calcext:value-type="string">
            <text:p>ZnNi</text:p>
          </table:table-cell>
          <table:table-cell office:value-type="float" office:value="0.32272267" calcext:value-type="float">
            <text:p>0.32272267</text:p>
          </table:table-cell>
          <table:table-cell office:value-type="float" office:value="0.197896788553491" calcext:value-type="float">
            <text:p>0.197896788553491</text:p>
          </table:table-cell>
          <table:table-cell office:value-type="float" office:value="3.3352" calcext:value-type="float">
            <text:p>3.3352</text:p>
          </table:table-cell>
          <table:table-cell office:value-type="float" office:value="2.37859664198306" calcext:value-type="float">
            <text:p>2.37859664198306</text:p>
          </table:table-cell>
          <table:table-cell/>
        </table:table-row>
        <table:table-row table:style-name="ro1">
          <table:table-cell office:value-type="string" calcext:value-type="string">
            <text:p>NiSc</text:p>
          </table:table-cell>
          <table:table-cell office:value-type="float" office:value="0.19291162" calcext:value-type="float">
            <text:p>0.19291162</text:p>
          </table:table-cell>
          <table:table-cell office:value-type="float" office:value="0.197939849943118" calcext:value-type="float">
            <text:p>0.197939849943118</text:p>
          </table:table-cell>
          <table:table-cell office:value-type="float" office:value="3.6819" calcext:value-type="float">
            <text:p>3.6819</text:p>
          </table:table-cell>
          <table:table-cell office:value-type="float" office:value="2.83465943420504" calcext:value-type="float">
            <text:p>2.83465943420504</text:p>
          </table:table-cell>
          <table:table-cell/>
        </table:table-row>
        <table:table-row table:style-name="ro1">
          <table:table-cell office:value-type="string" calcext:value-type="string">
            <text:p>ScGa</text:p>
          </table:table-cell>
          <table:table-cell office:value-type="float" office:value="0.09635973" calcext:value-type="float">
            <text:p>0.09635973</text:p>
          </table:table-cell>
          <table:table-cell office:value-type="float" office:value="0.19836513863774" calcext:value-type="float">
            <text:p>0.19836513863774</text:p>
          </table:table-cell>
          <table:table-cell office:value-type="float" office:value="3.4571" calcext:value-type="float">
            <text:p>3.4571</text:p>
          </table:table-cell>
          <table:table-cell office:value-type="float" office:value="2.56903127788062" calcext:value-type="float">
            <text:p>2.56903127788062</text:p>
          </table:table-cell>
          <table:table-cell/>
        </table:table-row>
        <table:table-row table:style-name="ro1">
          <table:table-cell office:value-type="string" calcext:value-type="string">
            <text:p>SiRh</text:p>
          </table:table-cell>
          <table:table-cell office:value-type="float" office:value="0.21522835" calcext:value-type="float">
            <text:p>0.21522835</text:p>
          </table:table-cell>
          <table:table-cell office:value-type="float" office:value="0.199183430613793" calcext:value-type="float">
            <text:p>0.199183430613793</text:p>
          </table:table-cell>
          <table:table-cell office:value-type="float" office:value="3.4569" calcext:value-type="float">
            <text:p>3.4569</text:p>
          </table:table-cell>
          <table:table-cell office:value-type="float" office:value="2.25633254590798" calcext:value-type="float">
            <text:p>2.25633254590798</text:p>
          </table:table-cell>
          <table:table-cell/>
        </table:table-row>
        <table:table-row table:style-name="ro1">
          <table:table-cell office:value-type="string" calcext:value-type="string">
            <text:p>NbW</text:p>
          </table:table-cell>
          <table:table-cell office:value-type="float" office:value="0.1792679" calcext:value-type="float">
            <text:p>0.1792679</text:p>
          </table:table-cell>
          <table:table-cell office:value-type="float" office:value="0.199682437933062" calcext:value-type="float">
            <text:p>0.199682437933062</text:p>
          </table:table-cell>
          <table:table-cell office:value-type="float" office:value="3.5184" calcext:value-type="float">
            <text:p>3.5184</text:p>
          </table:table-cell>
          <table:table-cell office:value-type="float" office:value="1.08082276096596" calcext:value-type="float">
            <text:p>1.08082276096596</text:p>
          </table:table-cell>
          <table:table-cell/>
        </table:table-row>
        <table:table-row table:style-name="ro1">
          <table:table-cell office:value-type="string" calcext:value-type="string">
            <text:p>TaTa</text:p>
          </table:table-cell>
          <table:table-cell office:value-type="float" office:value="0.17164588" calcext:value-type="float">
            <text:p>0.17164588</text:p>
          </table:table-cell>
          <table:table-cell office:value-type="float" office:value="0.199962482504657" calcext:value-type="float">
            <text:p>0.199962482504657</text:p>
          </table:table-cell>
          <table:table-cell office:value-type="float" office:value="3.5245" calcext:value-type="float">
            <text:p>3.5245</text:p>
          </table:table-cell>
          <table:table-cell office:value-type="float" office:value="0.828626405850845" calcext:value-type="float">
            <text:p>0.828626405850845</text:p>
          </table:table-cell>
          <table:table-cell/>
        </table:table-row>
        <table:table-row table:style-name="ro1">
          <table:table-cell office:value-type="string" calcext:value-type="string">
            <text:p>GeNi</text:p>
          </table:table-cell>
          <table:table-cell office:value-type="float" office:value="0.20547357" calcext:value-type="float">
            <text:p>0.20547357</text:p>
          </table:table-cell>
          <table:table-cell office:value-type="float" office:value="0.203226312957447" calcext:value-type="float">
            <text:p>0.203226312957447</text:p>
          </table:table-cell>
          <table:table-cell office:value-type="float" office:value="3.2782" calcext:value-type="float">
            <text:p>3.2782</text:p>
          </table:table-cell>
          <table:table-cell office:value-type="float" office:value="2.25058243985697" calcext:value-type="float">
            <text:p>2.25058243985697</text:p>
          </table:table-cell>
          <table:table-cell/>
        </table:table-row>
        <table:table-row table:style-name="ro1">
          <table:table-cell office:value-type="string" calcext:value-type="string">
            <text:p>SiNb</text:p>
          </table:table-cell>
          <table:table-cell office:value-type="float" office:value="0.20823443" calcext:value-type="float">
            <text:p>0.20823443</text:p>
          </table:table-cell>
          <table:table-cell office:value-type="float" office:value="0.204432045878743" calcext:value-type="float">
            <text:p>0.204432045878743</text:p>
          </table:table-cell>
          <table:table-cell office:value-type="float" office:value="3.5899" calcext:value-type="float">
            <text:p>3.5899</text:p>
          </table:table-cell>
          <table:table-cell office:value-type="float" office:value="2.4382558014832" calcext:value-type="float">
            <text:p>2.4382558014832</text:p>
          </table:table-cell>
          <table:table-cell/>
        </table:table-row>
        <table:table-row table:style-name="ro1">
          <table:table-cell office:value-type="string" calcext:value-type="string">
            <text:p>GeRu</text:p>
          </table:table-cell>
          <table:table-cell office:value-type="float" office:value="0.21002208" calcext:value-type="float">
            <text:p>0.21002208</text:p>
          </table:table-cell>
          <table:table-cell office:value-type="float" office:value="0.20498640085464" calcext:value-type="float">
            <text:p>0.20498640085464</text:p>
          </table:table-cell>
          <table:table-cell office:value-type="float" office:value="3.4229" calcext:value-type="float">
            <text:p>3.4229</text:p>
          </table:table-cell>
          <table:table-cell office:value-type="float" office:value="1.71094587329126" calcext:value-type="float">
            <text:p>1.71094587329126</text:p>
          </table:table-cell>
          <table:table-cell/>
        </table:table-row>
        <table:table-row table:style-name="ro1">
          <table:table-cell office:value-type="string" calcext:value-type="string">
            <text:p>VZr</text:p>
          </table:table-cell>
          <table:table-cell office:value-type="float" office:value="0.2638088" calcext:value-type="float">
            <text:p>0.2638088</text:p>
          </table:table-cell>
          <table:table-cell office:value-type="float" office:value="0.205246151051918" calcext:value-type="float">
            <text:p>0.205246151051918</text:p>
          </table:table-cell>
          <table:table-cell office:value-type="float" office:value="3.7533" calcext:value-type="float">
            <text:p>3.7533</text:p>
          </table:table-cell>
          <table:table-cell office:value-type="float" office:value="2.08267384956414" calcext:value-type="float">
            <text:p>2.08267384956414</text:p>
          </table:table-cell>
          <table:table-cell/>
        </table:table-row>
        <table:table-row table:style-name="ro1">
          <table:table-cell office:value-type="string" calcext:value-type="string">
            <text:p>SiV</text:p>
          </table:table-cell>
          <table:table-cell office:value-type="float" office:value="0.17395389" calcext:value-type="float">
            <text:p>0.17395389</text:p>
          </table:table-cell>
          <table:table-cell office:value-type="float" office:value="0.205610324113919" calcext:value-type="float">
            <text:p>0.205610324113919</text:p>
          </table:table-cell>
          <table:table-cell office:value-type="float" office:value="3.2907" calcext:value-type="float">
            <text:p>3.2907</text:p>
          </table:table-cell>
          <table:table-cell office:value-type="float" office:value="3.68530137785338" calcext:value-type="float">
            <text:p>3.68530137785338</text:p>
          </table:table-cell>
          <table:table-cell/>
        </table:table-row>
        <table:table-row table:style-name="ro1">
          <table:table-cell office:value-type="string" calcext:value-type="string">
            <text:p>AsV</text:p>
          </table:table-cell>
          <table:table-cell office:value-type="float" office:value="0.13021657" calcext:value-type="float">
            <text:p>0.13021657</text:p>
          </table:table-cell>
          <table:table-cell office:value-type="float" office:value="0.206600278469978" calcext:value-type="float">
            <text:p>0.206600278469978</text:p>
          </table:table-cell>
          <table:table-cell office:value-type="float" office:value="3.3045" calcext:value-type="float">
            <text:p>3.3045</text:p>
          </table:table-cell>
          <table:table-cell office:value-type="float" office:value="2.34610308012636" calcext:value-type="float">
            <text:p>2.34610308012636</text:p>
          </table:table-cell>
          <table:table-cell/>
        </table:table-row>
        <table:table-row table:style-name="ro1">
          <table:table-cell office:value-type="string" calcext:value-type="string">
            <text:p>ZnCa</text:p>
          </table:table-cell>
          <table:table-cell office:value-type="float" office:value="0.12260017" calcext:value-type="float">
            <text:p>0.12260017</text:p>
          </table:table-cell>
          <table:table-cell office:value-type="float" office:value="0.207725960319497" calcext:value-type="float">
            <text:p>0.207725960319497</text:p>
          </table:table-cell>
          <table:table-cell office:value-type="float" office:value="4.2436" calcext:value-type="float">
            <text:p>4.2436</text:p>
          </table:table-cell>
          <table:table-cell office:value-type="float" office:value="2.78665298078109" calcext:value-type="float">
            <text:p>2.78665298078109</text:p>
          </table:table-cell>
          <table:table-cell/>
        </table:table-row>
        <table:table-row table:style-name="ro1">
          <table:table-cell office:value-type="string" calcext:value-type="string">
            <text:p>MgBe</text:p>
          </table:table-cell>
          <table:table-cell office:value-type="float" office:value="0.15073773" calcext:value-type="float">
            <text:p>0.15073773</text:p>
          </table:table-cell>
          <table:table-cell office:value-type="float" office:value="0.208028734832784" calcext:value-type="float">
            <text:p>0.208028734832784</text:p>
          </table:table-cell>
          <table:table-cell office:value-type="float" office:value="3.3265" calcext:value-type="float">
            <text:p>3.3265</text:p>
          </table:table-cell>
          <table:table-cell office:value-type="float" office:value="8.32068416825711" calcext:value-type="float">
            <text:p>8.32068416825711</text:p>
          </table:table-cell>
          <table:table-cell/>
        </table:table-row>
        <table:table-row table:style-name="ro1">
          <table:table-cell office:value-type="string" calcext:value-type="string">
            <text:p>SeV</text:p>
          </table:table-cell>
          <table:table-cell office:value-type="float" office:value="0.21269225" calcext:value-type="float">
            <text:p>0.21269225</text:p>
          </table:table-cell>
          <table:table-cell office:value-type="float" office:value="0.20856556697696" calcext:value-type="float">
            <text:p>0.20856556697696</text:p>
          </table:table-cell>
          <table:table-cell office:value-type="float" office:value="3.4365" calcext:value-type="float">
            <text:p>3.4365</text:p>
          </table:table-cell>
          <table:table-cell office:value-type="float" office:value="2.27482619564128" calcext:value-type="float">
            <text:p>2.27482619564128</text:p>
          </table:table-cell>
          <table:table-cell/>
        </table:table-row>
        <table:table-row table:style-name="ro1">
          <table:table-cell office:value-type="string" calcext:value-type="string">
            <text:p>ZrZn</text:p>
          </table:table-cell>
          <table:table-cell office:value-type="float" office:value="0.22219983" calcext:value-type="float">
            <text:p>0.22219983</text:p>
          </table:table-cell>
          <table:table-cell office:value-type="float" office:value="0.209059837919588" calcext:value-type="float">
            <text:p>0.209059837919588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89394978554627" calcext:value-type="float">
            <text:p>1.89394978554627</text:p>
          </table:table-cell>
          <table:table-cell/>
        </table:table-row>
        <table:table-row table:style-name="ro1">
          <table:table-cell office:value-type="string" calcext:value-type="string">
            <text:p>PbCo</text:p>
          </table:table-cell>
          <table:table-cell office:value-type="float" office:value="0.25045958" calcext:value-type="float">
            <text:p>0.25045958</text:p>
          </table:table-cell>
          <table:table-cell office:value-type="float" office:value="0.211310502389267" calcext:value-type="float">
            <text:p>0.211310502389267</text:p>
          </table:table-cell>
          <table:table-cell office:value-type="float" office:value="3.5505" calcext:value-type="float">
            <text:p>3.5505</text:p>
          </table:table-cell>
          <table:table-cell office:value-type="float" office:value="1.12344090307288" calcext:value-type="float">
            <text:p>1.12344090307288</text:p>
          </table:table-cell>
          <table:table-cell/>
        </table:table-row>
        <table:table-row table:style-name="ro1">
          <table:table-cell office:value-type="string" calcext:value-type="string">
            <text:p>SnTa</text:p>
          </table:table-cell>
          <table:table-cell office:value-type="float" office:value="0.21326247" calcext:value-type="float">
            <text:p>0.21326247</text:p>
          </table:table-cell>
          <table:table-cell office:value-type="float" office:value="0.21285279736539" calcext:value-type="float">
            <text:p>0.21285279736539</text:p>
          </table:table-cell>
          <table:table-cell office:value-type="float" office:value="3.7588" calcext:value-type="float">
            <text:p>3.7588</text:p>
          </table:table-cell>
          <table:table-cell office:value-type="float" office:value="0.999009850942426" calcext:value-type="float">
            <text:p>0.999009850942426</text:p>
          </table:table-cell>
          <table:table-cell/>
        </table:table-row>
        <table:table-row table:style-name="ro1">
          <table:table-cell office:value-type="string" calcext:value-type="string">
            <text:p>ZnTa</text:p>
          </table:table-cell>
          <table:table-cell office:value-type="float" office:value="0.15514217" calcext:value-type="float">
            <text:p>0.15514217</text:p>
          </table:table-cell>
          <table:table-cell office:value-type="float" office:value="0.21419054463561" calcext:value-type="float">
            <text:p>0.21419054463561</text:p>
          </table:table-cell>
          <table:table-cell office:value-type="float" office:value="3.5169" calcext:value-type="float">
            <text:p>3.5169</text:p>
          </table:table-cell>
          <table:table-cell office:value-type="float" office:value="1.21253168348633" calcext:value-type="float">
            <text:p>1.21253168348633</text:p>
          </table:table-cell>
          <table:table-cell/>
        </table:table-row>
        <table:table-row table:style-name="ro1">
          <table:table-cell office:value-type="string" calcext:value-type="string">
            <text:p>AsTa</text:p>
          </table:table-cell>
          <table:table-cell office:value-type="float" office:value="0.1976572" calcext:value-type="float">
            <text:p>0.1976572</text:p>
          </table:table-cell>
          <table:table-cell office:value-type="float" office:value="0.214425392036654" calcext:value-type="float">
            <text:p>0.214425392036654</text:p>
          </table:table-cell>
          <table:table-cell office:value-type="float" office:value="3.6656" calcext:value-type="float">
            <text:p>3.6656</text:p>
          </table:table-cell>
          <table:table-cell office:value-type="float" office:value="1.16797924086873" calcext:value-type="float">
            <text:p>1.16797924086873</text:p>
          </table:table-cell>
          <table:table-cell/>
        </table:table-row>
        <table:table-row table:style-name="ro1">
          <table:table-cell office:value-type="string" calcext:value-type="string">
            <text:p>SnNi</text:p>
          </table:table-cell>
          <table:table-cell office:value-type="float" office:value="0.30020487" calcext:value-type="float">
            <text:p>0.30020487</text:p>
          </table:table-cell>
          <table:table-cell office:value-type="float" office:value="0.214434623573513" calcext:value-type="float">
            <text:p>0.214434623573513</text:p>
          </table:table-cell>
          <table:table-cell office:value-type="float" office:value="3.4216" calcext:value-type="float">
            <text:p>3.4216</text:p>
          </table:table-cell>
          <table:table-cell office:value-type="float" office:value="1.67592229154781" calcext:value-type="float">
            <text:p>1.67592229154781</text:p>
          </table:table-cell>
          <table:table-cell/>
        </table:table-row>
        <table:table-row table:style-name="ro1">
          <table:table-cell office:value-type="string" calcext:value-type="string">
            <text:p>InNi</text:p>
          </table:table-cell>
          <table:table-cell office:value-type="float" office:value="0.29099038" calcext:value-type="float">
            <text:p>0.29099038</text:p>
          </table:table-cell>
          <table:table-cell office:value-type="float" office:value="0.220427051126072" calcext:value-type="float">
            <text:p>0.220427051126072</text:p>
          </table:table-cell>
          <table:table-cell office:value-type="float" office:value="3.4441" calcext:value-type="float">
            <text:p>3.4441</text:p>
          </table:table-cell>
          <table:table-cell office:value-type="float" office:value="1.71287066682784" calcext:value-type="float">
            <text:p>1.71287066682784</text:p>
          </table:table-cell>
          <table:table-cell/>
        </table:table-row>
        <table:table-row table:style-name="ro1">
          <table:table-cell office:value-type="string" calcext:value-type="string">
            <text:p>CaSb</text:p>
          </table:table-cell>
          <table:table-cell office:value-type="float" office:value="0.22351083" calcext:value-type="float">
            <text:p>0.22351083</text:p>
          </table:table-cell>
          <table:table-cell office:value-type="float" office:value="0.220522453875749" calcext:value-type="float">
            <text:p>0.220522453875749</text:p>
          </table:table-cell>
          <table:table-cell office:value-type="float" office:value="4.2386" calcext:value-type="float">
            <text:p>4.2386</text:p>
          </table:table-cell>
          <table:table-cell office:value-type="float" office:value="1.83415420259221" calcext:value-type="float">
            <text:p>1.83415420259221</text:p>
          </table:table-cell>
          <table:table-cell/>
        </table:table-row>
        <table:table-row table:style-name="ro1">
          <table:table-cell office:value-type="string" calcext:value-type="string">
            <text:p>SbRu</text:p>
          </table:table-cell>
          <table:table-cell office:value-type="float" office:value="0.2755675" calcext:value-type="float">
            <text:p>0.2755675</text:p>
          </table:table-cell>
          <table:table-cell office:value-type="float" office:value="0.223611347497017" calcext:value-type="float">
            <text:p>0.223611347497017</text:p>
          </table:table-cell>
          <table:table-cell office:value-type="float" office:value="3.5742" calcext:value-type="float">
            <text:p>3.5742</text:p>
          </table:table-cell>
          <table:table-cell office:value-type="float" office:value="1.33883943162883" calcext:value-type="float">
            <text:p>1.33883943162883</text:p>
          </table:table-cell>
          <table:table-cell/>
        </table:table-row>
        <table:table-row table:style-name="ro1">
          <table:table-cell office:value-type="string" calcext:value-type="string">
            <text:p>ZnTc</text:p>
          </table:table-cell>
          <table:table-cell office:value-type="float" office:value="0.26213443" calcext:value-type="float">
            <text:p>0.26213443</text:p>
          </table:table-cell>
          <table:table-cell office:value-type="float" office:value="0.224047527266453" calcext:value-type="float">
            <text:p>0.224047527266453</text:p>
          </table:table-cell>
          <table:table-cell office:value-type="float" office:value="3.4683" calcext:value-type="float">
            <text:p>3.4683</text:p>
          </table:table-cell>
          <table:table-cell office:value-type="float" office:value="1.81684117351373" calcext:value-type="float">
            <text:p>1.81684117351373</text:p>
          </table:table-cell>
          <table:table-cell/>
        </table:table-row>
        <table:table-row table:style-name="ro1">
          <table:table-cell office:value-type="string" calcext:value-type="string">
            <text:p>InFe</text:p>
          </table:table-cell>
          <table:table-cell office:value-type="float" office:value="0.27510348" calcext:value-type="float">
            <text:p>0.27510348</text:p>
          </table:table-cell>
          <table:table-cell office:value-type="float" office:value="0.224137965619444" calcext:value-type="float">
            <text:p>0.224137965619444</text:p>
          </table:table-cell>
          <table:table-cell office:value-type="float" office:value="3.3642" calcext:value-type="float">
            <text:p>3.3642</text:p>
          </table:table-cell>
          <table:table-cell office:value-type="float" office:value="1.74096111610541" calcext:value-type="float">
            <text:p>1.74096111610541</text:p>
          </table:table-cell>
          <table:table-cell/>
        </table:table-row>
        <table:table-row table:style-name="ro1">
          <table:table-cell office:value-type="string" calcext:value-type="string">
            <text:p>PbV</text:p>
          </table:table-cell>
          <table:table-cell office:value-type="float" office:value="0.20324205" calcext:value-type="float">
            <text:p>0.20324205</text:p>
          </table:table-cell>
          <table:table-cell office:value-type="float" office:value="0.225497411640103" calcext:value-type="float">
            <text:p>0.225497411640103</text:p>
          </table:table-cell>
          <table:table-cell office:value-type="float" office:value="3.6525" calcext:value-type="float">
            <text:p>3.6525</text:p>
          </table:table-cell>
          <table:table-cell office:value-type="float" office:value="1.15781835046093" calcext:value-type="float">
            <text:p>1.15781835046093</text:p>
          </table:table-cell>
          <table:table-cell/>
        </table:table-row>
        <table:table-row table:style-name="ro1">
          <table:table-cell office:value-type="string" calcext:value-type="string">
            <text:p>NiV</text:p>
          </table:table-cell>
          <table:table-cell office:value-type="float" office:value="0.2370655" calcext:value-type="float">
            <text:p>0.2370655</text:p>
          </table:table-cell>
          <table:table-cell office:value-type="float" office:value="0.226326407486073" calcext:value-type="float">
            <text:p>0.226326407486073</text:p>
          </table:table-cell>
          <table:table-cell office:value-type="float" office:value="3.3201" calcext:value-type="float">
            <text:p>3.3201</text:p>
          </table:table-cell>
          <table:table-cell office:value-type="float" office:value="2.68405321842819" calcext:value-type="float">
            <text:p>2.68405321842819</text:p>
          </table:table-cell>
          <table:table-cell/>
        </table:table-row>
        <table:table-row table:style-name="ro1">
          <table:table-cell office:value-type="string" calcext:value-type="string">
            <text:p>YSe</text:p>
          </table:table-cell>
          <table:table-cell office:value-type="float" office:value="0.2687371" calcext:value-type="float">
            <text:p>0.2687371</text:p>
          </table:table-cell>
          <table:table-cell office:value-type="float" office:value="0.226555065292495" calcext:value-type="float">
            <text:p>0.226555065292495</text:p>
          </table:table-cell>
          <table:table-cell office:value-type="float" office:value="4.0713" calcext:value-type="float">
            <text:p>4.0713</text:p>
          </table:table-cell>
          <table:table-cell office:value-type="float" office:value="1.76945745169968" calcext:value-type="float">
            <text:p>1.76945745169968</text:p>
          </table:table-cell>
          <table:table-cell/>
        </table:table-row>
        <table:table-row table:style-name="ro1">
          <table:table-cell office:value-type="string" calcext:value-type="string">
            <text:p>GaCr</text:p>
          </table:table-cell>
          <table:table-cell office:value-type="float" office:value="0.21755604" calcext:value-type="float">
            <text:p>0.21755604</text:p>
          </table:table-cell>
          <table:table-cell office:value-type="float" office:value="0.2266130544962" calcext:value-type="float">
            <text:p>0.2266130544962</text:p>
          </table:table-cell>
          <table:table-cell office:value-type="float" office:value="3.3016" calcext:value-type="float">
            <text:p>3.3016</text:p>
          </table:table-cell>
          <table:table-cell office:value-type="float" office:value="2.42404138046472" calcext:value-type="float">
            <text:p>2.42404138046472</text:p>
          </table:table-cell>
          <table:table-cell/>
        </table:table-row>
        <table:table-row table:style-name="ro1">
          <table:table-cell office:value-type="string" calcext:value-type="string">
            <text:p>ZnMo</text:p>
          </table:table-cell>
          <table:table-cell office:value-type="float" office:value="0.25796074" calcext:value-type="float">
            <text:p>0.25796074</text:p>
          </table:table-cell>
          <table:table-cell office:value-type="float" office:value="0.227118410928909" calcext:value-type="float">
            <text:p>0.227118410928909</text:p>
          </table:table-cell>
          <table:table-cell office:value-type="float" office:value="3.5744" calcext:value-type="float">
            <text:p>3.5744</text:p>
          </table:table-cell>
          <table:table-cell office:value-type="float" office:value="1.8396107093618" calcext:value-type="float">
            <text:p>1.8396107093618</text:p>
          </table:table-cell>
          <table:table-cell/>
        </table:table-row>
        <table:table-row table:style-name="ro1">
          <table:table-cell office:value-type="string" calcext:value-type="string">
            <text:p>GeCa</text:p>
          </table:table-cell>
          <table:table-cell office:value-type="float" office:value="0.20537117" calcext:value-type="float">
            <text:p>0.20537117</text:p>
          </table:table-cell>
          <table:table-cell office:value-type="float" office:value="0.22762774580343" calcext:value-type="float">
            <text:p>0.22762774580343</text:p>
          </table:table-cell>
          <table:table-cell office:value-type="float" office:value="4.168" calcext:value-type="float">
            <text:p>4.168</text:p>
          </table:table-cell>
          <table:table-cell office:value-type="float" office:value="2.61255611843671" calcext:value-type="float">
            <text:p>2.61255611843671</text:p>
          </table:table-cell>
          <table:table-cell/>
        </table:table-row>
        <table:table-row table:style-name="ro1">
          <table:table-cell office:value-type="string" calcext:value-type="string">
            <text:p>NiZr</text:p>
          </table:table-cell>
          <table:table-cell office:value-type="float" office:value="0.20881979" calcext:value-type="float">
            <text:p>0.20881979</text:p>
          </table:table-cell>
          <table:table-cell office:value-type="float" office:value="0.227988330886774" calcext:value-type="float">
            <text:p>0.227988330886774</text:p>
          </table:table-cell>
          <table:table-cell office:value-type="float" office:value="3.6674" calcext:value-type="float">
            <text:p>3.6674</text:p>
          </table:table-cell>
          <table:table-cell office:value-type="float" office:value="1.97711251420644" calcext:value-type="float">
            <text:p>1.97711251420644</text:p>
          </table:table-cell>
          <table:table-cell/>
        </table:table-row>
        <table:table-row table:style-name="ro1">
          <table:table-cell office:value-type="string" calcext:value-type="string">
            <text:p>CdCr</text:p>
          </table:table-cell>
          <table:table-cell office:value-type="float" office:value="0.26161054" calcext:value-type="float">
            <text:p>0.26161054</text:p>
          </table:table-cell>
          <table:table-cell office:value-type="float" office:value="0.228669068966075" calcext:value-type="float">
            <text:p>0.228669068966075</text:p>
          </table:table-cell>
          <table:table-cell office:value-type="float" office:value="3.4987" calcext:value-type="float">
            <text:p>3.4987</text:p>
          </table:table-cell>
          <table:table-cell office:value-type="float" office:value="1.80601050271957" calcext:value-type="float">
            <text:p>1.80601050271957</text:p>
          </table:table-cell>
          <table:table-cell/>
        </table:table-row>
        <table:table-row table:style-name="ro1">
          <table:table-cell office:value-type="string" calcext:value-type="string">
            <text:p>CoCo</text:p>
          </table:table-cell>
          <table:table-cell office:value-type="float" office:value="0.31424165" calcext:value-type="float">
            <text:p>0.31424165</text:p>
          </table:table-cell>
          <table:table-cell office:value-type="float" office:value="0.228884038850036" calcext:value-type="float">
            <text:p>0.228884038850036</text:p>
          </table:table-cell>
          <table:table-cell office:value-type="float" office:value="3.2451" calcext:value-type="float">
            <text:p>3.2451</text:p>
          </table:table-cell>
          <table:table-cell office:value-type="float" office:value="2.50129435625929" calcext:value-type="float">
            <text:p>2.50129435625929</text:p>
          </table:table-cell>
          <table:table-cell/>
        </table:table-row>
        <table:table-row table:style-name="ro1">
          <table:table-cell office:value-type="string" calcext:value-type="string">
            <text:p>GeTa</text:p>
          </table:table-cell>
          <table:table-cell office:value-type="float" office:value="0.20429125" calcext:value-type="float">
            <text:p>0.20429125</text:p>
          </table:table-cell>
          <table:table-cell office:value-type="float" office:value="0.229028385859284" calcext:value-type="float">
            <text:p>0.229028385859284</text:p>
          </table:table-cell>
          <table:table-cell office:value-type="float" office:value="3.5877" calcext:value-type="float">
            <text:p>3.5877</text:p>
          </table:table-cell>
          <table:table-cell office:value-type="float" office:value="1.1783640418578" calcext:value-type="float">
            <text:p>1.1783640418578</text:p>
          </table:table-cell>
          <table:table-cell/>
        </table:table-row>
        <table:table-row table:style-name="ro1">
          <table:table-cell office:value-type="string" calcext:value-type="string">
            <text:p>BeRh</text:p>
          </table:table-cell>
          <table:table-cell office:value-type="float" office:value="0.3128059" calcext:value-type="float">
            <text:p>0.3128059</text:p>
          </table:table-cell>
          <table:table-cell office:value-type="float" office:value="0.229680003048439" calcext:value-type="float">
            <text:p>0.229680003048439</text:p>
          </table:table-cell>
          <table:table-cell office:value-type="float" office:value="3.3188" calcext:value-type="float">
            <text:p>3.3188</text:p>
          </table:table-cell>
          <table:table-cell office:value-type="float" office:value="2.63074689940975" calcext:value-type="float">
            <text:p>2.63074689940975</text:p>
          </table:table-cell>
          <table:table-cell/>
        </table:table-row>
        <table:table-row table:style-name="ro1">
          <table:table-cell office:value-type="string" calcext:value-type="string">
            <text:p>ZrSi</text:p>
          </table:table-cell>
          <table:table-cell office:value-type="float" office:value="0.23415467" calcext:value-type="float">
            <text:p>0.23415467</text:p>
          </table:table-cell>
          <table:table-cell office:value-type="float" office:value="0.23007888042464" calcext:value-type="float">
            <text:p>0.23007888042464</text:p>
          </table:table-cell>
          <table:table-cell office:value-type="float" office:value="3.5182" calcext:value-type="float">
            <text:p>3.5182</text:p>
          </table:table-cell>
          <table:table-cell office:value-type="float" office:value="2.47178773534471" calcext:value-type="float">
            <text:p>2.47178773534471</text:p>
          </table:table-cell>
          <table:table-cell/>
        </table:table-row>
        <table:table-row table:style-name="ro1">
          <table:table-cell office:value-type="string" calcext:value-type="string">
            <text:p>PdCr</text:p>
          </table:table-cell>
          <table:table-cell office:value-type="float" office:value="0.24961829" calcext:value-type="float">
            <text:p>0.24961829</text:p>
          </table:table-cell>
          <table:table-cell office:value-type="float" office:value="0.230575166471622" calcext:value-type="float">
            <text:p>0.230575166471622</text:p>
          </table:table-cell>
          <table:table-cell office:value-type="float" office:value="3.3263" calcext:value-type="float">
            <text:p>3.3263</text:p>
          </table:table-cell>
          <table:table-cell office:value-type="float" office:value="1.87303115611058" calcext:value-type="float">
            <text:p>1.87303115611058</text:p>
          </table:table-cell>
          <table:table-cell/>
        </table:table-row>
        <table:table-row table:style-name="ro1">
          <table:table-cell office:value-type="string" calcext:value-type="string">
            <text:p>TeTa</text:p>
          </table:table-cell>
          <table:table-cell office:value-type="float" office:value="0.22687532" calcext:value-type="float">
            <text:p>0.22687532</text:p>
          </table:table-cell>
          <table:table-cell office:value-type="float" office:value="0.231041554170702" calcext:value-type="float">
            <text:p>0.231041554170702</text:p>
          </table:table-cell>
          <table:table-cell office:value-type="float" office:value="3.7912" calcext:value-type="float">
            <text:p>3.7912</text:p>
          </table:table-cell>
          <table:table-cell office:value-type="float" office:value="0.97050534435573" calcext:value-type="float">
            <text:p>0.97050534435573</text:p>
          </table:table-cell>
          <table:table-cell/>
        </table:table-row>
        <table:table-row table:style-name="ro1">
          <table:table-cell office:value-type="string" calcext:value-type="string">
            <text:p>SeCa</text:p>
          </table:table-cell>
          <table:table-cell office:value-type="float" office:value="0.1273982" calcext:value-type="float">
            <text:p>0.1273982</text:p>
          </table:table-cell>
          <table:table-cell office:value-type="float" office:value="0.231761277717752" calcext:value-type="float">
            <text:p>0.231761277717752</text:p>
          </table:table-cell>
          <table:table-cell office:value-type="float" office:value="4.1272" calcext:value-type="float">
            <text:p>4.1272</text:p>
          </table:table-cell>
          <table:table-cell office:value-type="float" office:value="2.47728569015274" calcext:value-type="float">
            <text:p>2.47728569015274</text:p>
          </table:table-cell>
          <table:table-cell/>
        </table:table-row>
        <table:table-row table:style-name="ro1">
          <table:table-cell office:value-type="string" calcext:value-type="string">
            <text:p>GaMo</text:p>
          </table:table-cell>
          <table:table-cell office:value-type="float" office:value="0.1918387" calcext:value-type="float">
            <text:p>0.1918387</text:p>
          </table:table-cell>
          <table:table-cell office:value-type="float" office:value="0.231971194500739" calcext:value-type="float">
            <text:p>0.231971194500739</text:p>
          </table:table-cell>
          <table:table-cell office:value-type="float" office:value="3.5057" calcext:value-type="float">
            <text:p>3.5057</text:p>
          </table:table-cell>
          <table:table-cell office:value-type="float" office:value="1.7925644694707" calcext:value-type="float">
            <text:p>1.7925644694707</text:p>
          </table:table-cell>
          <table:table-cell/>
        </table:table-row>
        <table:table-row table:style-name="ro1">
          <table:table-cell office:value-type="string" calcext:value-type="string">
            <text:p>LiSe</text:p>
          </table:table-cell>
          <table:table-cell office:value-type="float" office:value="0.17613272" calcext:value-type="float">
            <text:p>0.17613272</text:p>
          </table:table-cell>
          <table:table-cell office:value-type="float" office:value="0.232179758402408" calcext:value-type="float">
            <text:p>0.232179758402408</text:p>
          </table:table-cell>
          <table:table-cell office:value-type="float" office:value="3.7291" calcext:value-type="float">
            <text:p>3.7291</text:p>
          </table:table-cell>
          <table:table-cell office:value-type="float" office:value="3.40042296402737" calcext:value-type="float">
            <text:p>3.40042296402737</text:p>
          </table:table-cell>
          <table:table-cell/>
        </table:table-row>
        <table:table-row table:style-name="ro1">
          <table:table-cell office:value-type="string" calcext:value-type="string">
            <text:p>RbRu</text:p>
          </table:table-cell>
          <table:table-cell office:value-type="float" office:value="0.38424125" calcext:value-type="float">
            <text:p>0.38424125</text:p>
          </table:table-cell>
          <table:table-cell office:value-type="float" office:value="0.232976429244434" calcext:value-type="float">
            <text:p>0.232976429244434</text:p>
          </table:table-cell>
          <table:table-cell office:value-type="float" office:value="3.8699" calcext:value-type="float">
            <text:p>3.8699</text:p>
          </table:table-cell>
          <table:table-cell office:value-type="float" office:value="1.59516467521221" calcext:value-type="float">
            <text:p>1.59516467521221</text:p>
          </table:table-cell>
          <table:table-cell/>
        </table:table-row>
        <table:table-row table:style-name="ro1">
          <table:table-cell office:value-type="string" calcext:value-type="string">
            <text:p>VTa</text:p>
          </table:table-cell>
          <table:table-cell office:value-type="float" office:value="0.14786781" calcext:value-type="float">
            <text:p>0.14786781</text:p>
          </table:table-cell>
          <table:table-cell office:value-type="float" office:value="0.233520105587918" calcext:value-type="float">
            <text:p>0.233520105587918</text:p>
          </table:table-cell>
          <table:table-cell office:value-type="float" office:value="3.3856" calcext:value-type="float">
            <text:p>3.3856</text:p>
          </table:table-cell>
          <table:table-cell office:value-type="float" office:value="1.2872073599951" calcext:value-type="float">
            <text:p>1.2872073599951</text:p>
          </table:table-cell>
          <table:table-cell/>
        </table:table-row>
        <table:table-row table:style-name="ro1">
          <table:table-cell office:value-type="string" calcext:value-type="string">
            <text:p>PdRu</text:p>
          </table:table-cell>
          <table:table-cell office:value-type="float" office:value="0.17917718" calcext:value-type="float">
            <text:p>0.17917718</text:p>
          </table:table-cell>
          <table:table-cell office:value-type="float" office:value="0.235574210868273" calcext:value-type="float">
            <text:p>0.235574210868273</text:p>
          </table:table-cell>
          <table:table-cell office:value-type="float" office:value="3.4476" calcext:value-type="float">
            <text:p>3.4476</text:p>
          </table:table-cell>
          <table:table-cell office:value-type="float" office:value="1.43639975750761" calcext:value-type="float">
            <text:p>1.43639975750761</text:p>
          </table:table-cell>
          <table:table-cell/>
        </table:table-row>
        <table:table-row table:style-name="ro1">
          <table:table-cell office:value-type="string" calcext:value-type="string">
            <text:p>RhFe</text:p>
          </table:table-cell>
          <table:table-cell office:value-type="float" office:value="0.25555897" calcext:value-type="float">
            <text:p>0.25555897</text:p>
          </table:table-cell>
          <table:table-cell office:value-type="float" office:value="0.236689649649208" calcext:value-type="float">
            <text:p>0.236689649649208</text:p>
          </table:table-cell>
          <table:table-cell office:value-type="float" office:value="3.2451" calcext:value-type="float">
            <text:p>3.2451</text:p>
          </table:table-cell>
          <table:table-cell office:value-type="float" office:value="1.86915945621036" calcext:value-type="float">
            <text:p>1.86915945621036</text:p>
          </table:table-cell>
          <table:table-cell/>
        </table:table-row>
        <table:table-row table:style-name="ro1">
          <table:table-cell office:value-type="string" calcext:value-type="string">
            <text:p>ZrAl</text:p>
          </table:table-cell>
          <table:table-cell office:value-type="float" office:value="0.2027481" calcext:value-type="float">
            <text:p>0.2027481</text:p>
          </table:table-cell>
          <table:table-cell office:value-type="float" office:value="0.238735077048266" calcext:value-type="float">
            <text:p>0.238735077048266</text:p>
          </table:table-cell>
          <table:table-cell office:value-type="float" office:value="3.5226" calcext:value-type="float">
            <text:p>3.5226</text:p>
          </table:table-cell>
          <table:table-cell office:value-type="float" office:value="2.49429678991967" calcext:value-type="float">
            <text:p>2.49429678991967</text:p>
          </table:table-cell>
          <table:table-cell/>
        </table:table-row>
        <table:table-row table:style-name="ro1">
          <table:table-cell office:value-type="string" calcext:value-type="string">
            <text:p>InLi</text:p>
          </table:table-cell>
          <table:table-cell office:value-type="float" office:value="0.27756298" calcext:value-type="float">
            <text:p>0.27756298</text:p>
          </table:table-cell>
          <table:table-cell office:value-type="float" office:value="0.242132752946688" calcext:value-type="float">
            <text:p>0.242132752946688</text:p>
          </table:table-cell>
          <table:table-cell office:value-type="float" office:value="3.6569" calcext:value-type="float">
            <text:p>3.6569</text:p>
          </table:table-cell>
          <table:table-cell office:value-type="float" office:value="2.42326627976511" calcext:value-type="float">
            <text:p>2.42326627976511</text:p>
          </table:table-cell>
          <table:table-cell/>
        </table:table-row>
        <table:table-row table:style-name="ro1">
          <table:table-cell office:value-type="string" calcext:value-type="string">
            <text:p>MnCo</text:p>
          </table:table-cell>
          <table:table-cell office:value-type="float" office:value="0.3822449" calcext:value-type="float">
            <text:p>0.3822449</text:p>
          </table:table-cell>
          <table:table-cell office:value-type="float" office:value="0.242312096097619" calcext:value-type="float">
            <text:p>0.242312096097619</text:p>
          </table:table-cell>
          <table:table-cell office:value-type="float" office:value="3.2721" calcext:value-type="float">
            <text:p>3.2721</text:p>
          </table:table-cell>
          <table:table-cell office:value-type="float" office:value="2.58678168264767" calcext:value-type="float">
            <text:p>2.58678168264767</text:p>
          </table:table-cell>
          <table:table-cell/>
        </table:table-row>
        <table:table-row table:style-name="ro1">
          <table:table-cell office:value-type="string" calcext:value-type="string">
            <text:p>VTc</text:p>
          </table:table-cell>
          <table:table-cell office:value-type="float" office:value="0.113688044" calcext:value-type="float">
            <text:p>0.113688044</text:p>
          </table:table-cell>
          <table:table-cell office:value-type="float" office:value="0.243284655848827" calcext:value-type="float">
            <text:p>0.243284655848827</text:p>
          </table:table-cell>
          <table:table-cell office:value-type="float" office:value="3.2266" calcext:value-type="float">
            <text:p>3.2266</text:p>
          </table:table-cell>
          <table:table-cell office:value-type="float" office:value="1.98980925384818" calcext:value-type="float">
            <text:p>1.98980925384818</text:p>
          </table:table-cell>
          <table:table-cell/>
        </table:table-row>
        <table:table-row table:style-name="ro1">
          <table:table-cell office:value-type="string" calcext:value-type="string">
            <text:p>ScSr</text:p>
          </table:table-cell>
          <table:table-cell office:value-type="float" office:value="0.17947358" calcext:value-type="float">
            <text:p>0.17947358</text:p>
          </table:table-cell>
          <table:table-cell office:value-type="float" office:value="0.243523935623001" calcext:value-type="float">
            <text:p>0.243523935623001</text:p>
          </table:table-cell>
          <table:table-cell office:value-type="float" office:value="4.246" calcext:value-type="float">
            <text:p>4.246</text:p>
          </table:table-cell>
          <table:table-cell office:value-type="float" office:value="2.22996015950828" calcext:value-type="float">
            <text:p>2.22996015950828</text:p>
          </table:table-cell>
          <table:table-cell/>
        </table:table-row>
        <table:table-row table:style-name="ro1">
          <table:table-cell office:value-type="string" calcext:value-type="string">
            <text:p>TcFe</text:p>
          </table:table-cell>
          <table:table-cell office:value-type="float" office:value="0.23002803" calcext:value-type="float">
            <text:p>0.23002803</text:p>
          </table:table-cell>
          <table:table-cell office:value-type="float" office:value="0.243710079096922" calcext:value-type="float">
            <text:p>0.243710079096922</text:p>
          </table:table-cell>
          <table:table-cell office:value-type="float" office:value="3.1458" calcext:value-type="float">
            <text:p>3.1458</text:p>
          </table:table-cell>
          <table:table-cell office:value-type="float" office:value="1.92761059846055" calcext:value-type="float">
            <text:p>1.92761059846055</text:p>
          </table:table-cell>
          <table:table-cell/>
        </table:table-row>
        <table:table-row table:style-name="ro1">
          <table:table-cell office:value-type="string" calcext:value-type="string">
            <text:p>MoSc</text:p>
          </table:table-cell>
          <table:table-cell office:value-type="float" office:value="0.3589786" calcext:value-type="float">
            <text:p>0.3589786</text:p>
          </table:table-cell>
          <table:table-cell office:value-type="float" office:value="0.244576960718354" calcext:value-type="float">
            <text:p>0.244576960718354</text:p>
          </table:table-cell>
          <table:table-cell office:value-type="float" office:value="3.7412" calcext:value-type="float">
            <text:p>3.7412</text:p>
          </table:table-cell>
          <table:table-cell office:value-type="float" office:value="2.10104615814599" calcext:value-type="float">
            <text:p>2.10104615814599</text:p>
          </table:table-cell>
          <table:table-cell/>
        </table:table-row>
        <table:table-row table:style-name="ro1">
          <table:table-cell office:value-type="string" calcext:value-type="string">
            <text:p>RuTi</text:p>
          </table:table-cell>
          <table:table-cell office:value-type="float" office:value="0.22070156" calcext:value-type="float">
            <text:p>0.22070156</text:p>
          </table:table-cell>
          <table:table-cell office:value-type="float" office:value="0.244921924540633" calcext:value-type="float">
            <text:p>0.244921924540633</text:p>
          </table:table-cell>
          <table:table-cell office:value-type="float" office:value="3.3539" calcext:value-type="float">
            <text:p>3.3539</text:p>
          </table:table-cell>
          <table:table-cell office:value-type="float" office:value="1.98986817786322" calcext:value-type="float">
            <text:p>1.98986817786322</text:p>
          </table:table-cell>
          <table:table-cell/>
        </table:table-row>
        <table:table-row table:style-name="ro1">
          <table:table-cell office:value-type="string" calcext:value-type="string">
            <text:p>AlPd</text:p>
          </table:table-cell>
          <table:table-cell office:value-type="float" office:value="0.2630451" calcext:value-type="float">
            <text:p>0.2630451</text:p>
          </table:table-cell>
          <table:table-cell office:value-type="float" office:value="0.244943196842518" calcext:value-type="float">
            <text:p>0.244943196842518</text:p>
          </table:table-cell>
          <table:table-cell office:value-type="float" office:value="3.6548" calcext:value-type="float">
            <text:p>3.6548</text:p>
          </table:table-cell>
          <table:table-cell office:value-type="float" office:value="2.21646476214577" calcext:value-type="float">
            <text:p>2.21646476214577</text:p>
          </table:table-cell>
          <table:table-cell/>
        </table:table-row>
        <table:table-row table:style-name="ro1">
          <table:table-cell office:value-type="string" calcext:value-type="string">
            <text:p>RhNb</text:p>
          </table:table-cell>
          <table:table-cell office:value-type="float" office:value="0.15877378" calcext:value-type="float">
            <text:p>0.15877378</text:p>
          </table:table-cell>
          <table:table-cell office:value-type="float" office:value="0.245453665625999" calcext:value-type="float">
            <text:p>0.245453665625999</text:p>
          </table:table-cell>
          <table:table-cell office:value-type="float" office:value="3.4475" calcext:value-type="float">
            <text:p>3.4475</text:p>
          </table:table-cell>
          <table:table-cell office:value-type="float" office:value="1.52076312251774" calcext:value-type="float">
            <text:p>1.52076312251774</text:p>
          </table:table-cell>
          <table:table-cell/>
        </table:table-row>
        <table:table-row table:style-name="ro1">
          <table:table-cell office:value-type="string" calcext:value-type="string">
            <text:p>MgAl</text:p>
          </table:table-cell>
          <table:table-cell office:value-type="float" office:value="0.21303903" calcext:value-type="float">
            <text:p>0.21303903</text:p>
          </table:table-cell>
          <table:table-cell office:value-type="float" office:value="0.249214092931811" calcext:value-type="float">
            <text:p>0.249214092931811</text:p>
          </table:table-cell>
          <table:table-cell office:value-type="float" office:value="3.5875" calcext:value-type="float">
            <text:p>3.5875</text:p>
          </table:table-cell>
          <table:table-cell office:value-type="float" office:value="5.56766715953888" calcext:value-type="float">
            <text:p>5.56766715953888</text:p>
          </table:table-cell>
          <table:table-cell/>
        </table:table-row>
        <table:table-row table:style-name="ro1">
          <table:table-cell office:value-type="string" calcext:value-type="string">
            <text:p>BiTa</text:p>
          </table:table-cell>
          <table:table-cell office:value-type="float" office:value="0.25010213" calcext:value-type="float">
            <text:p>0.25010213</text:p>
          </table:table-cell>
          <table:table-cell office:value-type="float" office:value="0.249356488031694" calcext:value-type="float">
            <text:p>0.249356488031694</text:p>
          </table:table-cell>
          <table:table-cell office:value-type="float" office:value="3.8564" calcext:value-type="float">
            <text:p>3.8564</text:p>
          </table:table-cell>
          <table:table-cell office:value-type="float" office:value="0.769513637921772" calcext:value-type="float">
            <text:p>0.769513637921772</text:p>
          </table:table-cell>
          <table:table-cell/>
        </table:table-row>
        <table:table-row table:style-name="ro1">
          <table:table-cell office:value-type="string" calcext:value-type="string">
            <text:p>ScGe</text:p>
          </table:table-cell>
          <table:table-cell office:value-type="float" office:value="0.13620205" calcext:value-type="float">
            <text:p>0.13620205</text:p>
          </table:table-cell>
          <table:table-cell office:value-type="float" office:value="0.249518436509734" calcext:value-type="float">
            <text:p>0.249518436509734</text:p>
          </table:table-cell>
          <table:table-cell office:value-type="float" office:value="3.4647" calcext:value-type="float">
            <text:p>3.4647</text:p>
          </table:table-cell>
          <table:table-cell office:value-type="float" office:value="2.50690326521369" calcext:value-type="float">
            <text:p>2.50690326521369</text:p>
          </table:table-cell>
          <table:table-cell/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.23614001" calcext:value-type="float">
            <text:p>0.23614001</text:p>
          </table:table-cell>
          <table:table-cell office:value-type="float" office:value="0.250726007058283" calcext:value-type="float">
            <text:p>0.250726007058283</text:p>
          </table:table-cell>
          <table:table-cell office:value-type="float" office:value="3.333" calcext:value-type="float">
            <text:p>3.333</text:p>
          </table:table-cell>
          <table:table-cell office:value-type="float" office:value="1.27155271379126" calcext:value-type="float">
            <text:p>1.27155271379126</text:p>
          </table:table-cell>
          <table:table-cell/>
        </table:table-row>
        <table:table-row table:style-name="ro1">
          <table:table-cell office:value-type="string" calcext:value-type="string">
            <text:p>NiFe</text:p>
          </table:table-cell>
          <table:table-cell office:value-type="float" office:value="0.28974912" calcext:value-type="float">
            <text:p>0.28974912</text:p>
          </table:table-cell>
          <table:table-cell office:value-type="float" office:value="0.250823456544185" calcext:value-type="float">
            <text:p>0.250823456544185</text:p>
          </table:table-cell>
          <table:table-cell office:value-type="float" office:value="3.2103" calcext:value-type="float">
            <text:p>3.2103</text:p>
          </table:table-cell>
          <table:table-cell office:value-type="float" office:value="2.5721018197853" calcext:value-type="float">
            <text:p>2.5721018197853</text:p>
          </table:table-cell>
          <table:table-cell/>
        </table:table-row>
        <table:table-row table:style-name="ro1">
          <table:table-cell office:value-type="string" calcext:value-type="string">
            <text:p>RbNa</text:p>
          </table:table-cell>
          <table:table-cell office:value-type="float" office:value="0.39294407" calcext:value-type="float">
            <text:p>0.39294407</text:p>
          </table:table-cell>
          <table:table-cell office:value-type="float" office:value="0.251187222952685" calcext:value-type="float">
            <text:p>0.251187222952685</text:p>
          </table:table-cell>
          <table:table-cell office:value-type="float" office:value="4.545" calcext:value-type="float">
            <text:p>4.545</text:p>
          </table:table-cell>
          <table:table-cell office:value-type="float" office:value="2.71239892104796" calcext:value-type="float">
            <text:p>2.71239892104796</text:p>
          </table:table-cell>
          <table:table-cell/>
        </table:table-row>
        <table:table-row table:style-name="ro1">
          <table:table-cell office:value-type="string" calcext:value-type="string">
            <text:p>TeSr</text:p>
          </table:table-cell>
          <table:table-cell office:value-type="float" office:value="0.27365026" calcext:value-type="float">
            <text:p>0.27365026</text:p>
          </table:table-cell>
          <table:table-cell office:value-type="float" office:value="0.252352660108706" calcext:value-type="float">
            <text:p>0.252352660108706</text:p>
          </table:table-cell>
          <table:table-cell office:value-type="float" office:value="4.5207" calcext:value-type="float">
            <text:p>4.5207</text:p>
          </table:table-cell>
          <table:table-cell office:value-type="float" office:value="1.38552376878301" calcext:value-type="float">
            <text:p>1.38552376878301</text:p>
          </table:table-cell>
          <table:table-cell/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0.2798421" calcext:value-type="float">
            <text:p>0.2798421</text:p>
          </table:table-cell>
          <table:table-cell office:value-type="float" office:value="0.253911645290371" calcext:value-type="float">
            <text:p>0.253911645290371</text:p>
          </table:table-cell>
          <table:table-cell office:value-type="float" office:value="3.9236" calcext:value-type="float">
            <text:p>3.9236</text:p>
          </table:table-cell>
          <table:table-cell office:value-type="float" office:value="1.38108518651378" calcext:value-type="float">
            <text:p>1.38108518651378</text:p>
          </table:table-cell>
          <table:table-cell/>
        </table:table-row>
        <table:table-row table:style-name="ro1">
          <table:table-cell office:value-type="string" calcext:value-type="string">
            <text:p>MoRu</text:p>
          </table:table-cell>
          <table:table-cell office:value-type="float" office:value="0.17768714" calcext:value-type="float">
            <text:p>0.17768714</text:p>
          </table:table-cell>
          <table:table-cell office:value-type="float" office:value="0.254507971283292" calcext:value-type="float">
            <text:p>0.254507971283292</text:p>
          </table:table-cell>
          <table:table-cell office:value-type="float" office:value="3.3212" calcext:value-type="float">
            <text:p>3.3212</text:p>
          </table:table-cell>
          <table:table-cell office:value-type="float" office:value="1.51165437924447" calcext:value-type="float">
            <text:p>1.51165437924447</text:p>
          </table:table-cell>
          <table:table-cell/>
        </table:table-row>
        <table:table-row table:style-name="ro1">
          <table:table-cell office:value-type="string" calcext:value-type="string">
            <text:p>RhPd</text:p>
          </table:table-cell>
          <table:table-cell office:value-type="float" office:value="0.27072802" calcext:value-type="float">
            <text:p>0.27072802</text:p>
          </table:table-cell>
          <table:table-cell office:value-type="float" office:value="0.254841785536054" calcext:value-type="float">
            <text:p>0.254841785536054</text:p>
          </table:table-cell>
          <table:table-cell office:value-type="float" office:value="3.4722" calcext:value-type="float">
            <text:p>3.4722</text:p>
          </table:table-cell>
          <table:table-cell office:value-type="float" office:value="1.42398383945849" calcext:value-type="float">
            <text:p>1.42398383945849</text:p>
          </table:table-cell>
          <table:table-cell/>
        </table:table-row>
        <table:table-row table:style-name="ro1">
          <table:table-cell office:value-type="string" calcext:value-type="string">
            <text:p>SiCo</text:p>
          </table:table-cell>
          <table:table-cell office:value-type="float" office:value="0.25416908" calcext:value-type="float">
            <text:p>0.25416908</text:p>
          </table:table-cell>
          <table:table-cell office:value-type="float" office:value="0.254855965483261" calcext:value-type="float">
            <text:p>0.254855965483261</text:p>
          </table:table-cell>
          <table:table-cell office:value-type="float" office:value="3.1279" calcext:value-type="float">
            <text:p>3.1279</text:p>
          </table:table-cell>
          <table:table-cell office:value-type="float" office:value="3.35821361720072" calcext:value-type="float">
            <text:p>3.35821361720072</text:p>
          </table:table-cell>
          <table:table-cell/>
        </table:table-row>
        <table:table-row table:style-name="ro1">
          <table:table-cell office:value-type="string" calcext:value-type="string">
            <text:p>BeTi</text:p>
          </table:table-cell>
          <table:table-cell office:value-type="float" office:value="0.2186298" calcext:value-type="float">
            <text:p>0.2186298</text:p>
          </table:table-cell>
          <table:table-cell office:value-type="float" office:value="0.25551756173589" calcext:value-type="float">
            <text:p>0.25551756173589</text:p>
          </table:table-cell>
          <table:table-cell office:value-type="float" office:value="3.3785" calcext:value-type="float">
            <text:p>3.3785</text:p>
          </table:table-cell>
          <table:table-cell office:value-type="float" office:value="5.04786053961035" calcext:value-type="float">
            <text:p>5.04786053961035</text:p>
          </table:table-cell>
          <table:table-cell/>
        </table:table-row>
        <table:table-row table:style-name="ro1">
          <table:table-cell office:value-type="string" calcext:value-type="string">
            <text:p>ZrAg</text:p>
          </table:table-cell>
          <table:table-cell office:value-type="float" office:value="0.3963931" calcext:value-type="float">
            <text:p>0.3963931</text:p>
          </table:table-cell>
          <table:table-cell office:value-type="float" office:value="0.256905739067634" calcext:value-type="float">
            <text:p>0.256905739067634</text:p>
          </table:table-cell>
          <table:table-cell office:value-type="float" office:value="3.8016" calcext:value-type="float">
            <text:p>3.8016</text:p>
          </table:table-cell>
          <table:table-cell office:value-type="float" office:value="1.49608131013069" calcext:value-type="float">
            <text:p>1.49608131013069</text:p>
          </table:table-cell>
          <table:table-cell/>
        </table:table-row>
        <table:table-row table:style-name="ro1">
          <table:table-cell office:value-type="string" calcext:value-type="string">
            <text:p>BeSc</text:p>
          </table:table-cell>
          <table:table-cell office:value-type="float" office:value="0.25473225" calcext:value-type="float">
            <text:p>0.25473225</text:p>
          </table:table-cell>
          <table:table-cell office:value-type="float" office:value="0.257140936865615" calcext:value-type="float">
            <text:p>0.257140936865615</text:p>
          </table:table-cell>
          <table:table-cell office:value-type="float" office:value="3.7302" calcext:value-type="float">
            <text:p>3.7302</text:p>
          </table:table-cell>
          <table:table-cell office:value-type="float" office:value="5.30570003316611" calcext:value-type="float">
            <text:p>5.30570003316611</text:p>
          </table:table-cell>
          <table:table-cell/>
        </table:table-row>
        <table:table-row table:style-name="ro1">
          <table:table-cell office:value-type="string" calcext:value-type="string">
            <text:p>WNi</text:p>
          </table:table-cell>
          <table:table-cell office:value-type="float" office:value="0.29371354" calcext:value-type="float">
            <text:p>0.29371354</text:p>
          </table:table-cell>
          <table:table-cell office:value-type="float" office:value="0.258046538453104" calcext:value-type="float">
            <text:p>0.258046538453104</text:p>
          </table:table-cell>
          <table:table-cell office:value-type="float" office:value="3.2678" calcext:value-type="float">
            <text:p>3.2678</text:p>
          </table:table-cell>
          <table:table-cell office:value-type="float" office:value="1.23141156264923" calcext:value-type="float">
            <text:p>1.23141156264923</text:p>
          </table:table-cell>
          <table:table-cell/>
        </table:table-row>
        <table:table-row table:style-name="ro1">
          <table:table-cell office:value-type="string" calcext:value-type="string">
            <text:p>TcNi</text:p>
          </table:table-cell>
          <table:table-cell office:value-type="float" office:value="0.27327576" calcext:value-type="float">
            <text:p>0.27327576</text:p>
          </table:table-cell>
          <table:table-cell office:value-type="float" office:value="0.258587648893617" calcext:value-type="float">
            <text:p>0.258587648893617</text:p>
          </table:table-cell>
          <table:table-cell office:value-type="float" office:value="3.2288" calcext:value-type="float">
            <text:p>3.2288</text:p>
          </table:table-cell>
          <table:table-cell office:value-type="float" office:value="1.89323355365189" calcext:value-type="float">
            <text:p>1.89323355365189</text:p>
          </table:table-cell>
          <table:table-cell/>
        </table:table-row>
        <table:table-row table:style-name="ro1">
          <table:table-cell office:value-type="string" calcext:value-type="string">
            <text:p>RbNb</text:p>
          </table:table-cell>
          <table:table-cell office:value-type="float" office:value="0.3567774" calcext:value-type="float">
            <text:p>0.3567774</text:p>
          </table:table-cell>
          <table:table-cell office:value-type="float" office:value="0.259272615747215" calcext:value-type="float">
            <text:p>0.259272615747215</text:p>
          </table:table-cell>
          <table:table-cell office:value-type="float" office:value="4.1794" calcext:value-type="float">
            <text:p>4.1794</text:p>
          </table:table-cell>
          <table:table-cell office:value-type="float" office:value="1.66695332914365" calcext:value-type="float">
            <text:p>1.66695332914365</text:p>
          </table:table-cell>
          <table:table-cell/>
        </table:table-row>
        <table:table-row table:style-name="ro1">
          <table:table-cell office:value-type="string" calcext:value-type="string">
            <text:p>GeFe</text:p>
          </table:table-cell>
          <table:table-cell office:value-type="float" office:value="0.24581581" calcext:value-type="float">
            <text:p>0.24581581</text:p>
          </table:table-cell>
          <table:table-cell office:value-type="float" office:value="0.259796788370731" calcext:value-type="float">
            <text:p>0.259796788370731</text:p>
          </table:table-cell>
          <table:table-cell office:value-type="float" office:value="3.237" calcext:value-type="float">
            <text:p>3.237</text:p>
          </table:table-cell>
          <table:table-cell office:value-type="float" office:value="2.29932866860185" calcext:value-type="float">
            <text:p>2.29932866860185</text:p>
          </table:table-cell>
          <table:table-cell/>
        </table:table-row>
        <table:table-row table:style-name="ro1">
          <table:table-cell office:value-type="string" calcext:value-type="string">
            <text:p>NiPd</text:p>
          </table:table-cell>
          <table:table-cell office:value-type="float" office:value="0.3048715" calcext:value-type="float">
            <text:p>0.3048715</text:p>
          </table:table-cell>
          <table:table-cell office:value-type="float" office:value="0.261847007790892" calcext:value-type="float">
            <text:p>0.261847007790892</text:p>
          </table:table-cell>
          <table:table-cell office:value-type="float" office:value="3.3791" calcext:value-type="float">
            <text:p>3.3791</text:p>
          </table:table-cell>
          <table:table-cell office:value-type="float" office:value="1.79842393016847" calcext:value-type="float">
            <text:p>1.79842393016847</text:p>
          </table:table-cell>
          <table:table-cell/>
        </table:table-row>
        <table:table-row table:style-name="ro1">
          <table:table-cell office:value-type="string" calcext:value-type="string">
            <text:p>GaBa</text:p>
          </table:table-cell>
          <table:table-cell office:value-type="float" office:value="0.30185223" calcext:value-type="float">
            <text:p>0.30185223</text:p>
          </table:table-cell>
          <table:table-cell office:value-type="float" office:value="0.262022942140951" calcext:value-type="float">
            <text:p>0.262022942140951</text:p>
          </table:table-cell>
          <table:table-cell office:value-type="float" office:value="4.8933" calcext:value-type="float">
            <text:p>4.8933</text:p>
          </table:table-cell>
          <table:table-cell office:value-type="float" office:value="1.43940829942541" calcext:value-type="float">
            <text:p>1.43940829942541</text:p>
          </table:table-cell>
          <table:table-cell/>
        </table:table-row>
        <table:table-row table:style-name="ro1">
          <table:table-cell office:value-type="string" calcext:value-type="string">
            <text:p>CoTi</text:p>
          </table:table-cell>
          <table:table-cell office:value-type="float" office:value="0.2626909" calcext:value-type="float">
            <text:p>0.2626909</text:p>
          </table:table-cell>
          <table:table-cell office:value-type="float" office:value="0.262280286497991" calcext:value-type="float">
            <text:p>0.262280286497991</text:p>
          </table:table-cell>
          <table:table-cell office:value-type="float" office:value="3.3899" calcext:value-type="float">
            <text:p>3.3899</text:p>
          </table:table-cell>
          <table:table-cell office:value-type="float" office:value="2.75333222883902" calcext:value-type="float">
            <text:p>2.75333222883902</text:p>
          </table:table-cell>
          <table:table-cell/>
        </table:table-row>
        <table:table-row table:style-name="ro1">
          <table:table-cell office:value-type="string" calcext:value-type="string">
            <text:p>PdMo</text:p>
          </table:table-cell>
          <table:table-cell office:value-type="float" office:value="0.21867454" calcext:value-type="float">
            <text:p>0.21867454</text:p>
          </table:table-cell>
          <table:table-cell office:value-type="float" office:value="0.263504083866039" calcext:value-type="float">
            <text:p>0.263504083866039</text:p>
          </table:table-cell>
          <table:table-cell office:value-type="float" office:value="3.5001" calcext:value-type="float">
            <text:p>3.5001</text:p>
          </table:table-cell>
          <table:table-cell office:value-type="float" office:value="1.47227761174176" calcext:value-type="float">
            <text:p>1.47227761174176</text:p>
          </table:table-cell>
          <table:table-cell/>
        </table:table-row>
        <table:table-row table:style-name="ro1">
          <table:table-cell office:value-type="string" calcext:value-type="string">
            <text:p>GaAl</text:p>
          </table:table-cell>
          <table:table-cell office:value-type="float" office:value="0.35309216" calcext:value-type="float">
            <text:p>0.35309216</text:p>
          </table:table-cell>
          <table:table-cell office:value-type="float" office:value="0.264605868057107" calcext:value-type="float">
            <text:p>0.264605868057107</text:p>
          </table:table-cell>
          <table:table-cell office:value-type="float" office:value="3.5504" calcext:value-type="float">
            <text:p>3.5504</text:p>
          </table:table-cell>
          <table:table-cell office:value-type="float" office:value="3.03205632023708" calcext:value-type="float">
            <text:p>3.03205632023708</text:p>
          </table:table-cell>
          <table:table-cell/>
        </table:table-row>
        <table:table-row table:style-name="ro1">
          <table:table-cell office:value-type="string" calcext:value-type="string">
            <text:p>GaMn</text:p>
          </table:table-cell>
          <table:table-cell office:value-type="float" office:value="0.2617735" calcext:value-type="float">
            <text:p>0.2617735</text:p>
          </table:table-cell>
          <table:table-cell office:value-type="float" office:value="0.266349219627488" calcext:value-type="float">
            <text:p>0.266349219627488</text:p>
          </table:table-cell>
          <table:table-cell office:value-type="float" office:value="3.2724" calcext:value-type="float">
            <text:p>3.2724</text:p>
          </table:table-cell>
          <table:table-cell office:value-type="float" office:value="2.36818983988431" calcext:value-type="float">
            <text:p>2.36818983988431</text:p>
          </table:table-cell>
          <table:table-cell/>
        </table:table-row>
        <table:table-row table:style-name="ro1">
          <table:table-cell office:value-type="string" calcext:value-type="string">
            <text:p>ZrCa</text:p>
          </table:table-cell>
          <table:table-cell office:value-type="float" office:value="0.34145778" calcext:value-type="float">
            <text:p>0.34145778</text:p>
          </table:table-cell>
          <table:table-cell office:value-type="float" office:value="0.267774379362764" calcext:value-type="float">
            <text:p>0.267774379362764</text:p>
          </table:table-cell>
          <table:table-cell office:value-type="float" office:value="4.1203" calcext:value-type="float">
            <text:p>4.1203</text:p>
          </table:table-cell>
          <table:table-cell office:value-type="float" office:value="2.2511085359464" calcext:value-type="float">
            <text:p>2.2511085359464</text:p>
          </table:table-cell>
          <table:table-cell/>
        </table:table-row>
        <table:table-row table:style-name="ro1">
          <table:table-cell office:value-type="string" calcext:value-type="string">
            <text:p>PdMn</text:p>
          </table:table-cell>
          <table:table-cell office:value-type="float" office:value="0.27250257" calcext:value-type="float">
            <text:p>0.27250257</text:p>
          </table:table-cell>
          <table:table-cell office:value-type="float" office:value="0.269615272593069" calcext:value-type="float">
            <text:p>0.269615272593069</text:p>
          </table:table-cell>
          <table:table-cell office:value-type="float" office:value="3.2607" calcext:value-type="float">
            <text:p>3.2607</text:p>
          </table:table-cell>
          <table:table-cell office:value-type="float" office:value="1.83950948603728" calcext:value-type="float">
            <text:p>1.83950948603728</text:p>
          </table:table-cell>
          <table:table-cell/>
        </table:table-row>
        <table:table-row table:style-name="ro1">
          <table:table-cell office:value-type="string" calcext:value-type="string">
            <text:p>AlLi</text:p>
          </table:table-cell>
          <table:table-cell office:value-type="float" office:value="0.26876882" calcext:value-type="float">
            <text:p>0.26876882</text:p>
          </table:table-cell>
          <table:table-cell office:value-type="float" office:value="0.271970624612989" calcext:value-type="float">
            <text:p>0.271970624612989</text:p>
          </table:table-cell>
          <table:table-cell office:value-type="float" office:value="3.2584" calcext:value-type="float">
            <text:p>3.2584</text:p>
          </table:table-cell>
          <table:table-cell office:value-type="float" office:value="8.18435189442458" calcext:value-type="float">
            <text:p>8.18435189442458</text:p>
          </table:table-cell>
          <table:table-cell/>
        </table:table-row>
        <table:table-row table:style-name="ro1">
          <table:table-cell office:value-type="string" calcext:value-type="string">
            <text:p>ScAs</text:p>
          </table:table-cell>
          <table:table-cell office:value-type="float" office:value="0.30058387" calcext:value-type="float">
            <text:p>0.30058387</text:p>
          </table:table-cell>
          <table:table-cell office:value-type="float" office:value="0.273856598827063" calcext:value-type="float">
            <text:p>0.273856598827063</text:p>
          </table:table-cell>
          <table:table-cell office:value-type="float" office:value="3.7957" calcext:value-type="float">
            <text:p>3.7957</text:p>
          </table:table-cell>
          <table:table-cell office:value-type="float" office:value="2.46036389581197" calcext:value-type="float">
            <text:p>2.46036389581197</text:p>
          </table:table-cell>
          <table:table-cell/>
        </table:table-row>
        <table:table-row table:style-name="ro1">
          <table:table-cell office:value-type="string" calcext:value-type="string">
            <text:p>MoZr</text:p>
          </table:table-cell>
          <table:table-cell office:value-type="float" office:value="0.25888655" calcext:value-type="float">
            <text:p>0.25888655</text:p>
          </table:table-cell>
          <table:table-cell office:value-type="float" office:value="0.273944130471957" calcext:value-type="float">
            <text:p>0.273944130471957</text:p>
          </table:table-cell>
          <table:table-cell office:value-type="float" office:value="3.6533" calcext:value-type="float">
            <text:p>3.6533</text:p>
          </table:table-cell>
          <table:table-cell office:value-type="float" office:value="1.58991254014058" calcext:value-type="float">
            <text:p>1.58991254014058</text:p>
          </table:table-cell>
          <table:table-cell/>
        </table:table-row>
        <table:table-row table:style-name="ro1">
          <table:table-cell office:value-type="string" calcext:value-type="string">
            <text:p>TeV</text:p>
          </table:table-cell>
          <table:table-cell office:value-type="float" office:value="0.32045937" calcext:value-type="float">
            <text:p>0.32045937</text:p>
          </table:table-cell>
          <table:table-cell office:value-type="float" office:value="0.273973566454083" calcext:value-type="float">
            <text:p>0.273973566454083</text:p>
          </table:table-cell>
          <table:table-cell office:value-type="float" office:value="3.5807" calcext:value-type="float">
            <text:p>3.5807</text:p>
          </table:table-cell>
          <table:table-cell office:value-type="float" office:value="1.66541716226425" calcext:value-type="float">
            <text:p>1.66541716226425</text:p>
          </table:table-cell>
          <table:table-cell/>
        </table:table-row>
        <table:table-row table:style-name="ro1">
          <table:table-cell office:value-type="string" calcext:value-type="string">
            <text:p>CrCr</text:p>
          </table:table-cell>
          <table:table-cell office:value-type="float" office:value="0.24639407" calcext:value-type="float">
            <text:p>0.24639407</text:p>
          </table:table-cell>
          <table:table-cell office:value-type="float" office:value="0.274076290462217" calcext:value-type="float">
            <text:p>0.274076290462217</text:p>
          </table:table-cell>
          <table:table-cell office:value-type="float" office:value="3.1941" calcext:value-type="float">
            <text:p>3.1941</text:p>
          </table:table-cell>
          <table:table-cell office:value-type="float" office:value="2.82557695567449" calcext:value-type="float">
            <text:p>2.82557695567449</text:p>
          </table:table-cell>
          <table:table-cell/>
        </table:table-row>
        <table:table-row table:style-name="ro1">
          <table:table-cell office:value-type="string" calcext:value-type="string">
            <text:p>YIn</text:p>
          </table:table-cell>
          <table:table-cell office:value-type="float" office:value="0.33818367" calcext:value-type="float">
            <text:p>0.33818367</text:p>
          </table:table-cell>
          <table:table-cell office:value-type="float" office:value="0.274151761546815" calcext:value-type="float">
            <text:p>0.274151761546815</text:p>
          </table:table-cell>
          <table:table-cell office:value-type="float" office:value="4.1361" calcext:value-type="float">
            <text:p>4.1361</text:p>
          </table:table-cell>
          <table:table-cell office:value-type="float" office:value="1.46256545478844" calcext:value-type="float">
            <text:p>1.46256545478844</text:p>
          </table:table-cell>
          <table:table-cell/>
        </table:table-row>
        <table:table-row table:style-name="ro1">
          <table:table-cell office:value-type="string" calcext:value-type="string">
            <text:p>MgZn</text:p>
          </table:table-cell>
          <table:table-cell office:value-type="float" office:value="0.24176872" calcext:value-type="float">
            <text:p>0.24176872</text:p>
          </table:table-cell>
          <table:table-cell office:value-type="float" office:value="0.274319576772981" calcext:value-type="float">
            <text:p>0.274319576772981</text:p>
          </table:table-cell>
          <table:table-cell office:value-type="float" office:value="3.5778" calcext:value-type="float">
            <text:p>3.5778</text:p>
          </table:table-cell>
          <table:table-cell office:value-type="float" office:value="3.26061147436936" calcext:value-type="float">
            <text:p>3.26061147436936</text:p>
          </table:table-cell>
          <table:table-cell/>
        </table:table-row>
        <table:table-row table:style-name="ro1">
          <table:table-cell office:value-type="string" calcext:value-type="string">
            <text:p>SiTa</text:p>
          </table:table-cell>
          <table:table-cell office:value-type="float" office:value="0.27169305" calcext:value-type="float">
            <text:p>0.27169305</text:p>
          </table:table-cell>
          <table:table-cell office:value-type="float" office:value="0.274751730550624" calcext:value-type="float">
            <text:p>0.274751730550624</text:p>
          </table:table-cell>
          <table:table-cell office:value-type="float" office:value="3.5685" calcext:value-type="float">
            <text:p>3.5685</text:p>
          </table:table-cell>
          <table:table-cell office:value-type="float" office:value="1.42594545245339" calcext:value-type="float">
            <text:p>1.42594545245339</text:p>
          </table:table-cell>
          <table:table-cell/>
        </table:table-row>
        <table:table-row table:style-name="ro1">
          <table:table-cell office:value-type="string" calcext:value-type="string">
            <text:p>CdBa</text:p>
          </table:table-cell>
          <table:table-cell office:value-type="float" office:value="0.30761948" calcext:value-type="float">
            <text:p>0.30761948</text:p>
          </table:table-cell>
          <table:table-cell office:value-type="float" office:value="0.27501770313069" calcext:value-type="float">
            <text:p>0.27501770313069</text:p>
          </table:table-cell>
          <table:table-cell office:value-type="float" office:value="4.854" calcext:value-type="float">
            <text:p>4.854</text:p>
          </table:table-cell>
          <table:table-cell office:value-type="float" office:value="1.19631200629905" calcext:value-type="float">
            <text:p>1.19631200629905</text:p>
          </table:table-cell>
          <table:table-cell/>
        </table:table-row>
        <table:table-row table:style-name="ro1">
          <table:table-cell office:value-type="string" calcext:value-type="string">
            <text:p>BiMo</text:p>
          </table:table-cell>
          <table:table-cell office:value-type="float" office:value="0.29657993" calcext:value-type="float">
            <text:p>0.29657993</text:p>
          </table:table-cell>
          <table:table-cell office:value-type="float" office:value="0.275079230994981" calcext:value-type="float">
            <text:p>0.275079230994981</text:p>
          </table:table-cell>
          <table:table-cell office:value-type="float" office:value="3.8622" calcext:value-type="float">
            <text:p>3.8622</text:p>
          </table:table-cell>
          <table:table-cell office:value-type="float" office:value="0.981937572979938" calcext:value-type="float">
            <text:p>0.981937572979938</text:p>
          </table:table-cell>
          <table:table-cell/>
        </table:table-row>
        <table:table-row table:style-name="ro1">
          <table:table-cell office:value-type="string" calcext:value-type="string">
            <text:p>GaTc</text:p>
          </table:table-cell>
          <table:table-cell office:value-type="float" office:value="0.18946062" calcext:value-type="float">
            <text:p>0.18946062</text:p>
          </table:table-cell>
          <table:table-cell office:value-type="float" office:value="0.278935228868326" calcext:value-type="float">
            <text:p>0.278935228868326</text:p>
          </table:table-cell>
          <table:table-cell office:value-type="float" office:value="3.3197" calcext:value-type="float">
            <text:p>3.3197</text:p>
          </table:table-cell>
          <table:table-cell office:value-type="float" office:value="1.77093781307318" calcext:value-type="float">
            <text:p>1.77093781307318</text:p>
          </table:table-cell>
          <table:table-cell/>
        </table:table-row>
        <table:table-row table:style-name="ro1">
          <table:table-cell office:value-type="string" calcext:value-type="string">
            <text:p>InMn</text:p>
          </table:table-cell>
          <table:table-cell office:value-type="float" office:value="0.31990227" calcext:value-type="float">
            <text:p>0.31990227</text:p>
          </table:table-cell>
          <table:table-cell office:value-type="float" office:value="0.279932192248149" calcext:value-type="float">
            <text:p>0.279932192248149</text:p>
          </table:table-cell>
          <table:table-cell office:value-type="float" office:value="3.4685" calcext:value-type="float">
            <text:p>3.4685</text:p>
          </table:table-cell>
          <table:table-cell office:value-type="float" office:value="1.75009975844118" calcext:value-type="float">
            <text:p>1.75009975844118</text:p>
          </table:table-cell>
          <table:table-cell/>
        </table:table-row>
        <table:table-row table:style-name="ro1">
          <table:table-cell office:value-type="string" calcext:value-type="string">
            <text:p>CaPb</text:p>
          </table:table-cell>
          <table:table-cell office:value-type="float" office:value="0.31393465" calcext:value-type="float">
            <text:p>0.31393465</text:p>
          </table:table-cell>
          <table:table-cell office:value-type="float" office:value="0.281384876190841" calcext:value-type="float">
            <text:p>0.281384876190841</text:p>
          </table:table-cell>
          <table:table-cell office:value-type="float" office:value="4.3309" calcext:value-type="float">
            <text:p>4.3309</text:p>
          </table:table-cell>
          <table:table-cell office:value-type="float" office:value="1.20806952182769" calcext:value-type="float">
            <text:p>1.20806952182769</text:p>
          </table:table-cell>
          <table:table-cell/>
        </table:table-row>
        <table:table-row table:style-name="ro1">
          <table:table-cell office:value-type="string" calcext:value-type="string">
            <text:p>ZnMg</text:p>
          </table:table-cell>
          <table:table-cell office:value-type="float" office:value="0.23352596" calcext:value-type="float">
            <text:p>0.23352596</text:p>
          </table:table-cell>
          <table:table-cell office:value-type="float" office:value="0.285721301442891" calcext:value-type="float">
            <text:p>0.285721301442891</text:p>
          </table:table-cell>
          <table:table-cell office:value-type="float" office:value="3.835" calcext:value-type="float">
            <text:p>3.835</text:p>
          </table:table-cell>
          <table:table-cell office:value-type="float" office:value="3.26061147436936" calcext:value-type="float">
            <text:p>3.26061147436936</text:p>
          </table:table-cell>
          <table:table-cell/>
        </table:table-row>
        <table:table-row table:style-name="ro1">
          <table:table-cell office:value-type="string" calcext:value-type="string">
            <text:p>CaTe</text:p>
          </table:table-cell>
          <table:table-cell office:value-type="float" office:value="0.26566446" calcext:value-type="float">
            <text:p>0.26566446</text:p>
          </table:table-cell>
          <table:table-cell office:value-type="float" office:value="0.28640437536478" calcext:value-type="float">
            <text:p>0.28640437536478</text:p>
          </table:table-cell>
          <table:table-cell office:value-type="float" office:value="4.2347" calcext:value-type="float">
            <text:p>4.2347</text:p>
          </table:table-cell>
          <table:table-cell office:value-type="float" office:value="1.77140466340664" calcext:value-type="float">
            <text:p>1.77140466340664</text:p>
          </table:table-cell>
          <table:table-cell/>
        </table:table-row>
        <table:table-row table:style-name="ro1">
          <table:table-cell office:value-type="string" calcext:value-type="string">
            <text:p>RhCr</text:p>
          </table:table-cell>
          <table:table-cell office:value-type="float" office:value="0.27954534" calcext:value-type="float">
            <text:p>0.27954534</text:p>
          </table:table-cell>
          <table:table-cell office:value-type="float" office:value="0.289231668236628" calcext:value-type="float">
            <text:p>0.289231668236628</text:p>
          </table:table-cell>
          <table:table-cell office:value-type="float" office:value="3.2766" calcext:value-type="float">
            <text:p>3.2766</text:p>
          </table:table-cell>
          <table:table-cell office:value-type="float" office:value="1.9147139200263" calcext:value-type="float">
            <text:p>1.9147139200263</text:p>
          </table:table-cell>
          <table:table-cell/>
        </table:table-row>
        <table:table-row table:style-name="ro1">
          <table:table-cell office:value-type="string" calcext:value-type="string">
            <text:p>HfMg</text:p>
          </table:table-cell>
          <table:table-cell office:value-type="float" office:value="0.25168312" calcext:value-type="float">
            <text:p>0.25168312</text:p>
          </table:table-cell>
          <table:table-cell office:value-type="float" office:value="0.289914046534884" calcext:value-type="float">
            <text:p>0.289914046534884</text:p>
          </table:table-cell>
          <table:table-cell office:value-type="float" office:value="3.6244" calcext:value-type="float">
            <text:p>3.6244</text:p>
          </table:table-cell>
          <table:table-cell office:value-type="float" office:value="1.46916593924696" calcext:value-type="float">
            <text:p>1.46916593924696</text:p>
          </table:table-cell>
          <table:table-cell/>
        </table:table-row>
        <table:table-row table:style-name="ro1">
          <table:table-cell office:value-type="string" calcext:value-type="string">
            <text:p>BeHf</text:p>
          </table:table-cell>
          <table:table-cell office:value-type="float" office:value="0.27097288" calcext:value-type="float">
            <text:p>0.27097288</text:p>
          </table:table-cell>
          <table:table-cell office:value-type="float" office:value="0.289959865657955" calcext:value-type="float">
            <text:p>0.289959865657955</text:p>
          </table:table-cell>
          <table:table-cell office:value-type="float" office:value="3.6568" calcext:value-type="float">
            <text:p>3.6568</text:p>
          </table:table-cell>
          <table:table-cell office:value-type="float" office:value="1.58709045918047" calcext:value-type="float">
            <text:p>1.58709045918047</text:p>
          </table:table-cell>
          <table:table-cell/>
        </table:table-row>
        <table:table-row table:style-name="ro1">
          <table:table-cell office:value-type="string" calcext:value-type="string">
            <text:p>SbMo</text:p>
          </table:table-cell>
          <table:table-cell office:value-type="float" office:value="0.26015976" calcext:value-type="float">
            <text:p>0.26015976</text:p>
          </table:table-cell>
          <table:table-cell office:value-type="float" office:value="0.290319606415059" calcext:value-type="float">
            <text:p>0.290319606415059</text:p>
          </table:table-cell>
          <table:table-cell office:value-type="float" office:value="3.6647" calcext:value-type="float">
            <text:p>3.6647</text:p>
          </table:table-cell>
          <table:table-cell office:value-type="float" office:value="1.36995635541284" calcext:value-type="float">
            <text:p>1.36995635541284</text:p>
          </table:table-cell>
          <table:table-cell/>
        </table:table-row>
        <table:table-row table:style-name="ro1">
          <table:table-cell office:value-type="string" calcext:value-type="string">
            <text:p>AgFe</text:p>
          </table:table-cell>
          <table:table-cell office:value-type="float" office:value="0.30634055" calcext:value-type="float">
            <text:p>0.30634055</text:p>
          </table:table-cell>
          <table:table-cell office:value-type="float" office:value="0.291220165104934" calcext:value-type="float">
            <text:p>0.291220165104934</text:p>
          </table:table-cell>
          <table:table-cell office:value-type="float" office:value="3.383" calcext:value-type="float">
            <text:p>3.383</text:p>
          </table:table-cell>
          <table:table-cell office:value-type="float" office:value="1.81352647420471" calcext:value-type="float">
            <text:p>1.81352647420471</text:p>
          </table:table-cell>
          <table:table-cell/>
        </table:table-row>
        <table:table-row table:style-name="ro1">
          <table:table-cell office:value-type="string" calcext:value-type="string">
            <text:p>BiTc</text:p>
          </table:table-cell>
          <table:table-cell office:value-type="float" office:value="0.3393575" calcext:value-type="float">
            <text:p>0.3393575</text:p>
          </table:table-cell>
          <table:table-cell office:value-type="float" office:value="0.293025215282484" calcext:value-type="float">
            <text:p>0.293025215282484</text:p>
          </table:table-cell>
          <table:table-cell office:value-type="float" office:value="3.7958" calcext:value-type="float">
            <text:p>3.7958</text:p>
          </table:table-cell>
          <table:table-cell office:value-type="float" office:value="0.97541252825526" calcext:value-type="float">
            <text:p>0.97541252825526</text:p>
          </table:table-cell>
          <table:table-cell/>
        </table:table-row>
        <table:table-row table:style-name="ro1">
          <table:table-cell office:value-type="string" calcext:value-type="string">
            <text:p>SiNi</text:p>
          </table:table-cell>
          <table:table-cell office:value-type="float" office:value="0.2812366" calcext:value-type="float">
            <text:p>0.2812366</text:p>
          </table:table-cell>
          <table:table-cell office:value-type="float" office:value="0.29484484627875" calcext:value-type="float">
            <text:p>0.29484484627875</text:p>
          </table:table-cell>
          <table:table-cell office:value-type="float" office:value="3.2444" calcext:value-type="float">
            <text:p>3.2444</text:p>
          </table:table-cell>
          <table:table-cell office:value-type="float" office:value="3.3671808604461" calcext:value-type="float">
            <text:p>3.3671808604461</text:p>
          </table:table-cell>
          <table:table-cell/>
        </table:table-row>
        <table:table-row table:style-name="ro1">
          <table:table-cell office:value-type="string" calcext:value-type="string">
            <text:p>SnFe</text:p>
          </table:table-cell>
          <table:table-cell office:value-type="float" office:value="0.29899085" calcext:value-type="float">
            <text:p>0.29899085</text:p>
          </table:table-cell>
          <table:table-cell office:value-type="float" office:value="0.295197591616723" calcext:value-type="float">
            <text:p>0.295197591616723</text:p>
          </table:table-cell>
          <table:table-cell office:value-type="float" office:value="3.3499" calcext:value-type="float">
            <text:p>3.3499</text:p>
          </table:table-cell>
          <table:table-cell office:value-type="float" office:value="1.70280442228414" calcext:value-type="float">
            <text:p>1.70280442228414</text:p>
          </table:table-cell>
          <table:table-cell/>
        </table:table-row>
        <table:table-row table:style-name="ro1">
          <table:table-cell office:value-type="string" calcext:value-type="string">
            <text:p>GeMo</text:p>
          </table:table-cell>
          <table:table-cell office:value-type="float" office:value="0.2453979" calcext:value-type="float">
            <text:p>0.2453979</text:p>
          </table:table-cell>
          <table:table-cell office:value-type="float" office:value="0.295883587892564" calcext:value-type="float">
            <text:p>0.295883587892564</text:p>
          </table:table-cell>
          <table:table-cell office:value-type="float" office:value="3.522" calcext:value-type="float">
            <text:p>3.522</text:p>
          </table:table-cell>
          <table:table-cell office:value-type="float" office:value="1.76209364103899" calcext:value-type="float">
            <text:p>1.76209364103899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float" office:value="0.24372144" calcext:value-type="float">
            <text:p>0.24372144</text:p>
          </table:table-cell>
          <table:table-cell office:value-type="float" office:value="0.29681815710997" calcext:value-type="float">
            <text:p>0.29681815710997</text:p>
          </table:table-cell>
          <table:table-cell office:value-type="float" office:value="3.5216" calcext:value-type="float">
            <text:p>3.5216</text:p>
          </table:table-cell>
          <table:table-cell office:value-type="float" office:value="1.73897270973035" calcext:value-type="float">
            <text:p>1.73897270973035</text:p>
          </table:table-cell>
          <table:table-cell/>
        </table:table-row>
        <table:table-row table:style-name="ro1">
          <table:table-cell office:value-type="string" calcext:value-type="string">
            <text:p>BiPd</text:p>
          </table:table-cell>
          <table:table-cell office:value-type="float" office:value="0.24242933" calcext:value-type="float">
            <text:p>0.24242933</text:p>
          </table:table-cell>
          <table:table-cell office:value-type="float" office:value="0.297701453299829" calcext:value-type="float">
            <text:p>0.297701453299829</text:p>
          </table:table-cell>
          <table:table-cell office:value-type="float" office:value="3.8581" calcext:value-type="float">
            <text:p>3.8581</text:p>
          </table:table-cell>
          <table:table-cell office:value-type="float" office:value="0.949619975515681" calcext:value-type="float">
            <text:p>0.949619975515681</text:p>
          </table:table-cell>
          <table:table-cell/>
        </table:table-row>
        <table:table-row table:style-name="ro1">
          <table:table-cell office:value-type="string" calcext:value-type="string">
            <text:p>MoPd</text:p>
          </table:table-cell>
          <table:table-cell office:value-type="float" office:value="0.28235537" calcext:value-type="float">
            <text:p>0.28235537</text:p>
          </table:table-cell>
          <table:table-cell office:value-type="float" office:value="0.298736734686234" calcext:value-type="float">
            <text:p>0.298736734686234</text:p>
          </table:table-cell>
          <table:table-cell office:value-type="float" office:value="3.4146" calcext:value-type="float">
            <text:p>3.4146</text:p>
          </table:table-cell>
          <table:table-cell office:value-type="float" office:value="1.47227761174176" calcext:value-type="float">
            <text:p>1.47227761174176</text:p>
          </table:table-cell>
          <table:table-cell/>
        </table:table-row>
        <table:table-row table:style-name="ro1">
          <table:table-cell office:value-type="string" calcext:value-type="string">
            <text:p>BeV</text:p>
          </table:table-cell>
          <table:table-cell office:value-type="float" office:value="0.26264465" calcext:value-type="float">
            <text:p>0.26264465</text:p>
          </table:table-cell>
          <table:table-cell office:value-type="float" office:value="0.299193907378554" calcext:value-type="float">
            <text:p>0.299193907378554</text:p>
          </table:table-cell>
          <table:table-cell office:value-type="float" office:value="3.2185" calcext:value-type="float">
            <text:p>3.2185</text:p>
          </table:table-cell>
          <table:table-cell office:value-type="float" office:value="4.80142892933416" calcext:value-type="float">
            <text:p>4.80142892933416</text:p>
          </table:table-cell>
          <table:table-cell/>
        </table:table-row>
        <table:table-row table:style-name="ro1">
          <table:table-cell office:value-type="string" calcext:value-type="string">
            <text:p>GeCr</text:p>
          </table:table-cell>
          <table:table-cell office:value-type="float" office:value="0.24729383" calcext:value-type="float">
            <text:p>0.24729383</text:p>
          </table:table-cell>
          <table:table-cell office:value-type="float" office:value="0.300911913038189" calcext:value-type="float">
            <text:p>0.300911913038189</text:p>
          </table:table-cell>
          <table:table-cell office:value-type="float" office:value="3.2715" calcext:value-type="float">
            <text:p>3.2715</text:p>
          </table:table-cell>
          <table:table-cell office:value-type="float" office:value="2.36865258884699" calcext:value-type="float">
            <text:p>2.36865258884699</text:p>
          </table:table-cell>
          <table:table-cell/>
        </table:table-row>
        <table:table-row table:style-name="ro1">
          <table:table-cell office:value-type="string" calcext:value-type="string">
            <text:p>AgMg</text:p>
          </table:table-cell>
          <table:table-cell office:value-type="float" office:value="0.2943947" calcext:value-type="float">
            <text:p>0.2943947</text:p>
          </table:table-cell>
          <table:table-cell office:value-type="float" office:value="0.301084584841048" calcext:value-type="float">
            <text:p>0.301084584841048</text:p>
          </table:table-cell>
          <table:table-cell office:value-type="float" office:value="3.8525" calcext:value-type="float">
            <text:p>3.8525</text:p>
          </table:table-cell>
          <table:table-cell office:value-type="float" office:value="2.23660255233436" calcext:value-type="float">
            <text:p>2.23660255233436</text:p>
          </table:table-cell>
          <table:table-cell/>
        </table:table-row>
        <table:table-row table:style-name="ro1">
          <table:table-cell office:value-type="string" calcext:value-type="string">
            <text:p>NiCr</text:p>
          </table:table-cell>
          <table:table-cell office:value-type="float" office:value="0.32305428" calcext:value-type="float">
            <text:p>0.32305428</text:p>
          </table:table-cell>
          <table:table-cell office:value-type="float" office:value="0.303115741751474" calcext:value-type="float">
            <text:p>0.303115741751474</text:p>
          </table:table-cell>
          <table:table-cell office:value-type="float" office:value="3.2628" calcext:value-type="float">
            <text:p>3.2628</text:p>
          </table:table-cell>
          <table:table-cell office:value-type="float" office:value="2.65916077377743" calcext:value-type="float">
            <text:p>2.65916077377743</text:p>
          </table:table-cell>
          <table:table-cell/>
        </table:table-row>
        <table:table-row table:style-name="ro1">
          <table:table-cell office:value-type="string" calcext:value-type="string">
            <text:p>RhLi</text:p>
          </table:table-cell>
          <table:table-cell office:value-type="float" office:value="0.34445095" calcext:value-type="float">
            <text:p>0.34445095</text:p>
          </table:table-cell>
          <table:table-cell office:value-type="float" office:value="0.303476266156556" calcext:value-type="float">
            <text:p>0.303476266156556</text:p>
          </table:table-cell>
          <table:table-cell office:value-type="float" office:value="3.1751" calcext:value-type="float">
            <text:p>3.1751</text:p>
          </table:table-cell>
          <table:table-cell office:value-type="float" office:value="2.67902137603579" calcext:value-type="float">
            <text:p>2.67902137603579</text:p>
          </table:table-cell>
          <table:table-cell/>
        </table:table-row>
        <table:table-row table:style-name="ro1">
          <table:table-cell office:value-type="string" calcext:value-type="string">
            <text:p>TaBe</text:p>
          </table:table-cell>
          <table:table-cell office:value-type="float" office:value="0.39218214" calcext:value-type="float">
            <text:p>0.39218214</text:p>
          </table:table-cell>
          <table:table-cell office:value-type="float" office:value="0.303691428415286" calcext:value-type="float">
            <text:p>0.303691428415286</text:p>
          </table:table-cell>
          <table:table-cell office:value-type="float" office:value="3.2566" calcext:value-type="float">
            <text:p>3.2566</text:p>
          </table:table-cell>
          <table:table-cell office:value-type="float" office:value="1.56687696851284" calcext:value-type="float">
            <text:p>1.56687696851284</text:p>
          </table:table-cell>
          <table:table-cell/>
        </table:table-row>
        <table:table-row table:style-name="ro1">
          <table:table-cell office:value-type="string" calcext:value-type="string">
            <text:p>SiRu</text:p>
          </table:table-cell>
          <table:table-cell office:value-type="float" office:value="0.2933155" calcext:value-type="float">
            <text:p>0.2933155</text:p>
          </table:table-cell>
          <table:table-cell office:value-type="float" office:value="0.303832236695975" calcext:value-type="float">
            <text:p>0.303832236695975</text:p>
          </table:table-cell>
          <table:table-cell office:value-type="float" office:value="3.4181" calcext:value-type="float">
            <text:p>3.4181</text:p>
          </table:table-cell>
          <table:table-cell office:value-type="float" office:value="2.28766496907383" calcext:value-type="float">
            <text:p>2.28766496907383</text:p>
          </table:table-cell>
          <table:table-cell/>
        </table:table-row>
        <table:table-row table:style-name="ro1">
          <table:table-cell office:value-type="string" calcext:value-type="string">
            <text:p>ZrGa</text:p>
          </table:table-cell>
          <table:table-cell office:value-type="float" office:value="0.1998785" calcext:value-type="float">
            <text:p>0.1998785</text:p>
          </table:table-cell>
          <table:table-cell office:value-type="float" office:value="0.304715112491541" calcext:value-type="float">
            <text:p>0.304715112491541</text:p>
          </table:table-cell>
          <table:table-cell office:value-type="float" office:value="3.4033" calcext:value-type="float">
            <text:p>3.4033</text:p>
          </table:table-cell>
          <table:table-cell office:value-type="float" office:value="1.84412080149383" calcext:value-type="float">
            <text:p>1.84412080149383</text:p>
          </table:table-cell>
          <table:table-cell/>
        </table:table-row>
        <table:table-row table:style-name="ro1">
          <table:table-cell office:value-type="string" calcext:value-type="string">
            <text:p>SiFe</text:p>
          </table:table-cell>
          <table:table-cell office:value-type="float" office:value="0.28035602" calcext:value-type="float">
            <text:p>0.28035602</text:p>
          </table:table-cell>
          <table:table-cell office:value-type="float" office:value="0.304779748962101" calcext:value-type="float">
            <text:p>0.304779748962101</text:p>
          </table:table-cell>
          <table:table-cell office:value-type="float" office:value="3.1632" calcext:value-type="float">
            <text:p>3.1632</text:p>
          </table:table-cell>
          <table:table-cell office:value-type="float" office:value="3.47748104982018" calcext:value-type="float">
            <text:p>3.47748104982018</text:p>
          </table:table-cell>
          <table:table-cell/>
        </table:table-row>
        <table:table-row table:style-name="ro1">
          <table:table-cell office:value-type="string" calcext:value-type="string">
            <text:p>MnNi</text:p>
          </table:table-cell>
          <table:table-cell office:value-type="float" office:value="0.41628984" calcext:value-type="float">
            <text:p>0.41628984</text:p>
          </table:table-cell>
          <table:table-cell office:value-type="float" office:value="0.304991178212876" calcext:value-type="float">
            <text:p>0.304991178212876</text:p>
          </table:table-cell>
          <table:table-cell office:value-type="float" office:value="3.2462" calcext:value-type="float">
            <text:p>3.2462</text:p>
          </table:table-cell>
          <table:table-cell office:value-type="float" office:value="2.59209903642155" calcext:value-type="float">
            <text:p>2.59209903642155</text:p>
          </table:table-cell>
          <table:table-cell/>
        </table:table-row>
        <table:table-row table:style-name="ro1">
          <table:table-cell office:value-type="string" calcext:value-type="string">
            <text:p>NbY</text:p>
          </table:table-cell>
          <table:table-cell office:value-type="float" office:value="0.5191855" calcext:value-type="float">
            <text:p>0.5191855</text:p>
          </table:table-cell>
          <table:table-cell office:value-type="float" office:value="0.305056995461554" calcext:value-type="float">
            <text:p>0.305056995461554</text:p>
          </table:table-cell>
          <table:table-cell office:value-type="float" office:value="4.1077" calcext:value-type="float">
            <text:p>4.1077</text:p>
          </table:table-cell>
          <table:table-cell office:value-type="float" office:value="1.63594710014632" calcext:value-type="float">
            <text:p>1.63594710014632</text:p>
          </table:table-cell>
          <table:table-cell/>
        </table:table-row>
        <table:table-row table:style-name="ro1">
          <table:table-cell office:value-type="string" calcext:value-type="string">
            <text:p>BeCr</text:p>
          </table:table-cell>
          <table:table-cell office:value-type="float" office:value="0.35507938" calcext:value-type="float">
            <text:p>0.35507938</text:p>
          </table:table-cell>
          <table:table-cell office:value-type="float" office:value="0.308348732354058" calcext:value-type="float">
            <text:p>0.308348732354058</text:p>
          </table:table-cell>
          <table:table-cell office:value-type="float" office:value="3.1841" calcext:value-type="float">
            <text:p>3.1841</text:p>
          </table:table-cell>
          <table:table-cell office:value-type="float" office:value="4.72235004873025" calcext:value-type="float">
            <text:p>4.72235004873025</text:p>
          </table:table-cell>
          <table:table-cell/>
        </table:table-row>
        <table:table-row table:style-name="ro1">
          <table:table-cell office:value-type="string" calcext:value-type="string">
            <text:p>InGa</text:p>
          </table:table-cell>
          <table:table-cell office:value-type="float" office:value="0.3569267" calcext:value-type="float">
            <text:p>0.3569267</text:p>
          </table:table-cell>
          <table:table-cell office:value-type="float" office:value="0.3089613673408" calcext:value-type="float">
            <text:p>0.3089613673408</text:p>
          </table:table-cell>
          <table:table-cell office:value-type="float" office:value="3.7421" calcext:value-type="float">
            <text:p>3.7421</text:p>
          </table:table-cell>
          <table:table-cell office:value-type="float" office:value="1.61214667014849" calcext:value-type="float">
            <text:p>1.61214667014849</text:p>
          </table:table-cell>
          <table:table-cell/>
        </table:table-row>
        <table:table-row table:style-name="ro1">
          <table:table-cell office:value-type="string" calcext:value-type="string">
            <text:p>BeZr</text:p>
          </table:table-cell>
          <table:table-cell office:value-type="float" office:value="0.2966468" calcext:value-type="float">
            <text:p>0.2966468</text:p>
          </table:table-cell>
          <table:table-cell office:value-type="float" office:value="0.31056694372926" calcext:value-type="float">
            <text:p>0.31056694372926</text:p>
          </table:table-cell>
          <table:table-cell office:value-type="float" office:value="3.7479" calcext:value-type="float">
            <text:p>3.7479</text:p>
          </table:table-cell>
          <table:table-cell office:value-type="float" office:value="2.92835555048701" calcext:value-type="float">
            <text:p>2.92835555048701</text:p>
          </table:table-cell>
          <table:table-cell/>
        </table:table-row>
        <table:table-row table:style-name="ro1">
          <table:table-cell office:value-type="string" calcext:value-type="string">
            <text:p>WRh</text:p>
          </table:table-cell>
          <table:table-cell office:value-type="float" office:value="0.36291447" calcext:value-type="float">
            <text:p>0.36291447</text:p>
          </table:table-cell>
          <table:table-cell office:value-type="float" office:value="0.310619189378127" calcext:value-type="float">
            <text:p>0.310619189378127</text:p>
          </table:table-cell>
          <table:table-cell office:value-type="float" office:value="3.453" calcext:value-type="float">
            <text:p>3.453</text:p>
          </table:table-cell>
          <table:table-cell office:value-type="float" office:value="1.04352662317736" calcext:value-type="float">
            <text:p>1.04352662317736</text:p>
          </table:table-cell>
          <table:table-cell/>
        </table:table-row>
        <table:table-row table:style-name="ro1">
          <table:table-cell office:value-type="string" calcext:value-type="string">
            <text:p>BiFe</text:p>
          </table:table-cell>
          <table:table-cell office:value-type="float" office:value="0.36819646" calcext:value-type="float">
            <text:p>0.36819646</text:p>
          </table:table-cell>
          <table:table-cell office:value-type="float" office:value="0.31070993731313" calcext:value-type="float">
            <text:p>0.31070993731313</text:p>
          </table:table-cell>
          <table:table-cell office:value-type="float" office:value="3.5085" calcext:value-type="float">
            <text:p>3.5085</text:p>
          </table:table-cell>
          <table:table-cell office:value-type="float" office:value="1.12892619213153" calcext:value-type="float">
            <text:p>1.12892619213153</text:p>
          </table:table-cell>
          <table:table-cell/>
        </table:table-row>
        <table:table-row table:style-name="ro1">
          <table:table-cell office:value-type="string" calcext:value-type="string">
            <text:p>SnCr</text:p>
          </table:table-cell>
          <table:table-cell office:value-type="float" office:value="0.29546714" calcext:value-type="float">
            <text:p>0.29546714</text:p>
          </table:table-cell>
          <table:table-cell office:value-type="float" office:value="0.310988586964103" calcext:value-type="float">
            <text:p>0.310988586964103</text:p>
          </table:table-cell>
          <table:table-cell office:value-type="float" office:value="3.5361" calcext:value-type="float">
            <text:p>3.5361</text:p>
          </table:table-cell>
          <table:table-cell office:value-type="float" office:value="1.74052920763447" calcext:value-type="float">
            <text:p>1.74052920763447</text:p>
          </table:table-cell>
          <table:table-cell/>
        </table:table-row>
        <table:table-row table:style-name="ro1">
          <table:table-cell office:value-type="string" calcext:value-type="string">
            <text:p>PbFe</text:p>
          </table:table-cell>
          <table:table-cell office:value-type="float" office:value="0.31651717" calcext:value-type="float">
            <text:p>0.31651717</text:p>
          </table:table-cell>
          <table:table-cell office:value-type="float" office:value="0.311221123827749" calcext:value-type="float">
            <text:p>0.311221123827749</text:p>
          </table:table-cell>
          <table:table-cell office:value-type="float" office:value="3.5941" calcext:value-type="float">
            <text:p>3.5941</text:p>
          </table:table-cell>
          <table:table-cell office:value-type="float" office:value="1.13648040382936" calcext:value-type="float">
            <text:p>1.13648040382936</text:p>
          </table:table-cell>
          <table:table-cell/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0.3182439" calcext:value-type="float">
            <text:p>0.3182439</text:p>
          </table:table-cell>
          <table:table-cell office:value-type="float" office:value="0.313136317160768" calcext:value-type="float">
            <text:p>0.313136317160768</text:p>
          </table:table-cell>
          <table:table-cell office:value-type="float" office:value="3.3078" calcext:value-type="float">
            <text:p>3.3078</text:p>
          </table:table-cell>
          <table:table-cell office:value-type="float" office:value="2.67835232376617" calcext:value-type="float">
            <text:p>2.67835232376617</text:p>
          </table:table-cell>
          <table:table-cell/>
        </table:table-row>
        <table:table-row table:style-name="ro1">
          <table:table-cell office:value-type="string" calcext:value-type="string">
            <text:p>TcLi</text:p>
          </table:table-cell>
          <table:table-cell office:value-type="float" office:value="0.21857396" calcext:value-type="float">
            <text:p>0.21857396</text:p>
          </table:table-cell>
          <table:table-cell office:value-type="float" office:value="0.313814601374195" calcext:value-type="float">
            <text:p>0.313814601374195</text:p>
          </table:table-cell>
          <table:table-cell office:value-type="float" office:value="2.8977" calcext:value-type="float">
            <text:p>2.8977</text:p>
          </table:table-cell>
          <table:table-cell office:value-type="float" office:value="2.80074565029609" calcext:value-type="float">
            <text:p>2.80074565029609</text:p>
          </table:table-cell>
          <table:table-cell/>
        </table:table-row>
        <table:table-row table:style-name="ro1">
          <table:table-cell office:value-type="string" calcext:value-type="string">
            <text:p>MgGa</text:p>
          </table:table-cell>
          <table:table-cell office:value-type="float" office:value="0.2640619" calcext:value-type="float">
            <text:p>0.2640619</text:p>
          </table:table-cell>
          <table:table-cell office:value-type="float" office:value="0.314242240944956" calcext:value-type="float">
            <text:p>0.314242240944956</text:p>
          </table:table-cell>
          <table:table-cell office:value-type="float" office:value="3.6251" calcext:value-type="float">
            <text:p>3.6251</text:p>
          </table:table-cell>
          <table:table-cell office:value-type="float" office:value="3.11567572869834" calcext:value-type="float">
            <text:p>3.11567572869834</text:p>
          </table:table-cell>
          <table:table-cell/>
        </table:table-row>
        <table:table-row table:style-name="ro1">
          <table:table-cell office:value-type="string" calcext:value-type="string">
            <text:p>WMn</text:p>
          </table:table-cell>
          <table:table-cell office:value-type="float" office:value="0.35125193" calcext:value-type="float">
            <text:p>0.35125193</text:p>
          </table:table-cell>
          <table:table-cell office:value-type="float" office:value="0.314821999585165" calcext:value-type="float">
            <text:p>0.314821999585165</text:p>
          </table:table-cell>
          <table:table-cell office:value-type="float" office:value="3.2658" calcext:value-type="float">
            <text:p>3.2658</text:p>
          </table:table-cell>
          <table:table-cell office:value-type="float" office:value="1.2505362603386" calcext:value-type="float">
            <text:p>1.2505362603386</text:p>
          </table:table-cell>
          <table:table-cell/>
        </table:table-row>
        <table:table-row table:style-name="ro1">
          <table:table-cell office:value-type="string" calcext:value-type="string">
            <text:p>MnFe</text:p>
          </table:table-cell>
          <table:table-cell office:value-type="float" office:value="0.43990758" calcext:value-type="float">
            <text:p>0.43990758</text:p>
          </table:table-cell>
          <table:table-cell office:value-type="float" office:value="0.316012603406166" calcext:value-type="float">
            <text:p>0.316012603406166</text:p>
          </table:table-cell>
          <table:table-cell office:value-type="float" office:value="3.2667" calcext:value-type="float">
            <text:p>3.2667</text:p>
          </table:table-cell>
          <table:table-cell office:value-type="float" office:value="2.65697504276214" calcext:value-type="float">
            <text:p>2.65697504276214</text:p>
          </table:table-cell>
          <table:table-cell/>
        </table:table-row>
        <table:table-row table:style-name="ro1">
          <table:table-cell office:value-type="string" calcext:value-type="string">
            <text:p>ZnSr</text:p>
          </table:table-cell>
          <table:table-cell office:value-type="float" office:value="0.26415634" calcext:value-type="float">
            <text:p>0.26415634</text:p>
          </table:table-cell>
          <table:table-cell office:value-type="float" office:value="0.316411374663473" calcext:value-type="float">
            <text:p>0.316411374663473</text:p>
          </table:table-cell>
          <table:table-cell office:value-type="float" office:value="4.5686" calcext:value-type="float">
            <text:p>4.5686</text:p>
          </table:table-cell>
          <table:table-cell office:value-type="float" office:value="1.93769007186157" calcext:value-type="float">
            <text:p>1.93769007186157</text:p>
          </table:table-cell>
          <table:table-cell/>
        </table:table-row>
        <table:table-row table:style-name="ro1">
          <table:table-cell office:value-type="string" calcext:value-type="string">
            <text:p>SiCr</text:p>
          </table:table-cell>
          <table:table-cell office:value-type="float" office:value="0.28020915" calcext:value-type="float">
            <text:p>0.28020915</text:p>
          </table:table-cell>
          <table:table-cell office:value-type="float" office:value="0.317271042029456" calcext:value-type="float">
            <text:p>0.317271042029456</text:p>
          </table:table-cell>
          <table:table-cell office:value-type="float" office:value="3.2271" calcext:value-type="float">
            <text:p>3.2271</text:p>
          </table:table-cell>
          <table:table-cell office:value-type="float" office:value="3.63853524836286" calcext:value-type="float">
            <text:p>3.63853524836286</text:p>
          </table:table-cell>
          <table:table-cell/>
        </table:table-row>
        <table:table-row table:style-name="ro1">
          <table:table-cell office:value-type="string" calcext:value-type="string">
            <text:p>CdLi</text:p>
          </table:table-cell>
          <table:table-cell office:value-type="float" office:value="0.32006833" calcext:value-type="float">
            <text:p>0.32006833</text:p>
          </table:table-cell>
          <table:table-cell office:value-type="float" office:value="0.318253041405947" calcext:value-type="float">
            <text:p>0.318253041405947</text:p>
          </table:table-cell>
          <table:table-cell office:value-type="float" office:value="3.5436" calcext:value-type="float">
            <text:p>3.5436</text:p>
          </table:table-cell>
          <table:table-cell office:value-type="float" office:value="2.47092930613254" calcext:value-type="float">
            <text:p>2.47092930613254</text:p>
          </table:table-cell>
          <table:table-cell/>
        </table:table-row>
        <table:table-row table:style-name="ro1">
          <table:table-cell office:value-type="string" calcext:value-type="string">
            <text:p>MoTa</text:p>
          </table:table-cell>
          <table:table-cell office:value-type="float" office:value="0.26358917" calcext:value-type="float">
            <text:p>0.26358917</text:p>
          </table:table-cell>
          <table:table-cell office:value-type="float" office:value="0.318260856117936" calcext:value-type="float">
            <text:p>0.318260856117936</text:p>
          </table:table-cell>
          <table:table-cell office:value-type="float" office:value="3.4678" calcext:value-type="float">
            <text:p>3.4678</text:p>
          </table:table-cell>
          <table:table-cell office:value-type="float" office:value="1.08027638716067" calcext:value-type="float">
            <text:p>1.08027638716067</text:p>
          </table:table-cell>
          <table:table-cell/>
        </table:table-row>
        <table:table-row table:style-name="ro1">
          <table:table-cell office:value-type="string" calcext:value-type="string">
            <text:p>SbTc</text:p>
          </table:table-cell>
          <table:table-cell office:value-type="float" office:value="0.32502252" calcext:value-type="float">
            <text:p>0.32502252</text:p>
          </table:table-cell>
          <table:table-cell office:value-type="float" office:value="0.318418104272509" calcext:value-type="float">
            <text:p>0.318418104272509</text:p>
          </table:table-cell>
          <table:table-cell office:value-type="float" office:value="3.6303" calcext:value-type="float">
            <text:p>3.6303</text:p>
          </table:table-cell>
          <table:table-cell office:value-type="float" office:value="1.35728887313271" calcext:value-type="float">
            <text:p>1.35728887313271</text:p>
          </table:table-cell>
          <table:table-cell/>
        </table:table-row>
        <table:table-row table:style-name="ro1">
          <table:table-cell office:value-type="string" calcext:value-type="string">
            <text:p>YSn</text:p>
          </table:table-cell>
          <table:table-cell office:value-type="float" office:value="0.38916376" calcext:value-type="float">
            <text:p>0.38916376</text:p>
          </table:table-cell>
          <table:table-cell office:value-type="float" office:value="0.319154873864126" calcext:value-type="float">
            <text:p>0.319154873864126</text:p>
          </table:table-cell>
          <table:table-cell office:value-type="float" office:value="4.1411" calcext:value-type="float">
            <text:p>4.1411</text:p>
          </table:table-cell>
          <table:table-cell office:value-type="float" office:value="1.4355415577702" calcext:value-type="float">
            <text:p>1.4355415577702</text:p>
          </table:table-cell>
          <table:table-cell/>
        </table:table-row>
        <table:table-row table:style-name="ro1">
          <table:table-cell office:value-type="string" calcext:value-type="string">
            <text:p>ScCd</text:p>
          </table:table-cell>
          <table:table-cell office:value-type="float" office:value="0.31130067" calcext:value-type="float">
            <text:p>0.31130067</text:p>
          </table:table-cell>
          <table:table-cell office:value-type="float" office:value="0.320845810607655" calcext:value-type="float">
            <text:p>0.320845810607655</text:p>
          </table:table-cell>
          <table:table-cell office:value-type="float" office:value="3.8196" calcext:value-type="float">
            <text:p>3.8196</text:p>
          </table:table-cell>
          <table:table-cell office:value-type="float" office:value="1.88528349630576" calcext:value-type="float">
            <text:p>1.88528349630576</text:p>
          </table:table-cell>
          <table:table-cell/>
        </table:table-row>
        <table:table-row table:style-name="ro1">
          <table:table-cell office:value-type="string" calcext:value-type="string">
            <text:p>NiMn</text:p>
          </table:table-cell>
          <table:table-cell office:value-type="float" office:value="0.32338354" calcext:value-type="float">
            <text:p>0.32338354</text:p>
          </table:table-cell>
          <table:table-cell office:value-type="float" office:value="0.32547015888303" calcext:value-type="float">
            <text:p>0.32547015888303</text:p>
          </table:table-cell>
          <table:table-cell office:value-type="float" office:value="3.1736" calcext:value-type="float">
            <text:p>3.1736</text:p>
          </table:table-cell>
          <table:table-cell office:value-type="float" office:value="2.59209903642155" calcext:value-type="float">
            <text:p>2.59209903642155</text:p>
          </table:table-cell>
          <table:table-cell/>
        </table:table-row>
        <table:table-row table:style-name="ro1">
          <table:table-cell office:value-type="string" calcext:value-type="string">
            <text:p>MnTi</text:p>
          </table:table-cell>
          <table:table-cell office:value-type="float" office:value="0.36104238" calcext:value-type="float">
            <text:p>0.36104238</text:p>
          </table:table-cell>
          <table:table-cell office:value-type="float" office:value="0.325524330115484" calcext:value-type="float">
            <text:p>0.325524330115484</text:p>
          </table:table-cell>
          <table:table-cell office:value-type="float" office:value="3.4116" calcext:value-type="float">
            <text:p>3.4116</text:p>
          </table:table-cell>
          <table:table-cell office:value-type="float" office:value="2.85727339133799" calcext:value-type="float">
            <text:p>2.85727339133799</text:p>
          </table:table-cell>
          <table:table-cell/>
        </table:table-row>
        <table:table-row table:style-name="ro1">
          <table:table-cell office:value-type="string" calcext:value-type="string">
            <text:p>InZn</text:p>
          </table:table-cell>
          <table:table-cell office:value-type="float" office:value="0.34596193" calcext:value-type="float">
            <text:p>0.34596193</text:p>
          </table:table-cell>
          <table:table-cell office:value-type="float" office:value="0.325610714858672" calcext:value-type="float">
            <text:p>0.325610714858672</text:p>
          </table:table-cell>
          <table:table-cell office:value-type="float" office:value="3.7785" calcext:value-type="float">
            <text:p>3.7785</text:p>
          </table:table-cell>
          <table:table-cell office:value-type="float" office:value="1.65009902820626" calcext:value-type="float">
            <text:p>1.65009902820626</text:p>
          </table:table-cell>
          <table:table-cell/>
        </table:table-row>
        <table:table-row table:style-name="ro1">
          <table:table-cell office:value-type="string" calcext:value-type="string">
            <text:p>GeTc</text:p>
          </table:table-cell>
          <table:table-cell office:value-type="float" office:value="0.31426978" calcext:value-type="float">
            <text:p>0.31426978</text:p>
          </table:table-cell>
          <table:table-cell office:value-type="float" office:value="0.326013230620234" calcext:value-type="float">
            <text:p>0.326013230620234</text:p>
          </table:table-cell>
          <table:table-cell office:value-type="float" office:value="3.5734" calcext:value-type="float">
            <text:p>3.5734</text:p>
          </table:table-cell>
          <table:table-cell office:value-type="float" office:value="1.74119168863152" calcext:value-type="float">
            <text:p>1.74119168863152</text:p>
          </table:table-cell>
          <table:table-cell/>
        </table:table-row>
        <table:table-row table:style-name="ro1">
          <table:table-cell office:value-type="string" calcext:value-type="string">
            <text:p>NiRu</text:p>
          </table:table-cell>
          <table:table-cell office:value-type="float" office:value="0.3219392" calcext:value-type="float">
            <text:p>0.3219392</text:p>
          </table:table-cell>
          <table:table-cell office:value-type="float" office:value="0.32942440648808" calcext:value-type="float">
            <text:p>0.32942440648808</text:p>
          </table:table-cell>
          <table:table-cell office:value-type="float" office:value="3.3895" calcext:value-type="float">
            <text:p>3.3895</text:p>
          </table:table-cell>
          <table:table-cell office:value-type="float" office:value="1.85752911070046" calcext:value-type="float">
            <text:p>1.85752911070046</text:p>
          </table:table-cell>
          <table:table-cell/>
        </table:table-row>
        <table:table-row table:style-name="ro1">
          <table:table-cell office:value-type="string" calcext:value-type="string">
            <text:p>VW</text:p>
          </table:table-cell>
          <table:table-cell office:value-type="float" office:value="0.36602935" calcext:value-type="float">
            <text:p>0.36602935</text:p>
          </table:table-cell>
          <table:table-cell office:value-type="float" office:value="0.330138038328268" calcext:value-type="float">
            <text:p>0.330138038328268</text:p>
          </table:table-cell>
          <table:table-cell office:value-type="float" office:value="3.4865" calcext:value-type="float">
            <text:p>3.4865</text:p>
          </table:table-cell>
          <table:table-cell office:value-type="float" office:value="1.27155271379126" calcext:value-type="float">
            <text:p>1.27155271379126</text:p>
          </table:table-cell>
          <table:table-cell/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0.32967862" calcext:value-type="float">
            <text:p>0.32967862</text:p>
          </table:table-cell>
          <table:table-cell office:value-type="float" office:value="0.33063668273409" calcext:value-type="float">
            <text:p>0.33063668273409</text:p>
          </table:table-cell>
          <table:table-cell office:value-type="float" office:value="4.0816" calcext:value-type="float">
            <text:p>4.0816</text:p>
          </table:table-cell>
          <table:table-cell office:value-type="float" office:value="2.99560582660996" calcext:value-type="float">
            <text:p>2.99560582660996</text:p>
          </table:table-cell>
          <table:table-cell/>
        </table:table-row>
        <table:table-row table:style-name="ro1">
          <table:table-cell office:value-type="string" calcext:value-type="string">
            <text:p>GaZn</text:p>
          </table:table-cell>
          <table:table-cell office:value-type="float" office:value="0.4010216" calcext:value-type="float">
            <text:p>0.4010216</text:p>
          </table:table-cell>
          <table:table-cell office:value-type="float" office:value="0.33626113149813" calcext:value-type="float">
            <text:p>0.33626113149813</text:p>
          </table:table-cell>
          <table:table-cell office:value-type="float" office:value="3.6543" calcext:value-type="float">
            <text:p>3.6543</text:p>
          </table:table-cell>
          <table:table-cell office:value-type="float" office:value="2.18870258234507" calcext:value-type="float">
            <text:p>2.18870258234507</text:p>
          </table:table-cell>
          <table:table-cell/>
        </table:table-row>
        <table:table-row table:style-name="ro1">
          <table:table-cell office:value-type="string" calcext:value-type="string">
            <text:p>RbFe</text:p>
          </table:table-cell>
          <table:table-cell office:value-type="float" office:value="0.35129458" calcext:value-type="float">
            <text:p>0.35129458</text:p>
          </table:table-cell>
          <table:table-cell office:value-type="float" office:value="0.337142627610485" calcext:value-type="float">
            <text:p>0.337142627610485</text:p>
          </table:table-cell>
          <table:table-cell office:value-type="float" office:value="3.6064" calcext:value-type="float">
            <text:p>3.6064</text:p>
          </table:table-cell>
          <table:table-cell office:value-type="float" office:value="2.09497769866026" calcext:value-type="float">
            <text:p>2.09497769866026</text:p>
          </table:table-cell>
          <table:table-cell/>
        </table:table-row>
        <table:table-row table:style-name="ro1">
          <table:table-cell office:value-type="string" calcext:value-type="string">
            <text:p>GaGa</text:p>
          </table:table-cell>
          <table:table-cell office:value-type="float" office:value="0.38915047" calcext:value-type="float">
            <text:p>0.38915047</text:p>
          </table:table-cell>
          <table:table-cell office:value-type="float" office:value="0.337329847580286" calcext:value-type="float">
            <text:p>0.337329847580286</text:p>
          </table:table-cell>
          <table:table-cell office:value-type="float" office:value="3.6635" calcext:value-type="float">
            <text:p>3.6635</text:p>
          </table:table-cell>
          <table:table-cell office:value-type="float" office:value="2.12242845537392" calcext:value-type="float">
            <text:p>2.12242845537392</text:p>
          </table:table-cell>
          <table:table-cell/>
        </table:table-row>
        <table:table-row table:style-name="ro1">
          <table:table-cell office:value-type="string" calcext:value-type="string">
            <text:p>GeMn</text:p>
          </table:table-cell>
          <table:table-cell office:value-type="float" office:value="0.32537887" calcext:value-type="float">
            <text:p>0.32537887</text:p>
          </table:table-cell>
          <table:table-cell office:value-type="float" office:value="0.338311963619467" calcext:value-type="float">
            <text:p>0.338311963619467</text:p>
          </table:table-cell>
          <table:table-cell office:value-type="float" office:value="3.2966" calcext:value-type="float">
            <text:p>3.2966</text:p>
          </table:table-cell>
          <table:table-cell office:value-type="float" office:value="2.31529618662031" calcext:value-type="float">
            <text:p>2.31529618662031</text:p>
          </table:table-cell>
          <table:table-cell/>
        </table:table-row>
        <table:table-row table:style-name="ro1">
          <table:table-cell office:value-type="string" calcext:value-type="string">
            <text:p>RuHf</text:p>
          </table:table-cell>
          <table:table-cell office:value-type="float" office:value="0.26054397" calcext:value-type="float">
            <text:p>0.26054397</text:p>
          </table:table-cell>
          <table:table-cell office:value-type="float" office:value="0.339148353442726" calcext:value-type="float">
            <text:p>0.339148353442726</text:p>
          </table:table-cell>
          <table:table-cell office:value-type="float" office:value="3.4861" calcext:value-type="float">
            <text:p>3.4861</text:p>
          </table:table-cell>
          <table:table-cell office:value-type="float" office:value="1.0700612653619" calcext:value-type="float">
            <text:p>1.0700612653619</text:p>
          </table:table-cell>
          <table:table-cell/>
        </table:table-row>
        <table:table-row table:style-name="ro1">
          <table:table-cell office:value-type="string" calcext:value-type="string">
            <text:p>InCd</text:p>
          </table:table-cell>
          <table:table-cell office:value-type="float" office:value="0.36100808" calcext:value-type="float">
            <text:p>0.36100808</text:p>
          </table:table-cell>
          <table:table-cell office:value-type="float" office:value="0.340247724310654" calcext:value-type="float">
            <text:p>0.340247724310654</text:p>
          </table:table-cell>
          <table:table-cell office:value-type="float" office:value="4.1806" calcext:value-type="float">
            <text:p>4.1806</text:p>
          </table:table-cell>
          <table:table-cell office:value-type="float" office:value="1.3132607887278" calcext:value-type="float">
            <text:p>1.3132607887278</text:p>
          </table:table-cell>
          <table:table-cell/>
        </table:table-row>
        <table:table-row table:style-name="ro1">
          <table:table-cell office:value-type="string" calcext:value-type="string">
            <text:p>AsTc</text:p>
          </table:table-cell>
          <table:table-cell office:value-type="float" office:value="0.32398754" calcext:value-type="float">
            <text:p>0.32398754</text:p>
          </table:table-cell>
          <table:table-cell office:value-type="float" office:value="0.341189078477531" calcext:value-type="float">
            <text:p>0.341189078477531</text:p>
          </table:table-cell>
          <table:table-cell office:value-type="float" office:value="3.495" calcext:value-type="float">
            <text:p>3.495</text:p>
          </table:table-cell>
          <table:table-cell office:value-type="float" office:value="1.71861251062972" calcext:value-type="float">
            <text:p>1.71861251062972</text:p>
          </table:table-cell>
          <table:table-cell/>
        </table:table-row>
        <table:table-row table:style-name="ro1">
          <table:table-cell office:value-type="string" calcext:value-type="string">
            <text:p>HfCa</text:p>
          </table:table-cell>
          <table:table-cell office:value-type="float" office:value="0.41077453" calcext:value-type="float">
            <text:p>0.41077453</text:p>
          </table:table-cell>
          <table:table-cell office:value-type="float" office:value="0.341941255051429" calcext:value-type="float">
            <text:p>0.341941255051429</text:p>
          </table:table-cell>
          <table:table-cell office:value-type="float" office:value="4.0839" calcext:value-type="float">
            <text:p>4.0839</text:p>
          </table:table-cell>
          <table:table-cell office:value-type="float" office:value="1.36459008279277" calcext:value-type="float">
            <text:p>1.36459008279277</text:p>
          </table:table-cell>
          <table:table-cell/>
        </table:table-row>
        <table:table-row table:style-name="ro1">
          <table:table-cell office:value-type="string" calcext:value-type="string">
            <text:p>RuSc</text:p>
          </table:table-cell>
          <table:table-cell office:value-type="float" office:value="0.29287437" calcext:value-type="float">
            <text:p>0.29287437</text:p>
          </table:table-cell>
          <table:table-cell office:value-type="float" office:value="0.342885188930434" calcext:value-type="float">
            <text:p>0.342885188930434</text:p>
          </table:table-cell>
          <table:table-cell office:value-type="float" office:value="3.4567" calcext:value-type="float">
            <text:p>3.4567</text:p>
          </table:table-cell>
          <table:table-cell office:value-type="float" office:value="2.02873226232973" calcext:value-type="float">
            <text:p>2.02873226232973</text:p>
          </table:table-cell>
          <table:table-cell/>
        </table:table-row>
        <table:table-row table:style-name="ro1">
          <table:table-cell office:value-type="string" calcext:value-type="string">
            <text:p>CrBe</text:p>
          </table:table-cell>
          <table:table-cell office:value-type="float" office:value="0.4162592" calcext:value-type="float">
            <text:p>0.4162592</text:p>
          </table:table-cell>
          <table:table-cell office:value-type="float" office:value="0.344117175284107" calcext:value-type="float">
            <text:p>0.344117175284107</text:p>
          </table:table-cell>
          <table:table-cell office:value-type="float" office:value="3.0356" calcext:value-type="float">
            <text:p>3.0356</text:p>
          </table:table-cell>
          <table:table-cell office:value-type="float" office:value="4.72235004873025" calcext:value-type="float">
            <text:p>4.72235004873025</text:p>
          </table:table-cell>
          <table:table-cell/>
        </table:table-row>
        <table:table-row table:style-name="ro1">
          <table:table-cell office:value-type="string" calcext:value-type="string">
            <text:p>YK</text:p>
          </table:table-cell>
          <table:table-cell office:value-type="float" office:value="0.34825748" calcext:value-type="float">
            <text:p>0.34825748</text:p>
          </table:table-cell>
          <table:table-cell office:value-type="float" office:value="0.344666510763463" calcext:value-type="float">
            <text:p>0.344666510763463</text:p>
          </table:table-cell>
          <table:table-cell office:value-type="float" office:value="4.4024" calcext:value-type="float">
            <text:p>4.4024</text:p>
          </table:table-cell>
          <table:table-cell office:value-type="float" office:value="2.30776680734655" calcext:value-type="float">
            <text:p>2.30776680734655</text:p>
          </table:table-cell>
          <table:table-cell/>
        </table:table-row>
        <table:table-row table:style-name="ro1">
          <table:table-cell office:value-type="string" calcext:value-type="string">
            <text:p>SbPd</text:p>
          </table:table-cell>
          <table:table-cell office:value-type="float" office:value="0.31714833" calcext:value-type="float">
            <text:p>0.31714833</text:p>
          </table:table-cell>
          <table:table-cell office:value-type="float" office:value="0.345120674029949" calcext:value-type="float">
            <text:p>0.345120674029949</text:p>
          </table:table-cell>
          <table:table-cell office:value-type="float" office:value="3.7996" calcext:value-type="float">
            <text:p>3.7996</text:p>
          </table:table-cell>
          <table:table-cell office:value-type="float" office:value="1.30785901374813" calcext:value-type="float">
            <text:p>1.30785901374813</text:p>
          </table:table-cell>
          <table:table-cell/>
        </table:table-row>
        <table:table-row table:style-name="ro1">
          <table:table-cell office:value-type="string" calcext:value-type="string">
            <text:p>RhMo</text:p>
          </table:table-cell>
          <table:table-cell office:value-type="float" office:value="0.3226411" calcext:value-type="float">
            <text:p>0.3226411</text:p>
          </table:table-cell>
          <table:table-cell office:value-type="float" office:value="0.345701208291149" calcext:value-type="float">
            <text:p>0.345701208291149</text:p>
          </table:table-cell>
          <table:table-cell office:value-type="float" office:value="3.443" calcext:value-type="float">
            <text:p>3.443</text:p>
          </table:table-cell>
          <table:table-cell office:value-type="float" office:value="1.49790963777953" calcext:value-type="float">
            <text:p>1.49790963777953</text:p>
          </table:table-cell>
          <table:table-cell/>
        </table:table-row>
        <table:table-row table:style-name="ro1">
          <table:table-cell office:value-type="string" calcext:value-type="string">
            <text:p>AsCa</text:p>
          </table:table-cell>
          <table:table-cell office:value-type="float" office:value="0.28791362" calcext:value-type="float">
            <text:p>0.28791362</text:p>
          </table:table-cell>
          <table:table-cell office:value-type="float" office:value="0.345761526330752" calcext:value-type="float">
            <text:p>0.345761526330752</text:p>
          </table:table-cell>
          <table:table-cell office:value-type="float" office:value="4.0952" calcext:value-type="float">
            <text:p>4.0952</text:p>
          </table:table-cell>
          <table:table-cell office:value-type="float" office:value="2.562050820083" calcext:value-type="float">
            <text:p>2.562050820083</text:p>
          </table:table-cell>
          <table:table-cell/>
        </table:table-row>
        <table:table-row table:style-name="ro1">
          <table:table-cell office:value-type="string" calcext:value-type="string">
            <text:p>CoHf</text:p>
          </table:table-cell>
          <table:table-cell office:value-type="float" office:value="0.27290997" calcext:value-type="float">
            <text:p>0.27290997</text:p>
          </table:table-cell>
          <table:table-cell office:value-type="float" office:value="0.345868095180036" calcext:value-type="float">
            <text:p>0.345868095180036</text:p>
          </table:table-cell>
          <table:table-cell office:value-type="float" office:value="3.4919" calcext:value-type="float">
            <text:p>3.4919</text:p>
          </table:table-cell>
          <table:table-cell office:value-type="float" office:value="1.25758267367137" calcext:value-type="float">
            <text:p>1.25758267367137</text:p>
          </table:table-cell>
          <table:table-cell/>
        </table:table-row>
        <table:table-row table:style-name="ro1">
          <table:table-cell office:value-type="string" calcext:value-type="string">
            <text:p>CrLi</text:p>
          </table:table-cell>
          <table:table-cell office:value-type="float" office:value="0.22462332" calcext:value-type="float">
            <text:p>0.22462332</text:p>
          </table:table-cell>
          <table:table-cell office:value-type="float" office:value="0.346829789502147" calcext:value-type="float">
            <text:p>0.346829789502147</text:p>
          </table:table-cell>
          <table:table-cell office:value-type="float" office:value="2.9027" calcext:value-type="float">
            <text:p>2.9027</text:p>
          </table:table-cell>
          <table:table-cell office:value-type="float" office:value="4.88020513575331" calcext:value-type="float">
            <text:p>4.88020513575331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float" office:value="0.3014918" calcext:value-type="float">
            <text:p>0.3014918</text:p>
          </table:table-cell>
          <table:table-cell office:value-type="float" office:value="0.346900393193956" calcext:value-type="float">
            <text:p>0.346900393193956</text:p>
          </table:table-cell>
          <table:table-cell office:value-type="float" office:value="3.4509" calcext:value-type="float">
            <text:p>3.4509</text:p>
          </table:table-cell>
          <table:table-cell office:value-type="float" office:value="2.38003635123746" calcext:value-type="float">
            <text:p>2.38003635123746</text:p>
          </table:table-cell>
          <table:table-cell/>
        </table:table-row>
        <table:table-row table:style-name="ro1">
          <table:table-cell office:value-type="string" calcext:value-type="string">
            <text:p>InSi</text:p>
          </table:table-cell>
          <table:table-cell office:value-type="float" office:value="0.3283488" calcext:value-type="float">
            <text:p>0.3283488</text:p>
          </table:table-cell>
          <table:table-cell office:value-type="float" office:value="0.347861009863979" calcext:value-type="float">
            <text:p>0.347861009863979</text:p>
          </table:table-cell>
          <table:table-cell office:value-type="float" office:value="3.7512" calcext:value-type="float">
            <text:p>3.7512</text:p>
          </table:table-cell>
          <table:table-cell office:value-type="float" office:value="2.07214111792089" calcext:value-type="float">
            <text:p>2.07214111792089</text:p>
          </table:table-cell>
          <table:table-cell/>
        </table:table-row>
        <table:table-row table:style-name="ro1">
          <table:table-cell office:value-type="string" calcext:value-type="string">
            <text:p>GaBe</text:p>
          </table:table-cell>
          <table:table-cell office:value-type="float" office:value="0.4295209" calcext:value-type="float">
            <text:p>0.4295209</text:p>
          </table:table-cell>
          <table:table-cell office:value-type="float" office:value="0.349206707488004" calcext:value-type="float">
            <text:p>0.349206707488004</text:p>
          </table:table-cell>
          <table:table-cell office:value-type="float" office:value="3.3376" calcext:value-type="float">
            <text:p>3.3376</text:p>
          </table:table-cell>
          <table:table-cell office:value-type="float" office:value="3.69845512546741" calcext:value-type="float">
            <text:p>3.69845512546741</text:p>
          </table:table-cell>
          <table:table-cell/>
        </table:table-row>
        <table:table-row table:style-name="ro1">
          <table:table-cell office:value-type="string" calcext:value-type="string">
            <text:p>InAs</text:p>
          </table:table-cell>
          <table:table-cell office:value-type="float" office:value="0.34365174" calcext:value-type="float">
            <text:p>0.34365174</text:p>
          </table:table-cell>
          <table:table-cell office:value-type="float" office:value="0.349241454930026" calcext:value-type="float">
            <text:p>0.349241454930026</text:p>
          </table:table-cell>
          <table:table-cell office:value-type="float" office:value="4.1149" calcext:value-type="float">
            <text:p>4.1149</text:p>
          </table:table-cell>
          <table:table-cell office:value-type="float" office:value="1.56866899331834" calcext:value-type="float">
            <text:p>1.56866899331834</text:p>
          </table:table-cell>
          <table:table-cell/>
        </table:table-row>
        <table:table-row table:style-name="ro1">
          <table:table-cell office:value-type="string" calcext:value-type="string">
            <text:p>TcSc</text:p>
          </table:table-cell>
          <table:table-cell office:value-type="float" office:value="0.3657224" calcext:value-type="float">
            <text:p>0.3657224</text:p>
          </table:table-cell>
          <table:table-cell office:value-type="float" office:value="0.349583489595847" calcext:value-type="float">
            <text:p>0.349583489595847</text:p>
          </table:table-cell>
          <table:table-cell office:value-type="float" office:value="3.5085" calcext:value-type="float">
            <text:p>3.5085</text:p>
          </table:table-cell>
          <table:table-cell office:value-type="float" office:value="2.07139714436522" calcext:value-type="float">
            <text:p>2.07139714436522</text:p>
          </table:table-cell>
          <table:table-cell/>
        </table:table-row>
        <table:table-row table:style-name="ro1">
          <table:table-cell office:value-type="string" calcext:value-type="string">
            <text:p>MoTc</text:p>
          </table:table-cell>
          <table:table-cell office:value-type="float" office:value="0.23008358" calcext:value-type="float">
            <text:p>0.23008358</text:p>
          </table:table-cell>
          <table:table-cell office:value-type="float" office:value="0.351066453438835" calcext:value-type="float">
            <text:p>0.351066453438835</text:p>
          </table:table-cell>
          <table:table-cell office:value-type="float" office:value="3.3108" calcext:value-type="float">
            <text:p>3.3108</text:p>
          </table:table-cell>
          <table:table-cell office:value-type="float" office:value="1.53521595996666" calcext:value-type="float">
            <text:p>1.53521595996666</text:p>
          </table:table-cell>
          <table:table-cell/>
        </table:table-row>
        <table:table-row table:style-name="ro1">
          <table:table-cell office:value-type="string" calcext:value-type="string">
            <text:p>CoSc</text:p>
          </table:table-cell>
          <table:table-cell office:value-type="float" office:value="0.34742573" calcext:value-type="float">
            <text:p>0.34742573</text:p>
          </table:table-cell>
          <table:table-cell office:value-type="float" office:value="0.354188047017679" calcext:value-type="float">
            <text:p>0.35418804701767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82830157666528" calcext:value-type="float">
            <text:p>2.82830157666528</text:p>
          </table:table-cell>
          <table:table-cell/>
        </table:table-row>
        <table:table-row table:style-name="ro1">
          <table:table-cell office:value-type="string" calcext:value-type="string">
            <text:p>InIn</text:p>
          </table:table-cell>
          <table:table-cell office:value-type="float" office:value="0.36231536" calcext:value-type="float">
            <text:p>0.36231536</text:p>
          </table:table-cell>
          <table:table-cell office:value-type="float" office:value="0.35419854926146" calcext:value-type="float">
            <text:p>0.35419854926146</text:p>
          </table:table-cell>
          <table:table-cell office:value-type="float" office:value="4.3045" calcext:value-type="float">
            <text:p>4.3045</text:p>
          </table:table-cell>
          <table:table-cell office:value-type="float" office:value="1.29967434858327" calcext:value-type="float">
            <text:p>1.29967434858327</text:p>
          </table:table-cell>
          <table:table-cell/>
        </table:table-row>
        <table:table-row table:style-name="ro1">
          <table:table-cell office:value-type="string" calcext:value-type="string">
            <text:p>SiMn</text:p>
          </table:table-cell>
          <table:table-cell office:value-type="float" office:value="0.33402658" calcext:value-type="float">
            <text:p>0.33402658</text:p>
          </table:table-cell>
          <table:table-cell office:value-type="float" office:value="0.355079922860785" calcext:value-type="float">
            <text:p>0.355079922860785</text:p>
          </table:table-cell>
          <table:table-cell office:value-type="float" office:value="3.1842" calcext:value-type="float">
            <text:p>3.1842</text:p>
          </table:table-cell>
          <table:table-cell office:value-type="float" office:value="3.51413433752446" calcext:value-type="float">
            <text:p>3.51413433752446</text:p>
          </table:table-cell>
          <table:table-cell/>
        </table:table-row>
        <table:table-row table:style-name="ro1">
          <table:table-cell office:value-type="string" calcext:value-type="string">
            <text:p>ZnW</text:p>
          </table:table-cell>
          <table:table-cell office:value-type="float" office:value="0.39086726" calcext:value-type="float">
            <text:p>0.39086726</text:p>
          </table:table-cell>
          <table:table-cell office:value-type="float" office:value="0.355975172675872" calcext:value-type="float">
            <text:p>0.355975172675872</text:p>
          </table:table-cell>
          <table:table-cell office:value-type="float" office:value="3.5997" calcext:value-type="float">
            <text:p>3.5997</text:p>
          </table:table-cell>
          <table:table-cell office:value-type="float" office:value="1.1986309107735" calcext:value-type="float">
            <text:p>1.1986309107735</text:p>
          </table:table-cell>
          <table:table-cell/>
        </table:table-row>
        <table:table-row table:style-name="ro1">
          <table:table-cell office:value-type="string" calcext:value-type="string">
            <text:p>InW</text:p>
          </table:table-cell>
          <table:table-cell office:value-type="float" office:value="0.39701238" calcext:value-type="float">
            <text:p>0.39701238</text:p>
          </table:table-cell>
          <table:table-cell office:value-type="float" office:value="0.356448573888268" calcext:value-type="float">
            <text:p>0.356448573888268</text:p>
          </table:table-cell>
          <table:table-cell office:value-type="float" office:value="3.7898" calcext:value-type="float">
            <text:p>3.7898</text:p>
          </table:table-cell>
          <table:table-cell office:value-type="float" office:value="1.00232092208937" calcext:value-type="float">
            <text:p>1.00232092208937</text:p>
          </table:table-cell>
          <table:table-cell/>
        </table:table-row>
        <table:table-row table:style-name="ro1">
          <table:table-cell office:value-type="string" calcext:value-type="string">
            <text:p>MnV</text:p>
          </table:table-cell>
          <table:table-cell office:value-type="float" office:value="0.3341315" calcext:value-type="float">
            <text:p>0.3341315</text:p>
          </table:table-cell>
          <table:table-cell office:value-type="float" office:value="0.35731651778811" calcext:value-type="float">
            <text:p>0.35731651778811</text:p>
          </table:table-cell>
          <table:table-cell office:value-type="float" office:value="3.2671" calcext:value-type="float">
            <text:p>3.2671</text:p>
          </table:table-cell>
          <table:table-cell office:value-type="float" office:value="2.77660841793089" calcext:value-type="float">
            <text:p>2.77660841793089</text:p>
          </table:table-cell>
          <table:table-cell/>
        </table:table-row>
        <table:table-row table:style-name="ro1">
          <table:table-cell office:value-type="string" calcext:value-type="string">
            <text:p>TeMo</text:p>
          </table:table-cell>
          <table:table-cell office:value-type="float" office:value="0.32714835" calcext:value-type="float">
            <text:p>0.32714835</text:p>
          </table:table-cell>
          <table:table-cell office:value-type="float" office:value="0.357708499334073" calcext:value-type="float">
            <text:p>0.357708499334073</text:p>
          </table:table-cell>
          <table:table-cell office:value-type="float" office:value="3.651" calcext:value-type="float">
            <text:p>3.651</text:p>
          </table:table-cell>
          <table:table-cell office:value-type="float" office:value="1.33464381029592" calcext:value-type="float">
            <text:p>1.33464381029592</text:p>
          </table:table-cell>
          <table:table-cell/>
        </table:table-row>
        <table:table-row table:style-name="ro1">
          <table:table-cell office:value-type="string" calcext:value-type="string">
            <text:p>CrRu</text:p>
          </table:table-cell>
          <table:table-cell office:value-type="float" office:value="0.41936958" calcext:value-type="float">
            <text:p>0.41936958</text:p>
          </table:table-cell>
          <table:table-cell office:value-type="float" office:value="0.357724533778783" calcext:value-type="float">
            <text:p>0.357724533778783</text:p>
          </table:table-cell>
          <table:table-cell office:value-type="float" office:value="3.441" calcext:value-type="float">
            <text:p>3.441</text:p>
          </table:table-cell>
          <table:table-cell office:value-type="float" office:value="1.93722951488475" calcext:value-type="float">
            <text:p>1.93722951488475</text:p>
          </table:table-cell>
          <table:table-cell/>
        </table:table-row>
        <table:table-row table:style-name="ro1">
          <table:table-cell office:value-type="string" calcext:value-type="string">
            <text:p>PbCr</text:p>
          </table:table-cell>
          <table:table-cell office:value-type="float" office:value="0.35104227" calcext:value-type="float">
            <text:p>0.35104227</text:p>
          </table:table-cell>
          <table:table-cell office:value-type="float" office:value="0.360324478665266" calcext:value-type="float">
            <text:p>0.360324478665266</text:p>
          </table:table-cell>
          <table:table-cell office:value-type="float" office:value="3.6995" calcext:value-type="float">
            <text:p>3.6995</text:p>
          </table:table-cell>
          <table:table-cell office:value-type="float" office:value="1.15316181928513" calcext:value-type="float">
            <text:p>1.15316181928513</text:p>
          </table:table-cell>
          <table:table-cell/>
        </table:table-row>
        <table:table-row table:style-name="ro1">
          <table:table-cell office:value-type="string" calcext:value-type="string">
            <text:p>InGe</text:p>
          </table:table-cell>
          <table:table-cell office:value-type="float" office:value="0.3713471" calcext:value-type="float">
            <text:p>0.3713471</text:p>
          </table:table-cell>
          <table:table-cell office:value-type="float" office:value="0.360393377242712" calcext:value-type="float">
            <text:p>0.360393377242712</text:p>
          </table:table-cell>
          <table:table-cell office:value-type="float" office:value="3.9198" calcext:value-type="float">
            <text:p>3.9198</text:p>
          </table:table-cell>
          <table:table-cell office:value-type="float" office:value="1.58745858266159" calcext:value-type="float">
            <text:p>1.58745858266159</text:p>
          </table:table-cell>
          <table:table-cell/>
        </table:table-row>
        <table:table-row table:style-name="ro1">
          <table:table-cell office:value-type="string" calcext:value-type="string">
            <text:p>AgTc</text:p>
          </table:table-cell>
          <table:table-cell office:value-type="float" office:value="0.31031588" calcext:value-type="float">
            <text:p>0.31031588</text:p>
          </table:table-cell>
          <table:table-cell office:value-type="float" office:value="0.362876893124341" calcext:value-type="float">
            <text:p>0.362876893124341</text:p>
          </table:table-cell>
          <table:table-cell office:value-type="float" office:value="3.488" calcext:value-type="float">
            <text:p>3.488</text:p>
          </table:table-cell>
          <table:table-cell office:value-type="float" office:value="1.44755170637921" calcext:value-type="float">
            <text:p>1.44755170637921</text:p>
          </table:table-cell>
          <table:table-cell/>
        </table:table-row>
        <table:table-row table:style-name="ro1">
          <table:table-cell office:value-type="string" calcext:value-type="string">
            <text:p>BeNb</text:p>
          </table:table-cell>
          <table:table-cell office:value-type="float" office:value="0.3174793" calcext:value-type="float">
            <text:p>0.3174793</text:p>
          </table:table-cell>
          <table:table-cell office:value-type="float" office:value="0.362959722473317" calcext:value-type="float">
            <text:p>0.362959722473317</text:p>
          </table:table-cell>
          <table:table-cell office:value-type="float" office:value="3.4676" calcext:value-type="float">
            <text:p>3.4676</text:p>
          </table:table-cell>
          <table:table-cell office:value-type="float" office:value="2.88140972443336" calcext:value-type="float">
            <text:p>2.88140972443336</text:p>
          </table:table-cell>
          <table:table-cell/>
        </table:table-row>
        <table:table-row table:style-name="ro1">
          <table:table-cell office:value-type="string" calcext:value-type="string">
            <text:p>SnBa</text:p>
          </table:table-cell>
          <table:table-cell office:value-type="float" office:value="0.3617282" calcext:value-type="float">
            <text:p>0.3617282</text:p>
          </table:table-cell>
          <table:table-cell office:value-type="float" office:value="0.364016187728931" calcext:value-type="float">
            <text:p>0.364016187728931</text:p>
          </table:table-cell>
          <table:table-cell office:value-type="float" office:value="4.7336" calcext:value-type="float">
            <text:p>4.7336</text:p>
          </table:table-cell>
          <table:table-cell office:value-type="float" office:value="1.16722397466356" calcext:value-type="float">
            <text:p>1.16722397466356</text:p>
          </table:table-cell>
          <table:table-cell/>
        </table:table-row>
        <table:table-row table:style-name="ro1">
          <table:table-cell office:value-type="string" calcext:value-type="string">
            <text:p>TiSi</text:p>
          </table:table-cell>
          <table:table-cell office:value-type="float" office:value="0.34803084" calcext:value-type="float">
            <text:p>0.34803084</text:p>
          </table:table-cell>
          <table:table-cell office:value-type="float" office:value="0.364338937511238" calcext:value-type="float">
            <text:p>0.364338937511238</text:p>
          </table:table-cell>
          <table:table-cell office:value-type="float" office:value="3.3461" calcext:value-type="float">
            <text:p>3.3461</text:p>
          </table:table-cell>
          <table:table-cell office:value-type="float" office:value="3.82876791423049" calcext:value-type="float">
            <text:p>3.82876791423049</text:p>
          </table:table-cell>
          <table:table-cell/>
        </table:table-row>
        <table:table-row table:style-name="ro1">
          <table:table-cell office:value-type="string" calcext:value-type="string">
            <text:p>BeTc</text:p>
          </table:table-cell>
          <table:table-cell office:value-type="float" office:value="0.3714105" calcext:value-type="float">
            <text:p>0.3714105</text:p>
          </table:table-cell>
          <table:table-cell office:value-type="float" office:value="0.36554410888609" calcext:value-type="float">
            <text:p>0.36554410888609</text:p>
          </table:table-cell>
          <table:table-cell office:value-type="float" office:value="3.1912" calcext:value-type="float">
            <text:p>3.1912</text:p>
          </table:table-cell>
          <table:table-cell office:value-type="float" office:value="2.74802786818809" calcext:value-type="float">
            <text:p>2.74802786818809</text:p>
          </table:table-cell>
          <table:table-cell/>
        </table:table-row>
        <table:table-row table:style-name="ro1">
          <table:table-cell office:value-type="string" calcext:value-type="string">
            <text:p>CoCr</text:p>
          </table:table-cell>
          <table:table-cell office:value-type="float" office:value="0.38526556" calcext:value-type="float">
            <text:p>0.38526556</text:p>
          </table:table-cell>
          <table:table-cell office:value-type="float" office:value="0.365951546256101" calcext:value-type="float">
            <text:p>0.365951546256101</text:p>
          </table:table-cell>
          <table:table-cell office:value-type="float" office:value="3.2423" calcext:value-type="float">
            <text:p>3.2423</text:p>
          </table:table-cell>
          <table:table-cell office:value-type="float" office:value="2.65356502101764" calcext:value-type="float">
            <text:p>2.65356502101764</text:p>
          </table:table-cell>
          <table:table-cell/>
        </table:table-row>
        <table:table-row table:style-name="ro1">
          <table:table-cell office:value-type="string" calcext:value-type="string">
            <text:p>TiAl</text:p>
          </table:table-cell>
          <table:table-cell office:value-type="float" office:value="0.34097633" calcext:value-type="float">
            <text:p>0.34097633</text:p>
          </table:table-cell>
          <table:table-cell office:value-type="float" office:value="0.366628565544883" calcext:value-type="float">
            <text:p>0.366628565544883</text:p>
          </table:table-cell>
          <table:table-cell office:value-type="float" office:value="3.4003" calcext:value-type="float">
            <text:p>3.4003</text:p>
          </table:table-cell>
          <table:table-cell office:value-type="float" office:value="3.8830466347272" calcext:value-type="float">
            <text:p>3.8830466347272</text:p>
          </table:table-cell>
          <table:table-cell/>
        </table:table-row>
        <table:table-row table:style-name="ro1">
          <table:table-cell office:value-type="string" calcext:value-type="string">
            <text:p>PdW</text:p>
          </table:table-cell>
          <table:table-cell office:value-type="float" office:value="0.3301383" calcext:value-type="float">
            <text:p>0.3301383</text:p>
          </table:table-cell>
          <table:table-cell office:value-type="float" office:value="0.370712107043157" calcext:value-type="float">
            <text:p>0.370712107043157</text:p>
          </table:table-cell>
          <table:table-cell office:value-type="float" office:value="3.4849" calcext:value-type="float">
            <text:p>3.4849</text:p>
          </table:table-cell>
          <table:table-cell office:value-type="float" office:value="1.03102175905919" calcext:value-type="float">
            <text:p>1.03102175905919</text:p>
          </table:table-cell>
          <table:table-cell/>
        </table:table-row>
        <table:table-row table:style-name="ro1">
          <table:table-cell office:value-type="string" calcext:value-type="string">
            <text:p>PbNa</text:p>
          </table:table-cell>
          <table:table-cell office:value-type="float" office:value="0.42308104" calcext:value-type="float">
            <text:p>0.42308104</text:p>
          </table:table-cell>
          <table:table-cell office:value-type="float" office:value="0.371187099020291" calcext:value-type="float">
            <text:p>0.371187099020291</text:p>
          </table:table-cell>
          <table:table-cell office:value-type="float" office:value="4.1589" calcext:value-type="float">
            <text:p>4.1589</text:p>
          </table:table-cell>
          <table:table-cell office:value-type="float" office:value="1.29658825171185" calcext:value-type="float">
            <text:p>1.29658825171185</text:p>
          </table:table-cell>
          <table:table-cell/>
        </table:table-row>
        <table:table-row table:style-name="ro1">
          <table:table-cell office:value-type="string" calcext:value-type="string">
            <text:p>PbZn</text:p>
          </table:table-cell>
          <table:table-cell office:value-type="float" office:value="0.42171505" calcext:value-type="float">
            <text:p>0.42171505</text:p>
          </table:table-cell>
          <table:table-cell office:value-type="float" office:value="0.371225588177231" calcext:value-type="float">
            <text:p>0.371225588177231</text:p>
          </table:table-cell>
          <table:table-cell office:value-type="float" office:value="3.9374" calcext:value-type="float">
            <text:p>3.9374</text:p>
          </table:table-cell>
          <table:table-cell office:value-type="float" office:value="1.09704642574857" calcext:value-type="float">
            <text:p>1.09704642574857</text:p>
          </table:table-cell>
          <table:table-cell/>
        </table:table-row>
        <table:table-row table:style-name="ro1">
          <table:table-cell office:value-type="string" calcext:value-type="string">
            <text:p>CrSc</text:p>
          </table:table-cell>
          <table:table-cell office:value-type="float" office:value="0.48960236" calcext:value-type="float">
            <text:p>0.48960236</text:p>
          </table:table-cell>
          <table:table-cell office:value-type="float" office:value="0.371869774723896" calcext:value-type="float">
            <text:p>0.371869774723896</text:p>
          </table:table-cell>
          <table:table-cell office:value-type="float" office:value="3.8269" calcext:value-type="float">
            <text:p>3.8269</text:p>
          </table:table-cell>
          <table:table-cell office:value-type="float" office:value="3.02455097347927" calcext:value-type="float">
            <text:p>3.02455097347927</text:p>
          </table:table-cell>
          <table:table-cell/>
        </table:table-row>
        <table:table-row table:style-name="ro1">
          <table:table-cell office:value-type="string" calcext:value-type="string">
            <text:p>CrNb</text:p>
          </table:table-cell>
          <table:table-cell office:value-type="float" office:value="0.3271356" calcext:value-type="float">
            <text:p>0.3271356</text:p>
          </table:table-cell>
          <table:table-cell office:value-type="float" office:value="0.372345507901589" calcext:value-type="float">
            <text:p>0.372345507901589</text:p>
          </table:table-cell>
          <table:table-cell office:value-type="float" office:value="3.443" calcext:value-type="float">
            <text:p>3.443</text:p>
          </table:table-cell>
          <table:table-cell office:value-type="float" office:value="2.04413954786945" calcext:value-type="float">
            <text:p>2.04413954786945</text:p>
          </table:table-cell>
          <table:table-cell/>
        </table:table-row>
        <table:table-row table:style-name="ro1">
          <table:table-cell office:value-type="string" calcext:value-type="string">
            <text:p>InSe</text:p>
          </table:table-cell>
          <table:table-cell office:value-type="float" office:value="0.4035765" calcext:value-type="float">
            <text:p>0.4035765</text:p>
          </table:table-cell>
          <table:table-cell office:value-type="float" office:value="0.372384912267069" calcext:value-type="float">
            <text:p>0.372384912267069</text:p>
          </table:table-cell>
          <table:table-cell office:value-type="float" office:value="4.0358" calcext:value-type="float">
            <text:p>4.0358</text:p>
          </table:table-cell>
          <table:table-cell office:value-type="float" office:value="1.53647969312479" calcext:value-type="float">
            <text:p>1.53647969312479</text:p>
          </table:table-cell>
          <table:table-cell/>
        </table:table-row>
        <table:table-row table:style-name="ro1">
          <table:table-cell office:value-type="string" calcext:value-type="string">
            <text:p>PbAl</text:p>
          </table:table-cell>
          <table:table-cell office:value-type="float" office:value="0.37927616" calcext:value-type="float">
            <text:p>0.37927616</text:p>
          </table:table-cell>
          <table:table-cell office:value-type="float" office:value="0.37462761318607" calcext:value-type="float">
            <text:p>0.37462761318607</text:p>
          </table:table-cell>
          <table:table-cell office:value-type="float" office:value="3.903" calcext:value-type="float">
            <text:p>3.903</text:p>
          </table:table-cell>
          <table:table-cell office:value-type="float" office:value="1.27476884074068" calcext:value-type="float">
            <text:p>1.27476884074068</text:p>
          </table:table-cell>
          <table:table-cell/>
        </table:table-row>
        <table:table-row table:style-name="ro1">
          <table:table-cell office:value-type="string" calcext:value-type="string">
            <text:p>KRb</text:p>
          </table:table-cell>
          <table:table-cell office:value-type="float" office:value="0.6502869" calcext:value-type="float">
            <text:p>0.6502869</text:p>
          </table:table-cell>
          <table:table-cell office:value-type="float" office:value="0.376218719569013" calcext:value-type="float">
            <text:p>0.376218719569013</text:p>
          </table:table-cell>
          <table:table-cell office:value-type="float" office:value="4.9233" calcext:value-type="float">
            <text:p>4.9233</text:p>
          </table:table-cell>
          <table:table-cell office:value-type="float" office:value="2.36995210906943" calcext:value-type="float">
            <text:p>2.36995210906943</text:p>
          </table:table-cell>
          <table:table-cell/>
        </table:table-row>
        <table:table-row table:style-name="ro1">
          <table:table-cell office:value-type="string" calcext:value-type="string">
            <text:p>CoMn</text:p>
          </table:table-cell>
          <table:table-cell office:value-type="float" office:value="0.3883582" calcext:value-type="float">
            <text:p>0.3883582</text:p>
          </table:table-cell>
          <table:table-cell office:value-type="float" office:value="0.378151409067328" calcext:value-type="float">
            <text:p>0.378151409067328</text:p>
          </table:table-cell>
          <table:table-cell office:value-type="float" office:value="3.1616" calcext:value-type="float">
            <text:p>3.1616</text:p>
          </table:table-cell>
          <table:table-cell office:value-type="float" office:value="2.58678168264767" calcext:value-type="float">
            <text:p>2.58678168264767</text:p>
          </table:table-cell>
          <table:table-cell/>
        </table:table-row>
        <table:table-row table:style-name="ro1">
          <table:table-cell office:value-type="string" calcext:value-type="string">
            <text:p>GeSr</text:p>
          </table:table-cell>
          <table:table-cell office:value-type="float" office:value="0.28575036" calcext:value-type="float">
            <text:p>0.28575036</text:p>
          </table:table-cell>
          <table:table-cell office:value-type="float" office:value="0.379818494477262" calcext:value-type="float">
            <text:p>0.379818494477262</text:p>
          </table:table-cell>
          <table:table-cell office:value-type="float" office:value="4.7882" calcext:value-type="float">
            <text:p>4.7882</text:p>
          </table:table-cell>
          <table:table-cell office:value-type="float" office:value="1.85187975146588" calcext:value-type="float">
            <text:p>1.85187975146588</text:p>
          </table:table-cell>
          <table:table-cell/>
        </table:table-row>
        <table:table-row table:style-name="ro1">
          <table:table-cell office:value-type="string" calcext:value-type="string">
            <text:p>MgAs</text:p>
          </table:table-cell>
          <table:table-cell office:value-type="float" office:value="0.3961065" calcext:value-type="float">
            <text:p>0.3961065</text:p>
          </table:table-cell>
          <table:table-cell office:value-type="float" office:value="0.379878728914204" calcext:value-type="float">
            <text:p>0.379878728914204</text:p>
          </table:table-cell>
          <table:table-cell office:value-type="float" office:value="3.957" calcext:value-type="float">
            <text:p>3.957</text:p>
          </table:table-cell>
          <table:table-cell office:value-type="float" office:value="2.95726902637662" calcext:value-type="float">
            <text:p>2.95726902637662</text:p>
          </table:table-cell>
          <table:table-cell/>
        </table:table-row>
        <table:table-row table:style-name="ro1">
          <table:table-cell office:value-type="string" calcext:value-type="string">
            <text:p>CoZr</text:p>
          </table:table-cell>
          <table:table-cell office:value-type="float" office:value="0.32788017" calcext:value-type="float">
            <text:p>0.32788017</text:p>
          </table:table-cell>
          <table:table-cell office:value-type="float" office:value="0.38123929204128" calcext:value-type="float">
            <text:p>0.38123929204128</text:p>
          </table:table-cell>
          <table:table-cell office:value-type="float" office:value="3.5669" calcext:value-type="float">
            <text:p>3.5669</text:p>
          </table:table-cell>
          <table:table-cell office:value-type="float" office:value="1.97401747207381" calcext:value-type="float">
            <text:p>1.97401747207381</text:p>
          </table:table-cell>
          <table:table-cell/>
        </table:table-row>
        <table:table-row table:style-name="ro1">
          <table:table-cell office:value-type="string" calcext:value-type="string">
            <text:p>CdGa</text:p>
          </table:table-cell>
          <table:table-cell office:value-type="float" office:value="0.35877594" calcext:value-type="float">
            <text:p>0.35877594</text:p>
          </table:table-cell>
          <table:table-cell office:value-type="float" office:value="0.382480543059989" calcext:value-type="float">
            <text:p>0.382480543059989</text:p>
          </table:table-cell>
          <table:table-cell office:value-type="float" office:value="3.7625" calcext:value-type="float">
            <text:p>3.7625</text:p>
          </table:table-cell>
          <table:table-cell office:value-type="float" office:value="1.63310412706306" calcext:value-type="float">
            <text:p>1.63310412706306</text:p>
          </table:table-cell>
          <table:table-cell/>
        </table:table-row>
        <table:table-row table:style-name="ro1">
          <table:table-cell office:value-type="string" calcext:value-type="string">
            <text:p>NiMo</text:p>
          </table:table-cell>
          <table:table-cell office:value-type="float" office:value="0.38751546" calcext:value-type="float">
            <text:p>0.38751546</text:p>
          </table:table-cell>
          <table:table-cell office:value-type="float" office:value="0.38408560116612" calcext:value-type="float">
            <text:p>0.38408560116612</text:p>
          </table:table-cell>
          <table:table-cell office:value-type="float" office:value="3.4745" calcext:value-type="float">
            <text:p>3.4745</text:p>
          </table:table-cell>
          <table:table-cell office:value-type="float" office:value="1.91797115285935" calcext:value-type="float">
            <text:p>1.91797115285935</text:p>
          </table:table-cell>
          <table:table-cell/>
        </table:table-row>
        <table:table-row table:style-name="ro1">
          <table:table-cell office:value-type="string" calcext:value-type="string">
            <text:p>PdAl</text:p>
          </table:table-cell>
          <table:table-cell office:value-type="float" office:value="0.45557633" calcext:value-type="float">
            <text:p>0.45557633</text:p>
          </table:table-cell>
          <table:table-cell office:value-type="float" office:value="0.384094810322539" calcext:value-type="float">
            <text:p>0.384094810322539</text:p>
          </table:table-cell>
          <table:table-cell office:value-type="float" office:value="3.4314" calcext:value-type="float">
            <text:p>3.4314</text:p>
          </table:table-cell>
          <table:table-cell office:value-type="float" office:value="2.21646476214577" calcext:value-type="float">
            <text:p>2.21646476214577</text:p>
          </table:table-cell>
          <table:table-cell/>
        </table:table-row>
        <table:table-row table:style-name="ro1">
          <table:table-cell office:value-type="string" calcext:value-type="string">
            <text:p>RhTc</text:p>
          </table:table-cell>
          <table:table-cell office:value-type="float" office:value="0.37955233" calcext:value-type="float">
            <text:p>0.37955233</text:p>
          </table:table-cell>
          <table:table-cell office:value-type="float" office:value="0.38495877203877" calcext:value-type="float">
            <text:p>0.38495877203877</text:p>
          </table:table-cell>
          <table:table-cell office:value-type="float" office:value="3.4278" calcext:value-type="float">
            <text:p>3.4278</text:p>
          </table:table-cell>
          <table:table-cell office:value-type="float" office:value="1.48277844500242" calcext:value-type="float">
            <text:p>1.48277844500242</text:p>
          </table:table-cell>
          <table:table-cell/>
        </table:table-row>
        <table:table-row table:style-name="ro1">
          <table:table-cell office:value-type="string" calcext:value-type="string">
            <text:p>GaCd</text:p>
          </table:table-cell>
          <table:table-cell office:value-type="float" office:value="0.44723" calcext:value-type="float">
            <text:p>0.44723</text:p>
          </table:table-cell>
          <table:table-cell office:value-type="float" office:value="0.38825725327012" calcext:value-type="float">
            <text:p>0.38825725327012</text:p>
          </table:table-cell>
          <table:table-cell office:value-type="float" office:value="4.0679" calcext:value-type="float">
            <text:p>4.0679</text:p>
          </table:table-cell>
          <table:table-cell office:value-type="float" office:value="1.63310412706306" calcext:value-type="float">
            <text:p>1.63310412706306</text:p>
          </table:table-cell>
          <table:table-cell/>
        </table:table-row>
        <table:table-row table:style-name="ro1">
          <table:table-cell office:value-type="string" calcext:value-type="string">
            <text:p>BeMo</text:p>
          </table:table-cell>
          <table:table-cell office:value-type="float" office:value="0.4074541" calcext:value-type="float">
            <text:p>0.4074541</text:p>
          </table:table-cell>
          <table:table-cell office:value-type="float" office:value="0.38882870292854" calcext:value-type="float">
            <text:p>0.38882870292854</text:p>
          </table:table-cell>
          <table:table-cell office:value-type="float" office:value="3.3701" calcext:value-type="float">
            <text:p>3.3701</text:p>
          </table:table-cell>
          <table:table-cell office:value-type="float" office:value="2.80045560494081" calcext:value-type="float">
            <text:p>2.80045560494081</text:p>
          </table:table-cell>
          <table:table-cell/>
        </table:table-row>
        <table:table-row table:style-name="ro1">
          <table:table-cell office:value-type="string" calcext:value-type="string">
            <text:p>LiBi</text:p>
          </table:table-cell>
          <table:table-cell office:value-type="float" office:value="0.32582015" calcext:value-type="float">
            <text:p>0.32582015</text:p>
          </table:table-cell>
          <table:table-cell office:value-type="float" office:value="0.388882415060404" calcext:value-type="float">
            <text:p>0.388882415060404</text:p>
          </table:table-cell>
          <table:table-cell office:value-type="float" office:value="4.3028" calcext:value-type="float">
            <text:p>4.3028</text:p>
          </table:table-cell>
          <table:table-cell office:value-type="float" office:value="1.38108518651378" calcext:value-type="float">
            <text:p>1.38108518651378</text:p>
          </table:table-cell>
          <table:table-cell/>
        </table:table-row>
        <table:table-row table:style-name="ro1">
          <table:table-cell office:value-type="string" calcext:value-type="string">
            <text:p>ZnSi</text:p>
          </table:table-cell>
          <table:table-cell office:value-type="float" office:value="0.41265163" calcext:value-type="float">
            <text:p>0.41265163</text:p>
          </table:table-cell>
          <table:table-cell office:value-type="float" office:value="0.38957872719153" calcext:value-type="float">
            <text:p>0.38957872719153</text:p>
          </table:table-cell>
          <table:table-cell office:value-type="float" office:value="3.5786" calcext:value-type="float">
            <text:p>3.5786</text:p>
          </table:table-cell>
          <table:table-cell office:value-type="float" office:value="3.13289746443991" calcext:value-type="float">
            <text:p>3.13289746443991</text:p>
          </table:table-cell>
          <table:table-cell/>
        </table:table-row>
        <table:table-row table:style-name="ro1">
          <table:table-cell office:value-type="string" calcext:value-type="string">
            <text:p>RuCr</text:p>
          </table:table-cell>
          <table:table-cell office:value-type="float" office:value="0.31147107" calcext:value-type="float">
            <text:p>0.31147107</text:p>
          </table:table-cell>
          <table:table-cell office:value-type="float" office:value="0.389911242778876" calcext:value-type="float">
            <text:p>0.389911242778876</text:p>
          </table:table-cell>
          <table:table-cell office:value-type="float" office:value="3.1865" calcext:value-type="float">
            <text:p>3.1865</text:p>
          </table:table-cell>
          <table:table-cell office:value-type="float" office:value="1.93722951488475" calcext:value-type="float">
            <text:p>1.93722951488475</text:p>
          </table:table-cell>
          <table:table-cell/>
        </table:table-row>
        <table:table-row table:style-name="ro1">
          <table:table-cell office:value-type="string" calcext:value-type="string">
            <text:p>HfAg</text:p>
          </table:table-cell>
          <table:table-cell office:value-type="float" office:value="0.49062037" calcext:value-type="float">
            <text:p>0.49062037</text:p>
          </table:table-cell>
          <table:table-cell office:value-type="float" office:value="0.390391448736227" calcext:value-type="float">
            <text:p>0.390391448736227</text:p>
          </table:table-cell>
          <table:table-cell office:value-type="float" office:value="3.7561" calcext:value-type="float">
            <text:p>3.7561</text:p>
          </table:table-cell>
          <table:table-cell office:value-type="float" office:value="1.04492324713194" calcext:value-type="float">
            <text:p>1.04492324713194</text:p>
          </table:table-cell>
          <table:table-cell/>
        </table:table-row>
        <table:table-row table:style-name="ro1">
          <table:table-cell office:value-type="string" calcext:value-type="string">
            <text:p>CoPd</text:p>
          </table:table-cell>
          <table:table-cell office:value-type="float" office:value="0.4160531" calcext:value-type="float">
            <text:p>0.4160531</text:p>
          </table:table-cell>
          <table:table-cell office:value-type="float" office:value="0.39115673345542" calcext:value-type="float">
            <text:p>0.39115673345542</text:p>
          </table:table-cell>
          <table:table-cell office:value-type="float" office:value="3.3766" calcext:value-type="float">
            <text:p>3.3766</text:p>
          </table:table-cell>
          <table:table-cell office:value-type="float" office:value="1.79586269539224" calcext:value-type="float">
            <text:p>1.79586269539224</text:p>
          </table:table-cell>
          <table:table-cell/>
        </table:table-row>
        <table:table-row table:style-name="ro1">
          <table:table-cell office:value-type="string" calcext:value-type="string">
            <text:p>SeRh</text:p>
          </table:table-cell>
          <table:table-cell office:value-type="float" office:value="0.39786866" calcext:value-type="float">
            <text:p>0.39786866</text:p>
          </table:table-cell>
          <table:table-cell office:value-type="float" office:value="0.39125606437692" calcext:value-type="float">
            <text:p>0.39125606437692</text:p>
          </table:table-cell>
          <table:table-cell office:value-type="float" office:value="3.5449" calcext:value-type="float">
            <text:p>3.5449</text:p>
          </table:table-cell>
          <table:table-cell office:value-type="float" office:value="1.63547575381856" calcext:value-type="float">
            <text:p>1.63547575381856</text:p>
          </table:table-cell>
          <table:table-cell/>
        </table:table-row>
        <table:table-row table:style-name="ro1">
          <table:table-cell office:value-type="string" calcext:value-type="string">
            <text:p>WLi</text:p>
          </table:table-cell>
          <table:table-cell office:value-type="float" office:value="0.3740895" calcext:value-type="float">
            <text:p>0.3740895</text:p>
          </table:table-cell>
          <table:table-cell office:value-type="float" office:value="0.391627896713684" calcext:value-type="float">
            <text:p>0.391627896713684</text:p>
          </table:table-cell>
          <table:table-cell office:value-type="float" office:value="3.0947" calcext:value-type="float">
            <text:p>3.0947</text:p>
          </table:table-cell>
          <table:table-cell office:value-type="float" office:value="1.5602398330444" calcext:value-type="float">
            <text:p>1.5602398330444</text:p>
          </table:table-cell>
          <table:table-cell/>
        </table:table-row>
        <table:table-row table:style-name="ro1">
          <table:table-cell office:value-type="string" calcext:value-type="string">
            <text:p>WSc</text:p>
          </table:table-cell>
          <table:table-cell office:value-type="float" office:value="0.4670143" calcext:value-type="float">
            <text:p>0.4670143</text:p>
          </table:table-cell>
          <table:table-cell office:value-type="float" office:value="0.392022125125396" calcext:value-type="float">
            <text:p>0.392022125125396</text:p>
          </table:table-cell>
          <table:table-cell office:value-type="float" office:value="3.6111" calcext:value-type="float">
            <text:p>3.6111</text:p>
          </table:table-cell>
          <table:table-cell office:value-type="float" office:value="1.30438421868247" calcext:value-type="float">
            <text:p>1.30438421868247</text:p>
          </table:table-cell>
          <table:table-cell/>
        </table:table-row>
        <table:table-row table:style-name="ro1">
          <table:table-cell office:value-type="string" calcext:value-type="string">
            <text:p>SiTc</text:p>
          </table:table-cell>
          <table:table-cell office:value-type="float" office:value="0.3627666" calcext:value-type="float">
            <text:p>0.3627666</text:p>
          </table:table-cell>
          <table:table-cell office:value-type="float" office:value="0.393888916561482" calcext:value-type="float">
            <text:p>0.393888916561482</text:p>
          </table:table-cell>
          <table:table-cell office:value-type="float" office:value="3.4311" calcext:value-type="float">
            <text:p>3.4311</text:p>
          </table:table-cell>
          <table:table-cell office:value-type="float" office:value="2.34206175046077" calcext:value-type="float">
            <text:p>2.34206175046077</text:p>
          </table:table-cell>
          <table:table-cell/>
        </table:table-row>
        <table:table-row table:style-name="ro1">
          <table:table-cell office:value-type="string" calcext:value-type="string">
            <text:p>SnAl</text:p>
          </table:table-cell>
          <table:table-cell office:value-type="float" office:value="0.3829035" calcext:value-type="float">
            <text:p>0.3829035</text:p>
          </table:table-cell>
          <table:table-cell office:value-type="float" office:value="0.394014086574949" calcext:value-type="float">
            <text:p>0.394014086574949</text:p>
          </table:table-cell>
          <table:table-cell office:value-type="float" office:value="3.7465" calcext:value-type="float">
            <text:p>3.7465</text:p>
          </table:table-cell>
          <table:table-cell office:value-type="float" office:value="2.03329368833597" calcext:value-type="float">
            <text:p>2.03329368833597</text:p>
          </table:table-cell>
          <table:table-cell/>
        </table:table-row>
        <table:table-row table:style-name="ro1">
          <table:table-cell office:value-type="string" calcext:value-type="string">
            <text:p>MgNa</text:p>
          </table:table-cell>
          <table:table-cell office:value-type="float" office:value="0.35751566" calcext:value-type="float">
            <text:p>0.35751566</text:p>
          </table:table-cell>
          <table:table-cell office:value-type="float" office:value="0.395556846705759" calcext:value-type="float">
            <text:p>0.395556846705759</text:p>
          </table:table-cell>
          <table:table-cell office:value-type="float" office:value="3.8936" calcext:value-type="float">
            <text:p>3.8936</text:p>
          </table:table-cell>
          <table:table-cell office:value-type="float" office:value="6.00934971203946" calcext:value-type="float">
            <text:p>6.00934971203946</text:p>
          </table:table-cell>
          <table:table-cell/>
        </table:table-row>
        <table:table-row table:style-name="ro1">
          <table:table-cell office:value-type="string" calcext:value-type="string">
            <text:p>TcZr</text:p>
          </table:table-cell>
          <table:table-cell office:value-type="float" office:value="0.33526984" calcext:value-type="float">
            <text:p>0.33526984</text:p>
          </table:table-cell>
          <table:table-cell office:value-type="float" office:value="0.396076551719454" calcext:value-type="float">
            <text:p>0.396076551719454</text:p>
          </table:table-cell>
          <table:table-cell office:value-type="float" office:value="3.5962" calcext:value-type="float">
            <text:p>3.5962</text:p>
          </table:table-cell>
          <table:table-cell office:value-type="float" office:value="1.57287609295128" calcext:value-type="float">
            <text:p>1.57287609295128</text:p>
          </table:table-cell>
          <table:table-cell/>
        </table:table-row>
        <table:table-row table:style-name="ro1">
          <table:table-cell office:value-type="string" calcext:value-type="string">
            <text:p>GaGe</text:p>
          </table:table-cell>
          <table:table-cell office:value-type="float" office:value="0.38970652" calcext:value-type="float">
            <text:p>0.38970652</text:p>
          </table:table-cell>
          <table:table-cell office:value-type="float" office:value="0.396344468182047" calcext:value-type="float">
            <text:p>0.396344468182047</text:p>
          </table:table-cell>
          <table:table-cell office:value-type="float" office:value="3.7988" calcext:value-type="float">
            <text:p>3.7988</text:p>
          </table:table-cell>
          <table:table-cell office:value-type="float" office:value="2.07984465166787" calcext:value-type="float">
            <text:p>2.07984465166787</text:p>
          </table:table-cell>
          <table:table-cell/>
        </table:table-row>
        <table:table-row table:style-name="ro1">
          <table:table-cell office:value-type="string" calcext:value-type="string">
            <text:p>WRu</text:p>
          </table:table-cell>
          <table:table-cell office:value-type="float" office:value="0.40170553" calcext:value-type="float">
            <text:p>0.40170553</text:p>
          </table:table-cell>
          <table:table-cell office:value-type="float" office:value="0.398134946860351" calcext:value-type="float">
            <text:p>0.398134946860351</text:p>
          </table:table-cell>
          <table:table-cell office:value-type="float" office:value="3.415" calcext:value-type="float">
            <text:p>3.415</text:p>
          </table:table-cell>
          <table:table-cell office:value-type="float" office:value="1.05017882234188" calcext:value-type="float">
            <text:p>1.05017882234188</text:p>
          </table:table-cell>
          <table:table-cell/>
        </table:table-row>
        <table:table-row table:style-name="ro1">
          <table:table-cell office:value-type="string" calcext:value-type="string">
            <text:p>InBe</text:p>
          </table:table-cell>
          <table:table-cell office:value-type="float" office:value="0.40787297" calcext:value-type="float">
            <text:p>0.40787297</text:p>
          </table:table-cell>
          <table:table-cell office:value-type="float" office:value="0.398742634048601" calcext:value-type="float">
            <text:p>0.398742634048601</text:p>
          </table:table-cell>
          <table:table-cell office:value-type="float" office:value="3.5271" calcext:value-type="float">
            <text:p>3.5271</text:p>
          </table:table-cell>
          <table:table-cell office:value-type="float" office:value="2.3837009099642" calcext:value-type="float">
            <text:p>2.3837009099642</text:p>
          </table:table-cell>
          <table:table-cell/>
        </table:table-row>
        <table:table-row table:style-name="ro1">
          <table:table-cell office:value-type="string" calcext:value-type="string">
            <text:p>PbMn</text:p>
          </table:table-cell>
          <table:table-cell office:value-type="float" office:value="0.37366727" calcext:value-type="float">
            <text:p>0.37366727</text:p>
          </table:table-cell>
          <table:table-cell office:value-type="float" office:value="0.398815378147054" calcext:value-type="float">
            <text:p>0.398815378147054</text:p>
          </table:table-cell>
          <table:table-cell office:value-type="float" office:value="3.5874" calcext:value-type="float">
            <text:p>3.5874</text:p>
          </table:table-cell>
          <table:table-cell office:value-type="float" office:value="1.14036760150258" calcext:value-type="float">
            <text:p>1.14036760150258</text:p>
          </table:table-cell>
          <table:table-cell/>
        </table:table-row>
        <table:table-row table:style-name="ro1">
          <table:table-cell office:value-type="string" calcext:value-type="string">
            <text:p>CdGe</text:p>
          </table:table-cell>
          <table:table-cell office:value-type="float" office:value="0.38740447" calcext:value-type="float">
            <text:p>0.38740447</text:p>
          </table:table-cell>
          <table:table-cell office:value-type="float" office:value="0.399008136371855" calcext:value-type="float">
            <text:p>0.399008136371855</text:p>
          </table:table-cell>
          <table:table-cell office:value-type="float" office:value="3.8194" calcext:value-type="float">
            <text:p>3.8194</text:p>
          </table:table-cell>
          <table:table-cell office:value-type="float" office:value="1.60777503336172" calcext:value-type="float">
            <text:p>1.60777503336172</text:p>
          </table:table-cell>
          <table:table-cell/>
        </table:table-row>
        <table:table-row table:style-name="ro1">
          <table:table-cell office:value-type="string" calcext:value-type="string">
            <text:p>CoNb</text:p>
          </table:table-cell>
          <table:table-cell office:value-type="float" office:value="0.33624306" calcext:value-type="float">
            <text:p>0.33624306</text:p>
          </table:table-cell>
          <table:table-cell office:value-type="float" office:value="0.400933732155427" calcext:value-type="float">
            <text:p>0.400933732155427</text:p>
          </table:table-cell>
          <table:table-cell office:value-type="float" office:value="3.416" calcext:value-type="float">
            <text:p>3.416</text:p>
          </table:table-cell>
          <table:table-cell office:value-type="float" office:value="1.95257245910178" calcext:value-type="float">
            <text:p>1.95257245910178</text:p>
          </table:table-cell>
          <table:table-cell/>
        </table:table-row>
        <table:table-row table:style-name="ro1">
          <table:table-cell office:value-type="string" calcext:value-type="string">
            <text:p>ZrGe</text:p>
          </table:table-cell>
          <table:table-cell office:value-type="float" office:value="0.25612426" calcext:value-type="float">
            <text:p>0.25612426</text:p>
          </table:table-cell>
          <table:table-cell office:value-type="float" office:value="0.402728356753279" calcext:value-type="float">
            <text:p>0.402728356753279</text:p>
          </table:table-cell>
          <table:table-cell office:value-type="float" office:value="3.421" calcext:value-type="float">
            <text:p>3.421</text:p>
          </table:table-cell>
          <table:table-cell office:value-type="float" office:value="1.81188776988039" calcext:value-type="float">
            <text:p>1.81188776988039</text:p>
          </table:table-cell>
          <table:table-cell/>
        </table:table-row>
        <table:table-row table:style-name="ro1">
          <table:table-cell office:value-type="string" calcext:value-type="string">
            <text:p>WHf</text:p>
          </table:table-cell>
          <table:table-cell office:value-type="float" office:value="0.34687102" calcext:value-type="float">
            <text:p>0.34687102</text:p>
          </table:table-cell>
          <table:table-cell office:value-type="float" office:value="0.403354622997729" calcext:value-type="float">
            <text:p>0.403354622997729</text:p>
          </table:table-cell>
          <table:table-cell office:value-type="float" office:value="3.553" calcext:value-type="float">
            <text:p>3.553</text:p>
          </table:table-cell>
          <table:table-cell office:value-type="float" office:value="0.827641544845487" calcext:value-type="float">
            <text:p>0.827641544845487</text:p>
          </table:table-cell>
          <table:table-cell/>
        </table:table-row>
        <table:table-row table:style-name="ro1">
          <table:table-cell office:value-type="string" calcext:value-type="string">
            <text:p>MnCr</text:p>
          </table:table-cell>
          <table:table-cell office:value-type="float" office:value="0.36094007" calcext:value-type="float">
            <text:p>0.36094007</text:p>
          </table:table-cell>
          <table:table-cell office:value-type="float" office:value="0.404536745053692" calcext:value-type="float">
            <text:p>0.404536745053692</text:p>
          </table:table-cell>
          <table:table-cell office:value-type="float" office:value="3.1726" calcext:value-type="float">
            <text:p>3.1726</text:p>
          </table:table-cell>
          <table:table-cell office:value-type="float" office:value="2.74997813937353" calcext:value-type="float">
            <text:p>2.74997813937353</text:p>
          </table:table-cell>
          <table:table-cell/>
        </table:table-row>
        <table:table-row table:style-name="ro1">
          <table:table-cell office:value-type="string" calcext:value-type="string">
            <text:p>PbSi</text:p>
          </table:table-cell>
          <table:table-cell office:value-type="float" office:value="0.44715586" calcext:value-type="float">
            <text:p>0.44715586</text:p>
          </table:table-cell>
          <table:table-cell office:value-type="float" office:value="0.405626862412457" calcext:value-type="float">
            <text:p>0.405626862412457</text:p>
          </table:table-cell>
          <table:table-cell office:value-type="float" office:value="3.8773" calcext:value-type="float">
            <text:p>3.8773</text:p>
          </table:table-cell>
          <table:table-cell office:value-type="float" office:value="1.26886350898907" calcext:value-type="float">
            <text:p>1.26886350898907</text:p>
          </table:table-cell>
          <table:table-cell/>
        </table:table-row>
        <table:table-row table:style-name="ro1">
          <table:table-cell office:value-type="string" calcext:value-type="string">
            <text:p>PbGa</text:p>
          </table:table-cell>
          <table:table-cell office:value-type="float" office:value="0.43386617" calcext:value-type="float">
            <text:p>0.43386617</text:p>
          </table:table-cell>
          <table:table-cell office:value-type="float" office:value="0.405774358979383" calcext:value-type="float">
            <text:p>0.405774358979383</text:p>
          </table:table-cell>
          <table:table-cell office:value-type="float" office:value="3.886" calcext:value-type="float">
            <text:p>3.886</text:p>
          </table:table-cell>
          <table:table-cell office:value-type="float" office:value="1.08014086389694" calcext:value-type="float">
            <text:p>1.08014086389694</text:p>
          </table:table-cell>
          <table:table-cell/>
        </table:table-row>
        <table:table-row table:style-name="ro1">
          <table:table-cell office:value-type="string" calcext:value-type="string">
            <text:p>TiAg</text:p>
          </table:table-cell>
          <table:table-cell office:value-type="float" office:value="0.538319" calcext:value-type="float">
            <text:p>0.538319</text:p>
          </table:table-cell>
          <table:table-cell office:value-type="float" office:value="0.406276379874244" calcext:value-type="float">
            <text:p>0.406276379874244</text:p>
          </table:table-cell>
          <table:table-cell office:value-type="float" office:value="3.6607" calcext:value-type="float">
            <text:p>3.6607</text:p>
          </table:table-cell>
          <table:table-cell office:value-type="float" office:value="1.90466028323934" calcext:value-type="float">
            <text:p>1.90466028323934</text:p>
          </table:table-cell>
          <table:table-cell/>
        </table:table-row>
        <table:table-row table:style-name="ro1">
          <table:table-cell office:value-type="string" calcext:value-type="string">
            <text:p>InSn</text:p>
          </table:table-cell>
          <table:table-cell office:value-type="float" office:value="0.40412077" calcext:value-type="float">
            <text:p>0.40412077</text:p>
          </table:table-cell>
          <table:table-cell office:value-type="float" office:value="0.407302377888665" calcext:value-type="float">
            <text:p>0.407302377888665</text:p>
          </table:table-cell>
          <table:table-cell office:value-type="float" office:value="4.0955" calcext:value-type="float">
            <text:p>4.0955</text:p>
          </table:table-cell>
          <table:table-cell office:value-type="float" office:value="1.27829073561979" calcext:value-type="float">
            <text:p>1.27829073561979</text:p>
          </table:table-cell>
          <table:table-cell/>
        </table:table-row>
        <table:table-row table:style-name="ro1">
          <table:table-cell office:value-type="string" calcext:value-type="string">
            <text:p>BiBa</text:p>
          </table:table-cell>
          <table:table-cell office:value-type="float" office:value="0.26960477" calcext:value-type="float">
            <text:p>0.26960477</text:p>
          </table:table-cell>
          <table:table-cell office:value-type="float" office:value="0.40740906945517" calcext:value-type="float">
            <text:p>0.40740906945517</text:p>
          </table:table-cell>
          <table:table-cell office:value-type="float" office:value="5.0511" calcext:value-type="float">
            <text:p>5.0511</text:p>
          </table:table-cell>
          <table:table-cell office:value-type="float" office:value="0.865602564809409" calcext:value-type="float">
            <text:p>0.865602564809409</text:p>
          </table:table-cell>
          <table:table-cell/>
        </table:table-row>
        <table:table-row table:style-name="ro1">
          <table:table-cell office:value-type="string" calcext:value-type="string">
            <text:p>CoRu</text:p>
          </table:table-cell>
          <table:table-cell office:value-type="float" office:value="0.43228936" calcext:value-type="float">
            <text:p>0.43228936</text:p>
          </table:table-cell>
          <table:table-cell office:value-type="float" office:value="0.408348450012718" calcext:value-type="float">
            <text:p>0.408348450012718</text:p>
          </table:table-cell>
          <table:table-cell office:value-type="float" office:value="3.399" calcext:value-type="float">
            <text:p>3.399</text:p>
          </table:table-cell>
          <table:table-cell office:value-type="float" office:value="1.85479688749745" calcext:value-type="float">
            <text:p>1.85479688749745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 office:value-type="float" office:value="0.4144447" calcext:value-type="float">
            <text:p>0.4144447</text:p>
          </table:table-cell>
          <table:table-cell office:value-type="float" office:value="0.408349048700784" calcext:value-type="float">
            <text:p>0.408349048700784</text:p>
          </table:table-cell>
          <table:table-cell office:value-type="float" office:value="3.9863" calcext:value-type="float">
            <text:p>3.9863</text:p>
          </table:table-cell>
          <table:table-cell office:value-type="float" office:value="1.61214667014849" calcext:value-type="float">
            <text:p>1.61214667014849</text:p>
          </table:table-cell>
          <table:table-cell/>
        </table:table-row>
        <table:table-row table:style-name="ro1">
          <table:table-cell office:value-type="string" calcext:value-type="string">
            <text:p>CdSn</text:p>
          </table:table-cell>
          <table:table-cell office:value-type="float" office:value="0.44977877" calcext:value-type="float">
            <text:p>0.44977877</text:p>
          </table:table-cell>
          <table:table-cell office:value-type="float" office:value="0.408967616827913" calcext:value-type="float">
            <text:p>0.408967616827913</text:p>
          </table:table-cell>
          <table:table-cell office:value-type="float" office:value="4.0938" calcext:value-type="float">
            <text:p>4.0938</text:p>
          </table:table-cell>
          <table:table-cell office:value-type="float" office:value="1.29143151661438" calcext:value-type="float">
            <text:p>1.29143151661438</text:p>
          </table:table-cell>
          <table:table-cell/>
        </table:table-row>
        <table:table-row table:style-name="ro1">
          <table:table-cell office:value-type="string" calcext:value-type="string">
            <text:p>ZnBa</text:p>
          </table:table-cell>
          <table:table-cell office:value-type="float" office:value="0.41656357" calcext:value-type="float">
            <text:p>0.41656357</text:p>
          </table:table-cell>
          <table:table-cell office:value-type="float" office:value="0.40930009853892" calcext:value-type="float">
            <text:p>0.40930009853892</text:p>
          </table:table-cell>
          <table:table-cell office:value-type="float" office:value="4.8173" calcext:value-type="float">
            <text:p>4.8173</text:p>
          </table:table-cell>
          <table:table-cell office:value-type="float" office:value="1.46958721095304" calcext:value-type="float">
            <text:p>1.46958721095304</text:p>
          </table:table-cell>
          <table:table-cell/>
        </table:table-row>
        <table:table-row table:style-name="ro1">
          <table:table-cell office:value-type="string" calcext:value-type="string">
            <text:p>RuNb</text:p>
          </table:table-cell>
          <table:table-cell office:value-type="float" office:value="0.32881635" calcext:value-type="float">
            <text:p>0.32881635</text:p>
          </table:table-cell>
          <table:table-cell office:value-type="float" office:value="0.409836829598211" calcext:value-type="float">
            <text:p>0.409836829598211</text:p>
          </table:table-cell>
          <table:table-cell office:value-type="float" office:value="3.4408" calcext:value-type="float">
            <text:p>3.4408</text:p>
          </table:table-cell>
          <table:table-cell office:value-type="float" office:value="1.53493245184523" calcext:value-type="float">
            <text:p>1.53493245184523</text:p>
          </table:table-cell>
          <table:table-cell/>
        </table:table-row>
        <table:table-row table:style-name="ro1">
          <table:table-cell office:value-type="string" calcext:value-type="string">
            <text:p>RbMo</text:p>
          </table:table-cell>
          <table:table-cell office:value-type="float" office:value="0.37718257" calcext:value-type="float">
            <text:p>0.37718257</text:p>
          </table:table-cell>
          <table:table-cell office:value-type="float" office:value="0.410732235462403" calcext:value-type="float">
            <text:p>0.410732235462403</text:p>
          </table:table-cell>
          <table:table-cell office:value-type="float" office:value="3.7391" calcext:value-type="float">
            <text:p>3.7391</text:p>
          </table:table-cell>
          <table:table-cell office:value-type="float" office:value="1.63953447895757" calcext:value-type="float">
            <text:p>1.63953447895757</text:p>
          </table:table-cell>
          <table:table-cell/>
        </table:table-row>
        <table:table-row table:style-name="ro1">
          <table:table-cell office:value-type="string" calcext:value-type="string">
            <text:p>MnMn</text:p>
          </table:table-cell>
          <table:table-cell office:value-type="float" office:value="0.4260197" calcext:value-type="float">
            <text:p>0.4260197</text:p>
          </table:table-cell>
          <table:table-cell office:value-type="float" office:value="0.411348973444945" calcext:value-type="float">
            <text:p>0.411348973444945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67831922983818" calcext:value-type="float">
            <text:p>2.67831922983818</text:p>
          </table:table-cell>
          <table:table-cell/>
        </table:table-row>
        <table:table-row table:style-name="ro1">
          <table:table-cell office:value-type="string" calcext:value-type="string">
            <text:p>ZnLi</text:p>
          </table:table-cell>
          <table:table-cell office:value-type="float" office:value="0.42961082" calcext:value-type="float">
            <text:p>0.42961082</text:p>
          </table:table-cell>
          <table:table-cell office:value-type="float" office:value="0.412253507924104" calcext:value-type="float">
            <text:p>0.412253507924104</text:p>
          </table:table-cell>
          <table:table-cell office:value-type="float" office:value="3.3369" calcext:value-type="float">
            <text:p>3.3369</text:p>
          </table:table-cell>
          <table:table-cell office:value-type="float" office:value="4.01176429694024" calcext:value-type="float">
            <text:p>4.01176429694024</text:p>
          </table:table-cell>
          <table:table-cell/>
        </table:table-row>
        <table:table-row table:style-name="ro1">
          <table:table-cell office:value-type="string" calcext:value-type="string">
            <text:p>GaSe</text:p>
          </table:table-cell>
          <table:table-cell office:value-type="float" office:value="0.4300132" calcext:value-type="float">
            <text:p>0.4300132</text:p>
          </table:table-cell>
          <table:table-cell office:value-type="float" office:value="0.412534506206476" calcext:value-type="float">
            <text:p>0.412534506206476</text:p>
          </table:table-cell>
          <table:table-cell office:value-type="float" office:value="4.0125" calcext:value-type="float">
            <text:p>4.0125</text:p>
          </table:table-cell>
          <table:table-cell office:value-type="float" office:value="1.99319977836197" calcext:value-type="float">
            <text:p>1.99319977836197</text:p>
          </table:table-cell>
          <table:table-cell/>
        </table:table-row>
        <table:table-row table:style-name="ro1">
          <table:table-cell office:value-type="string" calcext:value-type="string">
            <text:p>FeLi</text:p>
          </table:table-cell>
          <table:table-cell office:value-type="float" office:value="0.37448052" calcext:value-type="float">
            <text:p>0.37448052</text:p>
          </table:table-cell>
          <table:table-cell office:value-type="float" office:value="0.412741036704774" calcext:value-type="float">
            <text:p>0.412741036704774</text:p>
          </table:table-cell>
          <table:table-cell office:value-type="float" office:value="2.849" calcext:value-type="float">
            <text:p>2.849</text:p>
          </table:table-cell>
          <table:table-cell office:value-type="float" office:value="4.59478539828858" calcext:value-type="float">
            <text:p>4.59478539828858</text:p>
          </table:table-cell>
          <table:table-cell/>
        </table:table-row>
        <table:table-row table:style-name="ro1">
          <table:table-cell office:value-type="string" calcext:value-type="string">
            <text:p>NiTc</text:p>
          </table:table-cell>
          <table:table-cell office:value-type="float" office:value="0.409938" calcext:value-type="float">
            <text:p>0.409938</text:p>
          </table:table-cell>
          <table:table-cell office:value-type="float" office:value="0.412968508903666" calcext:value-type="float">
            <text:p>0.412968508903666</text:p>
          </table:table-cell>
          <table:table-cell office:value-type="float" office:value="3.3805" calcext:value-type="float">
            <text:p>3.3805</text:p>
          </table:table-cell>
          <table:table-cell office:value-type="float" office:value="1.89323355365189" calcext:value-type="float">
            <text:p>1.89323355365189</text:p>
          </table:table-cell>
          <table:table-cell/>
        </table:table-row>
        <table:table-row table:style-name="ro1">
          <table:table-cell office:value-type="string" calcext:value-type="string">
            <text:p>RbCr</text:p>
          </table:table-cell>
          <table:table-cell office:value-type="float" office:value="0.60112137" calcext:value-type="float">
            <text:p>0.60112137</text:p>
          </table:table-cell>
          <table:table-cell office:value-type="float" office:value="0.413933082587896" calcext:value-type="float">
            <text:p>0.413933082587896</text:p>
          </table:table-cell>
          <table:table-cell office:value-type="float" office:value="4.1816" calcext:value-type="float">
            <text:p>4.1816</text:p>
          </table:table-cell>
          <table:table-cell office:value-type="float" office:value="2.15237317539213" calcext:value-type="float">
            <text:p>2.15237317539213</text:p>
          </table:table-cell>
          <table:table-cell/>
        </table:table-row>
        <table:table-row table:style-name="ro1">
          <table:table-cell office:value-type="string" calcext:value-type="string">
            <text:p>MgCd</text:p>
          </table:table-cell>
          <table:table-cell office:value-type="float" office:value="0.39110526" calcext:value-type="float">
            <text:p>0.39110526</text:p>
          </table:table-cell>
          <table:table-cell office:value-type="float" office:value="0.414577782314807" calcext:value-type="float">
            <text:p>0.414577782314807</text:p>
          </table:table-cell>
          <table:table-cell office:value-type="float" office:value="4.0033" calcext:value-type="float">
            <text:p>4.0033</text:p>
          </table:table-cell>
          <table:table-cell office:value-type="float" office:value="2.16389286890451" calcext:value-type="float">
            <text:p>2.16389286890451</text:p>
          </table:table-cell>
          <table:table-cell/>
        </table:table-row>
        <table:table-row table:style-name="ro1">
          <table:table-cell office:value-type="string" calcext:value-type="string">
            <text:p>SiMg</text:p>
          </table:table-cell>
          <table:table-cell office:value-type="float" office:value="0.4191582" calcext:value-type="float">
            <text:p>0.4191582</text:p>
          </table:table-cell>
          <table:table-cell office:value-type="float" office:value="0.414591042768142" calcext:value-type="float">
            <text:p>0.414591042768142</text:p>
          </table:table-cell>
          <table:table-cell office:value-type="float" office:value="3.7869" calcext:value-type="float">
            <text:p>3.7869</text:p>
          </table:table-cell>
          <table:table-cell office:value-type="float" office:value="5.4567483639608" calcext:value-type="float">
            <text:p>5.4567483639608</text:p>
          </table:table-cell>
          <table:table-cell/>
        </table:table-row>
        <table:table-row table:style-name="ro1">
          <table:table-cell office:value-type="string" calcext:value-type="string">
            <text:p>SiLi</text:p>
          </table:table-cell>
          <table:table-cell office:value-type="float" office:value="0.45238796" calcext:value-type="float">
            <text:p>0.45238796</text:p>
          </table:table-cell>
          <table:table-cell office:value-type="float" office:value="0.415311773629345" calcext:value-type="float">
            <text:p>0.415311773629345</text:p>
          </table:table-cell>
          <table:table-cell office:value-type="float" office:value="3.7938" calcext:value-type="float">
            <text:p>3.7938</text:p>
          </table:table-cell>
          <table:table-cell office:value-type="float" office:value="7.94689768706282" calcext:value-type="float">
            <text:p>7.94689768706282</text:p>
          </table:table-cell>
          <table:table-cell/>
        </table:table-row>
        <table:table-row table:style-name="ro1">
          <table:table-cell office:value-type="string" calcext:value-type="string">
            <text:p>SeTc</text:p>
          </table:table-cell>
          <table:table-cell office:value-type="float" office:value="0.34357983" calcext:value-type="float">
            <text:p>0.34357983</text:p>
          </table:table-cell>
          <table:table-cell office:value-type="float" office:value="0.415463744744514" calcext:value-type="float">
            <text:p>0.415463744744514</text:p>
          </table:table-cell>
          <table:table-cell office:value-type="float" office:value="3.5516" calcext:value-type="float">
            <text:p>3.5516</text:p>
          </table:table-cell>
          <table:table-cell office:value-type="float" office:value="1.68005101791928" calcext:value-type="float">
            <text:p>1.68005101791928</text:p>
          </table:table-cell>
          <table:table-cell/>
        </table:table-row>
        <table:table-row table:style-name="ro1">
          <table:table-cell office:value-type="string" calcext:value-type="string">
            <text:p>CdAs</text:p>
          </table:table-cell>
          <table:table-cell office:value-type="float" office:value="0.3928387" calcext:value-type="float">
            <text:p>0.3928387</text:p>
          </table:table-cell>
          <table:table-cell office:value-type="float" office:value="0.415664262649267" calcext:value-type="float">
            <text:p>0.415664262649267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58850434358873" calcext:value-type="float">
            <text:p>1.58850434358873</text:p>
          </table:table-cell>
          <table:table-cell/>
        </table:table-row>
        <table:table-row table:style-name="ro1">
          <table:table-cell office:value-type="string" calcext:value-type="string">
            <text:p>AsPd</text:p>
          </table:table-cell>
          <table:table-cell office:value-type="float" office:value="0.47201952" calcext:value-type="float">
            <text:p>0.47201952</text:p>
          </table:table-cell>
          <table:table-cell office:value-type="float" office:value="0.417208793674884" calcext:value-type="float">
            <text:p>0.417208793674884</text:p>
          </table:table-cell>
          <table:table-cell office:value-type="float" office:value="3.4835" calcext:value-type="float">
            <text:p>3.4835</text:p>
          </table:table-cell>
          <table:table-cell office:value-type="float" office:value="1.64012318579048" calcext:value-type="float">
            <text:p>1.64012318579048</text:p>
          </table:table-cell>
          <table:table-cell/>
        </table:table-row>
        <table:table-row table:style-name="ro1">
          <table:table-cell office:value-type="string" calcext:value-type="string">
            <text:p>PdMg</text:p>
          </table:table-cell>
          <table:table-cell office:value-type="float" office:value="0.33091623" calcext:value-type="float">
            <text:p>0.33091623</text:p>
          </table:table-cell>
          <table:table-cell office:value-type="float" office:value="0.417542049510267" calcext:value-type="float">
            <text:p>0.417542049510267</text:p>
          </table:table-cell>
          <table:table-cell office:value-type="float" office:value="3.4846" calcext:value-type="float">
            <text:p>3.4846</text:p>
          </table:table-cell>
          <table:table-cell office:value-type="float" office:value="2.2608199459255" calcext:value-type="float">
            <text:p>2.2608199459255</text:p>
          </table:table-cell>
          <table:table-cell/>
        </table:table-row>
        <table:table-row table:style-name="ro1">
          <table:table-cell office:value-type="string" calcext:value-type="string">
            <text:p>RhBe</text:p>
          </table:table-cell>
          <table:table-cell office:value-type="float" office:value="0.42528382" calcext:value-type="float">
            <text:p>0.42528382</text:p>
          </table:table-cell>
          <table:table-cell office:value-type="float" office:value="0.417647853078487" calcext:value-type="float">
            <text:p>0.417647853078487</text:p>
          </table:table-cell>
          <table:table-cell office:value-type="float" office:value="3.1325" calcext:value-type="float">
            <text:p>3.1325</text:p>
          </table:table-cell>
          <table:table-cell office:value-type="float" office:value="2.63074689940975" calcext:value-type="float">
            <text:p>2.63074689940975</text:p>
          </table:table-cell>
          <table:table-cell/>
        </table:table-row>
        <table:table-row table:style-name="ro1">
          <table:table-cell office:value-type="string" calcext:value-type="string">
            <text:p>MgIn</text:p>
          </table:table-cell>
          <table:table-cell office:value-type="float" office:value="0.4164143" calcext:value-type="float">
            <text:p>0.4164143</text:p>
          </table:table-cell>
          <table:table-cell office:value-type="float" office:value="0.417764195215538" calcext:value-type="float">
            <text:p>0.417764195215538</text:p>
          </table:table-cell>
          <table:table-cell office:value-type="float" office:value="3.9567" calcext:value-type="float">
            <text:p>3.9567</text:p>
          </table:table-cell>
          <table:table-cell office:value-type="float" office:value="2.12725124628184" calcext:value-type="float">
            <text:p>2.12725124628184</text:p>
          </table:table-cell>
          <table:table-cell/>
        </table:table-row>
        <table:table-row table:style-name="ro1">
          <table:table-cell office:value-type="string" calcext:value-type="string">
            <text:p>FeCr</text:p>
          </table:table-cell>
          <table:table-cell office:value-type="float" office:value="0.49984434" calcext:value-type="float">
            <text:p>0.49984434</text:p>
          </table:table-cell>
          <table:table-cell office:value-type="float" office:value="0.418547351734846" calcext:value-type="float">
            <text:p>0.418547351734846</text:p>
          </table:table-cell>
          <table:table-cell office:value-type="float" office:value="3.3277" calcext:value-type="float">
            <text:p>3.3277</text:p>
          </table:table-cell>
          <table:table-cell office:value-type="float" office:value="2.72748133494346" calcext:value-type="float">
            <text:p>2.72748133494346</text:p>
          </table:table-cell>
          <table:table-cell/>
        </table:table-row>
        <table:table-row table:style-name="ro1">
          <table:table-cell office:value-type="string" calcext:value-type="string">
            <text:p>TeRh</text:p>
          </table:table-cell>
          <table:table-cell office:value-type="float" office:value="0.45313472" calcext:value-type="float">
            <text:p>0.45313472</text:p>
          </table:table-cell>
          <table:table-cell office:value-type="float" office:value="0.418891577213938" calcext:value-type="float">
            <text:p>0.418891577213938</text:p>
          </table:table-cell>
          <table:table-cell office:value-type="float" office:value="3.6585" calcext:value-type="float">
            <text:p>3.6585</text:p>
          </table:table-cell>
          <table:table-cell office:value-type="float" office:value="1.29483526950706" calcext:value-type="float">
            <text:p>1.29483526950706</text:p>
          </table:table-cell>
          <table:table-cell/>
        </table:table-row>
        <table:table-row table:style-name="ro1">
          <table:table-cell office:value-type="string" calcext:value-type="string">
            <text:p>AgAl</text:p>
          </table:table-cell>
          <table:table-cell office:value-type="float" office:value="0.42839023" calcext:value-type="float">
            <text:p>0.42839023</text:p>
          </table:table-cell>
          <table:table-cell office:value-type="float" office:value="0.419714280543142" calcext:value-type="float">
            <text:p>0.419714280543142</text:p>
          </table:table-cell>
          <table:table-cell office:value-type="float" office:value="3.6451" calcext:value-type="float">
            <text:p>3.6451</text:p>
          </table:table-cell>
          <table:table-cell office:value-type="float" office:value="2.1931833998517" calcext:value-type="float">
            <text:p>2.1931833998517</text:p>
          </table:table-cell>
          <table:table-cell/>
        </table:table-row>
        <table:table-row table:style-name="ro1">
          <table:table-cell office:value-type="string" calcext:value-type="string">
            <text:p>CaRb</text:p>
          </table:table-cell>
          <table:table-cell office:value-type="float" office:value="0.47436628" calcext:value-type="float">
            <text:p>0.47436628</text:p>
          </table:table-cell>
          <table:table-cell office:value-type="float" office:value="0.419805090993163" calcext:value-type="float">
            <text:p>0.419805090993163</text:p>
          </table:table-cell>
          <table:table-cell office:value-type="float" office:value="4.7458" calcext:value-type="float">
            <text:p>4.7458</text:p>
          </table:table-cell>
          <table:table-cell office:value-type="float" office:value="2.35189308329604" calcext:value-type="float">
            <text:p>2.35189308329604</text:p>
          </table:table-cell>
          <table:table-cell/>
        </table:table-row>
        <table:table-row table:style-name="ro1">
          <table:table-cell office:value-type="string" calcext:value-type="string">
            <text:p>SnZn</text:p>
          </table:table-cell>
          <table:table-cell office:value-type="float" office:value="0.4417069" calcext:value-type="float">
            <text:p>0.4417069</text:p>
          </table:table-cell>
          <table:table-cell office:value-type="float" office:value="0.420027540906018" calcext:value-type="float">
            <text:p>0.420027540906018</text:p>
          </table:table-cell>
          <table:table-cell office:value-type="float" office:value="3.7873" calcext:value-type="float">
            <text:p>3.7873</text:p>
          </table:table-cell>
          <table:table-cell office:value-type="float" office:value="1.61578200007887" calcext:value-type="float">
            <text:p>1.61578200007887</text:p>
          </table:table-cell>
          <table:table-cell/>
        </table:table-row>
        <table:table-row table:style-name="ro1">
          <table:table-cell office:value-type="string" calcext:value-type="string">
            <text:p>AsW</text:p>
          </table:table-cell>
          <table:table-cell office:value-type="float" office:value="0.4403589" calcext:value-type="float">
            <text:p>0.4403589</text:p>
          </table:table-cell>
          <table:table-cell office:value-type="float" office:value="0.420677965616996" calcext:value-type="float">
            <text:p>0.420677965616996</text:p>
          </table:table-cell>
          <table:table-cell office:value-type="float" office:value="3.6528" calcext:value-type="float">
            <text:p>3.6528</text:p>
          </table:table-cell>
          <table:table-cell office:value-type="float" office:value="1.15507578687919" calcext:value-type="float">
            <text:p>1.15507578687919</text:p>
          </table:table-cell>
          <table:table-cell/>
        </table:table-row>
        <table:table-row table:style-name="ro1">
          <table:table-cell office:value-type="string" calcext:value-type="string">
            <text:p>TiCa</text:p>
          </table:table-cell>
          <table:table-cell office:value-type="float" office:value="0.46517733" calcext:value-type="float">
            <text:p>0.46517733</text:p>
          </table:table-cell>
          <table:table-cell office:value-type="float" office:value="0.42078133735939" calcext:value-type="float">
            <text:p>0.42078133735939</text:p>
          </table:table-cell>
          <table:table-cell office:value-type="float" office:value="4.0388" calcext:value-type="float">
            <text:p>4.0388</text:p>
          </table:table-cell>
          <table:table-cell office:value-type="float" office:value="3.32401805365839" calcext:value-type="float">
            <text:p>3.32401805365839</text:p>
          </table:table-cell>
          <table:table-cell/>
        </table:table-row>
        <table:table-row table:style-name="ro1">
          <table:table-cell office:value-type="string" calcext:value-type="string">
            <text:p>MnBe</text:p>
          </table:table-cell>
          <table:table-cell office:value-type="float" office:value="0.6587031" calcext:value-type="float">
            <text:p>0.6587031</text:p>
          </table:table-cell>
          <table:table-cell office:value-type="float" office:value="0.421164318245423" calcext:value-type="float">
            <text:p>0.421164318245423</text:p>
          </table:table-cell>
          <table:table-cell office:value-type="float" office:value="3.1757" calcext:value-type="float">
            <text:p>3.1757</text:p>
          </table:table-cell>
          <table:table-cell office:value-type="float" office:value="4.51491306774399" calcext:value-type="float">
            <text:p>4.51491306774399</text:p>
          </table:table-cell>
          <table:table-cell/>
        </table:table-row>
        <table:table-row table:style-name="ro1">
          <table:table-cell office:value-type="string" calcext:value-type="string">
            <text:p>ZnBe</text:p>
          </table:table-cell>
          <table:table-cell office:value-type="float" office:value="0.4283255" calcext:value-type="float">
            <text:p>0.4283255</text:p>
          </table:table-cell>
          <table:table-cell office:value-type="float" office:value="0.42190538980592" calcext:value-type="float">
            <text:p>0.42190538980592</text:p>
          </table:table-cell>
          <table:table-cell office:value-type="float" office:value="3.3003" calcext:value-type="float">
            <text:p>3.3003</text:p>
          </table:table-cell>
          <table:table-cell office:value-type="float" office:value="3.90447404210797" calcext:value-type="float">
            <text:p>3.90447404210797</text:p>
          </table:table-cell>
          <table:table-cell/>
        </table:table-row>
        <table:table-row table:style-name="ro1">
          <table:table-cell office:value-type="string" calcext:value-type="string">
            <text:p>CrMo</text:p>
          </table:table-cell>
          <table:table-cell office:value-type="float" office:value="0.4618924" calcext:value-type="float">
            <text:p>0.4618924</text:p>
          </table:table-cell>
          <table:table-cell office:value-type="float" office:value="0.421908929146747" calcext:value-type="float">
            <text:p>0.421908929146747</text:p>
          </table:table-cell>
          <table:table-cell office:value-type="float" office:value="3.4591" calcext:value-type="float">
            <text:p>3.4591</text:p>
          </table:table-cell>
          <table:table-cell office:value-type="float" office:value="2.00306147486035" calcext:value-type="float">
            <text:p>2.00306147486035</text:p>
          </table:table-cell>
          <table:table-cell/>
        </table:table-row>
        <table:table-row table:style-name="ro1">
          <table:table-cell office:value-type="string" calcext:value-type="string">
            <text:p>TeRu</text:p>
          </table:table-cell>
          <table:table-cell office:value-type="float" office:value="0.4544786" calcext:value-type="float">
            <text:p>0.4544786</text:p>
          </table:table-cell>
          <table:table-cell office:value-type="float" office:value="0.422245335356123" calcext:value-type="float">
            <text:p>0.422245335356123</text:p>
          </table:table-cell>
          <table:table-cell office:value-type="float" office:value="3.6043" calcext:value-type="float">
            <text:p>3.6043</text:p>
          </table:table-cell>
          <table:table-cell office:value-type="float" office:value="1.30509307499009" calcext:value-type="float">
            <text:p>1.30509307499009</text:p>
          </table:table-cell>
          <table:table-cell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345701" calcext:value-type="float">
            <text:p>0.345701</text:p>
          </table:table-cell>
          <table:table-cell office:value-type="float" office:value="0.422974272685288" calcext:value-type="float">
            <text:p>0.422974272685288</text:p>
          </table:table-cell>
          <table:table-cell office:value-type="float" office:value="3.4115" calcext:value-type="float">
            <text:p>3.4115</text:p>
          </table:table-cell>
          <table:table-cell office:value-type="float" office:value="1.56687696851284" calcext:value-type="float">
            <text:p>1.56687696851284</text:p>
          </table:table-cell>
          <table:table-cell/>
        </table:table-row>
        <table:table-row table:style-name="ro1">
          <table:table-cell office:value-type="string" calcext:value-type="string">
            <text:p>MgSe</text:p>
          </table:table-cell>
          <table:table-cell office:value-type="float" office:value="0.39784312" calcext:value-type="float">
            <text:p>0.39784312</text:p>
          </table:table-cell>
          <table:table-cell office:value-type="float" office:value="0.424601267221186" calcext:value-type="float">
            <text:p>0.424601267221186</text:p>
          </table:table-cell>
          <table:table-cell office:value-type="float" office:value="3.8316" calcext:value-type="float">
            <text:p>3.8316</text:p>
          </table:table-cell>
          <table:table-cell office:value-type="float" office:value="2.84490880602494" calcext:value-type="float">
            <text:p>2.84490880602494</text:p>
          </table:table-cell>
          <table:table-cell/>
        </table:table-row>
        <table:table-row table:style-name="ro1">
          <table:table-cell office:value-type="string" calcext:value-type="string">
            <text:p>PbAg</text:p>
          </table:table-cell>
          <table:table-cell office:value-type="float" office:value="0.543414" calcext:value-type="float">
            <text:p>0.543414</text:p>
          </table:table-cell>
          <table:table-cell office:value-type="float" office:value="0.425317027835647" calcext:value-type="float">
            <text:p>0.425317027835647</text:p>
          </table:table-cell>
          <table:table-cell office:value-type="float" office:value="4.0301" calcext:value-type="float">
            <text:p>4.0301</text:p>
          </table:table-cell>
          <table:table-cell office:value-type="float" office:value="0.950611712925084" calcext:value-type="float">
            <text:p>0.950611712925084</text:p>
          </table:table-cell>
          <table:table-cell/>
        </table:table-row>
        <table:table-row table:style-name="ro1">
          <table:table-cell office:value-type="string" calcext:value-type="string">
            <text:p>RuRu</text:p>
          </table:table-cell>
          <table:table-cell office:value-type="float" office:value="0.39460078" calcext:value-type="float">
            <text:p>0.39460078</text:p>
          </table:table-cell>
          <table:table-cell office:value-type="float" office:value="0.426118361315425" calcext:value-type="float">
            <text:p>0.426118361315425</text:p>
          </table:table-cell>
          <table:table-cell office:value-type="float" office:value="3.3581" calcext:value-type="float">
            <text:p>3.3581</text:p>
          </table:table-cell>
          <table:table-cell office:value-type="float" office:value="1.47385635537494" calcext:value-type="float">
            <text:p>1.47385635537494</text:p>
          </table:table-cell>
          <table:table-cell/>
        </table:table-row>
        <table:table-row table:style-name="ro1">
          <table:table-cell office:value-type="string" calcext:value-type="string">
            <text:p>YTe</text:p>
          </table:table-cell>
          <table:table-cell office:value-type="float" office:value="0.4397702" calcext:value-type="float">
            <text:p>0.4397702</text:p>
          </table:table-cell>
          <table:table-cell office:value-type="float" office:value="0.426897481979568" calcext:value-type="float">
            <text:p>0.426897481979568</text:p>
          </table:table-cell>
          <table:table-cell office:value-type="float" office:value="4.2045" calcext:value-type="float">
            <text:p>4.2045</text:p>
          </table:table-cell>
          <table:table-cell office:value-type="float" office:value="1.37740834758236" calcext:value-type="float">
            <text:p>1.37740834758236</text:p>
          </table:table-cell>
          <table:table-cell/>
        </table:table-row>
        <table:table-row table:style-name="ro1">
          <table:table-cell office:value-type="string" calcext:value-type="string">
            <text:p>NbMg</text:p>
          </table:table-cell>
          <table:table-cell office:value-type="float" office:value="0.3778539" calcext:value-type="float">
            <text:p>0.3778539</text:p>
          </table:table-cell>
          <table:table-cell office:value-type="float" office:value="0.427457792000134" calcext:value-type="float">
            <text:p>0.427457792000134</text:p>
          </table:table-cell>
          <table:table-cell office:value-type="float" office:value="3.5361" calcext:value-type="float">
            <text:p>3.5361</text:p>
          </table:table-cell>
          <table:table-cell office:value-type="float" office:value="2.51492075531957" calcext:value-type="float">
            <text:p>2.51492075531957</text:p>
          </table:table-cell>
          <table:table-cell/>
        </table:table-row>
        <table:table-row table:style-name="ro1">
          <table:table-cell office:value-type="string" calcext:value-type="string">
            <text:p>CoLi</text:p>
          </table:table-cell>
          <table:table-cell office:value-type="float" office:value="0.45813027" calcext:value-type="float">
            <text:p>0.45813027</text:p>
          </table:table-cell>
          <table:table-cell office:value-type="float" office:value="0.427521245516037" calcext:value-type="float">
            <text:p>0.427521245516037</text:p>
          </table:table-cell>
          <table:table-cell office:value-type="float" office:value="3.0736" calcext:value-type="float">
            <text:p>3.0736</text:p>
          </table:table-cell>
          <table:table-cell office:value-type="float" office:value="4.38883471461406" calcext:value-type="float">
            <text:p>4.38883471461406</text:p>
          </table:table-cell>
          <table:table-cell/>
        </table:table-row>
        <table:table-row table:style-name="ro1">
          <table:table-cell office:value-type="string" calcext:value-type="string">
            <text:p>ZnGa</text:p>
          </table:table-cell>
          <table:table-cell office:value-type="float" office:value="0.46085185" calcext:value-type="float">
            <text:p>0.46085185</text:p>
          </table:table-cell>
          <table:table-cell office:value-type="float" office:value="0.429319603598187" calcext:value-type="float">
            <text:p>0.429319603598187</text:p>
          </table:table-cell>
          <table:table-cell office:value-type="float" office:value="3.623" calcext:value-type="float">
            <text:p>3.623</text:p>
          </table:table-cell>
          <table:table-cell office:value-type="float" office:value="2.18870258234507" calcext:value-type="float">
            <text:p>2.18870258234507</text:p>
          </table:table-cell>
          <table:table-cell/>
        </table:table-row>
        <table:table-row table:style-name="ro1">
          <table:table-cell office:value-type="string" calcext:value-type="string">
            <text:p>TeCr</text:p>
          </table:table-cell>
          <table:table-cell office:value-type="float" office:value="0.40701315" calcext:value-type="float">
            <text:p>0.40701315</text:p>
          </table:table-cell>
          <table:table-cell office:value-type="float" office:value="0.43065399124955" calcext:value-type="float">
            <text:p>0.43065399124955</text:p>
          </table:table-cell>
          <table:table-cell office:value-type="float" office:value="3.6603" calcext:value-type="float">
            <text:p>3.6603</text:p>
          </table:table-cell>
          <table:table-cell office:value-type="float" office:value="1.65579965208615" calcext:value-type="float">
            <text:p>1.65579965208615</text:p>
          </table:table-cell>
          <table:table-cell/>
        </table:table-row>
        <table:table-row table:style-name="ro1">
          <table:table-cell office:value-type="string" calcext:value-type="string">
            <text:p>CrTa</text:p>
          </table:table-cell>
          <table:table-cell office:value-type="float" office:value="0.35481212" calcext:value-type="float">
            <text:p>0.35481212</text:p>
          </table:table-cell>
          <table:table-cell office:value-type="float" office:value="0.431628354003514" calcext:value-type="float">
            <text:p>0.431628354003514</text:p>
          </table:table-cell>
          <table:table-cell office:value-type="float" office:value="3.4157" calcext:value-type="float">
            <text:p>3.4157</text:p>
          </table:table-cell>
          <table:table-cell office:value-type="float" office:value="1.28145450353819" calcext:value-type="float">
            <text:p>1.28145450353819</text:p>
          </table:table-cell>
          <table:table-cell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0.43259493" calcext:value-type="float">
            <text:p>0.43259493</text:p>
          </table:table-cell>
          <table:table-cell office:value-type="float" office:value="0.43230261623897" calcext:value-type="float">
            <text:p>0.43230261623897</text:p>
          </table:table-cell>
          <table:table-cell office:value-type="float" office:value="3.6425" calcext:value-type="float">
            <text:p>3.6425</text:p>
          </table:table-cell>
          <table:table-cell office:value-type="float" office:value="2.94589062890175" calcext:value-type="float">
            <text:p>2.94589062890175</text:p>
          </table:table-cell>
          <table:table-cell/>
        </table:table-row>
        <table:table-row table:style-name="ro1">
          <table:table-cell office:value-type="string" calcext:value-type="string">
            <text:p>SnSi</text:p>
          </table:table-cell>
          <table:table-cell office:value-type="float" office:value="0.46055567" calcext:value-type="float">
            <text:p>0.46055567</text:p>
          </table:table-cell>
          <table:table-cell office:value-type="float" office:value="0.432598286561263" calcext:value-type="float">
            <text:p>0.432598286561263</text:p>
          </table:table-cell>
          <table:table-cell office:value-type="float" office:value="3.8855" calcext:value-type="float">
            <text:p>3.8855</text:p>
          </table:table-cell>
          <table:table-cell office:value-type="float" office:value="2.01831112302472" calcext:value-type="float">
            <text:p>2.01831112302472</text:p>
          </table:table-cell>
          <table:table-cell/>
        </table:table-row>
        <table:table-row table:style-name="ro1">
          <table:table-cell office:value-type="string" calcext:value-type="string">
            <text:p>MoW</text:p>
          </table:table-cell>
          <table:table-cell office:value-type="float" office:value="0.46600175" calcext:value-type="float">
            <text:p>0.46600175</text:p>
          </table:table-cell>
          <table:table-cell office:value-type="float" office:value="0.43589737103829" calcext:value-type="float">
            <text:p>0.43589737103829</text:p>
          </table:table-cell>
          <table:table-cell office:value-type="float" office:value="3.5501" calcext:value-type="float">
            <text:p>3.5501</text:p>
          </table:table-cell>
          <table:table-cell office:value-type="float" office:value="1.06922883856378" calcext:value-type="float">
            <text:p>1.06922883856378</text:p>
          </table:table-cell>
          <table:table-cell/>
        </table:table-row>
        <table:table-row table:style-name="ro1">
          <table:table-cell office:value-type="string" calcext:value-type="string">
            <text:p>RbMn</text:p>
          </table:table-cell>
          <table:table-cell office:value-type="float" office:value="0.54030603" calcext:value-type="float">
            <text:p>0.54030603</text:p>
          </table:table-cell>
          <table:table-cell office:value-type="float" office:value="0.437912426499297" calcext:value-type="float">
            <text:p>0.437912426499297</text:p>
          </table:table-cell>
          <table:table-cell office:value-type="float" office:value="3.8513" calcext:value-type="float">
            <text:p>3.8513</text:p>
          </table:table-cell>
          <table:table-cell office:value-type="float" office:value="2.10822496169115" calcext:value-type="float">
            <text:p>2.10822496169115</text:p>
          </table:table-cell>
          <table:table-cell/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0.49734288" calcext:value-type="float">
            <text:p>0.49734288</text:p>
          </table:table-cell>
          <table:table-cell office:value-type="float" office:value="0.438216913337778" calcext:value-type="float">
            <text:p>0.438216913337778</text:p>
          </table:table-cell>
          <table:table-cell office:value-type="float" office:value="4.8563" calcext:value-type="float">
            <text:p>4.8563</text:p>
          </table:table-cell>
          <table:table-cell office:value-type="float" office:value="1.80707427140754" calcext:value-type="float">
            <text:p>1.80707427140754</text:p>
          </table:table-cell>
          <table:table-cell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0.6655371" calcext:value-type="float">
            <text:p>0.6655371</text:p>
          </table:table-cell>
          <table:table-cell office:value-type="float" office:value="0.439132022983466" calcext:value-type="float">
            <text:p>0.439132022983466</text:p>
          </table:table-cell>
          <table:table-cell office:value-type="float" office:value="4.1166" calcext:value-type="float">
            <text:p>4.1166</text:p>
          </table:table-cell>
          <table:table-cell office:value-type="float" office:value="1.10812340553483" calcext:value-type="float">
            <text:p>1.10812340553483</text:p>
          </table:table-cell>
          <table:table-cell/>
        </table:table-row>
        <table:table-row table:style-name="ro1">
          <table:table-cell office:value-type="string" calcext:value-type="string">
            <text:p>ZnGe</text:p>
          </table:table-cell>
          <table:table-cell office:value-type="float" office:value="0.44055024" calcext:value-type="float">
            <text:p>0.44055024</text:p>
          </table:table-cell>
          <table:table-cell office:value-type="float" office:value="0.439860398290152" calcext:value-type="float">
            <text:p>0.439860398290152</text:p>
          </table:table-cell>
          <table:table-cell office:value-type="float" office:value="3.7037" calcext:value-type="float">
            <text:p>3.7037</text:p>
          </table:table-cell>
          <table:table-cell office:value-type="float" office:value="2.14344620033824" calcext:value-type="float">
            <text:p>2.14344620033824</text:p>
          </table:table-cell>
          <table:table-cell/>
        </table:table-row>
        <table:table-row table:style-name="ro1">
          <table:table-cell office:value-type="string" calcext:value-type="string">
            <text:p>CdSb</text:p>
          </table:table-cell>
          <table:table-cell office:value-type="float" office:value="0.43629214" calcext:value-type="float">
            <text:p>0.43629214</text:p>
          </table:table-cell>
          <table:table-cell office:value-type="float" office:value="0.440881334224332" calcext:value-type="float">
            <text:p>0.440881334224332</text:p>
          </table:table-cell>
          <table:table-cell office:value-type="float" office:value="4.1431" calcext:value-type="float">
            <text:p>4.1431</text:p>
          </table:table-cell>
          <table:table-cell office:value-type="float" office:value="1.2748254789038" calcext:value-type="float">
            <text:p>1.2748254789038</text:p>
          </table:table-cell>
          <table:table-cell/>
        </table:table-row>
        <table:table-row table:style-name="ro1">
          <table:table-cell office:value-type="string" calcext:value-type="string">
            <text:p>SeMn</text:p>
          </table:table-cell>
          <table:table-cell office:value-type="float" office:value="0.4144632" calcext:value-type="float">
            <text:p>0.4144632</text:p>
          </table:table-cell>
          <table:table-cell office:value-type="float" office:value="0.441116329443796" calcext:value-type="float">
            <text:p>0.441116329443796</text:p>
          </table:table-cell>
          <table:table-cell office:value-type="float" office:value="3.2379" calcext:value-type="float">
            <text:p>3.2379</text:p>
          </table:table-cell>
          <table:table-cell office:value-type="float" office:value="2.20842741223252" calcext:value-type="float">
            <text:p>2.20842741223252</text:p>
          </table:table-cell>
          <table:table-cell/>
        </table:table-row>
        <table:table-row table:style-name="ro1">
          <table:table-cell office:value-type="string" calcext:value-type="string">
            <text:p>FeHf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442233988288771" calcext:value-type="float">
            <text:p>0.442233988288771</text:p>
          </table:table-cell>
          <table:table-cell office:value-type="float" office:value="3.5435" calcext:value-type="float">
            <text:p>3.5435</text:p>
          </table:table-cell>
          <table:table-cell office:value-type="float" office:value="1.27394465476362" calcext:value-type="float">
            <text:p>1.27394465476362</text:p>
          </table:table-cell>
          <table:table-cell/>
        </table:table-row>
        <table:table-row table:style-name="ro1">
          <table:table-cell office:value-type="string" calcext:value-type="string">
            <text:p>FeSc</text:p>
          </table:table-cell>
          <table:table-cell office:value-type="float" office:value="0.51916087" calcext:value-type="float">
            <text:p>0.51916087</text:p>
          </table:table-cell>
          <table:table-cell office:value-type="float" office:value="0.442523534456462" calcext:value-type="float">
            <text:p>0.442523534456462</text:p>
          </table:table-cell>
          <table:table-cell office:value-type="float" office:value="3.7897" calcext:value-type="float">
            <text:p>3.7897</text:p>
          </table:table-cell>
          <table:table-cell office:value-type="float" office:value="2.91242745514624" calcext:value-type="float">
            <text:p>2.91242745514624</text:p>
          </table:table-cell>
          <table:table-cell/>
        </table:table-row>
        <table:table-row table:style-name="ro1">
          <table:table-cell office:value-type="string" calcext:value-type="string">
            <text:p>TeLi</text:p>
          </table:table-cell>
          <table:table-cell office:value-type="float" office:value="0.50602674" calcext:value-type="float">
            <text:p>0.50602674</text:p>
          </table:table-cell>
          <table:table-cell office:value-type="float" office:value="0.442753026249458" calcext:value-type="float">
            <text:p>0.442753026249458</text:p>
          </table:table-cell>
          <table:table-cell office:value-type="float" office:value="3.6619" calcext:value-type="float">
            <text:p>3.6619</text:p>
          </table:table-cell>
          <table:table-cell office:value-type="float" office:value="2.19810559124055" calcext:value-type="float">
            <text:p>2.19810559124055</text:p>
          </table:table-cell>
          <table:table-cell/>
        </table:table-row>
        <table:table-row table:style-name="ro1">
          <table:table-cell office:value-type="string" calcext:value-type="string">
            <text:p>InTe</text:p>
          </table:table-cell>
          <table:table-cell office:value-type="float" office:value="0.44933763" calcext:value-type="float">
            <text:p>0.44933763</text:p>
          </table:table-cell>
          <table:table-cell office:value-type="float" office:value="0.443272352704088" calcext:value-type="float">
            <text:p>0.443272352704088</text:p>
          </table:table-cell>
          <table:table-cell office:value-type="float" office:value="4.2725" calcext:value-type="float">
            <text:p>4.2725</text:p>
          </table:table-cell>
          <table:table-cell office:value-type="float" office:value="1.2319905385317" calcext:value-type="float">
            <text:p>1.2319905385317</text:p>
          </table:table-cell>
          <table:table-cell/>
        </table:table-row>
        <table:table-row table:style-name="ro1">
          <table:table-cell office:value-type="string" calcext:value-type="string">
            <text:p>SbW</text:p>
          </table:table-cell>
          <table:table-cell office:value-type="float" office:value="0.44458738" calcext:value-type="float">
            <text:p>0.44458738</text:p>
          </table:table-cell>
          <table:table-cell office:value-type="float" office:value="0.443987969922073" calcext:value-type="float">
            <text:p>0.443987969922073</text:p>
          </table:table-cell>
          <table:table-cell office:value-type="float" office:value="3.7758" calcext:value-type="float">
            <text:p>3.7758</text:p>
          </table:table-cell>
          <table:table-cell office:value-type="float" office:value="0.979775313519222" calcext:value-type="float">
            <text:p>0.979775313519222</text:p>
          </table:table-cell>
          <table:table-cell/>
        </table:table-row>
        <table:table-row table:style-name="ro1">
          <table:table-cell office:value-type="string" calcext:value-type="string">
            <text:p>BiW</text:p>
          </table:table-cell>
          <table:table-cell office:value-type="float" office:value="0.49783292" calcext:value-type="float">
            <text:p>0.49783292</text:p>
          </table:table-cell>
          <table:table-cell office:value-type="float" office:value="0.444546781692082" calcext:value-type="float">
            <text:p>0.444546781692082</text:p>
          </table:table-cell>
          <table:table-cell office:value-type="float" office:value="3.8842" calcext:value-type="float">
            <text:p>3.8842</text:p>
          </table:table-cell>
          <table:table-cell office:value-type="float" office:value="0.763891411626523" calcext:value-type="float">
            <text:p>0.763891411626523</text:p>
          </table:table-cell>
          <table:table-cell/>
        </table:table-row>
        <table:table-row table:style-name="ro1">
          <table:table-cell office:value-type="string" calcext:value-type="string">
            <text:p>SeW</text:p>
          </table:table-cell>
          <table:table-cell office:value-type="float" office:value="0.39659443" calcext:value-type="float">
            <text:p>0.39659443</text:p>
          </table:table-cell>
          <table:table-cell office:value-type="float" office:value="0.445385045603993" calcext:value-type="float">
            <text:p>0.445385045603993</text:p>
          </table:table-cell>
          <table:table-cell office:value-type="float" office:value="3.7068" calcext:value-type="float">
            <text:p>3.7068</text:p>
          </table:table-cell>
          <table:table-cell office:value-type="float" office:value="1.13752785585581" calcext:value-type="float">
            <text:p>1.13752785585581</text:p>
          </table:table-cell>
          <table:table-cell/>
        </table:table-row>
        <table:table-row table:style-name="ro1">
          <table:table-cell office:value-type="string" calcext:value-type="string">
            <text:p>SnGa</text:p>
          </table:table-cell>
          <table:table-cell office:value-type="float" office:value="0.45205447" calcext:value-type="float">
            <text:p>0.45205447</text:p>
          </table:table-cell>
          <table:table-cell office:value-type="float" office:value="0.446962872078147" calcext:value-type="float">
            <text:p>0.446962872078147</text:p>
          </table:table-cell>
          <table:table-cell office:value-type="float" office:value="3.7993" calcext:value-type="float">
            <text:p>3.7993</text:p>
          </table:table-cell>
          <table:table-cell office:value-type="float" office:value="1.57937439888535" calcext:value-type="float">
            <text:p>1.57937439888535</text:p>
          </table:table-cell>
          <table:table-cell/>
        </table:table-row>
        <table:table-row table:style-name="ro1">
          <table:table-cell office:value-type="string" calcext:value-type="string">
            <text:p>CoTa</text:p>
          </table:table-cell>
          <table:table-cell office:value-type="float" office:value="0.37561753" calcext:value-type="float">
            <text:p>0.37561753</text:p>
          </table:table-cell>
          <table:table-cell office:value-type="float" office:value="0.447165002447353" calcext:value-type="float">
            <text:p>0.447165002447353</text:p>
          </table:table-cell>
          <table:table-cell office:value-type="float" office:value="3.4028" calcext:value-type="float">
            <text:p>3.4028</text:p>
          </table:table-cell>
          <table:table-cell office:value-type="float" office:value="1.24485758098864" calcext:value-type="float">
            <text:p>1.24485758098864</text:p>
          </table:table-cell>
          <table:table-cell/>
        </table:table-row>
        <table:table-row table:style-name="ro1">
          <table:table-cell office:value-type="string" calcext:value-type="string">
            <text:p>CrTc</text:p>
          </table:table-cell>
          <table:table-cell office:value-type="float" office:value="0.47722945" calcext:value-type="float">
            <text:p>0.47722945</text:p>
          </table:table-cell>
          <table:table-cell office:value-type="float" office:value="0.447495454224272" calcext:value-type="float">
            <text:p>0.447495454224272</text:p>
          </table:table-cell>
          <table:table-cell office:value-type="float" office:value="3.4055" calcext:value-type="float">
            <text:p>3.4055</text:p>
          </table:table-cell>
          <table:table-cell office:value-type="float" office:value="1.97609566127077" calcext:value-type="float">
            <text:p>1.97609566127077</text:p>
          </table:table-cell>
          <table:table-cell/>
        </table:table-row>
        <table:table-row table:style-name="ro1">
          <table:table-cell office:value-type="string" calcext:value-type="string">
            <text:p>GeBe</text:p>
          </table:table-cell>
          <table:table-cell office:value-type="float" office:value="0.46213946" calcext:value-type="float">
            <text:p>0.46213946</text:p>
          </table:table-cell>
          <table:table-cell office:value-type="float" office:value="0.448068577229892" calcext:value-type="float">
            <text:p>0.448068577229892</text:p>
          </table:table-cell>
          <table:table-cell office:value-type="float" office:value="3.3974" calcext:value-type="float">
            <text:p>3.3974</text:p>
          </table:table-cell>
          <table:table-cell office:value-type="float" office:value="3.57104720177979" calcext:value-type="float">
            <text:p>3.57104720177979</text:p>
          </table:table-cell>
          <table:table-cell/>
        </table:table-row>
        <table:table-row table:style-name="ro1">
          <table:table-cell office:value-type="string" calcext:value-type="string">
            <text:p>InPb</text:p>
          </table:table-cell>
          <table:table-cell office:value-type="float" office:value="0.48393312" calcext:value-type="float">
            <text:p>0.48393312</text:p>
          </table:table-cell>
          <table:table-cell office:value-type="float" office:value="0.452279989469993" calcext:value-type="float">
            <text:p>0.452279989469993</text:p>
          </table:table-cell>
          <table:table-cell office:value-type="float" office:value="4.3755" calcext:value-type="float">
            <text:p>4.3755</text:p>
          </table:table-cell>
          <table:table-cell office:value-type="float" office:value="0.930286447448516" calcext:value-type="float">
            <text:p>0.930286447448516</text:p>
          </table:table-cell>
          <table:table-cell/>
        </table:table-row>
        <table:table-row table:style-name="ro1">
          <table:table-cell office:value-type="string" calcext:value-type="string">
            <text:p>SeSb</text:p>
          </table:table-cell>
          <table:table-cell office:value-type="float" office:value="0.53632164" calcext:value-type="float">
            <text:p>0.53632164</text:p>
          </table:table-cell>
          <table:table-cell office:value-type="float" office:value="0.452511923360724" calcext:value-type="float">
            <text:p>0.452511923360724</text:p>
          </table:table-cell>
          <table:table-cell office:value-type="float" office:value="4.0605" calcext:value-type="float">
            <text:p>4.0605</text:p>
          </table:table-cell>
          <table:table-cell office:value-type="float" office:value="1.48412845111081" calcext:value-type="float">
            <text:p>1.48412845111081</text:p>
          </table:table-cell>
          <table:table-cell/>
        </table:table-row>
        <table:table-row table:style-name="ro1">
          <table:table-cell office:value-type="string" calcext:value-type="string">
            <text:p>PdCa</text:p>
          </table:table-cell>
          <table:table-cell office:value-type="float" office:value="0.3844037" calcext:value-type="float">
            <text:p>0.3844037</text:p>
          </table:table-cell>
          <table:table-cell office:value-type="float" office:value="0.452981008046999" calcext:value-type="float">
            <text:p>0.452981008046999</text:p>
          </table:table-cell>
          <table:table-cell office:value-type="float" office:value="4.0532" calcext:value-type="float">
            <text:p>4.0532</text:p>
          </table:table-cell>
          <table:table-cell office:value-type="float" office:value="2.02232690854084" calcext:value-type="float">
            <text:p>2.02232690854084</text:p>
          </table:table-cell>
          <table:table-cell/>
        </table:table-row>
        <table:table-row table:style-name="ro1">
          <table:table-cell office:value-type="string" calcext:value-type="string">
            <text:p>TiGa</text:p>
          </table:table-cell>
          <table:table-cell office:value-type="float" office:value="0.36997965" calcext:value-type="float">
            <text:p>0.36997965</text:p>
          </table:table-cell>
          <table:table-cell office:value-type="float" office:value="0.458692215828124" calcext:value-type="float">
            <text:p>0.458692215828124</text:p>
          </table:table-cell>
          <table:table-cell office:value-type="float" office:value="3.3316" calcext:value-type="float">
            <text:p>3.3316</text:p>
          </table:table-cell>
          <table:table-cell office:value-type="float" office:value="2.50702614343862" calcext:value-type="float">
            <text:p>2.50702614343862</text:p>
          </table:table-cell>
          <table:table-cell/>
        </table:table-row>
        <table:table-row table:style-name="ro1">
          <table:table-cell office:value-type="string" calcext:value-type="string">
            <text:p>GaSb</text:p>
          </table:table-cell>
          <table:table-cell office:value-type="float" office:value="0.45558253" calcext:value-type="float">
            <text:p>0.45558253</text:p>
          </table:table-cell>
          <table:table-cell office:value-type="float" office:value="0.458705190644418" calcext:value-type="float">
            <text:p>0.458705190644418</text:p>
          </table:table-cell>
          <table:table-cell office:value-type="float" office:value="4.1384" calcext:value-type="float">
            <text:p>4.1384</text:p>
          </table:table-cell>
          <table:table-cell office:value-type="float" office:value="1.55460872785849" calcext:value-type="float">
            <text:p>1.55460872785849</text:p>
          </table:table-cell>
          <table:table-cell/>
        </table:table-row>
        <table:table-row table:style-name="ro1">
          <table:table-cell office:value-type="string" calcext:value-type="string">
            <text:p>NbZn</text:p>
          </table:table-cell>
          <table:table-cell office:value-type="float" office:value="0.4858761" calcext:value-type="float">
            <text:p>0.4858761</text:p>
          </table:table-cell>
          <table:table-cell office:value-type="float" office:value="0.459304798503636" calcext:value-type="float">
            <text:p>0.459304798503636</text:p>
          </table:table-cell>
          <table:table-cell office:value-type="float" office:value="3.4375" calcext:value-type="float">
            <text:p>3.4375</text:p>
          </table:table-cell>
          <table:table-cell office:value-type="float" office:value="1.87420044229797" calcext:value-type="float">
            <text:p>1.87420044229797</text:p>
          </table:table-cell>
          <table:table-cell/>
        </table:table-row>
        <table:table-row table:style-name="ro1">
          <table:table-cell office:value-type="string" calcext:value-type="string">
            <text:p>AgBe</text:p>
          </table:table-cell>
          <table:table-cell office:value-type="float" office:value="0.50763977" calcext:value-type="float">
            <text:p>0.50763977</text:p>
          </table:table-cell>
          <table:table-cell office:value-type="float" office:value="0.460466830804035" calcext:value-type="float">
            <text:p>0.460466830804035</text:p>
          </table:table-cell>
          <table:table-cell office:value-type="float" office:value="3.3438" calcext:value-type="float">
            <text:p>3.3438</text:p>
          </table:table-cell>
          <table:table-cell office:value-type="float" office:value="2.5218632454599" calcext:value-type="float">
            <text:p>2.5218632454599</text:p>
          </table:table-cell>
          <table:table-cell/>
        </table:table-row>
        <table:table-row table:style-name="ro1">
          <table:table-cell office:value-type="string" calcext:value-type="string">
            <text:p>RuTa</text:p>
          </table:table-cell>
          <table:table-cell office:value-type="float" office:value="0.35619184" calcext:value-type="float">
            <text:p>0.35619184</text:p>
          </table:table-cell>
          <table:table-cell office:value-type="float" office:value="0.461210626630093" calcext:value-type="float">
            <text:p>0.461210626630093</text:p>
          </table:table-cell>
          <table:table-cell office:value-type="float" office:value="3.3995" calcext:value-type="float">
            <text:p>3.3995</text:p>
          </table:table-cell>
          <table:table-cell office:value-type="float" office:value="1.06083425688241" calcext:value-type="float">
            <text:p>1.06083425688241</text:p>
          </table:table-cell>
          <table:table-cell/>
        </table:table-row>
        <table:table-row table:style-name="ro1">
          <table:table-cell office:value-type="string" calcext:value-type="string">
            <text:p>TcTa</text:p>
          </table:table-cell>
          <table:table-cell office:value-type="float" office:value="0.35395682" calcext:value-type="float">
            <text:p>0.35395682</text:p>
          </table:table-cell>
          <table:table-cell office:value-type="float" office:value="0.462479988095478" calcext:value-type="float">
            <text:p>0.462479988095478</text:p>
          </table:table-cell>
          <table:table-cell office:value-type="float" office:value="3.4173" calcext:value-type="float">
            <text:p>3.4173</text:p>
          </table:table-cell>
          <table:table-cell office:value-type="float" office:value="1.07238421444422" calcext:value-type="float">
            <text:p>1.07238421444422</text:p>
          </table:table-cell>
          <table:table-cell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0.49374947" calcext:value-type="float">
            <text:p>0.49374947</text:p>
          </table:table-cell>
          <table:table-cell office:value-type="float" office:value="0.464469787710734" calcext:value-type="float">
            <text:p>0.464469787710734</text:p>
          </table:table-cell>
          <table:table-cell office:value-type="float" office:value="3.4544" calcext:value-type="float">
            <text:p>3.4544</text:p>
          </table:table-cell>
          <table:table-cell office:value-type="float" office:value="1.9150583688995" calcext:value-type="float">
            <text:p>1.9150583688995</text:p>
          </table:table-cell>
          <table:table-cell/>
        </table:table-row>
        <table:table-row table:style-name="ro1">
          <table:table-cell office:value-type="string" calcext:value-type="string">
            <text:p>ZnSn</text:p>
          </table:table-cell>
          <table:table-cell office:value-type="float" office:value="0.5098894" calcext:value-type="float">
            <text:p>0.5098894</text:p>
          </table:table-cell>
          <table:table-cell office:value-type="float" office:value="0.465113449716108" calcext:value-type="float">
            <text:p>0.465113449716108</text:p>
          </table:table-cell>
          <table:table-cell office:value-type="float" office:value="3.9428" calcext:value-type="float">
            <text:p>3.9428</text:p>
          </table:table-cell>
          <table:table-cell office:value-type="float" office:value="1.61578200007887" calcext:value-type="float">
            <text:p>1.61578200007887</text:p>
          </table:table-cell>
          <table:table-cell/>
        </table:table-row>
        <table:table-row table:style-name="ro1">
          <table:table-cell office:value-type="string" calcext:value-type="string">
            <text:p>InBi</text:p>
          </table:table-cell>
          <table:table-cell office:value-type="float" office:value="0.4605303" calcext:value-type="float">
            <text:p>0.4605303</text:p>
          </table:table-cell>
          <table:table-cell office:value-type="float" office:value="0.465504683055093" calcext:value-type="float">
            <text:p>0.465504683055093</text:p>
          </table:table-cell>
          <table:table-cell office:value-type="float" office:value="4.4005" calcext:value-type="float">
            <text:p>4.4005</text:p>
          </table:table-cell>
          <table:table-cell office:value-type="float" office:value="0.925218609677151" calcext:value-type="float">
            <text:p>0.925218609677151</text:p>
          </table:table-cell>
          <table:table-cell/>
        </table:table-row>
        <table:table-row table:style-name="ro1">
          <table:table-cell office:value-type="string" calcext:value-type="string">
            <text:p>YBi</text:p>
          </table:table-cell>
          <table:table-cell office:value-type="float" office:value="0.45566043" calcext:value-type="float">
            <text:p>0.45566043</text:p>
          </table:table-cell>
          <table:table-cell office:value-type="float" office:value="0.465831419170486" calcext:value-type="float">
            <text:p>0.465831419170486</text:p>
          </table:table-cell>
          <table:table-cell office:value-type="float" office:value="4.2806" calcext:value-type="float">
            <text:p>4.2806</text:p>
          </table:table-cell>
          <table:table-cell office:value-type="float" office:value="1.00489159435575" calcext:value-type="float">
            <text:p>1.00489159435575</text:p>
          </table:table-cell>
          <table:table-cell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0.40247288" calcext:value-type="float">
            <text:p>0.40247288</text:p>
          </table:table-cell>
          <table:table-cell office:value-type="float" office:value="0.466008726196969" calcext:value-type="float">
            <text:p>0.466008726196969</text:p>
          </table:table-cell>
          <table:table-cell office:value-type="float" office:value="3.9657" calcext:value-type="float">
            <text:p>3.9657</text:p>
          </table:table-cell>
          <table:table-cell office:value-type="float" office:value="9.17571745260726" calcext:value-type="float">
            <text:p>9.17571745260726</text:p>
          </table:table-cell>
          <table:table-cell/>
        </table:table-row>
        <table:table-row table:style-name="ro1">
          <table:table-cell office:value-type="string" calcext:value-type="string">
            <text:p>PdSi</text:p>
          </table:table-cell>
          <table:table-cell office:value-type="float" office:value="0.47351265" calcext:value-type="float">
            <text:p>0.47351265</text:p>
          </table:table-cell>
          <table:table-cell office:value-type="float" office:value="0.468175790118911" calcext:value-type="float">
            <text:p>0.468175790118911</text:p>
          </table:table-cell>
          <table:table-cell office:value-type="float" office:value="3.4356" calcext:value-type="float">
            <text:p>3.4356</text:p>
          </table:table-cell>
          <table:table-cell office:value-type="float" office:value="2.19867298115049" calcext:value-type="float">
            <text:p>2.19867298115049</text:p>
          </table:table-cell>
          <table:table-cell/>
        </table:table-row>
        <table:table-row table:style-name="ro1">
          <table:table-cell office:value-type="string" calcext:value-type="string">
            <text:p>FeRu</text:p>
          </table:table-cell>
          <table:table-cell office:value-type="float" office:value="0.56791115" calcext:value-type="float">
            <text:p>0.56791115</text:p>
          </table:table-cell>
          <table:table-cell office:value-type="float" office:value="0.468240807461443" calcext:value-type="float">
            <text:p>0.468240807461443</text:p>
          </table:table-cell>
          <table:table-cell office:value-type="float" office:value="3.5002" calcext:value-type="float">
            <text:p>3.5002</text:p>
          </table:table-cell>
          <table:table-cell office:value-type="float" office:value="1.89061042216017" calcext:value-type="float">
            <text:p>1.89061042216017</text:p>
          </table:table-cell>
          <table:table-cell/>
        </table:table-row>
        <table:table-row table:style-name="ro1">
          <table:table-cell office:value-type="string" calcext:value-type="string">
            <text:p>SbBa</text:p>
          </table:table-cell>
          <table:table-cell office:value-type="float" office:value="0.31173226" calcext:value-type="float">
            <text:p>0.31173226</text:p>
          </table:table-cell>
          <table:table-cell office:value-type="float" office:value="0.469071147005196" calcext:value-type="float">
            <text:p>0.469071147005196</text:p>
          </table:table-cell>
          <table:table-cell office:value-type="float" office:value="5.1027" calcext:value-type="float">
            <text:p>5.1027</text:p>
          </table:table-cell>
          <table:table-cell office:value-type="float" office:value="1.15364180692731" calcext:value-type="float">
            <text:p>1.15364180692731</text:p>
          </table:table-cell>
          <table:table-cell/>
        </table:table-row>
        <table:table-row table:style-name="ro1">
          <table:table-cell office:value-type="string" calcext:value-type="string">
            <text:p>MnHf</text:p>
          </table:table-cell>
          <table:table-cell office:value-type="float" office:value="0.45589593" calcext:value-type="float">
            <text:p>0.45589593</text:p>
          </table:table-cell>
          <table:table-cell office:value-type="float" office:value="0.469247436037535" calcext:value-type="float">
            <text:p>0.469247436037535</text:p>
          </table:table-cell>
          <table:table-cell office:value-type="float" office:value="3.6397" calcext:value-type="float">
            <text:p>3.6397</text:p>
          </table:table-cell>
          <table:table-cell office:value-type="float" office:value="1.27883110585742" calcext:value-type="float">
            <text:p>1.27883110585742</text:p>
          </table:table-cell>
          <table:table-cell/>
        </table:table-row>
        <table:table-row table:style-name="ro1">
          <table:table-cell office:value-type="string" calcext:value-type="string">
            <text:p>AlSi</text:p>
          </table:table-cell>
          <table:table-cell office:value-type="float" office:value="0.45680436" calcext:value-type="float">
            <text:p>0.45680436</text:p>
          </table:table-cell>
          <table:table-cell office:value-type="float" office:value="0.469277809880244" calcext:value-type="float">
            <text:p>0.469277809880244</text:p>
          </table:table-cell>
          <table:table-cell office:value-type="float" office:value="3.6088" calcext:value-type="float">
            <text:p>3.6088</text:p>
          </table:table-cell>
          <table:table-cell office:value-type="float" office:value="5.20532846798033" calcext:value-type="float">
            <text:p>5.20532846798033</text:p>
          </table:table-cell>
          <table:table-cell/>
        </table:table-row>
        <table:table-row table:style-name="ro1">
          <table:table-cell office:value-type="string" calcext:value-type="string">
            <text:p>ZnIn</text:p>
          </table:table-cell>
          <table:table-cell office:value-type="float" office:value="0.48093754" calcext:value-type="float">
            <text:p>0.48093754</text:p>
          </table:table-cell>
          <table:table-cell office:value-type="float" office:value="0.470509815008804" calcext:value-type="float">
            <text:p>0.470509815008804</text:p>
          </table:table-cell>
          <table:table-cell office:value-type="float" office:value="3.9516" calcext:value-type="float">
            <text:p>3.9516</text:p>
          </table:table-cell>
          <table:table-cell office:value-type="float" office:value="1.65009902820626" calcext:value-type="float">
            <text:p>1.65009902820626</text:p>
          </table:table-cell>
          <table:table-cell/>
        </table:table-row>
        <table:table-row table:style-name="ro1">
          <table:table-cell office:value-type="string" calcext:value-type="string">
            <text:p>SiW</text:p>
          </table:table-cell>
          <table:table-cell office:value-type="float" office:value="0.4236019" calcext:value-type="float">
            <text:p>0.4236019</text:p>
          </table:table-cell>
          <table:table-cell office:value-type="float" office:value="0.470775248830932" calcext:value-type="float">
            <text:p>0.470775248830932</text:p>
          </table:table-cell>
          <table:table-cell office:value-type="float" office:value="3.4703" calcext:value-type="float">
            <text:p>3.4703</text:p>
          </table:table-cell>
          <table:table-cell office:value-type="float" office:value="1.40675950963697" calcext:value-type="float">
            <text:p>1.40675950963697</text:p>
          </table:table-cell>
          <table:table-cell/>
        </table:table-row>
        <table:table-row table:style-name="ro1">
          <table:table-cell office:value-type="string" calcext:value-type="string">
            <text:p>RuBe</text:p>
          </table:table-cell>
          <table:table-cell office:value-type="float" office:value="0.489387" calcext:value-type="float">
            <text:p>0.489387</text:p>
          </table:table-cell>
          <table:table-cell office:value-type="float" office:value="0.471920119580606" calcext:value-type="float">
            <text:p>0.471920119580606</text:p>
          </table:table-cell>
          <table:table-cell office:value-type="float" office:value="3.011" calcext:value-type="float">
            <text:p>3.011</text:p>
          </table:table-cell>
          <table:table-cell office:value-type="float" office:value="2.67343902757698" calcext:value-type="float">
            <text:p>2.67343902757698</text:p>
          </table:table-cell>
          <table:table-cell/>
        </table:table-row>
        <table:table-row table:style-name="ro1">
          <table:table-cell office:value-type="string" calcext:value-type="string">
            <text:p>SnAs</text:p>
          </table:table-cell>
          <table:table-cell office:value-type="float" office:value="0.47586533" calcext:value-type="float">
            <text:p>0.47586533</text:p>
          </table:table-cell>
          <table:table-cell office:value-type="float" office:value="0.472047589587345" calcext:value-type="float">
            <text:p>0.472047589587345</text:p>
          </table:table-cell>
          <table:table-cell office:value-type="float" office:value="4.2221" calcext:value-type="float">
            <text:p>4.2221</text:p>
          </table:table-cell>
          <table:table-cell office:value-type="float" office:value="1.5376235244368" calcext:value-type="float">
            <text:p>1.5376235244368</text:p>
          </table:table-cell>
          <table:table-cell/>
        </table:table-row>
        <table:table-row table:style-name="ro1">
          <table:table-cell office:value-type="string" calcext:value-type="string">
            <text:p>GeSi</text:p>
          </table:table-cell>
          <table:table-cell office:value-type="float" office:value="0.4905181" calcext:value-type="float">
            <text:p>0.4905181</text:p>
          </table:table-cell>
          <table:table-cell office:value-type="float" office:value="0.472194202305265" calcext:value-type="float">
            <text:p>0.472194202305265</text:p>
          </table:table-cell>
          <table:table-cell office:value-type="float" office:value="3.6295" calcext:value-type="float">
            <text:p>3.6295</text:p>
          </table:table-cell>
          <table:table-cell office:value-type="float" office:value="2.91454440376091" calcext:value-type="float">
            <text:p>2.91454440376091</text:p>
          </table:table-cell>
          <table:table-cell/>
        </table:table-row>
        <table:table-row table:style-name="ro1">
          <table:table-cell office:value-type="string" calcext:value-type="string">
            <text:p>PbW</text:p>
          </table:table-cell>
          <table:table-cell office:value-type="float" office:value="0.4884098" calcext:value-type="float">
            <text:p>0.4884098</text:p>
          </table:table-cell>
          <table:table-cell office:value-type="float" office:value="0.472363094367123" calcext:value-type="float">
            <text:p>0.472363094367123</text:p>
          </table:table-cell>
          <table:table-cell office:value-type="float" office:value="3.8303" calcext:value-type="float">
            <text:p>3.8303</text:p>
          </table:table-cell>
          <table:table-cell office:value-type="float" office:value="0.767342711137501" calcext:value-type="float">
            <text:p>0.767342711137501</text:p>
          </table:table-cell>
          <table:table-cell/>
        </table:table-row>
        <table:table-row table:style-name="ro1">
          <table:table-cell office:value-type="string" calcext:value-type="string">
            <text:p>TeFe</text:p>
          </table:table-cell>
          <table:table-cell office:value-type="float" office:value="0.50904214" calcext:value-type="float">
            <text:p>0.50904214</text:p>
          </table:table-cell>
          <table:table-cell office:value-type="float" office:value="0.473228554742067" calcext:value-type="float">
            <text:p>0.473228554742067</text:p>
          </table:table-cell>
          <table:table-cell office:value-type="float" office:value="3.5513" calcext:value-type="float">
            <text:p>3.5513</text:p>
          </table:table-cell>
          <table:table-cell office:value-type="float" office:value="1.6216223173397" calcext:value-type="float">
            <text:p>1.6216223173397</text:p>
          </table:table-cell>
          <table:table-cell/>
        </table:table-row>
        <table:table-row table:style-name="ro1">
          <table:table-cell office:value-type="string" calcext:value-type="string">
            <text:p>WMo</text:p>
          </table:table-cell>
          <table:table-cell office:value-type="float" office:value="0.42882565" calcext:value-type="float">
            <text:p>0.42882565</text:p>
          </table:table-cell>
          <table:table-cell office:value-type="float" office:value="0.473959725808271" calcext:value-type="float">
            <text:p>0.473959725808271</text:p>
          </table:table-cell>
          <table:table-cell office:value-type="float" office:value="3.4158" calcext:value-type="float">
            <text:p>3.4158</text:p>
          </table:table-cell>
          <table:table-cell office:value-type="float" office:value="1.06922883856378" calcext:value-type="float">
            <text:p>1.06922883856378</text:p>
          </table:table-cell>
          <table:table-cell/>
        </table:table-row>
        <table:table-row table:style-name="ro1">
          <table:table-cell office:value-type="string" calcext:value-type="string">
            <text:p>CdTe</text:p>
          </table:table-cell>
          <table:table-cell office:value-type="float" office:value="0.48178658" calcext:value-type="float">
            <text:p>0.48178658</text:p>
          </table:table-cell>
          <table:table-cell office:value-type="float" office:value="0.474210490583355" calcext:value-type="float">
            <text:p>0.474210490583355</text:p>
          </table:table-cell>
          <table:table-cell office:value-type="float" office:value="4.2238" calcext:value-type="float">
            <text:p>4.2238</text:p>
          </table:table-cell>
          <table:table-cell office:value-type="float" office:value="1.2441920873725" calcext:value-type="float">
            <text:p>1.2441920873725</text:p>
          </table:table-cell>
          <table:table-cell/>
        </table:table-row>
        <table:table-row table:style-name="ro1">
          <table:table-cell office:value-type="string" calcext:value-type="string">
            <text:p>AlZn</text:p>
          </table:table-cell>
          <table:table-cell office:value-type="float" office:value="0.48658928" calcext:value-type="float">
            <text:p>0.48658928</text:p>
          </table:table-cell>
          <table:table-cell office:value-type="float" office:value="0.477483069255097" calcext:value-type="float">
            <text:p>0.477483069255097</text:p>
          </table:table-cell>
          <table:table-cell office:value-type="float" office:value="3.579" calcext:value-type="float">
            <text:p>3.579</text:p>
          </table:table-cell>
          <table:table-cell office:value-type="float" office:value="3.16914565519073" calcext:value-type="float">
            <text:p>3.16914565519073</text:p>
          </table:table-cell>
          <table:table-cell/>
        </table:table-row>
        <table:table-row table:style-name="ro1">
          <table:table-cell office:value-type="string" calcext:value-type="string">
            <text:p>BiSi</text:p>
          </table:table-cell>
          <table:table-cell office:value-type="float" office:value="0.5029382" calcext:value-type="float">
            <text:p>0.5029382</text:p>
          </table:table-cell>
          <table:table-cell office:value-type="float" office:value="0.477786756187702" calcext:value-type="float">
            <text:p>0.477786756187702</text:p>
          </table:table-cell>
          <table:table-cell office:value-type="float" office:value="3.8058" calcext:value-type="float">
            <text:p>3.8058</text:p>
          </table:table-cell>
          <table:table-cell office:value-type="float" office:value="1.25945417404794" calcext:value-type="float">
            <text:p>1.25945417404794</text:p>
          </table:table-cell>
          <table:table-cell/>
        </table:table-row>
        <table:table-row table:style-name="ro1">
          <table:table-cell office:value-type="string" calcext:value-type="string">
            <text:p>WBe</text:p>
          </table:table-cell>
          <table:table-cell office:value-type="float" office:value="0.59852815" calcext:value-type="float">
            <text:p>0.59852815</text:p>
          </table:table-cell>
          <table:table-cell office:value-type="float" office:value="0.478667358655548" calcext:value-type="float">
            <text:p>0.478667358655548</text:p>
          </table:table-cell>
          <table:table-cell office:value-type="float" office:value="3.2227" calcext:value-type="float">
            <text:p>3.2227</text:p>
          </table:table-cell>
          <table:table-cell office:value-type="float" office:value="1.54374194343624" calcext:value-type="float">
            <text:p>1.54374194343624</text:p>
          </table:table-cell>
          <table:table-cell/>
        </table:table-row>
        <table:table-row table:style-name="ro1">
          <table:table-cell office:value-type="string" calcext:value-type="string">
            <text:p>AlGa</text:p>
          </table:table-cell>
          <table:table-cell office:value-type="float" office:value="0.47946492" calcext:value-type="float">
            <text:p>0.47946492</text:p>
          </table:table-cell>
          <table:table-cell office:value-type="float" office:value="0.47899930820714" calcext:value-type="float">
            <text:p>0.47899930820714</text:p>
          </table:table-cell>
          <table:table-cell office:value-type="float" office:value="3.6124" calcext:value-type="float">
            <text:p>3.6124</text:p>
          </table:table-cell>
          <table:table-cell office:value-type="float" office:value="3.03205632023708" calcext:value-type="float">
            <text:p>3.03205632023708</text:p>
          </table:table-cell>
          <table:table-cell/>
        </table:table-row>
        <table:table-row table:style-name="ro1">
          <table:table-cell office:value-type="string" calcext:value-type="string">
            <text:p>NiBe</text:p>
          </table:table-cell>
          <table:table-cell office:value-type="float" office:value="0.4648356" calcext:value-type="float">
            <text:p>0.4648356</text:p>
          </table:table-cell>
          <table:table-cell office:value-type="float" office:value="0.479292088623319" calcext:value-type="float">
            <text:p>0.479292088623319</text:p>
          </table:table-cell>
          <table:table-cell office:value-type="float" office:value="3.1218" calcext:value-type="float">
            <text:p>3.1218</text:p>
          </table:table-cell>
          <table:table-cell office:value-type="float" office:value="4.275195201" calcext:value-type="float">
            <text:p>4.275195201</text:p>
          </table:table-cell>
          <table:table-cell/>
        </table:table-row>
        <table:table-row table:style-name="ro1">
          <table:table-cell office:value-type="string" calcext:value-type="string">
            <text:p>FePd</text:p>
          </table:table-cell>
          <table:table-cell office:value-type="float" office:value="0.5274565" calcext:value-type="float">
            <text:p>0.5274565</text:p>
          </table:table-cell>
          <table:table-cell office:value-type="float" office:value="0.479315764044199" calcext:value-type="float">
            <text:p>0.479315764044199</text:p>
          </table:table-cell>
          <table:table-cell office:value-type="float" office:value="3.4495" calcext:value-type="float">
            <text:p>3.4495</text:p>
          </table:table-cell>
          <table:table-cell office:value-type="float" office:value="1.82941592782863" calcext:value-type="float">
            <text:p>1.82941592782863</text:p>
          </table:table-cell>
          <table:table-cell/>
        </table:table-row>
        <table:table-row table:style-name="ro1">
          <table:table-cell office:value-type="string" calcext:value-type="string">
            <text:p>SeNi</text:p>
          </table:table-cell>
          <table:table-cell office:value-type="float" office:value="0.5152914" calcext:value-type="float">
            <text:p>0.5152914</text:p>
          </table:table-cell>
          <table:table-cell office:value-type="float" office:value="0.480719450191841" calcext:value-type="float">
            <text:p>0.480719450191841</text:p>
          </table:table-cell>
          <table:table-cell office:value-type="float" office:value="3.2275" calcext:value-type="float">
            <text:p>3.2275</text:p>
          </table:table-cell>
          <table:table-cell office:value-type="float" office:value="2.14947380961893" calcext:value-type="float">
            <text:p>2.14947380961893</text:p>
          </table:table-cell>
          <table:table-cell/>
        </table:table-row>
        <table:table-row table:style-name="ro1">
          <table:table-cell office:value-type="string" calcext:value-type="string">
            <text:p>ZnSe</text:p>
          </table:table-cell>
          <table:table-cell office:value-type="float" office:value="0.46748385" calcext:value-type="float">
            <text:p>0.46748385</text:p>
          </table:table-cell>
          <table:table-cell office:value-type="float" office:value="0.480812597504466" calcext:value-type="float">
            <text:p>0.480812597504466</text:p>
          </table:table-cell>
          <table:table-cell office:value-type="float" office:value="3.817" calcext:value-type="float">
            <text:p>3.817</text:p>
          </table:table-cell>
          <table:table-cell office:value-type="float" office:value="2.05153819568687" calcext:value-type="float">
            <text:p>2.05153819568687</text:p>
          </table:table-cell>
          <table:table-cell/>
        </table:table-row>
        <table:table-row table:style-name="ro1">
          <table:table-cell office:value-type="string" calcext:value-type="string">
            <text:p>CdBi</text:p>
          </table:table-cell>
          <table:table-cell office:value-type="float" office:value="0.5025128" calcext:value-type="float">
            <text:p>0.5025128</text:p>
          </table:table-cell>
          <table:table-cell office:value-type="float" office:value="0.481610160154299" calcext:value-type="float">
            <text:p>0.481610160154299</text:p>
          </table:table-cell>
          <table:table-cell office:value-type="float" office:value="4.324" calcext:value-type="float">
            <text:p>4.324</text:p>
          </table:table-cell>
          <table:table-cell office:value-type="float" office:value="0.932083272788496" calcext:value-type="float">
            <text:p>0.932083272788496</text:p>
          </table:table-cell>
          <table:table-cell/>
        </table:table-row>
        <table:table-row table:style-name="ro1">
          <table:table-cell office:value-type="string" calcext:value-type="string">
            <text:p>NiW</text:p>
          </table:table-cell>
          <table:table-cell office:value-type="float" office:value="0.5067647" calcext:value-type="float">
            <text:p>0.5067647</text:p>
          </table:table-cell>
          <table:table-cell office:value-type="float" office:value="0.482318079323058" calcext:value-type="float">
            <text:p>0.482318079323058</text:p>
          </table:table-cell>
          <table:table-cell office:value-type="float" office:value="3.5053" calcext:value-type="float">
            <text:p>3.5053</text:p>
          </table:table-cell>
          <table:table-cell office:value-type="float" office:value="1.23141156264923" calcext:value-type="float">
            <text:p>1.23141156264923</text:p>
          </table:table-cell>
          <table:table-cell/>
        </table:table-row>
        <table:table-row table:style-name="ro1">
          <table:table-cell office:value-type="string" calcext:value-type="string">
            <text:p>FeNb</text:p>
          </table:table-cell>
          <table:table-cell office:value-type="float" office:value="0.4339093" calcext:value-type="float">
            <text:p>0.4339093</text:p>
          </table:table-cell>
          <table:table-cell office:value-type="float" office:value="0.482885263814007" calcext:value-type="float">
            <text:p>0.482885263814007</text:p>
          </table:table-cell>
          <table:table-cell office:value-type="float" office:value="3.4263" calcext:value-type="float">
            <text:p>3.4263</text:p>
          </table:table-cell>
          <table:table-cell office:value-type="float" office:value="1.99230177262161" calcext:value-type="float">
            <text:p>1.99230177262161</text:p>
          </table:table-cell>
          <table:table-cell/>
        </table:table-row>
        <table:table-row table:style-name="ro1">
          <table:table-cell office:value-type="string" calcext:value-type="string">
            <text:p>PbIn</text:p>
          </table:table-cell>
          <table:table-cell office:value-type="float" office:value="0.44391212" calcext:value-type="float">
            <text:p>0.44391212</text:p>
          </table:table-cell>
          <table:table-cell office:value-type="float" office:value="0.483316803870298" calcext:value-type="float">
            <text:p>0.483316803870298</text:p>
          </table:table-cell>
          <table:table-cell office:value-type="float" office:value="4.1194" calcext:value-type="float">
            <text:p>4.1194</text:p>
          </table:table-cell>
          <table:table-cell office:value-type="float" office:value="0.930286447448516" calcext:value-type="float">
            <text:p>0.930286447448516</text:p>
          </table:table-cell>
          <table:table-cell/>
        </table:table-row>
        <table:table-row table:style-name="ro1">
          <table:table-cell office:value-type="string" calcext:value-type="string">
            <text:p>CoTc</text:p>
          </table:table-cell>
          <table:table-cell office:value-type="float" office:value="0.5336081" calcext:value-type="float">
            <text:p>0.5336081</text:p>
          </table:table-cell>
          <table:table-cell office:value-type="float" office:value="0.487031404298138" calcext:value-type="float">
            <text:p>0.487031404298138</text:p>
          </table:table-cell>
          <table:table-cell office:value-type="float" office:value="3.4188" calcext:value-type="float">
            <text:p>3.4188</text:p>
          </table:table-cell>
          <table:table-cell office:value-type="float" office:value="1.89039536653019" calcext:value-type="float">
            <text:p>1.89039536653019</text:p>
          </table:table-cell>
          <table:table-cell/>
        </table:table-row>
        <table:table-row table:style-name="ro1">
          <table:table-cell office:value-type="string" calcext:value-type="string">
            <text:p>AsSr</text:p>
          </table:table-cell>
          <table:table-cell office:value-type="float" office:value="0.4736428" calcext:value-type="float">
            <text:p>0.4736428</text:p>
          </table:table-cell>
          <table:table-cell office:value-type="float" office:value="0.487749613404644" calcext:value-type="float">
            <text:p>0.487749613404644</text:p>
          </table:table-cell>
          <table:table-cell office:value-type="float" office:value="4.3693" calcext:value-type="float">
            <text:p>4.3693</text:p>
          </table:table-cell>
          <table:table-cell office:value-type="float" office:value="1.82635963475948" calcext:value-type="float">
            <text:p>1.82635963475948</text:p>
          </table:table-cell>
          <table:table-cell/>
        </table:table-row>
        <table:table-row table:style-name="ro1">
          <table:table-cell office:value-type="string" calcext:value-type="string">
            <text:p>TePd</text:p>
          </table:table-cell>
          <table:table-cell office:value-type="float" office:value="0.53708947" calcext:value-type="float">
            <text:p>0.53708947</text:p>
          </table:table-cell>
          <table:table-cell office:value-type="float" office:value="0.489859134638941" calcext:value-type="float">
            <text:p>0.489859134638941</text:p>
          </table:table-cell>
          <table:table-cell office:value-type="float" office:value="3.7975" calcext:value-type="float">
            <text:p>3.7975</text:p>
          </table:table-cell>
          <table:table-cell office:value-type="float" office:value="1.27563755933397" calcext:value-type="float">
            <text:p>1.27563755933397</text:p>
          </table:table-cell>
          <table:table-cell/>
        </table:table-row>
        <table:table-row table:style-name="ro1">
          <table:table-cell office:value-type="string" calcext:value-type="string">
            <text:p>NaK</text:p>
          </table:table-cell>
          <table:table-cell office:value-type="float" office:value="0.5907521" calcext:value-type="float">
            <text:p>0.5907521</text:p>
          </table:table-cell>
          <table:table-cell office:value-type="float" office:value="0.490648119268239" calcext:value-type="float">
            <text:p>0.490648119268239</text:p>
          </table:table-cell>
          <table:table-cell office:value-type="float" office:value="4.7732" calcext:value-type="float">
            <text:p>4.7732</text:p>
          </table:table-cell>
          <table:table-cell office:value-type="float" office:value="4.64403664743423" calcext:value-type="float">
            <text:p>4.64403664743423</text:p>
          </table:table-cell>
          <table:table-cell/>
        </table:table-row>
        <table:table-row table:style-name="ro1">
          <table:table-cell office:value-type="string" calcext:value-type="string">
            <text:p>HfGe</text:p>
          </table:table-cell>
          <table:table-cell office:value-type="float" office:value="0.33686802" calcext:value-type="float">
            <text:p>0.33686802</text:p>
          </table:table-cell>
          <table:table-cell office:value-type="float" office:value="0.490733966341976" calcext:value-type="float">
            <text:p>0.490733966341976</text:p>
          </table:table-cell>
          <table:table-cell office:value-type="float" office:value="3.3674" calcext:value-type="float">
            <text:p>3.3674</text:p>
          </table:table-cell>
          <table:table-cell office:value-type="float" office:value="1.18975980766293" calcext:value-type="float">
            <text:p>1.18975980766293</text:p>
          </table:table-cell>
          <table:table-cell/>
        </table:table-row>
        <table:table-row table:style-name="ro1">
          <table:table-cell office:value-type="string" calcext:value-type="string">
            <text:p>ZnZn</text:p>
          </table:table-cell>
          <table:table-cell office:value-type="float" office:value="0.47727963" calcext:value-type="float">
            <text:p>0.47727963</text:p>
          </table:table-cell>
          <table:table-cell office:value-type="float" office:value="0.492052242476214" calcext:value-type="float">
            <text:p>0.492052242476214</text:p>
          </table:table-cell>
          <table:table-cell office:value-type="float" office:value="3.6092" calcext:value-type="float">
            <text:p>3.6092</text:p>
          </table:table-cell>
          <table:table-cell office:value-type="float" office:value="2.25924901499397" calcext:value-type="float">
            <text:p>2.25924901499397</text:p>
          </table:table-cell>
          <table:table-cell/>
        </table:table-row>
        <table:table-row table:style-name="ro1">
          <table:table-cell office:value-type="string" calcext:value-type="string">
            <text:p>SeSn</text:p>
          </table:table-cell>
          <table:table-cell office:value-type="float" office:value="0.5412004" calcext:value-type="float">
            <text:p>0.5412004</text:p>
          </table:table-cell>
          <table:table-cell office:value-type="float" office:value="0.492307494384343" calcext:value-type="float">
            <text:p>0.492307494384343</text:p>
          </table:table-cell>
          <table:table-cell office:value-type="float" office:value="3.9882" calcext:value-type="float">
            <text:p>3.9882</text:p>
          </table:table-cell>
          <table:table-cell office:value-type="float" office:value="1.5066831654308" calcext:value-type="float">
            <text:p>1.5066831654308</text:p>
          </table:table-cell>
          <table:table-cell/>
        </table:table-row>
        <table:table-row table:style-name="ro1">
          <table:table-cell office:value-type="string" calcext:value-type="string">
            <text:p>RuMo</text:p>
          </table:table-cell>
          <table:table-cell office:value-type="float" office:value="0.42382607" calcext:value-type="float">
            <text:p>0.42382607</text:p>
          </table:table-cell>
          <table:table-cell office:value-type="float" office:value="0.492733398773294" calcext:value-type="float">
            <text:p>0.492733398773294</text:p>
          </table:table-cell>
          <table:table-cell office:value-type="float" office:value="3.3586" calcext:value-type="float">
            <text:p>3.3586</text:p>
          </table:table-cell>
          <table:table-cell office:value-type="float" office:value="1.51165437924447" calcext:value-type="float">
            <text:p>1.51165437924447</text:p>
          </table:table-cell>
          <table:table-cell/>
        </table:table-row>
        <table:table-row table:style-name="ro1">
          <table:table-cell office:value-type="string" calcext:value-type="string">
            <text:p>GeZn</text:p>
          </table:table-cell>
          <table:table-cell office:value-type="float" office:value="0.4998062" calcext:value-type="float">
            <text:p>0.4998062</text:p>
          </table:table-cell>
          <table:table-cell office:value-type="float" office:value="0.495424279480225" calcext:value-type="float">
            <text:p>0.495424279480225</text:p>
          </table:table-cell>
          <table:table-cell office:value-type="float" office:value="3.6555" calcext:value-type="float">
            <text:p>3.6555</text:p>
          </table:table-cell>
          <table:table-cell office:value-type="float" office:value="2.14344620033824" calcext:value-type="float">
            <text:p>2.14344620033824</text:p>
          </table:table-cell>
          <table:table-cell/>
        </table:table-row>
        <table:table-row table:style-name="ro1">
          <table:table-cell office:value-type="string" calcext:value-type="string">
            <text:p>TeSi</text:p>
          </table:table-cell>
          <table:table-cell office:value-type="float" office:value="0.54407674" calcext:value-type="float">
            <text:p>0.54407674</text:p>
          </table:table-cell>
          <table:table-cell office:value-type="float" office:value="0.497830249106692" calcext:value-type="float">
            <text:p>0.497830249106692</text:p>
          </table:table-cell>
          <table:table-cell office:value-type="float" office:value="3.7824" calcext:value-type="float">
            <text:p>3.7824</text:p>
          </table:table-cell>
          <table:table-cell office:value-type="float" office:value="1.90525672972451" calcext:value-type="float">
            <text:p>1.90525672972451</text:p>
          </table:table-cell>
          <table:table-cell/>
        </table:table-row>
        <table:table-row table:style-name="ro1">
          <table:table-cell office:value-type="string" calcext:value-type="string">
            <text:p>WTc</text:p>
          </table:table-cell>
          <table:table-cell office:value-type="float" office:value="0.46135056" calcext:value-type="float">
            <text:p>0.46135056</text:p>
          </table:table-cell>
          <table:table-cell office:value-type="float" office:value="0.498640375565781" calcext:value-type="float">
            <text:p>0.498640375565781</text:p>
          </table:table-cell>
          <table:table-cell office:value-type="float" office:value="3.3898" calcext:value-type="float">
            <text:p>3.3898</text:p>
          </table:table-cell>
          <table:table-cell office:value-type="float" office:value="1.06149668287113" calcext:value-type="float">
            <text:p>1.06149668287113</text:p>
          </table:table-cell>
          <table:table-cell/>
        </table:table-row>
        <table:table-row table:style-name="ro1">
          <table:table-cell office:value-type="string" calcext:value-type="string">
            <text:p>PbSn</text:p>
          </table:table-cell>
          <table:table-cell office:value-type="float" office:value="0.5302184" calcext:value-type="float">
            <text:p>0.5302184</text:p>
          </table:table-cell>
          <table:table-cell office:value-type="float" office:value="0.501215899137568" calcext:value-type="float">
            <text:p>0.501215899137568</text:p>
          </table:table-cell>
          <table:table-cell office:value-type="float" office:value="4.0787" calcext:value-type="float">
            <text:p>4.0787</text:p>
          </table:table-cell>
          <table:table-cell office:value-type="float" office:value="0.919279142533899" calcext:value-type="float">
            <text:p>0.919279142533899</text:p>
          </table:table-cell>
          <table:table-cell/>
        </table:table-row>
        <table:table-row table:style-name="ro1">
          <table:table-cell office:value-type="string" calcext:value-type="string">
            <text:p>AgGa</text:p>
          </table:table-cell>
          <table:table-cell office:value-type="float" office:value="0.5601473" calcext:value-type="float">
            <text:p>0.5601473</text:p>
          </table:table-cell>
          <table:table-cell office:value-type="float" office:value="0.503388625256432" calcext:value-type="float">
            <text:p>0.503388625256432</text:p>
          </table:table-cell>
          <table:table-cell office:value-type="float" office:value="3.6078" calcext:value-type="float">
            <text:p>3.6078</text:p>
          </table:table-cell>
          <table:table-cell office:value-type="float" office:value="1.67417970000502" calcext:value-type="float">
            <text:p>1.67417970000502</text:p>
          </table:table-cell>
          <table:table-cell/>
        </table:table-row>
        <table:table-row table:style-name="ro1">
          <table:table-cell office:value-type="string" calcext:value-type="string">
            <text:p>BiNa</text:p>
          </table:table-cell>
          <table:table-cell office:value-type="float" office:value="0.58468056" calcext:value-type="float">
            <text:p>0.58468056</text:p>
          </table:table-cell>
          <table:table-cell office:value-type="float" office:value="0.503707316735254" calcext:value-type="float">
            <text:p>0.503707316735254</text:p>
          </table:table-cell>
          <table:table-cell office:value-type="float" office:value="4.1327" calcext:value-type="float">
            <text:p>4.1327</text:p>
          </table:table-cell>
          <table:table-cell office:value-type="float" office:value="1.28676482716205" calcext:value-type="float">
            <text:p>1.28676482716205</text:p>
          </table:table-cell>
          <table:table-cell/>
        </table:table-row>
        <table:table-row table:style-name="ro1">
          <table:table-cell office:value-type="string" calcext:value-type="string">
            <text:p>MnPd</text:p>
          </table:table-cell>
          <table:table-cell office:value-type="float" office:value="0.55601436" calcext:value-type="float">
            <text:p>0.55601436</text:p>
          </table:table-cell>
          <table:table-cell office:value-type="float" office:value="0.50593496610296" calcext:value-type="float">
            <text:p>0.50593496610296</text:p>
          </table:table-cell>
          <table:table-cell office:value-type="float" office:value="3.4612" calcext:value-type="float">
            <text:p>3.4612</text:p>
          </table:table-cell>
          <table:table-cell office:value-type="float" office:value="1.83950948603728" calcext:value-type="float">
            <text:p>1.83950948603728</text:p>
          </table:table-cell>
          <table:table-cell/>
        </table:table-row>
        <table:table-row table:style-name="ro1">
          <table:table-cell office:value-type="string" calcext:value-type="string">
            <text:p>AgZn</text:p>
          </table:table-cell>
          <table:table-cell office:value-type="float" office:value="0.5636847" calcext:value-type="float">
            <text:p>0.5636847</text:p>
          </table:table-cell>
          <table:table-cell office:value-type="float" office:value="0.507315202604288" calcext:value-type="float">
            <text:p>0.507315202604288</text:p>
          </table:table-cell>
          <table:table-cell office:value-type="float" office:value="3.5323" calcext:value-type="float">
            <text:p>3.5323</text:p>
          </table:table-cell>
          <table:table-cell office:value-type="float" office:value="1.71514606098138" calcext:value-type="float">
            <text:p>1.71514606098138</text:p>
          </table:table-cell>
          <table:table-cell/>
        </table:table-row>
        <table:table-row table:style-name="ro1">
          <table:table-cell office:value-type="string" calcext:value-type="string">
            <text:p>TeW</text:p>
          </table:table-cell>
          <table:table-cell office:value-type="float" office:value="0.45338896" calcext:value-type="float">
            <text:p>0.45338896</text:p>
          </table:table-cell>
          <table:table-cell office:value-type="float" office:value="0.509824369081088" calcext:value-type="float">
            <text:p>0.509824369081088</text:p>
          </table:table-cell>
          <table:table-cell office:value-type="float" office:value="3.6531" calcext:value-type="float">
            <text:p>3.6531</text:p>
          </table:table-cell>
          <table:table-cell office:value-type="float" office:value="0.961579618284863" calcext:value-type="float">
            <text:p>0.961579618284863</text:p>
          </table:table-cell>
          <table:table-cell/>
        </table:table-row>
        <table:table-row table:style-name="ro1">
          <table:table-cell office:value-type="string" calcext:value-type="string">
            <text:p>SnSe</text:p>
          </table:table-cell>
          <table:table-cell office:value-type="float" office:value="0.5261424" calcext:value-type="float">
            <text:p>0.5261424</text:p>
          </table:table-cell>
          <table:table-cell office:value-type="float" office:value="0.513955688754375" calcext:value-type="float">
            <text:p>0.513955688754375</text:p>
          </table:table-cell>
          <table:table-cell office:value-type="float" office:value="3.9701" calcext:value-type="float">
            <text:p>3.9701</text:p>
          </table:table-cell>
          <table:table-cell office:value-type="float" office:value="1.5066831654308" calcext:value-type="float">
            <text:p>1.5066831654308</text:p>
          </table:table-cell>
          <table:table-cell/>
        </table:table-row>
        <table:table-row table:style-name="ro1">
          <table:table-cell office:value-type="string" calcext:value-type="string">
            <text:p>RuTc</text:p>
          </table:table-cell>
          <table:table-cell office:value-type="float" office:value="0.48799822" calcext:value-type="float">
            <text:p>0.48799822</text:p>
          </table:table-cell>
          <table:table-cell office:value-type="float" office:value="0.515675601630924" calcext:value-type="float">
            <text:p>0.515675601630924</text:p>
          </table:table-cell>
          <table:table-cell office:value-type="float" office:value="3.3661" calcext:value-type="float">
            <text:p>3.3661</text:p>
          </table:table-cell>
          <table:table-cell office:value-type="float" office:value="1.49624565461725" calcext:value-type="float">
            <text:p>1.49624565461725</text:p>
          </table:table-cell>
          <table:table-cell/>
        </table:table-row>
        <table:table-row table:style-name="ro1">
          <table:table-cell office:value-type="string" calcext:value-type="string">
            <text:p>SiBe</text:p>
          </table:table-cell>
          <table:table-cell office:value-type="float" office:value="0.5480196" calcext:value-type="float">
            <text:p>0.5480196</text:p>
          </table:table-cell>
          <table:table-cell office:value-type="float" office:value="0.515715590331215" calcext:value-type="float">
            <text:p>0.515715590331215</text:p>
          </table:table-cell>
          <table:table-cell office:value-type="float" office:value="3.0279" calcext:value-type="float">
            <text:p>3.0279</text:p>
          </table:table-cell>
          <table:table-cell office:value-type="float" office:value="7.53665702744628" calcext:value-type="float">
            <text:p>7.53665702744628</text:p>
          </table:table-cell>
          <table:table-cell/>
        </table:table-row>
        <table:table-row table:style-name="ro1">
          <table:table-cell office:value-type="string" calcext:value-type="string">
            <text:p>SeTe</text:p>
          </table:table-cell>
          <table:table-cell office:value-type="float" office:value="0.50733197" calcext:value-type="float">
            <text:p>0.50733197</text:p>
          </table:table-cell>
          <table:table-cell office:value-type="float" office:value="0.518122806039757" calcext:value-type="float">
            <text:p>0.518122806039757</text:p>
          </table:table-cell>
          <table:table-cell office:value-type="float" office:value="4.1278" calcext:value-type="float">
            <text:p>4.1278</text:p>
          </table:table-cell>
          <table:table-cell office:value-type="float" office:value="1.44277358815199" calcext:value-type="float">
            <text:p>1.44277358815199</text:p>
          </table:table-cell>
          <table:table-cell/>
        </table:table-row>
        <table:table-row table:style-name="ro1">
          <table:table-cell office:value-type="string" calcext:value-type="string">
            <text:p>GeGa</text:p>
          </table:table-cell>
          <table:table-cell office:value-type="float" office:value="0.5099263" calcext:value-type="float">
            <text:p>0.5099263</text:p>
          </table:table-cell>
          <table:table-cell office:value-type="float" office:value="0.51877695158206" calcext:value-type="float">
            <text:p>0.51877695158206</text:p>
          </table:table-cell>
          <table:table-cell office:value-type="float" office:value="3.6942" calcext:value-type="float">
            <text:p>3.6942</text:p>
          </table:table-cell>
          <table:table-cell office:value-type="float" office:value="2.07984465166787" calcext:value-type="float">
            <text:p>2.07984465166787</text:p>
          </table:table-cell>
          <table:table-cell/>
        </table:table-row>
        <table:table-row table:style-name="ro1">
          <table:table-cell office:value-type="string" calcext:value-type="string">
            <text:p>AsSi</text:p>
          </table:table-cell>
          <table:table-cell office:value-type="float" office:value="0.549805" calcext:value-type="float">
            <text:p>0.549805</text:p>
          </table:table-cell>
          <table:table-cell office:value-type="float" office:value="0.523172043022652" calcext:value-type="float">
            <text:p>0.523172043022652</text:p>
          </table:table-cell>
          <table:table-cell office:value-type="float" office:value="3.5516" calcext:value-type="float">
            <text:p>3.5516</text:p>
          </table:table-cell>
          <table:table-cell office:value-type="float" office:value="2.85182850436458" calcext:value-type="float">
            <text:p>2.85182850436458</text:p>
          </table:table-cell>
          <table:table-cell/>
        </table:table-row>
        <table:table-row table:style-name="ro1">
          <table:table-cell office:value-type="string" calcext:value-type="string">
            <text:p>TeNi</text:p>
          </table:table-cell>
          <table:table-cell office:value-type="float" office:value="0.60970145" calcext:value-type="float">
            <text:p>0.60970145</text:p>
          </table:table-cell>
          <table:table-cell office:value-type="float" office:value="0.523182998108887" calcext:value-type="float">
            <text:p>0.523182998108887</text:p>
          </table:table-cell>
          <table:table-cell office:value-type="float" office:value="3.4739" calcext:value-type="float">
            <text:p>3.4739</text:p>
          </table:table-cell>
          <table:table-cell office:value-type="float" office:value="1.59722396092653" calcext:value-type="float">
            <text:p>1.59722396092653</text:p>
          </table:table-cell>
          <table:table-cell/>
        </table:table-row>
        <table:table-row table:style-name="ro1">
          <table:table-cell office:value-type="string" calcext:value-type="string">
            <text:p>BiGe</text:p>
          </table:table-cell>
          <table:table-cell office:value-type="float" office:value="0.5605421" calcext:value-type="float">
            <text:p>0.5605421</text:p>
          </table:table-cell>
          <table:table-cell office:value-type="float" office:value="0.525109203736341" calcext:value-type="float">
            <text:p>0.525109203736341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06231561631569" calcext:value-type="float">
            <text:p>1.06231561631569</text:p>
          </table:table-cell>
          <table:table-cell/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0.48472664" calcext:value-type="float">
            <text:p>0.48472664</text:p>
          </table:table-cell>
          <table:table-cell office:value-type="float" office:value="0.527506153996007" calcext:value-type="float">
            <text:p>0.527506153996007</text:p>
          </table:table-cell>
          <table:table-cell office:value-type="float" office:value="3.8793" calcext:value-type="float">
            <text:p>3.8793</text:p>
          </table:table-cell>
          <table:table-cell office:value-type="float" office:value="2.00435010961776" calcext:value-type="float">
            <text:p>2.00435010961776</text:p>
          </table:table-cell>
          <table:table-cell/>
        </table:table-row>
        <table:table-row table:style-name="ro1">
          <table:table-cell office:value-type="string" calcext:value-type="string">
            <text:p>MgPb</text:p>
          </table:table-cell>
          <table:table-cell office:value-type="float" office:value="0.58101106" calcext:value-type="float">
            <text:p>0.58101106</text:p>
          </table:table-cell>
          <table:table-cell office:value-type="float" office:value="0.528078571174352" calcext:value-type="float">
            <text:p>0.528078571174352</text:p>
          </table:table-cell>
          <table:table-cell office:value-type="float" office:value="4.2592" calcext:value-type="float">
            <text:p>4.2592</text:p>
          </table:table-cell>
          <table:table-cell office:value-type="float" office:value="1.28931702295692" calcext:value-type="float">
            <text:p>1.28931702295692</text:p>
          </table:table-cell>
          <table:table-cell/>
        </table:table-row>
        <table:table-row table:style-name="ro1">
          <table:table-cell office:value-type="string" calcext:value-type="string">
            <text:p>BiGa</text:p>
          </table:table-cell>
          <table:table-cell office:value-type="float" office:value="0.51882577" calcext:value-type="float">
            <text:p>0.51882577</text:p>
          </table:table-cell>
          <table:table-cell office:value-type="float" office:value="0.532525349234428" calcext:value-type="float">
            <text:p>0.532525349234428</text:p>
          </table:table-cell>
          <table:table-cell office:value-type="float" office:value="3.8672" calcext:value-type="float">
            <text:p>3.8672</text:p>
          </table:table-cell>
          <table:table-cell office:value-type="float" office:value="1.07331481849713" calcext:value-type="float">
            <text:p>1.07331481849713</text:p>
          </table:table-cell>
          <table:table-cell/>
        </table:table-row>
        <table:table-row table:style-name="ro1">
          <table:table-cell office:value-type="string" calcext:value-type="string">
            <text:p>CrW</text:p>
          </table:table-cell>
          <table:table-cell office:value-type="float" office:value="0.5518857" calcext:value-type="float">
            <text:p>0.5518857</text:p>
          </table:table-cell>
          <table:table-cell office:value-type="float" office:value="0.53254851426378" calcext:value-type="float">
            <text:p>0.53254851426378</text:p>
          </table:table-cell>
          <table:table-cell office:value-type="float" office:value="3.4778" calcext:value-type="float">
            <text:p>3.4778</text:p>
          </table:table-cell>
          <table:table-cell office:value-type="float" office:value="1.2659386304743" calcext:value-type="float">
            <text:p>1.2659386304743</text:p>
          </table:table-cell>
          <table:table-cell/>
        </table:table-row>
        <table:table-row table:style-name="ro1">
          <table:table-cell office:value-type="string" calcext:value-type="string">
            <text:p>FeTa</text:p>
          </table:table-cell>
          <table:table-cell office:value-type="float" office:value="0.44086716" calcext:value-type="float">
            <text:p>0.44086716</text:p>
          </table:table-cell>
          <table:table-cell office:value-type="float" office:value="0.53370773182617" calcext:value-type="float">
            <text:p>0.53370773182617</text:p>
          </table:table-cell>
          <table:table-cell office:value-type="float" office:value="3.3688" calcext:value-type="float">
            <text:p>3.3688</text:p>
          </table:table-cell>
          <table:table-cell office:value-type="float" office:value="1.26088800321245" calcext:value-type="float">
            <text:p>1.26088800321245</text:p>
          </table:table-cell>
          <table:table-cell/>
        </table:table-row>
        <table:table-row table:style-name="ro1">
          <table:table-cell office:value-type="string" calcext:value-type="string">
            <text:p>GaBi</text:p>
          </table:table-cell>
          <table:table-cell office:value-type="float" office:value="0.5165638" calcext:value-type="float">
            <text:p>0.5165638</text:p>
          </table:table-cell>
          <table:table-cell office:value-type="float" office:value="0.534012783884555" calcext:value-type="float">
            <text:p>0.534012783884555</text:p>
          </table:table-cell>
          <table:table-cell office:value-type="float" office:value="4.3161" calcext:value-type="float">
            <text:p>4.3161</text:p>
          </table:table-cell>
          <table:table-cell office:value-type="float" office:value="1.07331481849713" calcext:value-type="float">
            <text:p>1.07331481849713</text:p>
          </table:table-cell>
          <table:table-cell/>
        </table:table-row>
        <table:table-row table:style-name="ro1">
          <table:table-cell office:value-type="string" calcext:value-type="string">
            <text:p>BiAs</text:p>
          </table:table-cell>
          <table:table-cell office:value-type="float" office:value="0.50971204" calcext:value-type="float">
            <text:p>0.50971204</text:p>
          </table:table-cell>
          <table:table-cell office:value-type="float" office:value="0.535042772993761" calcext:value-type="float">
            <text:p>0.535042772993761</text:p>
          </table:table-cell>
          <table:table-cell office:value-type="float" office:value="4.2088" calcext:value-type="float">
            <text:p>4.2088</text:p>
          </table:table-cell>
          <table:table-cell office:value-type="float" office:value="1.05386820886318" calcext:value-type="float">
            <text:p>1.05386820886318</text:p>
          </table:table-cell>
          <table:table-cell/>
        </table:table-row>
        <table:table-row table:style-name="ro1">
          <table:table-cell office:value-type="string" calcext:value-type="string">
            <text:p>SnIn</text:p>
          </table:table-cell>
          <table:table-cell office:value-type="float" office:value="0.49609715" calcext:value-type="float">
            <text:p>0.49609715</text:p>
          </table:table-cell>
          <table:table-cell office:value-type="float" office:value="0.538492209318689" calcext:value-type="float">
            <text:p>0.538492209318689</text:p>
          </table:table-cell>
          <table:table-cell office:value-type="float" office:value="4.1876" calcext:value-type="float">
            <text:p>4.1876</text:p>
          </table:table-cell>
          <table:table-cell office:value-type="float" office:value="1.27829073561979" calcext:value-type="float">
            <text:p>1.27829073561979</text:p>
          </table:table-cell>
          <table:table-cell/>
        </table:table-row>
        <table:table-row table:style-name="ro1">
          <table:table-cell office:value-type="string" calcext:value-type="string">
            <text:p>SeGa</text:p>
          </table:table-cell>
          <table:table-cell office:value-type="float" office:value="0.53249604" calcext:value-type="float">
            <text:p>0.53249604</text:p>
          </table:table-cell>
          <table:table-cell office:value-type="float" office:value="0.539788574396513" calcext:value-type="float">
            <text:p>0.539788574396513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99319977836197" calcext:value-type="float">
            <text:p>1.99319977836197</text:p>
          </table:table-cell>
          <table:table-cell/>
        </table:table-row>
        <table:table-row table:style-name="ro1">
          <table:table-cell office:value-type="string" calcext:value-type="string">
            <text:p>ZrSr</text:p>
          </table:table-cell>
          <table:table-cell office:value-type="float" office:value="0.54681724" calcext:value-type="float">
            <text:p>0.54681724</text:p>
          </table:table-cell>
          <table:table-cell office:value-type="float" office:value="0.540162092256627" calcext:value-type="float">
            <text:p>0.540162092256627</text:p>
          </table:table-cell>
          <table:table-cell office:value-type="float" office:value="4.2923" calcext:value-type="float">
            <text:p>4.2923</text:p>
          </table:table-cell>
          <table:table-cell office:value-type="float" office:value="1.66264708072049" calcext:value-type="float">
            <text:p>1.66264708072049</text:p>
          </table:table-cell>
          <table:table-cell/>
        </table:table-row>
        <table:table-row table:style-name="ro1">
          <table:table-cell office:value-type="string" calcext:value-type="string">
            <text:p>PdAs</text:p>
          </table:table-cell>
          <table:table-cell office:value-type="float" office:value="0.5158827" calcext:value-type="float">
            <text:p>0.5158827</text:p>
          </table:table-cell>
          <table:table-cell office:value-type="float" office:value="0.541791765004842" calcext:value-type="float">
            <text:p>0.541791765004842</text:p>
          </table:table-cell>
          <table:table-cell office:value-type="float" office:value="3.4746" calcext:value-type="float">
            <text:p>3.4746</text:p>
          </table:table-cell>
          <table:table-cell office:value-type="float" office:value="1.64012318579048" calcext:value-type="float">
            <text:p>1.64012318579048</text:p>
          </table:table-cell>
          <table:table-cell/>
        </table:table-row>
        <table:table-row table:style-name="ro1">
          <table:table-cell office:value-type="string" calcext:value-type="string">
            <text:p>NbAg</text:p>
          </table:table-cell>
          <table:table-cell office:value-type="float" office:value="0.63335234" calcext:value-type="float">
            <text:p>0.63335234</text:p>
          </table:table-cell>
          <table:table-cell office:value-type="float" office:value="0.542541794301743" calcext:value-type="float">
            <text:p>0.542541794301743</text:p>
          </table:table-cell>
          <table:table-cell office:value-type="float" office:value="3.6359" calcext:value-type="float">
            <text:p>3.6359</text:p>
          </table:table-cell>
          <table:table-cell office:value-type="float" office:value="1.48373098120496" calcext:value-type="float">
            <text:p>1.48373098120496</text:p>
          </table:table-cell>
          <table:table-cell/>
        </table:table-row>
        <table:table-row table:style-name="ro1">
          <table:table-cell office:value-type="string" calcext:value-type="string">
            <text:p>MoY</text:p>
          </table:table-cell>
          <table:table-cell office:value-type="float" office:value="0.5519893" calcext:value-type="float">
            <text:p>0.5519893</text:p>
          </table:table-cell>
          <table:table-cell office:value-type="float" office:value="0.543243918896787" calcext:value-type="float">
            <text:p>0.543243918896787</text:p>
          </table:table-cell>
          <table:table-cell office:value-type="float" office:value="3.9349" calcext:value-type="float">
            <text:p>3.9349</text:p>
          </table:table-cell>
          <table:table-cell office:value-type="float" office:value="1.60953069220806" calcext:value-type="float">
            <text:p>1.60953069220806</text:p>
          </table:table-cell>
          <table:table-cell/>
        </table:table-row>
        <table:table-row table:style-name="ro1">
          <table:table-cell office:value-type="string" calcext:value-type="string">
            <text:p>TeSn</text:p>
          </table:table-cell>
          <table:table-cell office:value-type="float" office:value="0.62472516" calcext:value-type="float">
            <text:p>0.62472516</text:p>
          </table:table-cell>
          <table:table-cell office:value-type="float" office:value="0.543314247631429" calcext:value-type="float">
            <text:p>0.543314247631429</text:p>
          </table:table-cell>
          <table:table-cell office:value-type="float" office:value="4.0431" calcext:value-type="float">
            <text:p>4.0431</text:p>
          </table:table-cell>
          <table:table-cell office:value-type="float" office:value="1.21275966493434" calcext:value-type="float">
            <text:p>1.21275966493434</text:p>
          </table:table-cell>
          <table:table-cell/>
        </table:table-row>
        <table:table-row table:style-name="ro1">
          <table:table-cell office:value-type="string" calcext:value-type="string">
            <text:p>ZnBi</text:p>
          </table:table-cell>
          <table:table-cell office:value-type="float" office:value="0.58407915" calcext:value-type="float">
            <text:p>0.58407915</text:p>
          </table:table-cell>
          <table:table-cell office:value-type="float" office:value="0.545502598412359" calcext:value-type="float">
            <text:p>0.545502598412359</text:p>
          </table:table-cell>
          <table:table-cell office:value-type="float" office:value="4.2601" calcext:value-type="float">
            <text:p>4.2601</text:p>
          </table:table-cell>
          <table:table-cell office:value-type="float" office:value="1.09000573224304" calcext:value-type="float">
            <text:p>1.09000573224304</text:p>
          </table:table-cell>
          <table:table-cell/>
        </table:table-row>
        <table:table-row table:style-name="ro1">
          <table:table-cell office:value-type="string" calcext:value-type="string">
            <text:p>RhMg</text:p>
          </table:table-cell>
          <table:table-cell office:value-type="float" office:value="0.47165397" calcext:value-type="float">
            <text:p>0.47165397</text:p>
          </table:table-cell>
          <table:table-cell office:value-type="float" office:value="0.546632697465386" calcext:value-type="float">
            <text:p>0.546632697465386</text:p>
          </table:table-cell>
          <table:table-cell office:value-type="float" office:value="3.4018" calcext:value-type="float">
            <text:p>3.4018</text:p>
          </table:table-cell>
          <table:table-cell office:value-type="float" office:value="2.32183037466622" calcext:value-type="float">
            <text:p>2.32183037466622</text:p>
          </table:table-cell>
          <table:table-cell/>
        </table:table-row>
        <table:table-row table:style-name="ro1">
          <table:table-cell office:value-type="string" calcext:value-type="string">
            <text:p>VMg</text:p>
          </table:table-cell>
          <table:table-cell office:value-type="float" office:value="0.5138476" calcext:value-type="float">
            <text:p>0.5138476</text:p>
          </table:table-cell>
          <table:table-cell office:value-type="float" office:value="0.546996196195558" calcext:value-type="float">
            <text:p>0.546996196195558</text:p>
          </table:table-cell>
          <table:table-cell office:value-type="float" office:value="3.4284" calcext:value-type="float">
            <text:p>3.4284</text:p>
          </table:table-cell>
          <table:table-cell office:value-type="float" office:value="3.86330348464143" calcext:value-type="float">
            <text:p>3.86330348464143</text:p>
          </table:table-cell>
          <table:table-cell/>
        </table:table-row>
        <table:table-row table:style-name="ro1">
          <table:table-cell office:value-type="string" calcext:value-type="string">
            <text:p>GeBa</text:p>
          </table:table-cell>
          <table:table-cell office:value-type="float" office:value="0.42662013" calcext:value-type="float">
            <text:p>0.42662013</text:p>
          </table:table-cell>
          <table:table-cell office:value-type="float" office:value="0.549779107992969" calcext:value-type="float">
            <text:p>0.549779107992969</text:p>
          </table:table-cell>
          <table:table-cell office:value-type="float" office:value="4.9732" calcext:value-type="float">
            <text:p>4.9732</text:p>
          </table:table-cell>
          <table:table-cell office:value-type="float" office:value="1.41969498967139" calcext:value-type="float">
            <text:p>1.41969498967139</text:p>
          </table:table-cell>
          <table:table-cell/>
        </table:table-row>
        <table:table-row table:style-name="ro1">
          <table:table-cell office:value-type="string" calcext:value-type="string">
            <text:p>MgBi</text:p>
          </table:table-cell>
          <table:table-cell office:value-type="float" office:value="0.5547477" calcext:value-type="float">
            <text:p>0.5547477</text:p>
          </table:table-cell>
          <table:table-cell office:value-type="float" office:value="0.550541984899213" calcext:value-type="float">
            <text:p>0.550541984899213</text:p>
          </table:table-cell>
          <table:table-cell office:value-type="float" office:value="4.3019" calcext:value-type="float">
            <text:p>4.3019</text:p>
          </table:table-cell>
          <table:table-cell office:value-type="float" office:value="1.27960305569118" calcext:value-type="float">
            <text:p>1.27960305569118</text:p>
          </table:table-cell>
          <table:table-cell/>
        </table:table-row>
        <table:table-row table:style-name="ro1">
          <table:table-cell office:value-type="string" calcext:value-type="string">
            <text:p>MnTa</text:p>
          </table:table-cell>
          <table:table-cell office:value-type="float" office:value="0.46116418" calcext:value-type="float">
            <text:p>0.46116418</text:p>
          </table:table-cell>
          <table:table-cell office:value-type="float" office:value="0.550784740614866" calcext:value-type="float">
            <text:p>0.550784740614866</text:p>
          </table:table-cell>
          <table:table-cell office:value-type="float" office:value="3.4002" calcext:value-type="float">
            <text:p>3.4002</text:p>
          </table:table-cell>
          <table:table-cell office:value-type="float" office:value="1.26567461699815" calcext:value-type="float">
            <text:p>1.26567461699815</text:p>
          </table:table-cell>
          <table:table-cell/>
        </table:table-row>
        <table:table-row table:style-name="ro1">
          <table:table-cell office:value-type="string" calcext:value-type="string">
            <text:p>SbGe</text:p>
          </table:table-cell>
          <table:table-cell office:value-type="float" office:value="0.57059234" calcext:value-type="float">
            <text:p>0.57059234</text:p>
          </table:table-cell>
          <table:table-cell office:value-type="float" office:value="0.550921534876405" calcext:value-type="float">
            <text:p>0.550921534876405</text:p>
          </table:table-cell>
          <table:table-cell office:value-type="float" office:value="3.9048" calcext:value-type="float">
            <text:p>3.9048</text:p>
          </table:table-cell>
          <table:table-cell office:value-type="float" office:value="1.53163888734399" calcext:value-type="float">
            <text:p>1.53163888734399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60027474" calcext:value-type="float">
            <text:p>0.60027474</text:p>
          </table:table-cell>
          <table:table-cell office:value-type="float" office:value="0.555199440057648" calcext:value-type="float">
            <text:p>0.555199440057648</text:p>
          </table:table-cell>
          <table:table-cell office:value-type="float" office:value="3.3764" calcext:value-type="float">
            <text:p>3.3764</text:p>
          </table:table-cell>
          <table:table-cell office:value-type="float" office:value="3.73556188874759" calcext:value-type="float">
            <text:p>3.73556188874759</text:p>
          </table:table-cell>
          <table:table-cell/>
        </table:table-row>
        <table:table-row table:style-name="ro1">
          <table:table-cell office:value-type="string" calcext:value-type="string">
            <text:p>PbK</text:p>
          </table:table-cell>
          <table:table-cell office:value-type="float" office:value="0.6496108" calcext:value-type="float">
            <text:p>0.6496108</text:p>
          </table:table-cell>
          <table:table-cell office:value-type="float" office:value="0.558012287956495" calcext:value-type="float">
            <text:p>0.558012287956495</text:p>
          </table:table-cell>
          <table:table-cell office:value-type="float" office:value="4.4881" calcext:value-type="float">
            <text:p>4.4881</text:p>
          </table:table-cell>
          <table:table-cell office:value-type="float" office:value="1.21281657640325" calcext:value-type="float">
            <text:p>1.21281657640325</text:p>
          </table:table-cell>
          <table:table-cell/>
        </table:table-row>
        <table:table-row table:style-name="ro1">
          <table:table-cell office:value-type="string" calcext:value-type="string">
            <text:p>RhAl</text:p>
          </table:table-cell>
          <table:table-cell office:value-type="float" office:value="0.562062" calcext:value-type="float">
            <text:p>0.562062</text:p>
          </table:table-cell>
          <table:table-cell office:value-type="float" office:value="0.558243449627566" calcext:value-type="float">
            <text:p>0.558243449627566</text:p>
          </table:table-cell>
          <table:table-cell office:value-type="float" office:value="3.3502" calcext:value-type="float">
            <text:p>3.3502</text:p>
          </table:table-cell>
          <table:table-cell office:value-type="float" office:value="2.27507370868794" calcext:value-type="float">
            <text:p>2.27507370868794</text:p>
          </table:table-cell>
          <table:table-cell/>
        </table:table-row>
        <table:table-row table:style-name="ro1">
          <table:table-cell office:value-type="string" calcext:value-type="string">
            <text:p>ZrSe</text:p>
          </table:table-cell>
          <table:table-cell office:value-type="float" office:value="0.63132054" calcext:value-type="float">
            <text:p>0.63132054</text:p>
          </table:table-cell>
          <table:table-cell office:value-type="float" office:value="0.55891917793773" calcext:value-type="float">
            <text:p>0.55891917793773</text:p>
          </table:table-cell>
          <table:table-cell office:value-type="float" office:value="3.8788" calcext:value-type="float">
            <text:p>3.8788</text:p>
          </table:table-cell>
          <table:table-cell office:value-type="float" office:value="1.74577568149059" calcext:value-type="float">
            <text:p>1.74577568149059</text:p>
          </table:table-cell>
          <table:table-cell/>
        </table:table-row>
        <table:table-row table:style-name="ro1">
          <table:table-cell office:value-type="string" calcext:value-type="string">
            <text:p>TiGe</text:p>
          </table:table-cell>
          <table:table-cell office:value-type="float" office:value="0.37628874" calcext:value-type="float">
            <text:p>0.37628874</text:p>
          </table:table-cell>
          <table:table-cell office:value-type="float" office:value="0.558941060900024" calcext:value-type="float">
            <text:p>0.558941060900024</text:p>
          </table:table-cell>
          <table:table-cell office:value-type="float" office:value="3.2973" calcext:value-type="float">
            <text:p>3.2973</text:p>
          </table:table-cell>
          <table:table-cell office:value-type="float" office:value="2.44782638049355" calcext:value-type="float">
            <text:p>2.44782638049355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0.59426785" calcext:value-type="float">
            <text:p>0.59426785</text:p>
          </table:table-cell>
          <table:table-cell office:value-type="float" office:value="0.559238786597572" calcext:value-type="float">
            <text:p>0.559238786597572</text:p>
          </table:table-cell>
          <table:table-cell office:value-type="float" office:value="3.4713" calcext:value-type="float">
            <text:p>3.4713</text:p>
          </table:table-cell>
          <table:table-cell office:value-type="float" office:value="1.23021022041297" calcext:value-type="float">
            <text:p>1.23021022041297</text:p>
          </table:table-cell>
          <table:table-cell/>
        </table:table-row>
        <table:table-row table:style-name="ro1">
          <table:table-cell office:value-type="string" calcext:value-type="string">
            <text:p>SbGa</text:p>
          </table:table-cell>
          <table:table-cell office:value-type="float" office:value="0.548581" calcext:value-type="float">
            <text:p>0.548581</text:p>
          </table:table-cell>
          <table:table-cell office:value-type="float" office:value="0.560663346284489" calcext:value-type="float">
            <text:p>0.560663346284489</text:p>
          </table:table-cell>
          <table:table-cell office:value-type="float" office:value="3.8154" calcext:value-type="float">
            <text:p>3.8154</text:p>
          </table:table-cell>
          <table:table-cell office:value-type="float" office:value="1.55460872785849" calcext:value-type="float">
            <text:p>1.55460872785849</text:p>
          </table:table-cell>
          <table:table-cell/>
        </table:table-row>
        <table:table-row table:style-name="ro1">
          <table:table-cell office:value-type="string" calcext:value-type="string">
            <text:p>AlIn</text:p>
          </table:table-cell>
          <table:table-cell office:value-type="float" office:value="0.55972975" calcext:value-type="float">
            <text:p>0.55972975</text:p>
          </table:table-cell>
          <table:table-cell office:value-type="float" office:value="0.568754798337638" calcext:value-type="float">
            <text:p>0.568754798337638</text:p>
          </table:table-cell>
          <table:table-cell office:value-type="float" office:value="3.9145" calcext:value-type="float">
            <text:p>3.9145</text:p>
          </table:table-cell>
          <table:table-cell office:value-type="float" office:value="2.08793666244942" calcext:value-type="float">
            <text:p>2.08793666244942</text:p>
          </table:table-cell>
          <table:table-cell/>
        </table:table-row>
        <table:table-row table:style-name="ro1">
          <table:table-cell office:value-type="string" calcext:value-type="string">
            <text:p>PbPb</text:p>
          </table:table-cell>
          <table:table-cell office:value-type="float" office:value="0.57192194" calcext:value-type="float">
            <text:p>0.57192194</text:p>
          </table:table-cell>
          <table:table-cell office:value-type="float" office:value="0.570836954678954" calcext:value-type="float">
            <text:p>0.570836954678954</text:p>
          </table:table-cell>
          <table:table-cell office:value-type="float" office:value="4.3325" calcext:value-type="float">
            <text:p>4.3325</text:p>
          </table:table-cell>
          <table:table-cell office:value-type="float" office:value="0.724400442696347" calcext:value-type="float">
            <text:p>0.724400442696347</text:p>
          </table:table-cell>
          <table:table-cell/>
        </table:table-row>
        <table:table-row table:style-name="ro1">
          <table:table-cell office:value-type="string" calcext:value-type="string">
            <text:p>TeBi</text:p>
          </table:table-cell>
          <table:table-cell office:value-type="float" office:value="0.61756986" calcext:value-type="float">
            <text:p>0.61756986</text:p>
          </table:table-cell>
          <table:table-cell office:value-type="float" office:value="0.57134368310779" calcext:value-type="float">
            <text:p>0.57134368310779</text:p>
          </table:table-cell>
          <table:table-cell office:value-type="float" office:value="4.2542" calcext:value-type="float">
            <text:p>4.2542</text:p>
          </table:table-cell>
          <table:table-cell office:value-type="float" office:value="0.890395296030185" calcext:value-type="float">
            <text:p>0.890395296030185</text:p>
          </table:table-cell>
          <table:table-cell/>
        </table:table-row>
        <table:table-row table:style-name="ro1">
          <table:table-cell office:value-type="string" calcext:value-type="string">
            <text:p>TeGa</text:p>
          </table:table-cell>
          <table:table-cell office:value-type="float" office:value="0.5918189" calcext:value-type="float">
            <text:p>0.5918189</text:p>
          </table:table-cell>
          <table:table-cell office:value-type="float" office:value="0.572051365413544" calcext:value-type="float">
            <text:p>0.572051365413544</text:p>
          </table:table-cell>
          <table:table-cell office:value-type="float" office:value="3.7931" calcext:value-type="float">
            <text:p>3.7931</text:p>
          </table:table-cell>
          <table:table-cell office:value-type="float" office:value="1.50929273546743" calcext:value-type="float">
            <text:p>1.50929273546743</text:p>
          </table:table-cell>
          <table:table-cell/>
        </table:table-row>
        <table:table-row table:style-name="ro1">
          <table:table-cell office:value-type="string" calcext:value-type="string">
            <text:p>ScTe</text:p>
          </table:table-cell>
          <table:table-cell office:value-type="float" office:value="0.57853246" calcext:value-type="float">
            <text:p>0.57853246</text:p>
          </table:table-cell>
          <table:table-cell office:value-type="float" office:value="0.573416871101057" calcext:value-type="float">
            <text:p>0.573416871101057</text:p>
          </table:table-cell>
          <table:table-cell office:value-type="float" office:value="4.1194" calcext:value-type="float">
            <text:p>4.1194</text:p>
          </table:table-cell>
          <table:table-cell office:value-type="float" office:value="1.72219194411346" calcext:value-type="float">
            <text:p>1.72219194411346</text:p>
          </table:table-cell>
          <table:table-cell/>
        </table:table-row>
        <table:table-row table:style-name="ro1">
          <table:table-cell office:value-type="string" calcext:value-type="string">
            <text:p>ZnAg</text:p>
          </table:table-cell>
          <table:table-cell office:value-type="float" office:value="0.55499214" calcext:value-type="float">
            <text:p>0.55499214</text:p>
          </table:table-cell>
          <table:table-cell office:value-type="float" office:value="0.57681990961441" calcext:value-type="float">
            <text:p>0.57681990961441</text:p>
          </table:table-cell>
          <table:table-cell office:value-type="float" office:value="3.8319" calcext:value-type="float">
            <text:p>3.8319</text:p>
          </table:table-cell>
          <table:table-cell office:value-type="float" office:value="1.71514606098138" calcext:value-type="float">
            <text:p>1.71514606098138</text:p>
          </table:table-cell>
          <table:table-cell/>
        </table:table-row>
        <table:table-row table:style-name="ro1">
          <table:table-cell office:value-type="string" calcext:value-type="string">
            <text:p>NiAl</text:p>
          </table:table-cell>
          <table:table-cell office:value-type="float" office:value="0.59591794" calcext:value-type="float">
            <text:p>0.59591794</text:p>
          </table:table-cell>
          <table:table-cell office:value-type="float" office:value="0.578403019862418" calcext:value-type="float">
            <text:p>0.578403019862418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40908942551987" calcext:value-type="float">
            <text:p>3.40908942551987</text:p>
          </table:table-cell>
          <table:table-cell/>
        </table:table-row>
        <table:table-row table:style-name="ro1">
          <table:table-cell office:value-type="string" calcext:value-type="string">
            <text:p>TeSe</text:p>
          </table:table-cell>
          <table:table-cell office:value-type="float" office:value="0.61106473" calcext:value-type="float">
            <text:p>0.61106473</text:p>
          </table:table-cell>
          <table:table-cell office:value-type="float" office:value="0.582435545739756" calcext:value-type="float">
            <text:p>0.582435545739756</text:p>
          </table:table-cell>
          <table:table-cell office:value-type="float" office:value="3.9743" calcext:value-type="float">
            <text:p>3.9743</text:p>
          </table:table-cell>
          <table:table-cell office:value-type="float" office:value="1.44277358815199" calcext:value-type="float">
            <text:p>1.44277358815199</text:p>
          </table:table-cell>
          <table:table-cell/>
        </table:table-row>
        <table:table-row table:style-name="ro1">
          <table:table-cell office:value-type="string" calcext:value-type="string">
            <text:p>SeIn</text:p>
          </table:table-cell>
          <table:table-cell office:value-type="float" office:value="0.5351031" calcext:value-type="float">
            <text:p>0.5351031</text:p>
          </table:table-cell>
          <table:table-cell office:value-type="float" office:value="0.583471112967015" calcext:value-type="float">
            <text:p>0.583471112967015</text:p>
          </table:table-cell>
          <table:table-cell office:value-type="float" office:value="4.0016" calcext:value-type="float">
            <text:p>4.0016</text:p>
          </table:table-cell>
          <table:table-cell office:value-type="float" office:value="1.53647969312479" calcext:value-type="float">
            <text:p>1.53647969312479</text:p>
          </table:table-cell>
          <table:table-cell/>
        </table:table-row>
        <table:table-row table:style-name="ro1">
          <table:table-cell office:value-type="string" calcext:value-type="string">
            <text:p>AgIn</text:p>
          </table:table-cell>
          <table:table-cell office:value-type="float" office:value="0.6015117" calcext:value-type="float">
            <text:p>0.6015117</text:p>
          </table:table-cell>
          <table:table-cell office:value-type="float" office:value="0.585557423186859" calcext:value-type="float">
            <text:p>0.585557423186859</text:p>
          </table:table-cell>
          <table:table-cell office:value-type="float" office:value="3.9458" calcext:value-type="float">
            <text:p>3.9458</text:p>
          </table:table-cell>
          <table:table-cell office:value-type="float" office:value="1.33969240709828" calcext:value-type="float">
            <text:p>1.33969240709828</text:p>
          </table:table-cell>
          <table:table-cell/>
        </table:table-row>
        <table:table-row table:style-name="ro1">
          <table:table-cell office:value-type="string" calcext:value-type="string">
            <text:p>GeSe</text:p>
          </table:table-cell>
          <table:table-cell office:value-type="float" office:value="0.62617266" calcext:value-type="float">
            <text:p>0.62617266</text:p>
          </table:table-cell>
          <table:table-cell office:value-type="float" office:value="0.586775477068385" calcext:value-type="float">
            <text:p>0.586775477068385</text:p>
          </table:table-cell>
          <table:table-cell office:value-type="float" office:value="4.005" calcext:value-type="float">
            <text:p>4.005</text:p>
          </table:table-cell>
          <table:table-cell office:value-type="float" office:value="1.95559778564519" calcext:value-type="float">
            <text:p>1.95559778564519</text:p>
          </table:table-cell>
          <table:table-cell/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0.5879674" calcext:value-type="float">
            <text:p>0.5879674</text:p>
          </table:table-cell>
          <table:table-cell office:value-type="float" office:value="0.586986036075325" calcext:value-type="float">
            <text:p>0.586986036075325</text:p>
          </table:table-cell>
          <table:table-cell office:value-type="float" office:value="3.4917" calcext:value-type="float">
            <text:p>3.4917</text:p>
          </table:table-cell>
          <table:table-cell office:value-type="float" office:value="0.815697016556236" calcext:value-type="float">
            <text:p>0.815697016556236</text:p>
          </table:table-cell>
          <table:table-cell/>
        </table:table-row>
        <table:table-row table:style-name="ro1">
          <table:table-cell office:value-type="string" calcext:value-type="string">
            <text:p>TeTe</text:p>
          </table:table-cell>
          <table:table-cell office:value-type="float" office:value="0.583006" calcext:value-type="float">
            <text:p>0.583006</text:p>
          </table:table-cell>
          <table:table-cell office:value-type="float" office:value="0.587019698926802" calcext:value-type="float">
            <text:p>0.587019698926802</text:p>
          </table:table-cell>
          <table:table-cell office:value-type="float" office:value="4.1905" calcext:value-type="float">
            <text:p>4.1905</text:p>
          </table:table-cell>
          <table:table-cell office:value-type="float" office:value="1.17100738421421" calcext:value-type="float">
            <text:p>1.17100738421421</text:p>
          </table:table-cell>
          <table:table-cell/>
        </table:table-row>
        <table:table-row table:style-name="ro1">
          <table:table-cell office:value-type="string" calcext:value-type="string">
            <text:p>BiSb</text:p>
          </table:table-cell>
          <table:table-cell office:value-type="float" office:value="0.5658039" calcext:value-type="float">
            <text:p>0.5658039</text:p>
          </table:table-cell>
          <table:table-cell office:value-type="float" office:value="0.587175568418756" calcext:value-type="float">
            <text:p>0.587175568418756</text:p>
          </table:table-cell>
          <table:table-cell office:value-type="float" office:value="4.2689" calcext:value-type="float">
            <text:p>4.2689</text:p>
          </table:table-cell>
          <table:table-cell office:value-type="float" office:value="0.905974882508377" calcext:value-type="float">
            <text:p>0.905974882508377</text:p>
          </table:table-cell>
          <table:table-cell/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0.74456745" calcext:value-type="float">
            <text:p>0.74456745</text:p>
          </table:table-cell>
          <table:table-cell office:value-type="float" office:value="0.587951108654973" calcext:value-type="float">
            <text:p>0.587951108654973</text:p>
          </table:table-cell>
          <table:table-cell office:value-type="float" office:value="4.836" calcext:value-type="float">
            <text:p>4.836</text:p>
          </table:table-cell>
          <table:table-cell office:value-type="float" office:value="3.47254058291074" calcext:value-type="float">
            <text:p>3.47254058291074</text:p>
          </table:table-cell>
          <table:table-cell/>
        </table:table-row>
        <table:table-row table:style-name="ro1">
          <table:table-cell office:value-type="string" calcext:value-type="string">
            <text:p>TiAs</text:p>
          </table:table-cell>
          <table:table-cell office:value-type="float" office:value="0.67283684" calcext:value-type="float">
            <text:p>0.67283684</text:p>
          </table:table-cell>
          <table:table-cell office:value-type="float" office:value="0.588388281657363" calcext:value-type="float">
            <text:p>0.588388281657363</text:p>
          </table:table-cell>
          <table:table-cell office:value-type="float" office:value="3.7134" calcext:value-type="float">
            <text:p>3.7134</text:p>
          </table:table-cell>
          <table:table-cell office:value-type="float" office:value="2.40343520933784" calcext:value-type="float">
            <text:p>2.40343520933784</text:p>
          </table:table-cell>
          <table:table-cell/>
        </table:table-row>
        <table:table-row table:style-name="ro1">
          <table:table-cell office:value-type="string" calcext:value-type="string">
            <text:p>SbBe</text:p>
          </table:table-cell>
          <table:table-cell office:value-type="float" office:value="0.51542014" calcext:value-type="float">
            <text:p>0.51542014</text:p>
          </table:table-cell>
          <table:table-cell office:value-type="float" office:value="0.588446111002269" calcext:value-type="float">
            <text:p>0.588446111002269</text:p>
          </table:table-cell>
          <table:table-cell office:value-type="float" office:value="3.5712" calcext:value-type="float">
            <text:p>3.5712</text:p>
          </table:table-cell>
          <table:table-cell office:value-type="float" office:value="2.26002268737447" calcext:value-type="float">
            <text:p>2.26002268737447</text:p>
          </table:table-cell>
          <table:table-cell/>
        </table:table-row>
        <table:table-row table:style-name="ro1">
          <table:table-cell office:value-type="string" calcext:value-type="string">
            <text:p>ZrIn</text:p>
          </table:table-cell>
          <table:table-cell office:value-type="float" office:value="0.65243864" calcext:value-type="float">
            <text:p>0.65243864</text:p>
          </table:table-cell>
          <table:table-cell office:value-type="float" office:value="0.589172818812078" calcext:value-type="float">
            <text:p>0.589172818812078</text:p>
          </table:table-cell>
          <table:table-cell office:value-type="float" office:value="3.9879" calcext:value-type="float">
            <text:p>3.9879</text:p>
          </table:table-cell>
          <table:table-cell office:value-type="float" office:value="1.44634833183157" calcext:value-type="float">
            <text:p>1.44634833183157</text:p>
          </table:table-cell>
          <table:table-cell/>
        </table:table-row>
        <table:table-row table:style-name="ro1">
          <table:table-cell office:value-type="string" calcext:value-type="string">
            <text:p>SbNa</text:p>
          </table:table-cell>
          <table:table-cell office:value-type="float" office:value="0.7205376" calcext:value-type="float">
            <text:p>0.7205376</text:p>
          </table:table-cell>
          <table:table-cell office:value-type="float" office:value="0.589269760355317" calcext:value-type="float">
            <text:p>0.589269760355317</text:p>
          </table:table-cell>
          <table:table-cell office:value-type="float" office:value="3.9654" calcext:value-type="float">
            <text:p>3.9654</text:p>
          </table:table-cell>
          <table:table-cell office:value-type="float" office:value="2.04625198232852" calcext:value-type="float">
            <text:p>2.04625198232852</text:p>
          </table:table-cell>
          <table:table-cell/>
        </table:table-row>
        <table:table-row table:style-name="ro1">
          <table:table-cell office:value-type="string" calcext:value-type="string">
            <text:p>TcW</text:p>
          </table:table-cell>
          <table:table-cell office:value-type="float" office:value="0.5726537" calcext:value-type="float">
            <text:p>0.5726537</text:p>
          </table:table-cell>
          <table:table-cell office:value-type="float" office:value="0.589316367275781" calcext:value-type="float">
            <text:p>0.589316367275781</text:p>
          </table:table-cell>
          <table:table-cell office:value-type="float" office:value="3.4894" calcext:value-type="float">
            <text:p>3.4894</text:p>
          </table:table-cell>
          <table:table-cell office:value-type="float" office:value="1.06149668287113" calcext:value-type="float">
            <text:p>1.06149668287113</text:p>
          </table:table-cell>
          <table:table-cell/>
        </table:table-row>
        <table:table-row table:style-name="ro1">
          <table:table-cell office:value-type="string" calcext:value-type="string">
            <text:p>BiSn</text:p>
          </table:table-cell>
          <table:table-cell office:value-type="float" office:value="0.6183904" calcext:value-type="float">
            <text:p>0.6183904</text:p>
          </table:table-cell>
          <table:table-cell office:value-type="float" office:value="0.590560404462301" calcext:value-type="float">
            <text:p>0.590560404462301</text:p>
          </table:table-cell>
          <table:table-cell office:value-type="float" office:value="4.0664" calcext:value-type="float">
            <text:p>4.0664</text:p>
          </table:table-cell>
          <table:table-cell office:value-type="float" office:value="0.914330203279436" calcext:value-type="float">
            <text:p>0.914330203279436</text:p>
          </table:table-cell>
          <table:table-cell/>
        </table:table-row>
        <table:table-row table:style-name="ro1">
          <table:table-cell office:value-type="string" calcext:value-type="string">
            <text:p>BiBe</text:p>
          </table:table-cell>
          <table:table-cell office:value-type="float" office:value="0.48420724" calcext:value-type="float">
            <text:p>0.48420724</text:p>
          </table:table-cell>
          <table:table-cell office:value-type="float" office:value="0.590892997462299" calcext:value-type="float">
            <text:p>0.590892997462299</text:p>
          </table:table-cell>
          <table:table-cell office:value-type="float" office:value="3.6214" calcext:value-type="float">
            <text:p>3.6214</text:p>
          </table:table-cell>
          <table:table-cell office:value-type="float" office:value="1.36814280417071" calcext:value-type="float">
            <text:p>1.36814280417071</text:p>
          </table:table-cell>
          <table:table-cell/>
        </table:table-row>
        <table:table-row table:style-name="ro1">
          <table:table-cell office:value-type="string" calcext:value-type="string">
            <text:p>AsBe</text:p>
          </table:table-cell>
          <table:table-cell office:value-type="float" office:value="0.5585953" calcext:value-type="float">
            <text:p>0.5585953</text:p>
          </table:table-cell>
          <table:table-cell office:value-type="float" office:value="0.591097875157276" calcext:value-type="float">
            <text:p>0.591097875157276</text:p>
          </table:table-cell>
          <table:table-cell office:value-type="float" office:value="3.3763" calcext:value-type="float">
            <text:p>3.3763</text:p>
          </table:table-cell>
          <table:table-cell office:value-type="float" office:value="3.47734980088342" calcext:value-type="float">
            <text:p>3.47734980088342</text:p>
          </table:table-cell>
          <table:table-cell/>
        </table:table-row>
        <table:table-row table:style-name="ro1">
          <table:table-cell office:value-type="string" calcext:value-type="string">
            <text:p>TaSi</text:p>
          </table:table-cell>
          <table:table-cell office:value-type="float" office:value="0.62434626" calcext:value-type="float">
            <text:p>0.62434626</text:p>
          </table:table-cell>
          <table:table-cell office:value-type="float" office:value="0.592028194240608" calcext:value-type="float">
            <text:p>0.592028194240608</text:p>
          </table:table-cell>
          <table:table-cell office:value-type="float" office:value="3.3754" calcext:value-type="float">
            <text:p>3.3754</text:p>
          </table:table-cell>
          <table:table-cell office:value-type="float" office:value="1.42594545245339" calcext:value-type="float">
            <text:p>1.42594545245339</text:p>
          </table:table-cell>
          <table:table-cell/>
        </table:table-row>
        <table:table-row table:style-name="ro1">
          <table:table-cell office:value-type="string" calcext:value-type="string">
            <text:p>VZn</text:p>
          </table:table-cell>
          <table:table-cell office:value-type="float" office:value="0.48967293" calcext:value-type="float">
            <text:p>0.48967293</text:p>
          </table:table-cell>
          <table:table-cell office:value-type="float" office:value="0.593820702308636" calcext:value-type="float">
            <text:p>0.593820702308636</text:p>
          </table:table-cell>
          <table:table-cell office:value-type="float" office:value="3.2018" calcext:value-type="float">
            <text:p>3.2018</text:p>
          </table:table-cell>
          <table:table-cell office:value-type="float" office:value="2.53305736108067" calcext:value-type="float">
            <text:p>2.53305736108067</text:p>
          </table:table-cell>
          <table:table-cell/>
        </table:table-row>
        <table:table-row table:style-name="ro1">
          <table:table-cell office:value-type="string" calcext:value-type="string">
            <text:p>AgSn</text:p>
          </table:table-cell>
          <table:table-cell office:value-type="float" office:value="0.619102" calcext:value-type="float">
            <text:p>0.619102</text:p>
          </table:table-cell>
          <table:table-cell office:value-type="float" office:value="0.594971297634225" calcext:value-type="float">
            <text:p>0.594971297634225</text:p>
          </table:table-cell>
          <table:table-cell office:value-type="float" office:value="3.9287" calcext:value-type="float">
            <text:p>3.9287</text:p>
          </table:table-cell>
          <table:table-cell office:value-type="float" office:value="1.3169831868204" calcext:value-type="float">
            <text:p>1.3169831868204</text:p>
          </table:table-cell>
          <table:table-cell/>
        </table:table-row>
        <table:table-row table:style-name="ro1">
          <table:table-cell office:value-type="string" calcext:value-type="string">
            <text:p>SnTe</text:p>
          </table:table-cell>
          <table:table-cell office:value-type="float" office:value="0.59330606" calcext:value-type="float">
            <text:p>0.59330606</text:p>
          </table:table-cell>
          <table:table-cell office:value-type="float" office:value="0.59656919706142" calcext:value-type="float">
            <text:p>0.59656919706142</text:p>
          </table:table-cell>
          <table:table-cell office:value-type="float" office:value="4.3828" calcext:value-type="float">
            <text:p>4.3828</text:p>
          </table:table-cell>
          <table:table-cell office:value-type="float" office:value="1.21275966493434" calcext:value-type="float">
            <text:p>1.21275966493434</text:p>
          </table:table-cell>
          <table:table-cell/>
        </table:table-row>
        <table:table-row table:style-name="ro1">
          <table:table-cell office:value-type="string" calcext:value-type="string">
            <text:p>MoMg</text:p>
          </table:table-cell>
          <table:table-cell office:value-type="float" office:value="0.5985711" calcext:value-type="float">
            <text:p>0.5985711</text:p>
          </table:table-cell>
          <table:table-cell office:value-type="float" office:value="0.597185117315431" calcext:value-type="float">
            <text:p>0.597185117315431</text:p>
          </table:table-cell>
          <table:table-cell office:value-type="float" office:value="3.4376" calcext:value-type="float">
            <text:p>3.4376</text:p>
          </table:table-cell>
          <table:table-cell office:value-type="float" office:value="2.45302907904854" calcext:value-type="float">
            <text:p>2.45302907904854</text:p>
          </table:table-cell>
          <table:table-cell/>
        </table:table-row>
        <table:table-row table:style-name="ro1">
          <table:table-cell office:value-type="string" calcext:value-type="string">
            <text:p>RuW</text:p>
          </table:table-cell>
          <table:table-cell office:value-type="float" office:value="0.53373057" calcext:value-type="float">
            <text:p>0.53373057</text:p>
          </table:table-cell>
          <table:table-cell office:value-type="float" office:value="0.597551077870381" calcext:value-type="float">
            <text:p>0.597551077870381</text:p>
          </table:table-cell>
          <table:table-cell office:value-type="float" office:value="3.4062" calcext:value-type="float">
            <text:p>3.4062</text:p>
          </table:table-cell>
          <table:table-cell office:value-type="float" office:value="1.05017882234188" calcext:value-type="float">
            <text:p>1.05017882234188</text:p>
          </table:table-cell>
          <table:table-cell/>
        </table:table-row>
        <table:table-row table:style-name="ro1">
          <table:table-cell office:value-type="string" calcext:value-type="string">
            <text:p>AgSe</text:p>
          </table:table-cell>
          <table:table-cell office:value-type="float" office:value="0.57738936" calcext:value-type="float">
            <text:p>0.57738936</text:p>
          </table:table-cell>
          <table:table-cell office:value-type="float" office:value="0.60184224255251" calcext:value-type="float">
            <text:p>0.60184224255251</text:p>
          </table:table-cell>
          <table:table-cell office:value-type="float" office:value="3.8352" calcext:value-type="float">
            <text:p>3.8352</text:p>
          </table:table-cell>
          <table:table-cell office:value-type="float" office:value="1.59272469157821" calcext:value-type="float">
            <text:p>1.59272469157821</text:p>
          </table:table-cell>
          <table:table-cell/>
        </table:table-row>
        <table:table-row table:style-name="ro1">
          <table:table-cell office:value-type="string" calcext:value-type="string">
            <text:p>AgCd</text:p>
          </table:table-cell>
          <table:table-cell office:value-type="float" office:value="0.62022686" calcext:value-type="float">
            <text:p>0.62022686</text:p>
          </table:table-cell>
          <table:table-cell office:value-type="float" office:value="0.605958760666187" calcext:value-type="float">
            <text:p>0.605958760666187</text:p>
          </table:table-cell>
          <table:table-cell office:value-type="float" office:value="4.0841" calcext:value-type="float">
            <text:p>4.0841</text:p>
          </table:table-cell>
          <table:table-cell office:value-type="float" office:value="1.35413305202948" calcext:value-type="float">
            <text:p>1.35413305202948</text:p>
          </table:table-cell>
          <table:table-cell/>
        </table:table-row>
        <table:table-row table:style-name="ro1">
          <table:table-cell office:value-type="string" calcext:value-type="string">
            <text:p>NbCa</text:p>
          </table:table-cell>
          <table:table-cell office:value-type="float" office:value="0.8205255" calcext:value-type="float">
            <text:p>0.8205255</text:p>
          </table:table-cell>
          <table:table-cell office:value-type="float" office:value="0.606709790746807" calcext:value-type="float">
            <text:p>0.606709790746807</text:p>
          </table:table-cell>
          <table:table-cell office:value-type="float" office:value="4.1244" calcext:value-type="float">
            <text:p>4.1244</text:p>
          </table:table-cell>
          <table:table-cell office:value-type="float" office:value="2.2232630091421" calcext:value-type="float">
            <text:p>2.2232630091421</text:p>
          </table:table-cell>
          <table:table-cell/>
        </table:table-row>
        <table:table-row table:style-name="ro1">
          <table:table-cell office:value-type="string" calcext:value-type="string">
            <text:p>BeCa</text:p>
          </table:table-cell>
          <table:table-cell office:value-type="float" office:value="0.5709436" calcext:value-type="float">
            <text:p>0.5709436</text:p>
          </table:table-cell>
          <table:table-cell office:value-type="float" office:value="0.609348699809317" calcext:value-type="float">
            <text:p>0.609348699809317</text:p>
          </table:table-cell>
          <table:table-cell office:value-type="float" office:value="4.2355" calcext:value-type="float">
            <text:p>4.2355</text:p>
          </table:table-cell>
          <table:table-cell office:value-type="float" office:value="5.80231777248656" calcext:value-type="float">
            <text:p>5.80231777248656</text:p>
          </table:table-cell>
          <table:table-cell/>
        </table:table-row>
        <table:table-row table:style-name="ro1">
          <table:table-cell office:value-type="string" calcext:value-type="string">
            <text:p>BiAg</text:p>
          </table:table-cell>
          <table:table-cell office:value-type="float" office:value="0.6455461" calcext:value-type="float">
            <text:p>0.6455461</text:p>
          </table:table-cell>
          <table:table-cell office:value-type="float" office:value="0.614108450690644" calcext:value-type="float">
            <text:p>0.614108450690644</text:p>
          </table:table-cell>
          <table:table-cell office:value-type="float" office:value="4.0012" calcext:value-type="float">
            <text:p>4.0012</text:p>
          </table:table-cell>
          <table:table-cell office:value-type="float" office:value="0.945320637521672" calcext:value-type="float">
            <text:p>0.945320637521672</text:p>
          </table:table-cell>
          <table:table-cell/>
        </table:table-row>
        <table:table-row table:style-name="ro1">
          <table:table-cell office:value-type="string" calcext:value-type="string">
            <text:p>HfCd</text:p>
          </table:table-cell>
          <table:table-cell office:value-type="float" office:value="0.6602418" calcext:value-type="float">
            <text:p>0.6602418</text:p>
          </table:table-cell>
          <table:table-cell office:value-type="float" office:value="0.614948138569917" calcext:value-type="float">
            <text:p>0.614948138569917</text:p>
          </table:table-cell>
          <table:table-cell office:value-type="float" office:value="3.8866" calcext:value-type="float">
            <text:p>3.8866</text:p>
          </table:table-cell>
          <table:table-cell office:value-type="float" office:value="1.02877327610509" calcext:value-type="float">
            <text:p>1.02877327610509</text:p>
          </table:table-cell>
          <table:table-cell/>
        </table:table-row>
        <table:table-row table:style-name="ro1">
          <table:table-cell office:value-type="string" calcext:value-type="string">
            <text:p>AgSb</text:p>
          </table:table-cell>
          <table:table-cell office:value-type="float" office:value="0.5769899" calcext:value-type="float">
            <text:p>0.5769899</text:p>
          </table:table-cell>
          <table:table-cell office:value-type="float" office:value="0.618666533840597" calcext:value-type="float">
            <text:p>0.618666533840597</text:p>
          </table:table-cell>
          <table:table-cell office:value-type="float" office:value="4.0878" calcext:value-type="float">
            <text:p>4.0878</text:p>
          </table:table-cell>
          <table:table-cell office:value-type="float" office:value="1.29971792207091" calcext:value-type="float">
            <text:p>1.29971792207091</text:p>
          </table:table-cell>
          <table:table-cell/>
        </table:table-row>
        <table:table-row table:style-name="ro1">
          <table:table-cell office:value-type="string" calcext:value-type="string">
            <text:p>PdSe</text:p>
          </table:table-cell>
          <table:table-cell office:value-type="float" office:value="0.6124569" calcext:value-type="float">
            <text:p>0.6124569</text:p>
          </table:table-cell>
          <table:table-cell office:value-type="float" office:value="0.618780928081841" calcext:value-type="float">
            <text:p>0.618780928081841</text:p>
          </table:table-cell>
          <table:table-cell office:value-type="float" office:value="3.6916" calcext:value-type="float">
            <text:p>3.6916</text:p>
          </table:table-cell>
          <table:table-cell office:value-type="float" office:value="1.6049674576662" calcext:value-type="float">
            <text:p>1.6049674576662</text:p>
          </table:table-cell>
          <table:table-cell/>
        </table:table-row>
        <table:table-row table:style-name="ro1">
          <table:table-cell office:value-type="string" calcext:value-type="string">
            <text:p>AlSb</text:p>
          </table:table-cell>
          <table:table-cell office:value-type="float" office:value="0.6140348" calcext:value-type="float">
            <text:p>0.6140348</text:p>
          </table:table-cell>
          <table:table-cell office:value-type="float" office:value="0.619119865161315" calcext:value-type="float">
            <text:p>0.619119865161315</text:p>
          </table:table-cell>
          <table:table-cell office:value-type="float" office:value="4.1055" calcext:value-type="float">
            <text:p>4.1055</text:p>
          </table:table-cell>
          <table:table-cell office:value-type="float" office:value="1.9924309657316" calcext:value-type="float">
            <text:p>1.9924309657316</text:p>
          </table:table-cell>
          <table:table-cell/>
        </table:table-row>
        <table:table-row table:style-name="ro1">
          <table:table-cell office:value-type="string" calcext:value-type="string">
            <text:p>SbSn</text:p>
          </table:table-cell>
          <table:table-cell office:value-type="float" office:value="0.6326841" calcext:value-type="float">
            <text:p>0.6326841</text:p>
          </table:table-cell>
          <table:table-cell office:value-type="float" office:value="0.621976499052338" calcext:value-type="float">
            <text:p>0.621976499052338</text:p>
          </table:table-cell>
          <table:table-cell office:value-type="float" office:value="4.0246" calcext:value-type="float">
            <text:p>4.0246</text:p>
          </table:table-cell>
          <table:table-cell office:value-type="float" office:value="1.24184671298844" calcext:value-type="float">
            <text:p>1.24184671298844</text:p>
          </table:table-cell>
          <table:table-cell/>
        </table:table-row>
        <table:table-row table:style-name="ro1">
          <table:table-cell office:value-type="string" calcext:value-type="string">
            <text:p>BiCd</text:p>
          </table:table-cell>
          <table:table-cell office:value-type="float" office:value="0.5255872" calcext:value-type="float">
            <text:p>0.5255872</text:p>
          </table:table-cell>
          <table:table-cell office:value-type="float" office:value="0.6241095287743" calcext:value-type="float">
            <text:p>0.6241095287743</text:p>
          </table:table-cell>
          <table:table-cell office:value-type="float" office:value="4.1908" calcext:value-type="float">
            <text:p>4.1908</text:p>
          </table:table-cell>
          <table:table-cell office:value-type="float" office:value="0.932083272788496" calcext:value-type="float">
            <text:p>0.932083272788496</text:p>
          </table:table-cell>
          <table:table-cell/>
        </table:table-row>
        <table:table-row table:style-name="ro1">
          <table:table-cell office:value-type="string" calcext:value-type="string">
            <text:p>CdNa</text:p>
          </table:table-cell>
          <table:table-cell office:value-type="float" office:value="0.69343317" calcext:value-type="float">
            <text:p>0.69343317</text:p>
          </table:table-cell>
          <table:table-cell office:value-type="float" office:value="0.628161752310813" calcext:value-type="float">
            <text:p>0.628161752310813</text:p>
          </table:table-cell>
          <table:table-cell office:value-type="float" office:value="4.1221" calcext:value-type="float">
            <text:p>4.1221</text:p>
          </table:table-cell>
          <table:table-cell office:value-type="float" office:value="2.18445293262423" calcext:value-type="float">
            <text:p>2.18445293262423</text:p>
          </table:table-cell>
          <table:table-cell/>
        </table:table-row>
        <table:table-row table:style-name="ro1">
          <table:table-cell office:value-type="string" calcext:value-type="string">
            <text:p>GeCd</text:p>
          </table:table-cell>
          <table:table-cell office:value-type="float" office:value="0.64339614" calcext:value-type="float">
            <text:p>0.64339614</text:p>
          </table:table-cell>
          <table:table-cell office:value-type="float" office:value="0.629047734671881" calcext:value-type="float">
            <text:p>0.629047734671881</text:p>
          </table:table-cell>
          <table:table-cell office:value-type="float" office:value="4.0745" calcext:value-type="float">
            <text:p>4.0745</text:p>
          </table:table-cell>
          <table:table-cell office:value-type="float" office:value="1.60777503336172" calcext:value-type="float">
            <text:p>1.60777503336172</text:p>
          </table:table-cell>
          <table:table-cell/>
        </table:table-row>
        <table:table-row table:style-name="ro1">
          <table:table-cell office:value-type="string" calcext:value-type="string">
            <text:p>AlSn</text:p>
          </table:table-cell>
          <table:table-cell office:value-type="float" office:value="0.580907" calcext:value-type="float">
            <text:p>0.580907</text:p>
          </table:table-cell>
          <table:table-cell office:value-type="float" office:value="0.629215394664953" calcext:value-type="float">
            <text:p>0.629215394664953</text:p>
          </table:table-cell>
          <table:table-cell office:value-type="float" office:value="3.8446" calcext:value-type="float">
            <text:p>3.8446</text:p>
          </table:table-cell>
          <table:table-cell office:value-type="float" office:value="2.03329368833597" calcext:value-type="float">
            <text:p>2.03329368833597</text:p>
          </table:table-cell>
          <table:table-cell/>
        </table:table-row>
        <table:table-row table:style-name="ro1">
          <table:table-cell office:value-type="string" calcext:value-type="string">
            <text:p>AsBa</text:p>
          </table:table-cell>
          <table:table-cell office:value-type="float" office:value="0.47762728" calcext:value-type="float">
            <text:p>0.47762728</text:p>
          </table:table-cell>
          <table:table-cell office:value-type="float" office:value="0.629982556670252" calcext:value-type="float">
            <text:p>0.629982556670252</text:p>
          </table:table-cell>
          <table:table-cell office:value-type="float" office:value="4.9447" calcext:value-type="float">
            <text:p>4.9447</text:p>
          </table:table-cell>
          <table:table-cell office:value-type="float" office:value="1.40464811981024" calcext:value-type="float">
            <text:p>1.40464811981024</text:p>
          </table:table-cell>
          <table:table-cell/>
        </table:table-row>
        <table:table-row table:style-name="ro1">
          <table:table-cell office:value-type="string" calcext:value-type="string">
            <text:p>SeBe</text:p>
          </table:table-cell>
          <table:table-cell office:value-type="float" office:value="0.6119141" calcext:value-type="float">
            <text:p>0.6119141</text:p>
          </table:table-cell>
          <table:table-cell office:value-type="float" office:value="0.631556851354285" calcext:value-type="float">
            <text:p>0.631556851354285</text:p>
          </table:table-cell>
          <table:table-cell office:value-type="float" office:value="3.4453" calcext:value-type="float">
            <text:p>3.4453</text:p>
          </table:table-cell>
          <table:table-cell office:value-type="float" office:value="3.32302511488362" calcext:value-type="float">
            <text:p>3.32302511488362</text:p>
          </table:table-cell>
          <table:table-cell/>
        </table:table-row>
        <table:table-row table:style-name="ro1">
          <table:table-cell office:value-type="string" calcext:value-type="string">
            <text:p>SiGa</text:p>
          </table:table-cell>
          <table:table-cell office:value-type="float" office:value="0.6437892" calcext:value-type="float">
            <text:p>0.6437892</text:p>
          </table:table-cell>
          <table:table-cell office:value-type="float" office:value="0.632515473463358" calcext:value-type="float">
            <text:p>0.632515473463358</text:p>
          </table:table-cell>
          <table:table-cell office:value-type="float" office:value="3.6199" calcext:value-type="float">
            <text:p>3.6199</text:p>
          </table:table-cell>
          <table:table-cell office:value-type="float" office:value="2.99885988936881" calcext:value-type="float">
            <text:p>2.99885988936881</text:p>
          </table:table-cell>
          <table:table-cell/>
        </table:table-row>
        <table:table-row table:style-name="ro1">
          <table:table-cell office:value-type="string" calcext:value-type="string">
            <text:p>TePb</text:p>
          </table:table-cell>
          <table:table-cell office:value-type="float" office:value="0.6562208" calcext:value-type="float">
            <text:p>0.6562208</text:p>
          </table:table-cell>
          <table:table-cell office:value-type="float" office:value="0.633583938192757" calcext:value-type="float">
            <text:p>0.633583938192757</text:p>
          </table:table-cell>
          <table:table-cell office:value-type="float" office:value="4.2767" calcext:value-type="float">
            <text:p>4.2767</text:p>
          </table:table-cell>
          <table:table-cell office:value-type="float" office:value="0.895087859701545" calcext:value-type="float">
            <text:p>0.895087859701545</text:p>
          </table:table-cell>
          <table:table-cell/>
        </table:table-row>
        <table:table-row table:style-name="ro1">
          <table:table-cell office:value-type="string" calcext:value-type="string">
            <text:p>TcY</text:p>
          </table:table-cell>
          <table:table-cell office:value-type="float" office:value="0.61762375" calcext:value-type="float">
            <text:p>0.61762375</text:p>
          </table:table-cell>
          <table:table-cell office:value-type="float" office:value="0.635712106984328" calcext:value-type="float">
            <text:p>0.635712106984328</text:p>
          </table:table-cell>
          <table:table-cell office:value-type="float" office:value="3.9223" calcext:value-type="float">
            <text:p>3.9223</text:p>
          </table:table-cell>
          <table:table-cell office:value-type="float" office:value="1.59207352911212" calcext:value-type="float">
            <text:p>1.59207352911212</text:p>
          </table:table-cell>
          <table:table-cell/>
        </table:table-row>
        <table:table-row table:style-name="ro1">
          <table:table-cell office:value-type="string" calcext:value-type="string">
            <text:p>LiK</text:p>
          </table:table-cell>
          <table:table-cell office:value-type="float" office:value="0.64237136" calcext:value-type="float">
            <text:p>0.64237136</text:p>
          </table:table-cell>
          <table:table-cell office:value-type="float" office:value="0.635964857953326" calcext:value-type="float">
            <text:p>0.635964857953326</text:p>
          </table:table-cell>
          <table:table-cell office:value-type="float" office:value="4.8142" calcext:value-type="float">
            <text:p>4.8142</text:p>
          </table:table-cell>
          <table:table-cell office:value-type="float" office:value="6.16312211697911" calcext:value-type="float">
            <text:p>6.16312211697911</text:p>
          </table:table-cell>
          <table:table-cell/>
        </table:table-row>
        <table:table-row table:style-name="ro1">
          <table:table-cell office:value-type="string" calcext:value-type="string">
            <text:p>RhZn</text:p>
          </table:table-cell>
          <table:table-cell office:value-type="float" office:value="0.61155474" calcext:value-type="float">
            <text:p>0.61155474</text:p>
          </table:table-cell>
          <table:table-cell office:value-type="float" office:value="0.640050219868511" calcext:value-type="float">
            <text:p>0.640050219868511</text:p>
          </table:table-cell>
          <table:table-cell office:value-type="float" office:value="3.3197" calcext:value-type="float">
            <text:p>3.3197</text:p>
          </table:table-cell>
          <table:table-cell office:value-type="float" office:value="1.76482412107227" calcext:value-type="float">
            <text:p>1.76482412107227</text:p>
          </table:table-cell>
          <table:table-cell/>
        </table:table-row>
        <table:table-row table:style-name="ro1">
          <table:table-cell office:value-type="string" calcext:value-type="string">
            <text:p>GeSb</text:p>
          </table:table-cell>
          <table:table-cell office:value-type="float" office:value="0.63160807" calcext:value-type="float">
            <text:p>0.63160807</text:p>
          </table:table-cell>
          <table:table-cell office:value-type="float" office:value="0.64328944438634" calcext:value-type="float">
            <text:p>0.64328944438634</text:p>
          </table:table-cell>
          <table:table-cell office:value-type="float" office:value="4.1095" calcext:value-type="float">
            <text:p>4.1095</text:p>
          </table:table-cell>
          <table:table-cell office:value-type="float" office:value="1.53163888734399" calcext:value-type="float">
            <text:p>1.53163888734399</text:p>
          </table:table-cell>
          <table:table-cell/>
        </table:table-row>
        <table:table-row table:style-name="ro1">
          <table:table-cell office:value-type="string" calcext:value-type="string">
            <text:p>PdSb</text:p>
          </table:table-cell>
          <table:table-cell office:value-type="float" office:value="0.66073453" calcext:value-type="float">
            <text:p>0.66073453</text:p>
          </table:table-cell>
          <table:table-cell office:value-type="float" office:value="0.645390887719953" calcext:value-type="float">
            <text:p>0.645390887719953</text:p>
          </table:table-cell>
          <table:table-cell office:value-type="float" office:value="3.9732" calcext:value-type="float">
            <text:p>3.9732</text:p>
          </table:table-cell>
          <table:table-cell office:value-type="float" office:value="1.30785901374813" calcext:value-type="float">
            <text:p>1.30785901374813</text:p>
          </table:table-cell>
          <table:table-cell/>
        </table:table-row>
        <table:table-row table:style-name="ro1">
          <table:table-cell office:value-type="string" calcext:value-type="string">
            <text:p>SbIn</text:p>
          </table:table-cell>
          <table:table-cell office:value-type="float" office:value="0.6138215" calcext:value-type="float">
            <text:p>0.6138215</text:p>
          </table:table-cell>
          <table:table-cell office:value-type="float" office:value="0.647372350395071" calcext:value-type="float">
            <text:p>0.647372350395071</text:p>
          </table:table-cell>
          <table:table-cell office:value-type="float" office:value="4.0303" calcext:value-type="float">
            <text:p>4.0303</text:p>
          </table:table-cell>
          <table:table-cell office:value-type="float" office:value="1.26201879434806" calcext:value-type="float">
            <text:p>1.26201879434806</text:p>
          </table:table-cell>
          <table:table-cell/>
        </table:table-row>
        <table:table-row table:style-name="ro1">
          <table:table-cell office:value-type="string" calcext:value-type="string">
            <text:p>TiCd</text:p>
          </table:table-cell>
          <table:table-cell office:value-type="float" office:value="0.68936" calcext:value-type="float">
            <text:p>0.68936</text:p>
          </table:table-cell>
          <table:table-cell office:value-type="float" office:value="0.648561854047882" calcext:value-type="float">
            <text:p>0.648561854047882</text:p>
          </table:table-cell>
          <table:table-cell office:value-type="float" office:value="3.7498" calcext:value-type="float">
            <text:p>3.7498</text:p>
          </table:table-cell>
          <table:table-cell office:value-type="float" office:value="1.85167562737513" calcext:value-type="float">
            <text:p>1.85167562737513</text:p>
          </table:table-cell>
          <table:table-cell/>
        </table:table-row>
        <table:table-row table:style-name="ro1">
          <table:table-cell office:value-type="string" calcext:value-type="string">
            <text:p>GaNa</text:p>
          </table:table-cell>
          <table:table-cell office:value-type="float" office:value="0.6151234" calcext:value-type="float">
            <text:p>0.6151234</text:p>
          </table:table-cell>
          <table:table-cell office:value-type="float" office:value="0.651163862200931" calcext:value-type="float">
            <text:p>0.651163862200931</text:p>
          </table:table-cell>
          <table:table-cell office:value-type="float" office:value="3.997" calcext:value-type="float">
            <text:p>3.997</text:p>
          </table:table-cell>
          <table:table-cell office:value-type="float" office:value="3.15847892925897" calcext:value-type="float">
            <text:p>3.15847892925897</text:p>
          </table:table-cell>
          <table:table-cell/>
        </table:table-row>
        <table:table-row table:style-name="ro1">
          <table:table-cell office:value-type="string" calcext:value-type="string">
            <text:p>NaRb</text:p>
          </table:table-cell>
          <table:table-cell office:value-type="float" office:value="0.74964213" calcext:value-type="float">
            <text:p>0.74964213</text:p>
          </table:table-cell>
          <table:table-cell office:value-type="float" office:value="0.653510010982645" calcext:value-type="float">
            <text:p>0.653510010982645</text:p>
          </table:table-cell>
          <table:table-cell office:value-type="float" office:value="4.9378" calcext:value-type="float">
            <text:p>4.9378</text:p>
          </table:table-cell>
          <table:table-cell office:value-type="float" office:value="2.71239892104796" calcext:value-type="float">
            <text:p>2.71239892104796</text:p>
          </table:table-cell>
          <table:table-cell/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0.6456662" calcext:value-type="float">
            <text:p>0.6456662</text:p>
          </table:table-cell>
          <table:table-cell office:value-type="float" office:value="0.65725167270807" calcext:value-type="float">
            <text:p>0.65725167270807</text:p>
          </table:table-cell>
          <table:table-cell office:value-type="float" office:value="4.68" calcext:value-type="float">
            <text:p>4.68</text:p>
          </table:table-cell>
          <table:table-cell office:value-type="float" office:value="1.92673485912971" calcext:value-type="float">
            <text:p>1.92673485912971</text:p>
          </table:table-cell>
          <table:table-cell/>
        </table:table-row>
        <table:table-row table:style-name="ro1">
          <table:table-cell office:value-type="string" calcext:value-type="string">
            <text:p>GeNa</text:p>
          </table:table-cell>
          <table:table-cell office:value-type="float" office:value="0.75604963" calcext:value-type="float">
            <text:p>0.75604963</text:p>
          </table:table-cell>
          <table:table-cell office:value-type="float" office:value="0.657325697172896" calcext:value-type="float">
            <text:p>0.657325697172896</text:p>
          </table:table-cell>
          <table:table-cell office:value-type="float" office:value="4.0284" calcext:value-type="float">
            <text:p>4.0284</text:p>
          </table:table-cell>
          <table:table-cell office:value-type="float" office:value="3.06508868260003" calcext:value-type="float">
            <text:p>3.06508868260003</text:p>
          </table:table-cell>
          <table:table-cell/>
        </table:table-row>
        <table:table-row table:style-name="ro1">
          <table:table-cell office:value-type="string" calcext:value-type="string">
            <text:p>HfSe</text:p>
          </table:table-cell>
          <table:table-cell office:value-type="float" office:value="0.76553166" calcext:value-type="float">
            <text:p>0.76553166</text:p>
          </table:table-cell>
          <table:table-cell office:value-type="float" office:value="0.659069263566369" calcext:value-type="float">
            <text:p>0.659069263566369</text:p>
          </table:table-cell>
          <table:table-cell office:value-type="float" office:value="3.9432" calcext:value-type="float">
            <text:p>3.9432</text:p>
          </table:table-cell>
          <table:table-cell office:value-type="float" office:value="1.1608921004038" calcext:value-type="float">
            <text:p>1.1608921004038</text:p>
          </table:table-cell>
          <table:table-cell/>
        </table:table-row>
        <table:table-row table:style-name="ro1">
          <table:table-cell office:value-type="string" calcext:value-type="string">
            <text:p>BeAl</text:p>
          </table:table-cell>
          <table:table-cell office:value-type="float" office:value="0.6391653" calcext:value-type="float">
            <text:p>0.6391653</text:p>
          </table:table-cell>
          <table:table-cell office:value-type="float" office:value="0.662638939384876" calcext:value-type="float">
            <text:p>0.662638939384876</text:p>
          </table:table-cell>
          <table:table-cell office:value-type="float" office:value="3.3486" calcext:value-type="float">
            <text:p>3.3486</text:p>
          </table:table-cell>
          <table:table-cell office:value-type="float" office:value="7.74989902874606" calcext:value-type="float">
            <text:p>7.74989902874606</text:p>
          </table:table-cell>
          <table:table-cell/>
        </table:table-row>
        <table:table-row table:style-name="ro1">
          <table:table-cell office:value-type="string" calcext:value-type="string">
            <text:p>SiGe</text:p>
          </table:table-cell>
          <table:table-cell office:value-type="float" office:value="0.6621392" calcext:value-type="float">
            <text:p>0.6621392</text:p>
          </table:table-cell>
          <table:table-cell office:value-type="float" office:value="0.664455164505261" calcext:value-type="float">
            <text:p>0.664455164505261</text:p>
          </table:table-cell>
          <table:table-cell office:value-type="float" office:value="3.6816" calcext:value-type="float">
            <text:p>3.6816</text:p>
          </table:table-cell>
          <table:table-cell office:value-type="float" office:value="2.91454440376091" calcext:value-type="float">
            <text:p>2.91454440376091</text:p>
          </table:table-cell>
          <table:table-cell/>
        </table:table-row>
        <table:table-row table:style-name="ro1">
          <table:table-cell office:value-type="string" calcext:value-type="string">
            <text:p>PdSn</text:p>
          </table:table-cell>
          <table:table-cell office:value-type="float" office:value="0.6421056" calcext:value-type="float">
            <text:p>0.6421056</text:p>
          </table:table-cell>
          <table:table-cell office:value-type="float" office:value="0.665762518613594" calcext:value-type="float">
            <text:p>0.665762518613594</text:p>
          </table:table-cell>
          <table:table-cell office:value-type="float" office:value="3.7063" calcext:value-type="float">
            <text:p>3.7063</text:p>
          </table:table-cell>
          <table:table-cell office:value-type="float" office:value="1.32534270081474" calcext:value-type="float">
            <text:p>1.32534270081474</text:p>
          </table:table-cell>
          <table:table-cell/>
        </table:table-row>
        <table:table-row table:style-name="ro1">
          <table:table-cell office:value-type="string" calcext:value-type="string">
            <text:p>NiCa</text:p>
          </table:table-cell>
          <table:table-cell office:value-type="float" office:value="0.63112324" calcext:value-type="float">
            <text:p>0.63112324</text:p>
          </table:table-cell>
          <table:table-cell office:value-type="float" office:value="0.666506851496915" calcext:value-type="float">
            <text:p>0.666506851496915</text:p>
          </table:table-cell>
          <table:table-cell office:value-type="float" office:value="4.1055" calcext:value-type="float">
            <text:p>4.1055</text:p>
          </table:table-cell>
          <table:table-cell office:value-type="float" office:value="2.97049311352733" calcext:value-type="float">
            <text:p>2.97049311352733</text:p>
          </table:table-cell>
          <table:table-cell/>
        </table:table-row>
        <table:table-row table:style-name="ro1">
          <table:table-cell office:value-type="string" calcext:value-type="string">
            <text:p>MoZn</text:p>
          </table:table-cell>
          <table:table-cell office:value-type="float" office:value="0.69125736" calcext:value-type="float">
            <text:p>0.69125736</text:p>
          </table:table-cell>
          <table:table-cell office:value-type="float" office:value="0.667010073168774" calcext:value-type="float">
            <text:p>0.667010073168774</text:p>
          </table:table-cell>
          <table:table-cell office:value-type="float" office:value="3.3671" calcext:value-type="float">
            <text:p>3.3671</text:p>
          </table:table-cell>
          <table:table-cell office:value-type="float" office:value="1.8396107093618" calcext:value-type="float">
            <text:p>1.8396107093618</text:p>
          </table:table-cell>
          <table:table-cell/>
        </table:table-row>
        <table:table-row table:style-name="ro1">
          <table:table-cell office:value-type="string" calcext:value-type="string">
            <text:p>SbTe</text:p>
          </table:table-cell>
          <table:table-cell office:value-type="float" office:value="0.6476861" calcext:value-type="float">
            <text:p>0.6476861</text:p>
          </table:table-cell>
          <table:table-cell office:value-type="float" office:value="0.667374874917807" calcext:value-type="float">
            <text:p>0.667374874917807</text:p>
          </table:table-cell>
          <table:table-cell office:value-type="float" office:value="4.2733" calcext:value-type="float">
            <text:p>4.2733</text:p>
          </table:table-cell>
          <table:table-cell office:value-type="float" office:value="1.19810374531933" calcext:value-type="float">
            <text:p>1.19810374531933</text:p>
          </table:table-cell>
          <table:table-cell/>
        </table:table-row>
        <table:table-row table:style-name="ro1">
          <table:table-cell office:value-type="string" calcext:value-type="string">
            <text:p>SbAg</text:p>
          </table:table-cell>
          <table:table-cell office:value-type="float" office:value="0.68542075" calcext:value-type="float">
            <text:p>0.68542075</text:p>
          </table:table-cell>
          <table:table-cell office:value-type="float" office:value="0.667865288570555" calcext:value-type="float">
            <text:p>0.667865288570555</text:p>
          </table:table-cell>
          <table:table-cell office:value-type="float" office:value="3.911" calcext:value-type="float">
            <text:p>3.911</text:p>
          </table:table-cell>
          <table:table-cell office:value-type="float" office:value="1.29971792207091" calcext:value-type="float">
            <text:p>1.29971792207091</text:p>
          </table:table-cell>
          <table:table-cell/>
        </table:table-row>
        <table:table-row table:style-name="ro1">
          <table:table-cell office:value-type="string" calcext:value-type="string">
            <text:p>PdCd</text:p>
          </table:table-cell>
          <table:table-cell office:value-type="float" office:value="0.71832514" calcext:value-type="float">
            <text:p>0.71832514</text:p>
          </table:table-cell>
          <table:table-cell office:value-type="float" office:value="0.670440744525387" calcext:value-type="float">
            <text:p>0.670440744525387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36297241592497" calcext:value-type="float">
            <text:p>1.36297241592497</text:p>
          </table:table-cell>
          <table:table-cell/>
        </table:table-row>
        <table:table-row table:style-name="ro1">
          <table:table-cell office:value-type="string" calcext:value-type="string">
            <text:p>AlTe</text:p>
          </table:table-cell>
          <table:table-cell office:value-type="float" office:value="0.6717933" calcext:value-type="float">
            <text:p>0.6717933</text:p>
          </table:table-cell>
          <table:table-cell office:value-type="float" office:value="0.67327795000033" calcext:value-type="float">
            <text:p>0.67327795000033</text:p>
          </table:table-cell>
          <table:table-cell office:value-type="float" office:value="4.0742" calcext:value-type="float">
            <text:p>4.0742</text:p>
          </table:table-cell>
          <table:table-cell office:value-type="float" office:value="1.91860227777814" calcext:value-type="float">
            <text:p>1.91860227777814</text:p>
          </table:table-cell>
          <table:table-cell/>
        </table:table-row>
        <table:table-row table:style-name="ro1">
          <table:table-cell office:value-type="string" calcext:value-type="string">
            <text:p>SbCd</text:p>
          </table:table-cell>
          <table:table-cell office:value-type="float" office:value="0.5784551" calcext:value-type="float">
            <text:p>0.5784551</text:p>
          </table:table-cell>
          <table:table-cell office:value-type="float" office:value="0.674071415164255" calcext:value-type="float">
            <text:p>0.674071415164255</text:p>
          </table:table-cell>
          <table:table-cell office:value-type="float" office:value="4.114" calcext:value-type="float">
            <text:p>4.114</text:p>
          </table:table-cell>
          <table:table-cell office:value-type="float" office:value="1.2748254789038" calcext:value-type="float">
            <text:p>1.2748254789038</text:p>
          </table:table-cell>
          <table:table-cell/>
        </table:table-row>
        <table:table-row table:style-name="ro1">
          <table:table-cell office:value-type="string" calcext:value-type="string">
            <text:p>ZrSn</text:p>
          </table:table-cell>
          <table:table-cell office:value-type="float" office:value="0.7156677" calcext:value-type="float">
            <text:p>0.7156677</text:p>
          </table:table-cell>
          <table:table-cell office:value-type="float" office:value="0.676283868699318" calcext:value-type="float">
            <text:p>0.676283868699318</text:p>
          </table:table-cell>
          <table:table-cell office:value-type="float" office:value="4.0456" calcext:value-type="float">
            <text:p>4.0456</text:p>
          </table:table-cell>
          <table:table-cell office:value-type="float" office:value="1.41991498598173" calcext:value-type="float">
            <text:p>1.41991498598173</text:p>
          </table:table-cell>
          <table:table-cell/>
        </table:table-row>
        <table:table-row table:style-name="ro1">
          <table:table-cell office:value-type="string" calcext:value-type="string">
            <text:p>AgBi</text:p>
          </table:table-cell>
          <table:table-cell office:value-type="float" office:value="0.66015327" calcext:value-type="float">
            <text:p>0.66015327</text:p>
          </table:table-cell>
          <table:table-cell office:value-type="float" office:value="0.676762876940608" calcext:value-type="float">
            <text:p>0.676762876940608</text:p>
          </table:table-cell>
          <table:table-cell office:value-type="float" office:value="4.2151" calcext:value-type="float">
            <text:p>4.2151</text:p>
          </table:table-cell>
          <table:table-cell office:value-type="float" office:value="0.945320637521672" calcext:value-type="float">
            <text:p>0.945320637521672</text:p>
          </table:table-cell>
          <table:table-cell/>
        </table:table-row>
        <table:table-row table:style-name="ro1">
          <table:table-cell office:value-type="string" calcext:value-type="string">
            <text:p>AgPb</text:p>
          </table:table-cell>
          <table:table-cell office:value-type="float" office:value="0.71620345" calcext:value-type="float">
            <text:p>0.71620345</text:p>
          </table:table-cell>
          <table:table-cell office:value-type="float" office:value="0.684940617005312" calcext:value-type="float">
            <text:p>0.684940617005312</text:p>
          </table:table-cell>
          <table:table-cell office:value-type="float" office:value="4.2154" calcext:value-type="float">
            <text:p>4.2154</text:p>
          </table:table-cell>
          <table:table-cell office:value-type="float" office:value="0.950611712925084" calcext:value-type="float">
            <text:p>0.950611712925084</text:p>
          </table:table-cell>
          <table:table-cell/>
        </table:table-row>
        <table:table-row table:style-name="ro1">
          <table:table-cell office:value-type="string" calcext:value-type="string">
            <text:p>SbBi</text:p>
          </table:table-cell>
          <table:table-cell office:value-type="float" office:value="0.66676664" calcext:value-type="float">
            <text:p>0.66676664</text:p>
          </table:table-cell>
          <table:table-cell office:value-type="float" office:value="0.685332378218747" calcext:value-type="float">
            <text:p>0.685332378218747</text:p>
          </table:table-cell>
          <table:table-cell office:value-type="float" office:value="4.3933" calcext:value-type="float">
            <text:p>4.3933</text:p>
          </table:table-cell>
          <table:table-cell office:value-type="float" office:value="0.905974882508377" calcext:value-type="float">
            <text:p>0.905974882508377</text:p>
          </table:table-cell>
          <table:table-cell/>
        </table:table-row>
        <table:table-row table:style-name="ro1">
          <table:table-cell office:value-type="string" calcext:value-type="string">
            <text:p>TeNa</text:p>
          </table:table-cell>
          <table:table-cell office:value-type="float" office:value="0.72466385" calcext:value-type="float">
            <text:p>0.72466385</text:p>
          </table:table-cell>
          <table:table-cell office:value-type="float" office:value="0.686139926394308" calcext:value-type="float">
            <text:p>0.686139926394308</text:p>
          </table:table-cell>
          <table:table-cell office:value-type="float" office:value="4.0022" calcext:value-type="float">
            <text:p>4.0022</text:p>
          </table:table-cell>
          <table:table-cell office:value-type="float" office:value="1.96845865927155" calcext:value-type="float">
            <text:p>1.96845865927155</text:p>
          </table:table-cell>
          <table:table-cell/>
        </table:table-row>
        <table:table-row table:style-name="ro1">
          <table:table-cell office:value-type="string" calcext:value-type="string">
            <text:p>AlNa</text:p>
          </table:table-cell>
          <table:table-cell office:value-type="float" office:value="0.6999428" calcext:value-type="float">
            <text:p>0.6999428</text:p>
          </table:table-cell>
          <table:table-cell office:value-type="float" office:value="0.690425576357849" calcext:value-type="float">
            <text:p>0.690425576357849</text:p>
          </table:table-cell>
          <table:table-cell office:value-type="float" office:value="3.9805" calcext:value-type="float">
            <text:p>3.9805</text:p>
          </table:table-cell>
          <table:table-cell office:value-type="float" office:value="5.70584527477132" calcext:value-type="float">
            <text:p>5.70584527477132</text:p>
          </table:table-cell>
          <table:table-cell/>
        </table:table-row>
        <table:table-row table:style-name="ro1">
          <table:table-cell office:value-type="string" calcext:value-type="string">
            <text:p>CrAl</text:p>
          </table:table-cell>
          <table:table-cell office:value-type="float" office:value="0.83445805" calcext:value-type="float">
            <text:p>0.83445805</text:p>
          </table:table-cell>
          <table:table-cell office:value-type="float" office:value="0.692688053233145" calcext:value-type="float">
            <text:p>0.692688053233145</text:p>
          </table:table-cell>
          <table:table-cell office:value-type="float" office:value="3.4472" calcext:value-type="float">
            <text:p>3.4472</text:p>
          </table:table-cell>
          <table:table-cell office:value-type="float" office:value="3.68751977297145" calcext:value-type="float">
            <text:p>3.68751977297145</text:p>
          </table:table-cell>
          <table:table-cell/>
        </table:table-row>
        <table:table-row table:style-name="ro1">
          <table:table-cell office:value-type="string" calcext:value-type="string">
            <text:p>AsSn</text:p>
          </table:table-cell>
          <table:table-cell office:value-type="float" office:value="0.68954074" calcext:value-type="float">
            <text:p>0.68954074</text:p>
          </table:table-cell>
          <table:table-cell office:value-type="float" office:value="0.697223590857331" calcext:value-type="float">
            <text:p>0.697223590857331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5376235244368" calcext:value-type="float">
            <text:p>1.5376235244368</text:p>
          </table:table-cell>
          <table:table-cell/>
        </table:table-row>
        <table:table-row table:style-name="ro1">
          <table:table-cell office:value-type="string" calcext:value-type="string">
            <text:p>RhCa</text:p>
          </table:table-cell>
          <table:table-cell office:value-type="float" office:value="0.58452547" calcext:value-type="float">
            <text:p>0.58452547</text:p>
          </table:table-cell>
          <table:table-cell office:value-type="float" office:value="0.697476612701963" calcext:value-type="float">
            <text:p>0.697476612701963</text:p>
          </table:table-cell>
          <table:table-cell office:value-type="float" office:value="3.5368" calcext:value-type="float">
            <text:p>3.5368</text:p>
          </table:table-cell>
          <table:table-cell office:value-type="float" office:value="2.07100575505393" calcext:value-type="float">
            <text:p>2.07100575505393</text:p>
          </table:table-cell>
          <table:table-cell/>
        </table:table-row>
        <table:table-row table:style-name="ro1">
          <table:table-cell office:value-type="string" calcext:value-type="string">
            <text:p>CrMg</text:p>
          </table:table-cell>
          <table:table-cell office:value-type="float" office:value="0.8160456" calcext:value-type="float">
            <text:p>0.8160456</text:p>
          </table:table-cell>
          <table:table-cell office:value-type="float" office:value="0.702171608681029" calcext:value-type="float">
            <text:p>0.702171608681029</text:p>
          </table:table-cell>
          <table:table-cell office:value-type="float" office:value="3.649" calcext:value-type="float">
            <text:p>3.649</text:p>
          </table:table-cell>
          <table:table-cell office:value-type="float" office:value="3.81194207318457" calcext:value-type="float">
            <text:p>3.81194207318457</text:p>
          </table:table-cell>
          <table:table-cell/>
        </table:table-row>
        <table:table-row table:style-name="ro1">
          <table:table-cell office:value-type="string" calcext:value-type="string">
            <text:p>TeCd</text:p>
          </table:table-cell>
          <table:table-cell office:value-type="float" office:value="0.5445281" calcext:value-type="float">
            <text:p>0.5445281</text:p>
          </table:table-cell>
          <table:table-cell office:value-type="float" office:value="0.702667745753348" calcext:value-type="float">
            <text:p>0.702667745753348</text:p>
          </table:table-cell>
          <table:table-cell office:value-type="float" office:value="4.0827" calcext:value-type="float">
            <text:p>4.0827</text:p>
          </table:table-cell>
          <table:table-cell office:value-type="float" office:value="1.2441920873725" calcext:value-type="float">
            <text:p>1.2441920873725</text:p>
          </table:table-cell>
          <table:table-cell/>
        </table:table-row>
        <table:table-row table:style-name="ro1">
          <table:table-cell office:value-type="string" calcext:value-type="string">
            <text:p>NiZn</text:p>
          </table:table-cell>
          <table:table-cell office:value-type="float" office:value="0.6587847" calcext:value-type="float">
            <text:p>0.6587847</text:p>
          </table:table-cell>
          <table:table-cell office:value-type="float" office:value="0.702709007473649" calcext:value-type="float">
            <text:p>0.702709007473649</text:p>
          </table:table-cell>
          <table:table-cell office:value-type="float" office:value="3.3027" calcext:value-type="float">
            <text:p>3.3027</text:p>
          </table:table-cell>
          <table:table-cell office:value-type="float" office:value="2.37859664198306" calcext:value-type="float">
            <text:p>2.37859664198306</text:p>
          </table:table-cell>
          <table:table-cell/>
        </table:table-row>
        <table:table-row table:style-name="ro1">
          <table:table-cell office:value-type="string" calcext:value-type="string">
            <text:p>YRb</text:p>
          </table:table-cell>
          <table:table-cell office:value-type="float" office:value="0.71678054" calcext:value-type="float">
            <text:p>0.71678054</text:p>
          </table:table-cell>
          <table:table-cell office:value-type="float" office:value="0.703781561457915" calcext:value-type="float">
            <text:p>0.703781561457915</text:p>
          </table:table-cell>
          <table:table-cell office:value-type="float" office:value="4.5951" calcext:value-type="float">
            <text:p>4.5951</text:p>
          </table:table-cell>
          <table:table-cell office:value-type="float" office:value="1.70454516628676" calcext:value-type="float">
            <text:p>1.70454516628676</text:p>
          </table:table-cell>
          <table:table-cell/>
        </table:table-row>
        <table:table-row table:style-name="ro1">
          <table:table-cell office:value-type="string" calcext:value-type="string">
            <text:p>GeTe</text:p>
          </table:table-cell>
          <table:table-cell office:value-type="float" office:value="0.6922459" calcext:value-type="float">
            <text:p>0.6922459</text:p>
          </table:table-cell>
          <table:table-cell office:value-type="float" office:value="0.703808764655379" calcext:value-type="float">
            <text:p>0.703808764655379</text:p>
          </table:table-cell>
          <table:table-cell office:value-type="float" office:value="4.2319" calcext:value-type="float">
            <text:p>4.2319</text:p>
          </table:table-cell>
          <table:table-cell office:value-type="float" office:value="1.48763316560714" calcext:value-type="float">
            <text:p>1.48763316560714</text:p>
          </table:table-cell>
          <table:table-cell/>
        </table:table-row>
        <table:table-row table:style-name="ro1">
          <table:table-cell office:value-type="string" calcext:value-type="string">
            <text:p>MnY</text:p>
          </table:table-cell>
          <table:table-cell office:value-type="float" office:value="0.69875216" calcext:value-type="float">
            <text:p>0.69875216</text:p>
          </table:table-cell>
          <table:table-cell office:value-type="float" office:value="0.707858010533682" calcext:value-type="float">
            <text:p>0.707858010533682</text:p>
          </table:table-cell>
          <table:table-cell office:value-type="float" office:value="4.0054" calcext:value-type="float">
            <text:p>4.0054</text:p>
          </table:table-cell>
          <table:table-cell office:value-type="float" office:value="2.05887318393971" calcext:value-type="float">
            <text:p>2.05887318393971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office:value-type="float" office:value="0.66349983" calcext:value-type="float">
            <text:p>0.66349983</text:p>
          </table:table-cell>
          <table:table-cell office:value-type="float" office:value="0.712178858060825" calcext:value-type="float">
            <text:p>0.712178858060825</text:p>
          </table:table-cell>
          <table:table-cell office:value-type="float" office:value="3.3348" calcext:value-type="float">
            <text:p>3.3348</text:p>
          </table:table-cell>
          <table:table-cell office:value-type="float" office:value="2.4447094115273" calcext:value-type="float">
            <text:p>2.4447094115273</text:p>
          </table:table-cell>
          <table:table-cell/>
        </table:table-row>
        <table:table-row table:style-name="ro1">
          <table:table-cell office:value-type="string" calcext:value-type="string">
            <text:p>SiBa</text:p>
          </table:table-cell>
          <table:table-cell office:value-type="float" office:value="0.58401847" calcext:value-type="float">
            <text:p>0.58401847</text:p>
          </table:table-cell>
          <table:table-cell office:value-type="float" office:value="0.712179748984175" calcext:value-type="float">
            <text:p>0.712179748984175</text:p>
          </table:table-cell>
          <table:table-cell office:value-type="float" office:value="4.9524" calcext:value-type="float">
            <text:p>4.9524</text:p>
          </table:table-cell>
          <table:table-cell office:value-type="float" office:value="1.79523038736539" calcext:value-type="float">
            <text:p>1.79523038736539</text:p>
          </table:table-cell>
          <table:table-cell/>
        </table:table-row>
        <table:table-row table:style-name="ro1">
          <table:table-cell office:value-type="string" calcext:value-type="string">
            <text:p>TcAl</text:p>
          </table:table-cell>
          <table:table-cell office:value-type="float" office:value="0.73956037" calcext:value-type="float">
            <text:p>0.73956037</text:p>
          </table:table-cell>
          <table:table-cell office:value-type="float" office:value="0.712782676395105" calcext:value-type="float">
            <text:p>0.712782676395105</text:p>
          </table:table-cell>
          <table:table-cell office:value-type="float" office:value="3.3455" calcext:value-type="float">
            <text:p>3.3455</text:p>
          </table:table-cell>
          <table:table-cell office:value-type="float" office:value="2.36226048117957" calcext:value-type="float">
            <text:p>2.36226048117957</text:p>
          </table:table-cell>
          <table:table-cell/>
        </table:table-row>
        <table:table-row table:style-name="ro1">
          <table:table-cell office:value-type="string" calcext:value-type="string">
            <text:p>SeAg</text:p>
          </table:table-cell>
          <table:table-cell office:value-type="float" office:value="0.67925954" calcext:value-type="float">
            <text:p>0.67925954</text:p>
          </table:table-cell>
          <table:table-cell office:value-type="float" office:value="0.717495925862615" calcext:value-type="float">
            <text:p>0.717495925862615</text:p>
          </table:table-cell>
          <table:table-cell office:value-type="float" office:value="3.8021" calcext:value-type="float">
            <text:p>3.8021</text:p>
          </table:table-cell>
          <table:table-cell office:value-type="float" office:value="1.59272469157821" calcext:value-type="float">
            <text:p>1.59272469157821</text:p>
          </table:table-cell>
          <table:table-cell/>
        </table:table-row>
        <table:table-row table:style-name="ro1">
          <table:table-cell office:value-type="string" calcext:value-type="string">
            <text:p>BeSi</text:p>
          </table:table-cell>
          <table:table-cell office:value-type="float" office:value="0.7141547" calcext:value-type="float">
            <text:p>0.7141547</text:p>
          </table:table-cell>
          <table:table-cell office:value-type="float" office:value="0.720854719011217" calcext:value-type="float">
            <text:p>0.720854719011217</text:p>
          </table:table-cell>
          <table:table-cell office:value-type="float" office:value="3.511" calcext:value-type="float">
            <text:p>3.511</text:p>
          </table:table-cell>
          <table:table-cell office:value-type="float" office:value="7.53665702744628" calcext:value-type="float">
            <text:p>7.53665702744628</text:p>
          </table:table-cell>
          <table:table-cell/>
        </table:table-row>
        <table:table-row table:style-name="ro1">
          <table:table-cell office:value-type="string" calcext:value-type="string">
            <text:p>PdBi</text:p>
          </table:table-cell>
          <table:table-cell office:value-type="float" office:value="0.7866839" calcext:value-type="float">
            <text:p>0.7866839</text:p>
          </table:table-cell>
          <table:table-cell office:value-type="float" office:value="0.721199471479858" calcext:value-type="float">
            <text:p>0.721199471479858</text:p>
          </table:table-cell>
          <table:table-cell office:value-type="float" office:value="4.0818" calcext:value-type="float">
            <text:p>4.0818</text:p>
          </table:table-cell>
          <table:table-cell office:value-type="float" office:value="0.949619975515681" calcext:value-type="float">
            <text:p>0.949619975515681</text:p>
          </table:table-cell>
          <table:table-cell/>
        </table:table-row>
        <table:table-row table:style-name="ro1">
          <table:table-cell office:value-type="string" calcext:value-type="string">
            <text:p>SbPb</text:p>
          </table:table-cell>
          <table:table-cell office:value-type="float" office:value="0.69375134" calcext:value-type="float">
            <text:p>0.69375134</text:p>
          </table:table-cell>
          <table:table-cell office:value-type="float" office:value="0.726781553933606" calcext:value-type="float">
            <text:p>0.726781553933606</text:p>
          </table:table-cell>
          <table:table-cell office:value-type="float" office:value="4.2822" calcext:value-type="float">
            <text:p>4.2822</text:p>
          </table:table-cell>
          <table:table-cell office:value-type="float" office:value="0.910833546044503" calcext:value-type="float">
            <text:p>0.910833546044503</text:p>
          </table:table-cell>
          <table:table-cell/>
        </table:table-row>
        <table:table-row table:style-name="ro1">
          <table:table-cell office:value-type="string" calcext:value-type="string">
            <text:p>VCa</text:p>
          </table:table-cell>
          <table:table-cell office:value-type="float" office:value="0.7480211" calcext:value-type="float">
            <text:p>0.7480211</text:p>
          </table:table-cell>
          <table:table-cell office:value-type="float" office:value="0.728646810862018" calcext:value-type="float">
            <text:p>0.728646810862018</text:p>
          </table:table-cell>
          <table:table-cell office:value-type="float" office:value="3.8333" calcext:value-type="float">
            <text:p>3.8333</text:p>
          </table:table-cell>
          <table:table-cell office:value-type="float" office:value="3.21534799069195" calcext:value-type="float">
            <text:p>3.21534799069195</text:p>
          </table:table-cell>
          <table:table-cell/>
        </table:table-row>
        <table:table-row table:style-name="ro1">
          <table:table-cell office:value-type="string" calcext:value-type="string">
            <text:p>PdTe</text:p>
          </table:table-cell>
          <table:table-cell office:value-type="float" office:value="0.685638" calcext:value-type="float">
            <text:p>0.685638</text:p>
          </table:table-cell>
          <table:table-cell office:value-type="float" office:value="0.73736491356888" calcext:value-type="float">
            <text:p>0.73736491356888</text:p>
          </table:table-cell>
          <table:table-cell office:value-type="float" office:value="4.1319" calcext:value-type="float">
            <text:p>4.1319</text:p>
          </table:table-cell>
          <table:table-cell office:value-type="float" office:value="1.27563755933397" calcext:value-type="float">
            <text:p>1.27563755933397</text:p>
          </table:table-cell>
          <table:table-cell/>
        </table:table-row>
        <table:table-row table:style-name="ro1">
          <table:table-cell office:value-type="string" calcext:value-type="string">
            <text:p>NiGa</text:p>
          </table:table-cell>
          <table:table-cell office:value-type="float" office:value="0.71798694" calcext:value-type="float">
            <text:p>0.71798694</text:p>
          </table:table-cell>
          <table:table-cell office:value-type="float" office:value="0.747186571225681" calcext:value-type="float">
            <text:p>0.747186571225681</text:p>
          </table:table-cell>
          <table:table-cell office:value-type="float" office:value="3.4028" calcext:value-type="float">
            <text:p>3.4028</text:p>
          </table:table-cell>
          <table:table-cell office:value-type="float" office:value="2.30052871183569" calcext:value-type="float">
            <text:p>2.30052871183569</text:p>
          </table:table-cell>
          <table:table-cell/>
        </table:table-row>
        <table:table-row table:style-name="ro1">
          <table:table-cell office:value-type="string" calcext:value-type="string">
            <text:p>BeSr</text:p>
          </table:table-cell>
          <table:table-cell office:value-type="float" office:value="0.77348316" calcext:value-type="float">
            <text:p>0.77348316</text:p>
          </table:table-cell>
          <table:table-cell office:value-type="float" office:value="0.749105458043227" calcext:value-type="float">
            <text:p>0.749105458043227</text:p>
          </table:table-cell>
          <table:table-cell office:value-type="float" office:value="4.6818" calcext:value-type="float">
            <text:p>4.6818</text:p>
          </table:table-cell>
          <table:table-cell office:value-type="float" office:value="3.03425778609903" calcext:value-type="float">
            <text:p>3.03425778609903</text:p>
          </table:table-cell>
          <table:table-cell/>
        </table:table-row>
        <table:table-row table:style-name="ro1">
          <table:table-cell office:value-type="string" calcext:value-type="string">
            <text:p>CrSi</text:p>
          </table:table-cell>
          <table:table-cell office:value-type="float" office:value="0.9738533" calcext:value-type="float">
            <text:p>0.9738533</text:p>
          </table:table-cell>
          <table:table-cell office:value-type="float" office:value="0.752143139519461" calcext:value-type="float">
            <text:p>0.752143139519461</text:p>
          </table:table-cell>
          <table:table-cell office:value-type="float" office:value="3.5982" calcext:value-type="float">
            <text:p>3.5982</text:p>
          </table:table-cell>
          <table:table-cell office:value-type="float" office:value="3.63853524836286" calcext:value-type="float">
            <text:p>3.63853524836286</text:p>
          </table:table-cell>
          <table:table-cell/>
        </table:table-row>
        <table:table-row table:style-name="ro1">
          <table:table-cell office:value-type="string" calcext:value-type="string">
            <text:p>AsBi</text:p>
          </table:table-cell>
          <table:table-cell office:value-type="float" office:value="0.7374114" calcext:value-type="float">
            <text:p>0.7374114</text:p>
          </table:table-cell>
          <table:table-cell office:value-type="float" office:value="0.754091925773725" calcext:value-type="float">
            <text:p>0.754091925773725</text:p>
          </table:table-cell>
          <table:table-cell office:value-type="float" office:value="4.1577" calcext:value-type="float">
            <text:p>4.1577</text:p>
          </table:table-cell>
          <table:table-cell office:value-type="float" office:value="1.05386820886318" calcext:value-type="float">
            <text:p>1.05386820886318</text:p>
          </table:table-cell>
          <table:table-cell/>
        </table:table-row>
        <table:table-row table:style-name="ro1">
          <table:table-cell office:value-type="string" calcext:value-type="string">
            <text:p>PdBa</text:p>
          </table:table-cell>
          <table:table-cell office:value-type="float" office:value="0.75727046" calcext:value-type="float">
            <text:p>0.75727046</text:p>
          </table:table-cell>
          <table:table-cell office:value-type="float" office:value="0.757632068266334" calcext:value-type="float">
            <text:p>0.757632068266334</text:p>
          </table:table-cell>
          <table:table-cell office:value-type="float" office:value="4.7878" calcext:value-type="float">
            <text:p>4.7878</text:p>
          </table:table-cell>
          <table:table-cell office:value-type="float" office:value="1.22535557486092" calcext:value-type="float">
            <text:p>1.22535557486092</text:p>
          </table:table-cell>
          <table:table-cell/>
        </table:table-row>
        <table:table-row table:style-name="ro1">
          <table:table-cell office:value-type="string" calcext:value-type="string">
            <text:p>AsAg</text:p>
          </table:table-cell>
          <table:table-cell office:value-type="float" office:value="0.7365489" calcext:value-type="float">
            <text:p>0.7365489</text:p>
          </table:table-cell>
          <table:table-cell office:value-type="float" office:value="0.757905559445611" calcext:value-type="float">
            <text:p>0.757905559445611</text:p>
          </table:table-cell>
          <table:table-cell office:value-type="float" office:value="3.75" calcext:value-type="float">
            <text:p>3.75</text:p>
          </table:table-cell>
          <table:table-cell office:value-type="float" office:value="1.62734034243561" calcext:value-type="float">
            <text:p>1.62734034243561</text:p>
          </table:table-cell>
          <table:table-cell/>
        </table:table-row>
        <table:table-row table:style-name="ro1">
          <table:table-cell office:value-type="string" calcext:value-type="string">
            <text:p>TaGa</text:p>
          </table:table-cell>
          <table:table-cell office:value-type="float" office:value="0.63360137" calcext:value-type="float">
            <text:p>0.63360137</text:p>
          </table:table-cell>
          <table:table-cell office:value-type="float" office:value="0.758174839877412" calcext:value-type="float">
            <text:p>0.758174839877412</text:p>
          </table:table-cell>
          <table:table-cell office:value-type="float" office:value="3.3374" calcext:value-type="float">
            <text:p>3.3374</text:p>
          </table:table-cell>
          <table:table-cell office:value-type="float" office:value="1.19191295679413" calcext:value-type="float">
            <text:p>1.19191295679413</text:p>
          </table:table-cell>
          <table:table-cell/>
        </table:table-row>
        <table:table-row table:style-name="ro1">
          <table:table-cell office:value-type="string" calcext:value-type="string">
            <text:p>GePb</text:p>
          </table:table-cell>
          <table:table-cell office:value-type="float" office:value="0.7428983" calcext:value-type="float">
            <text:p>0.7428983</text:p>
          </table:table-cell>
          <table:table-cell office:value-type="float" office:value="0.764131767631517" calcext:value-type="float">
            <text:p>0.764131767631517</text:p>
          </table:table-cell>
          <table:table-cell office:value-type="float" office:value="4.2254" calcext:value-type="float">
            <text:p>4.2254</text:p>
          </table:table-cell>
          <table:table-cell office:value-type="float" office:value="1.06900203780038" calcext:value-type="float">
            <text:p>1.06900203780038</text:p>
          </table:table-cell>
          <table:table-cell/>
        </table:table-row>
        <table:table-row table:style-name="ro1">
          <table:table-cell office:value-type="string" calcext:value-type="string">
            <text:p>CrZn</text:p>
          </table:table-cell>
          <table:table-cell office:value-type="float" office:value="0.7441814" calcext:value-type="float">
            <text:p>0.7441814</text:p>
          </table:table-cell>
          <table:table-cell office:value-type="float" office:value="0.765198663024159" calcext:value-type="float">
            <text:p>0.765198663024159</text:p>
          </table:table-cell>
          <table:table-cell office:value-type="float" office:value="3.2914" calcext:value-type="float">
            <text:p>3.2914</text:p>
          </table:table-cell>
          <table:table-cell office:value-type="float" office:value="2.51087529473817" calcext:value-type="float">
            <text:p>2.51087529473817</text:p>
          </table:table-cell>
          <table:table-cell/>
        </table:table-row>
        <table:table-row table:style-name="ro1">
          <table:table-cell office:value-type="string" calcext:value-type="string">
            <text:p>SiIn</text:p>
          </table:table-cell>
          <table:table-cell office:value-type="float" office:value="0.7435754" calcext:value-type="float">
            <text:p>0.7435754</text:p>
          </table:table-cell>
          <table:table-cell office:value-type="float" office:value="0.770575543303956" calcext:value-type="float">
            <text:p>0.770575543303956</text:p>
          </table:table-cell>
          <table:table-cell office:value-type="float" office:value="3.9117" calcext:value-type="float">
            <text:p>3.9117</text:p>
          </table:table-cell>
          <table:table-cell office:value-type="float" office:value="2.07214111792089" calcext:value-type="float">
            <text:p>2.07214111792089</text:p>
          </table:table-cell>
          <table:table-cell/>
        </table:table-row>
        <table:table-row table:style-name="ro1">
          <table:table-cell office:value-type="string" calcext:value-type="string">
            <text:p>SiCd</text:p>
          </table:table-cell>
          <table:table-cell office:value-type="float" office:value="0.7849767" calcext:value-type="float">
            <text:p>0.7849767</text:p>
          </table:table-cell>
          <table:table-cell office:value-type="float" office:value="0.770693104653235" calcext:value-type="float">
            <text:p>0.770693104653235</text:p>
          </table:table-cell>
          <table:table-cell office:value-type="float" office:value="4.0083" calcext:value-type="float">
            <text:p>4.0083</text:p>
          </table:table-cell>
          <table:table-cell office:value-type="float" office:value="2.10689329566712" calcext:value-type="float">
            <text:p>2.10689329566712</text:p>
          </table:table-cell>
          <table:table-cell/>
        </table:table-row>
        <table:table-row table:style-name="ro1">
          <table:table-cell office:value-type="string" calcext:value-type="string">
            <text:p>HfSn</text:p>
          </table:table-cell>
          <table:table-cell office:value-type="float" office:value="0.79991543" calcext:value-type="float">
            <text:p>0.79991543</text:p>
          </table:table-cell>
          <table:table-cell office:value-type="float" office:value="0.773236017448077" calcext:value-type="float">
            <text:p>0.773236017448077</text:p>
          </table:table-cell>
          <table:table-cell office:value-type="float" office:value="3.9708" calcext:value-type="float">
            <text:p>3.9708</text:p>
          </table:table-cell>
          <table:table-cell office:value-type="float" office:value="1.00718857018074" calcext:value-type="float">
            <text:p>1.00718857018074</text:p>
          </table:table-cell>
          <table:table-cell/>
        </table:table-row>
        <table:table-row table:style-name="ro1">
          <table:table-cell office:value-type="string" calcext:value-type="string">
            <text:p>RuZn</text:p>
          </table:table-cell>
          <table:table-cell office:value-type="float" office:value="0.7103293" calcext:value-type="float">
            <text:p>0.7103293</text:p>
          </table:table-cell>
          <table:table-cell office:value-type="float" office:value="0.781780433010808" calcext:value-type="float">
            <text:p>0.781780433010808</text:p>
          </table:table-cell>
          <table:table-cell office:value-type="float" office:value="3.2791" calcext:value-type="float">
            <text:p>3.2791</text:p>
          </table:table-cell>
          <table:table-cell office:value-type="float" office:value="1.78393492214466" calcext:value-type="float">
            <text:p>1.78393492214466</text:p>
          </table:table-cell>
          <table:table-cell/>
        </table:table-row>
        <table:table-row table:style-name="ro1">
          <table:table-cell office:value-type="string" calcext:value-type="string">
            <text:p>CoSi</text:p>
          </table:table-cell>
          <table:table-cell office:value-type="float" office:value="0.8100896" calcext:value-type="float">
            <text:p>0.8100896</text:p>
          </table:table-cell>
          <table:table-cell office:value-type="float" office:value="0.788361156613302" calcext:value-type="float">
            <text:p>0.788361156613302</text:p>
          </table:table-cell>
          <table:table-cell office:value-type="float" office:value="3.3737" calcext:value-type="float">
            <text:p>3.3737</text:p>
          </table:table-cell>
          <table:table-cell office:value-type="float" office:value="3.35821361720072" calcext:value-type="float">
            <text:p>3.35821361720072</text:p>
          </table:table-cell>
          <table:table-cell/>
        </table:table-row>
        <table:table-row table:style-name="ro1">
          <table:table-cell office:value-type="string" calcext:value-type="string">
            <text:p>SiSn</text:p>
          </table:table-cell>
          <table:table-cell office:value-type="float" office:value="0.766484" calcext:value-type="float">
            <text:p>0.766484</text:p>
          </table:table-cell>
          <table:table-cell office:value-type="float" office:value="0.789819792131315" calcext:value-type="float">
            <text:p>0.789819792131315</text:p>
          </table:table-cell>
          <table:table-cell office:value-type="float" office:value="3.8945" calcext:value-type="float">
            <text:p>3.8945</text:p>
          </table:table-cell>
          <table:table-cell office:value-type="float" office:value="2.01831112302472" calcext:value-type="float">
            <text:p>2.01831112302472</text:p>
          </table:table-cell>
          <table:table-cell/>
        </table:table-row>
        <table:table-row table:style-name="ro1">
          <table:table-cell office:value-type="string" calcext:value-type="string">
            <text:p>ZrTe</text:p>
          </table:table-cell>
          <table:table-cell office:value-type="float" office:value="0.8628705" calcext:value-type="float">
            <text:p>0.8628705</text:p>
          </table:table-cell>
          <table:table-cell office:value-type="float" office:value="0.790557747534739" calcext:value-type="float">
            <text:p>0.790557747534739</text:p>
          </table:table-cell>
          <table:table-cell office:value-type="float" office:value="4.1025" calcext:value-type="float">
            <text:p>4.1025</text:p>
          </table:table-cell>
          <table:table-cell office:value-type="float" office:value="1.36301542201316" calcext:value-type="float">
            <text:p>1.36301542201316</text:p>
          </table:table-cell>
          <table:table-cell/>
        </table:table-row>
        <table:table-row table:style-name="ro1">
          <table:table-cell office:value-type="string" calcext:value-type="string">
            <text:p>MoGa</text:p>
          </table:table-cell>
          <table:table-cell office:value-type="float" office:value="0.7878059" calcext:value-type="float">
            <text:p>0.7878059</text:p>
          </table:table-cell>
          <table:table-cell office:value-type="float" office:value="0.794881035390762" calcext:value-type="float">
            <text:p>0.794881035390762</text:p>
          </table:table-cell>
          <table:table-cell office:value-type="float" office:value="3.3908" calcext:value-type="float">
            <text:p>3.3908</text:p>
          </table:table-cell>
          <table:table-cell office:value-type="float" office:value="1.7925644694707" calcext:value-type="float">
            <text:p>1.7925644694707</text:p>
          </table:table-cell>
          <table:table-cell/>
        </table:table-row>
        <table:table-row table:style-name="ro1">
          <table:table-cell office:value-type="string" calcext:value-type="string">
            <text:p>WMg</text:p>
          </table:table-cell>
          <table:table-cell office:value-type="float" office:value="0.8672614" calcext:value-type="float">
            <text:p>0.8672614</text:p>
          </table:table-cell>
          <table:table-cell office:value-type="float" office:value="0.795335382052557" calcext:value-type="float">
            <text:p>0.795335382052557</text:p>
          </table:table-cell>
          <table:table-cell office:value-type="float" office:value="3.5219" calcext:value-type="float">
            <text:p>3.5219</text:p>
          </table:table-cell>
          <table:table-cell office:value-type="float" office:value="1.4319443561791" calcext:value-type="float">
            <text:p>1.4319443561791</text:p>
          </table:table-cell>
          <table:table-cell/>
        </table:table-row>
        <table:table-row table:style-name="ro1">
          <table:table-cell office:value-type="string" calcext:value-type="string">
            <text:p>BeGa</text:p>
          </table:table-cell>
          <table:table-cell office:value-type="float" office:value="0.76069105" calcext:value-type="float">
            <text:p>0.76069105</text:p>
          </table:table-cell>
          <table:table-cell office:value-type="float" office:value="0.796468388698119" calcext:value-type="float">
            <text:p>0.796468388698119</text:p>
          </table:table-cell>
          <table:table-cell office:value-type="float" office:value="3.4179" calcext:value-type="float">
            <text:p>3.4179</text:p>
          </table:table-cell>
          <table:table-cell office:value-type="float" office:value="3.69845512546741" calcext:value-type="float">
            <text:p>3.69845512546741</text:p>
          </table:table-cell>
          <table:table-cell/>
        </table:table-row>
        <table:table-row table:style-name="ro1">
          <table:table-cell office:value-type="string" calcext:value-type="string">
            <text:p>RhGe</text:p>
          </table:table-cell>
          <table:table-cell office:value-type="float" office:value="0.7190896" calcext:value-type="float">
            <text:p>0.7190896</text:p>
          </table:table-cell>
          <table:table-cell office:value-type="float" office:value="0.797781865872571" calcext:value-type="float">
            <text:p>0.797781865872571</text:p>
          </table:table-cell>
          <table:table-cell office:value-type="float" office:value="3.437" calcext:value-type="float">
            <text:p>3.437</text:p>
          </table:table-cell>
          <table:table-cell office:value-type="float" office:value="1.69335919518538" calcext:value-type="float">
            <text:p>1.69335919518538</text:p>
          </table:table-cell>
          <table:table-cell/>
        </table:table-row>
        <table:table-row table:style-name="ro1">
          <table:table-cell office:value-type="string" calcext:value-type="string">
            <text:p>MoAg</text:p>
          </table:table-cell>
          <table:table-cell office:value-type="float" office:value="0.82609695" calcext:value-type="float">
            <text:p>0.82609695</text:p>
          </table:table-cell>
          <table:table-cell office:value-type="float" office:value="0.798791205516772" calcext:value-type="float">
            <text:p>0.798791205516772</text:p>
          </table:table-cell>
          <table:table-cell office:value-type="float" office:value="3.5094" calcext:value-type="float">
            <text:p>3.5094</text:p>
          </table:table-cell>
          <table:table-cell office:value-type="float" office:value="1.46196899300215" calcext:value-type="float">
            <text:p>1.46196899300215</text:p>
          </table:table-cell>
          <table:table-cell/>
        </table:table-row>
        <table:table-row table:style-name="ro1">
          <table:table-cell office:value-type="string" calcext:value-type="string">
            <text:p>MnAl</text:p>
          </table:table-cell>
          <table:table-cell office:value-type="float" office:value="0.9793556" calcext:value-type="float">
            <text:p>0.9793556</text:p>
          </table:table-cell>
          <table:table-cell office:value-type="float" office:value="0.799983437584462" calcext:value-type="float">
            <text:p>0.799983437584462</text:p>
          </table:table-cell>
          <table:table-cell office:value-type="float" office:value="3.5861" calcext:value-type="float">
            <text:p>3.5861</text:p>
          </table:table-cell>
          <table:table-cell office:value-type="float" office:value="3.55980555504842" calcext:value-type="float">
            <text:p>3.55980555504842</text:p>
          </table:table-cell>
          <table:table-cell/>
        </table:table-row>
        <table:table-row table:style-name="ro1">
          <table:table-cell office:value-type="string" calcext:value-type="string">
            <text:p>HfSb</text:p>
          </table:table-cell>
          <table:table-cell office:value-type="float" office:value="0.8150286" calcext:value-type="float">
            <text:p>0.8150286</text:p>
          </table:table-cell>
          <table:table-cell office:value-type="float" office:value="0.801391108704432" calcext:value-type="float">
            <text:p>0.801391108704432</text:p>
          </table:table-cell>
          <table:table-cell office:value-type="float" office:value="4.0606" calcext:value-type="float">
            <text:p>4.0606</text:p>
          </table:table-cell>
          <table:table-cell office:value-type="float" office:value="0.997059357118264" calcext:value-type="float">
            <text:p>0.997059357118264</text:p>
          </table:table-cell>
          <table:table-cell/>
        </table:table-row>
        <table:table-row table:style-name="ro1">
          <table:table-cell office:value-type="string" calcext:value-type="string">
            <text:p>BeZn</text:p>
          </table:table-cell>
          <table:table-cell office:value-type="float" office:value="0.74365807" calcext:value-type="float">
            <text:p>0.74365807</text:p>
          </table:table-cell>
          <table:table-cell office:value-type="float" office:value="0.807689096326045" calcext:value-type="float">
            <text:p>0.807689096326045</text:p>
          </table:table-cell>
          <table:table-cell office:value-type="float" office:value="3.3991" calcext:value-type="float">
            <text:p>3.3991</text:p>
          </table:table-cell>
          <table:table-cell office:value-type="float" office:value="3.90447404210797" calcext:value-type="float">
            <text:p>3.90447404210797</text:p>
          </table:table-cell>
          <table:table-cell/>
        </table:table-row>
        <table:table-row table:style-name="ro1">
          <table:table-cell office:value-type="string" calcext:value-type="string">
            <text:p>ZnNa</text:p>
          </table:table-cell>
          <table:table-cell office:value-type="float" office:value="0.8225706" calcext:value-type="float">
            <text:p>0.8225706</text:p>
          </table:table-cell>
          <table:table-cell office:value-type="float" office:value="0.808458053579025" calcext:value-type="float">
            <text:p>0.808458053579025</text:p>
          </table:table-cell>
          <table:table-cell office:value-type="float" office:value="4.1717" calcext:value-type="float">
            <text:p>4.1717</text:p>
          </table:table-cell>
          <table:table-cell office:value-type="float" office:value="3.30751953517631" calcext:value-type="float">
            <text:p>3.30751953517631</text:p>
          </table:table-cell>
          <table:table-cell/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0.844756" calcext:value-type="float">
            <text:p>0.844756</text:p>
          </table:table-cell>
          <table:table-cell office:value-type="float" office:value="0.810624058351739" calcext:value-type="float">
            <text:p>0.810624058351739</text:p>
          </table:table-cell>
          <table:table-cell office:value-type="float" office:value="4.5092" calcext:value-type="float">
            <text:p>4.5092</text:p>
          </table:table-cell>
          <table:table-cell office:value-type="float" office:value="1.84511891840306" calcext:value-type="float">
            <text:p>1.84511891840306</text:p>
          </table:table-cell>
          <table:table-cell/>
        </table:table-row>
        <table:table-row table:style-name="ro1">
          <table:table-cell office:value-type="string" calcext:value-type="string">
            <text:p>AsNa</text:p>
          </table:table-cell>
          <table:table-cell office:value-type="float" office:value="0.83991814" calcext:value-type="float">
            <text:p>0.83991814</text:p>
          </table:table-cell>
          <table:table-cell office:value-type="float" office:value="0.813959314850279" calcext:value-type="float">
            <text:p>0.813959314850279</text:p>
          </table:table-cell>
          <table:table-cell office:value-type="float" office:value="3.9495" calcext:value-type="float">
            <text:p>3.9495</text:p>
          </table:table-cell>
          <table:table-cell office:value-type="float" office:value="2.99580356619905" calcext:value-type="float">
            <text:p>2.99580356619905</text:p>
          </table:table-cell>
          <table:table-cell/>
        </table:table-row>
        <table:table-row table:style-name="ro1">
          <table:table-cell office:value-type="string" calcext:value-type="string">
            <text:p>SiNa</text:p>
          </table:table-cell>
          <table:table-cell office:value-type="float" office:value="0.97402376" calcext:value-type="float">
            <text:p>0.97402376</text:p>
          </table:table-cell>
          <table:table-cell office:value-type="float" office:value="0.818146144624208" calcext:value-type="float">
            <text:p>0.818146144624208</text:p>
          </table:table-cell>
          <table:table-cell office:value-type="float" office:value="3.989" calcext:value-type="float">
            <text:p>3.989</text:p>
          </table:table-cell>
          <table:table-cell office:value-type="float" office:value="5.58941017352372" calcext:value-type="float">
            <text:p>5.58941017352372</text:p>
          </table:table-cell>
          <table:table-cell/>
        </table:table-row>
        <table:table-row table:style-name="ro1">
          <table:table-cell office:value-type="string" calcext:value-type="string">
            <text:p>VGe</text:p>
          </table:table-cell>
          <table:table-cell office:value-type="float" office:value="0.901368" calcext:value-type="float">
            <text:p>0.901368</text:p>
          </table:table-cell>
          <table:table-cell office:value-type="float" office:value="0.821033382622599" calcext:value-type="float">
            <text:p>0.821033382622599</text:p>
          </table:table-cell>
          <table:table-cell office:value-type="float" office:value="3.5827" calcext:value-type="float">
            <text:p>3.5827</text:p>
          </table:table-cell>
          <table:table-cell office:value-type="float" office:value="2.38838304741065" calcext:value-type="float">
            <text:p>2.38838304741065</text:p>
          </table:table-cell>
          <table:table-cell/>
        </table:table-row>
        <table:table-row table:style-name="ro1">
          <table:table-cell office:value-type="string" calcext:value-type="string">
            <text:p>PbRb</text:p>
          </table:table-cell>
          <table:table-cell office:value-type="float" office:value="0.845419" calcext:value-type="float">
            <text:p>0.845419</text:p>
          </table:table-cell>
          <table:table-cell office:value-type="float" office:value="0.822921937841212" calcext:value-type="float">
            <text:p>0.822921937841212</text:p>
          </table:table-cell>
          <table:table-cell office:value-type="float" office:value="4.6258" calcext:value-type="float">
            <text:p>4.6258</text:p>
          </table:table-cell>
          <table:table-cell office:value-type="float" office:value="1.02262620766865" calcext:value-type="float">
            <text:p>1.02262620766865</text:p>
          </table:table-cell>
          <table:table-cell/>
        </table:table-row>
        <table:table-row table:style-name="ro1">
          <table:table-cell office:value-type="string" calcext:value-type="string">
            <text:p>AsPb</text:p>
          </table:table-cell>
          <table:table-cell office:value-type="float" office:value="0.7807243" calcext:value-type="float">
            <text:p>0.7807243</text:p>
          </table:table-cell>
          <table:table-cell office:value-type="float" office:value="0.823820345648866" calcext:value-type="float">
            <text:p>0.823820345648866</text:p>
          </table:table-cell>
          <table:table-cell office:value-type="float" office:value="4.1358" calcext:value-type="float">
            <text:p>4.1358</text:p>
          </table:table-cell>
          <table:table-cell office:value-type="float" office:value="1.06044838454709" calcext:value-type="float">
            <text:p>1.06044838454709</text:p>
          </table:table-cell>
          <table:table-cell/>
        </table:table-row>
        <table:table-row table:style-name="ro1">
          <table:table-cell office:value-type="string" calcext:value-type="string">
            <text:p>RuAg</text:p>
          </table:table-cell>
          <table:table-cell office:value-type="float" office:value="0.8676758" calcext:value-type="float">
            <text:p>0.8676758</text:p>
          </table:table-cell>
          <table:table-cell office:value-type="float" office:value="0.823823665608856" calcext:value-type="float">
            <text:p>0.823823665608856</text:p>
          </table:table-cell>
          <table:table-cell office:value-type="float" office:value="3.4397" calcext:value-type="float">
            <text:p>3.4397</text:p>
          </table:table-cell>
          <table:table-cell office:value-type="float" office:value="1.4265857628645" calcext:value-type="float">
            <text:p>1.4265857628645</text:p>
          </table:table-cell>
          <table:table-cell/>
        </table:table-row>
        <table:table-row table:style-name="ro1">
          <table:table-cell office:value-type="string" calcext:value-type="string">
            <text:p>BeGe</text:p>
          </table:table-cell>
          <table:table-cell office:value-type="float" office:value="0.7706437" calcext:value-type="float">
            <text:p>0.7706437</text:p>
          </table:table-cell>
          <table:table-cell office:value-type="float" office:value="0.824352483659941" calcext:value-type="float">
            <text:p>0.824352483659941</text:p>
          </table:table-cell>
          <table:table-cell office:value-type="float" office:value="3.5062" calcext:value-type="float">
            <text:p>3.5062</text:p>
          </table:table-cell>
          <table:table-cell office:value-type="float" office:value="3.57104720177979" calcext:value-type="float">
            <text:p>3.57104720177979</text:p>
          </table:table-cell>
          <table:table-cell/>
        </table:table-row>
        <table:table-row table:style-name="ro1">
          <table:table-cell office:value-type="string" calcext:value-type="string">
            <text:p>TiSn</text:p>
          </table:table-cell>
          <table:table-cell office:value-type="float" office:value="0.7726036" calcext:value-type="float">
            <text:p>0.7726036</text:p>
          </table:table-cell>
          <table:table-cell office:value-type="float" office:value="0.829354715775894" calcext:value-type="float">
            <text:p>0.829354715775894</text:p>
          </table:table-cell>
          <table:table-cell office:value-type="float" office:value="3.6952" calcext:value-type="float">
            <text:p>3.6952</text:p>
          </table:table-cell>
          <table:table-cell office:value-type="float" office:value="1.78290411567586" calcext:value-type="float">
            <text:p>1.78290411567586</text:p>
          </table:table-cell>
          <table:table-cell/>
        </table:table-row>
        <table:table-row table:style-name="ro1">
          <table:table-cell office:value-type="string" calcext:value-type="string">
            <text:p>ZrBa</text:p>
          </table:table-cell>
          <table:table-cell office:value-type="float" office:value="0.5451453" calcext:value-type="float">
            <text:p>0.5451453</text:p>
          </table:table-cell>
          <table:table-cell office:value-type="float" office:value="0.837260750522168" calcext:value-type="float">
            <text:p>0.837260750522168</text:p>
          </table:table-cell>
          <table:table-cell office:value-type="float" office:value="5.1418" calcext:value-type="float">
            <text:p>5.1418</text:p>
          </table:table-cell>
          <table:table-cell office:value-type="float" office:value="1.30576372681624" calcext:value-type="float">
            <text:p>1.30576372681624</text:p>
          </table:table-cell>
          <table:table-cell/>
        </table:table-row>
        <table:table-row table:style-name="ro1">
          <table:table-cell office:value-type="string" calcext:value-type="string">
            <text:p>NbSe</text:p>
          </table:table-cell>
          <table:table-cell office:value-type="float" office:value="1.0267434" calcext:value-type="float">
            <text:p>1.0267434</text:p>
          </table:table-cell>
          <table:table-cell office:value-type="float" office:value="0.840383586441728" calcext:value-type="float">
            <text:p>0.840383586441728</text:p>
          </table:table-cell>
          <table:table-cell office:value-type="float" office:value="3.9298" calcext:value-type="float">
            <text:p>3.9298</text:p>
          </table:table-cell>
          <table:table-cell office:value-type="float" office:value="1.72898195553553" calcext:value-type="float">
            <text:p>1.72898195553553</text:p>
          </table:table-cell>
          <table:table-cell/>
        </table:table-row>
        <table:table-row table:style-name="ro1">
          <table:table-cell office:value-type="string" calcext:value-type="string">
            <text:p>VAs</text:p>
          </table:table-cell>
          <table:table-cell office:value-type="float" office:value="1.0826378" calcext:value-type="float">
            <text:p>1.0826378</text:p>
          </table:table-cell>
          <table:table-cell office:value-type="float" office:value="0.840976259220047" calcext:value-type="float">
            <text:p>0.840976259220047</text:p>
          </table:table-cell>
          <table:table-cell office:value-type="float" office:value="4.1673" calcext:value-type="float">
            <text:p>4.1673</text:p>
          </table:table-cell>
          <table:table-cell office:value-type="float" office:value="2.34610308012636" calcext:value-type="float">
            <text:p>2.34610308012636</text:p>
          </table:table-cell>
          <table:table-cell/>
        </table:table-row>
        <table:table-row table:style-name="ro1">
          <table:table-cell office:value-type="string" calcext:value-type="string">
            <text:p>FeZn</text:p>
          </table:table-cell>
          <table:table-cell office:value-type="float" office:value="0.9002199" calcext:value-type="float">
            <text:p>0.9002199</text:p>
          </table:table-cell>
          <table:table-cell office:value-type="float" office:value="0.846232629606795" calcext:value-type="float">
            <text:p>0.846232629606795</text:p>
          </table:table-cell>
          <table:table-cell office:value-type="float" office:value="3.3548" calcext:value-type="float">
            <text:p>3.3548</text:p>
          </table:table-cell>
          <table:table-cell office:value-type="float" office:value="2.43311316532588" calcext:value-type="float">
            <text:p>2.43311316532588</text:p>
          </table:table-cell>
          <table:table-cell/>
        </table:table-row>
        <table:table-row table:style-name="ro1">
          <table:table-cell office:value-type="string" calcext:value-type="string">
            <text:p>MnZn</text:p>
          </table:table-cell>
          <table:table-cell office:value-type="float" office:value="1.0233167" calcext:value-type="float">
            <text:p>1.0233167</text:p>
          </table:table-cell>
          <table:table-cell office:value-type="float" office:value="0.847911744285507" calcext:value-type="float">
            <text:p>0.847911744285507</text:p>
          </table:table-cell>
          <table:table-cell office:value-type="float" office:value="3.5634" calcext:value-type="float">
            <text:p>3.5634</text:p>
          </table:table-cell>
          <table:table-cell office:value-type="float" office:value="2.45100008012427" calcext:value-type="float">
            <text:p>2.45100008012427</text:p>
          </table:table-cell>
          <table:table-cell/>
        </table:table-row>
        <table:table-row table:style-name="ro1">
          <table:table-cell office:value-type="string" calcext:value-type="string">
            <text:p>RhCd</text:p>
          </table:table-cell>
          <table:table-cell office:value-type="float" office:value="0.8012949" calcext:value-type="float">
            <text:p>0.8012949</text:p>
          </table:table-cell>
          <table:table-cell office:value-type="float" office:value="0.852102772290413" calcext:value-type="float">
            <text:p>0.852102772290413</text:p>
          </table:table-cell>
          <table:table-cell office:value-type="float" office:value="3.5127" calcext:value-type="float">
            <text:p>3.5127</text:p>
          </table:table-cell>
          <table:table-cell office:value-type="float" office:value="1.38491140802578" calcext:value-type="float">
            <text:p>1.38491140802578</text:p>
          </table:table-cell>
          <table:table-cell/>
        </table:table-row>
        <table:table-row table:style-name="ro1">
          <table:table-cell office:value-type="string" calcext:value-type="string">
            <text:p>MoCa</text:p>
          </table:table-cell>
          <table:table-cell office:value-type="float" office:value="0.89283776" calcext:value-type="float">
            <text:p>0.89283776</text:p>
          </table:table-cell>
          <table:table-cell office:value-type="float" office:value="0.852579920252034" calcext:value-type="float">
            <text:p>0.852579920252034</text:p>
          </table:table-cell>
          <table:table-cell office:value-type="float" office:value="3.938" calcext:value-type="float">
            <text:p>3.938</text:p>
          </table:table-cell>
          <table:table-cell office:value-type="float" office:value="2.17475576772513" calcext:value-type="float">
            <text:p>2.17475576772513</text:p>
          </table:table-cell>
          <table:table-cell/>
        </table:table-row>
        <table:table-row table:style-name="ro1">
          <table:table-cell office:value-type="string" calcext:value-type="string">
            <text:p>FeSi</text:p>
          </table:table-cell>
          <table:table-cell office:value-type="float" office:value="0.89960134" calcext:value-type="float">
            <text:p>0.89960134</text:p>
          </table:table-cell>
          <table:table-cell office:value-type="float" office:value="0.870583645452144" calcext:value-type="float">
            <text:p>0.870583645452144</text:p>
          </table:table-cell>
          <table:table-cell office:value-type="float" office:value="3.3335" calcext:value-type="float">
            <text:p>3.3335</text:p>
          </table:table-cell>
          <table:table-cell office:value-type="float" office:value="3.47748104982018" calcext:value-type="float">
            <text:p>3.47748104982018</text:p>
          </table:table-cell>
          <table:table-cell/>
        </table:table-row>
        <table:table-row table:style-name="ro1">
          <table:table-cell office:value-type="string" calcext:value-type="string">
            <text:p>BeBa</text:p>
          </table:table-cell>
          <table:table-cell office:value-type="float" office:value="0.7242937" calcext:value-type="float">
            <text:p>0.7242937</text:p>
          </table:table-cell>
          <table:table-cell office:value-type="float" office:value="0.87401735881877" calcext:value-type="float">
            <text:p>0.87401735881877</text:p>
          </table:table-cell>
          <table:table-cell office:value-type="float" office:value="4.985" calcext:value-type="float">
            <text:p>4.985</text:p>
          </table:table-cell>
          <table:table-cell office:value-type="float" office:value="2.02447725307503" calcext:value-type="float">
            <text:p>2.02447725307503</text:p>
          </table:table-cell>
          <table:table-cell/>
        </table:table-row>
        <table:table-row table:style-name="ro1">
          <table:table-cell office:value-type="string" calcext:value-type="string">
            <text:p>SiBi</text:p>
          </table:table-cell>
          <table:table-cell office:value-type="float" office:value="0.8500531" calcext:value-type="float">
            <text:p>0.8500531</text:p>
          </table:table-cell>
          <table:table-cell office:value-type="float" office:value="0.877280792617709" calcext:value-type="float">
            <text:p>0.877280792617709</text:p>
          </table:table-cell>
          <table:table-cell office:value-type="float" office:value="4.195" calcext:value-type="float">
            <text:p>4.195</text:p>
          </table:table-cell>
          <table:table-cell office:value-type="float" office:value="1.25945417404794" calcext:value-type="float">
            <text:p>1.25945417404794</text:p>
          </table:table-cell>
          <table:table-cell/>
        </table:table-row>
        <table:table-row table:style-name="ro1">
          <table:table-cell office:value-type="string" calcext:value-type="string">
            <text:p>MnSi</text:p>
          </table:table-cell>
          <table:table-cell office:value-type="float" office:value="1.0244402" calcext:value-type="float">
            <text:p>1.0244402</text:p>
          </table:table-cell>
          <table:table-cell office:value-type="float" office:value="0.878634335360827" calcext:value-type="float">
            <text:p>0.878634335360827</text:p>
          </table:table-cell>
          <table:table-cell office:value-type="float" office:value="3.5098" calcext:value-type="float">
            <text:p>3.5098</text:p>
          </table:table-cell>
          <table:table-cell office:value-type="float" office:value="3.51413433752446" calcext:value-type="float">
            <text:p>3.51413433752446</text:p>
          </table:table-cell>
          <table:table-cell/>
        </table:table-row>
        <table:table-row table:style-name="ro1">
          <table:table-cell office:value-type="string" calcext:value-type="string">
            <text:p>ZrPb</text:p>
          </table:table-cell>
          <table:table-cell office:value-type="float" office:value="0.89170367" calcext:value-type="float">
            <text:p>0.89170367</text:p>
          </table:table-cell>
          <table:table-cell office:value-type="float" office:value="0.883122532550809" calcext:value-type="float">
            <text:p>0.883122532550809</text:p>
          </table:table-cell>
          <table:table-cell office:value-type="float" office:value="4.0686" calcext:value-type="float">
            <text:p>4.0686</text:p>
          </table:table-cell>
          <table:table-cell office:value-type="float" office:value="1.00309897746151" calcext:value-type="float">
            <text:p>1.00309897746151</text:p>
          </table:table-cell>
          <table:table-cell/>
        </table:table-row>
        <table:table-row table:style-name="ro1">
          <table:table-cell office:value-type="string" calcext:value-type="string">
            <text:p>RhSe</text:p>
          </table:table-cell>
          <table:table-cell office:value-type="float" office:value="0.85468185" calcext:value-type="float">
            <text:p>0.85468185</text:p>
          </table:table-cell>
          <table:table-cell office:value-type="float" office:value="0.883687570036808" calcext:value-type="float">
            <text:p>0.883687570036808</text:p>
          </table:table-cell>
          <table:table-cell office:value-type="float" office:value="3.5623" calcext:value-type="float">
            <text:p>3.5623</text:p>
          </table:table-cell>
          <table:table-cell office:value-type="float" office:value="1.63547575381856" calcext:value-type="float">
            <text:p>1.63547575381856</text:p>
          </table:table-cell>
          <table:table-cell/>
        </table:table-row>
        <table:table-row table:style-name="ro1">
          <table:table-cell office:value-type="string" calcext:value-type="string">
            <text:p>HfTe</text:p>
          </table:table-cell>
          <table:table-cell office:value-type="float" office:value="0.9223315" calcext:value-type="float">
            <text:p>0.9223315</text:p>
          </table:table-cell>
          <table:table-cell office:value-type="float" office:value="0.885255983143426" calcext:value-type="float">
            <text:p>0.885255983143426</text:p>
          </table:table-cell>
          <table:table-cell office:value-type="float" office:value="4.0687" calcext:value-type="float">
            <text:p>4.0687</text:p>
          </table:table-cell>
          <table:table-cell office:value-type="float" office:value="0.978222196600592" calcext:value-type="float">
            <text:p>0.978222196600592</text:p>
          </table:table-cell>
          <table:table-cell/>
        </table:table-row>
        <table:table-row table:style-name="ro1">
          <table:table-cell office:value-type="string" calcext:value-type="string">
            <text:p>PdNa</text:p>
          </table:table-cell>
          <table:table-cell office:value-type="float" office:value="1.0055377" calcext:value-type="float">
            <text:p>1.0055377</text:p>
          </table:table-cell>
          <table:table-cell office:value-type="float" office:value="0.88540956454644" calcext:value-type="float">
            <text:p>0.88540956454644</text:p>
          </table:table-cell>
          <table:table-cell office:value-type="float" office:value="3.927" calcext:value-type="float">
            <text:p>3.927</text:p>
          </table:table-cell>
          <table:table-cell office:value-type="float" office:value="2.28327270780741" calcext:value-type="float">
            <text:p>2.28327270780741</text:p>
          </table:table-cell>
          <table:table-cell/>
        </table:table-row>
        <table:table-row table:style-name="ro1">
          <table:table-cell office:value-type="string" calcext:value-type="string">
            <text:p>RuCa</text:p>
          </table:table-cell>
          <table:table-cell office:value-type="float" office:value="0.86614895" calcext:value-type="float">
            <text:p>0.86614895</text:p>
          </table:table-cell>
          <table:table-cell office:value-type="float" office:value="0.892586505914112" calcext:value-type="float">
            <text:p>0.892586505914112</text:p>
          </table:table-cell>
          <table:table-cell office:value-type="float" office:value="4.4089" calcext:value-type="float">
            <text:p>4.4089</text:p>
          </table:table-cell>
          <table:table-cell office:value-type="float" office:value="2.09737242687232" calcext:value-type="float">
            <text:p>2.09737242687232</text:p>
          </table:table-cell>
          <table:table-cell/>
        </table:table-row>
        <table:table-row table:style-name="ro1">
          <table:table-cell office:value-type="string" calcext:value-type="string">
            <text:p>BeSe</text:p>
          </table:table-cell>
          <table:table-cell office:value-type="float" office:value="0.91825634" calcext:value-type="float">
            <text:p>0.91825634</text:p>
          </table:table-cell>
          <table:table-cell office:value-type="float" office:value="0.892756226044282" calcext:value-type="float">
            <text:p>0.892756226044282</text:p>
          </table:table-cell>
          <table:table-cell office:value-type="float" office:value="3.9049" calcext:value-type="float">
            <text:p>3.9049</text:p>
          </table:table-cell>
          <table:table-cell office:value-type="float" office:value="3.32302511488362" calcext:value-type="float">
            <text:p>3.32302511488362</text:p>
          </table:table-cell>
          <table:table-cell/>
        </table:table-row>
        <table:table-row table:style-name="ro1">
          <table:table-cell office:value-type="string" calcext:value-type="string">
            <text:p>CoGa</text:p>
          </table:table-cell>
          <table:table-cell office:value-type="float" office:value="0.87821484" calcext:value-type="float">
            <text:p>0.87821484</text:p>
          </table:table-cell>
          <table:table-cell office:value-type="float" office:value="0.894769852640242" calcext:value-type="float">
            <text:p>0.894769852640242</text:p>
          </table:table-cell>
          <table:table-cell office:value-type="float" office:value="3.4045" calcext:value-type="float">
            <text:p>3.4045</text:p>
          </table:table-cell>
          <table:table-cell office:value-type="float" office:value="2.29633934959682" calcext:value-type="float">
            <text:p>2.29633934959682</text:p>
          </table:table-cell>
          <table:table-cell/>
        </table:table-row>
        <table:table-row table:style-name="ro1">
          <table:table-cell office:value-type="string" calcext:value-type="string">
            <text:p>BeIn</text:p>
          </table:table-cell>
          <table:table-cell office:value-type="float" office:value="0.91112685" calcext:value-type="float">
            <text:p>0.91112685</text:p>
          </table:table-cell>
          <table:table-cell office:value-type="float" office:value="0.900179071528617" calcext:value-type="float">
            <text:p>0.900179071528617</text:p>
          </table:table-cell>
          <table:table-cell office:value-type="float" office:value="3.8824" calcext:value-type="float">
            <text:p>3.8824</text:p>
          </table:table-cell>
          <table:table-cell office:value-type="float" office:value="2.3837009099642" calcext:value-type="float">
            <text:p>2.3837009099642</text:p>
          </table:table-cell>
          <table:table-cell/>
        </table:table-row>
        <table:table-row table:style-name="ro1">
          <table:table-cell office:value-type="string" calcext:value-type="string">
            <text:p>SiPb</text:p>
          </table:table-cell>
          <table:table-cell office:value-type="float" office:value="0.8974223" calcext:value-type="float">
            <text:p>0.8974223</text:p>
          </table:table-cell>
          <table:table-cell office:value-type="float" office:value="0.907463286892638" calcext:value-type="float">
            <text:p>0.907463286892638</text:p>
          </table:table-cell>
          <table:table-cell office:value-type="float" office:value="4.1682" calcext:value-type="float">
            <text:p>4.1682</text:p>
          </table:table-cell>
          <table:table-cell office:value-type="float" office:value="1.26886350898907" calcext:value-type="float">
            <text:p>1.26886350898907</text:p>
          </table:table-cell>
          <table:table-cell/>
        </table:table-row>
        <table:table-row table:style-name="ro1">
          <table:table-cell office:value-type="string" calcext:value-type="string">
            <text:p>FeAg</text:p>
          </table:table-cell>
          <table:table-cell office:value-type="float" office:value="1.0599735" calcext:value-type="float">
            <text:p>1.0599735</text:p>
          </table:table-cell>
          <table:table-cell office:value-type="float" office:value="0.913676097894819" calcext:value-type="float">
            <text:p>0.913676097894819</text:p>
          </table:table-cell>
          <table:table-cell office:value-type="float" office:value="3.5502" calcext:value-type="float">
            <text:p>3.5502</text:p>
          </table:table-cell>
          <table:table-cell office:value-type="float" office:value="1.81352647420471" calcext:value-type="float">
            <text:p>1.81352647420471</text:p>
          </table:table-cell>
          <table:table-cell/>
        </table:table-row>
        <table:table-row table:style-name="ro1">
          <table:table-cell office:value-type="string" calcext:value-type="string">
            <text:p>MgRb</text:p>
          </table:table-cell>
          <table:table-cell office:value-type="float" office:value="0.8588742" calcext:value-type="float">
            <text:p>0.8588742</text:p>
          </table:table-cell>
          <table:table-cell office:value-type="float" office:value="0.922050779586597" calcext:value-type="float">
            <text:p>0.922050779586597</text:p>
          </table:table-cell>
          <table:table-cell office:value-type="float" office:value="4.9696" calcext:value-type="float">
            <text:p>4.9696</text:p>
          </table:table-cell>
          <table:table-cell office:value-type="float" office:value="2.6807718174534" calcext:value-type="float">
            <text:p>2.6807718174534</text:p>
          </table:table-cell>
          <table:table-cell/>
        </table:table-row>
        <table:table-row table:style-name="ro1">
          <table:table-cell office:value-type="string" calcext:value-type="string">
            <text:p>CrCa</text:p>
          </table:table-cell>
          <table:table-cell office:value-type="float" office:value="1.044457" calcext:value-type="float">
            <text:p>1.044457</text:p>
          </table:table-cell>
          <table:table-cell office:value-type="float" office:value="0.925260141877584" calcext:value-type="float">
            <text:p>0.925260141877584</text:p>
          </table:table-cell>
          <table:table-cell office:value-type="float" office:value="4.2616" calcext:value-type="float">
            <text:p>4.2616</text:p>
          </table:table-cell>
          <table:table-cell office:value-type="float" office:value="3.17969099639614" calcext:value-type="float">
            <text:p>3.17969099639614</text:p>
          </table:table-cell>
          <table:table-cell/>
        </table:table-row>
        <table:table-row table:style-name="ro1">
          <table:table-cell office:value-type="string" calcext:value-type="string">
            <text:p>TiTe</text:p>
          </table:table-cell>
          <table:table-cell office:value-type="float" office:value="0.9790749" calcext:value-type="float">
            <text:p>0.9790749</text:p>
          </table:table-cell>
          <table:table-cell office:value-type="float" office:value="0.925935618631391" calcext:value-type="float">
            <text:p>0.925935618631391</text:p>
          </table:table-cell>
          <table:table-cell office:value-type="float" office:value="3.9752" calcext:value-type="float">
            <text:p>3.9752</text:p>
          </table:table-cell>
          <table:table-cell office:value-type="float" office:value="1.69410393206777" calcext:value-type="float">
            <text:p>1.69410393206777</text:p>
          </table:table-cell>
          <table:table-cell/>
        </table:table-row>
        <table:table-row table:style-name="ro1">
          <table:table-cell office:value-type="string" calcext:value-type="string">
            <text:p>VCd</text:p>
          </table:table-cell>
          <table:table-cell office:value-type="float" office:value="0.9705377" calcext:value-type="float">
            <text:p>0.9705377</text:p>
          </table:table-cell>
          <table:table-cell office:value-type="float" office:value="0.927594332680599" calcext:value-type="float">
            <text:p>0.927594332680599</text:p>
          </table:table-cell>
          <table:table-cell office:value-type="float" office:value="3.6752" calcext:value-type="float">
            <text:p>3.6752</text:p>
          </table:table-cell>
          <table:table-cell office:value-type="float" office:value="1.81745815750703" calcext:value-type="float">
            <text:p>1.81745815750703</text:p>
          </table:table-cell>
          <table:table-cell/>
        </table:table-row>
        <table:table-row table:style-name="ro1">
          <table:table-cell office:value-type="string" calcext:value-type="string">
            <text:p>TcGa</text:p>
          </table:table-cell>
          <table:table-cell office:value-type="float" office:value="0.80270034" calcext:value-type="float">
            <text:p>0.80270034</text:p>
          </table:table-cell>
          <table:table-cell office:value-type="float" office:value="0.930089330978277" calcext:value-type="float">
            <text:p>0.930089330978277</text:p>
          </table:table-cell>
          <table:table-cell office:value-type="float" office:value="3.3208" calcext:value-type="float">
            <text:p>3.3208</text:p>
          </table:table-cell>
          <table:table-cell office:value-type="float" office:value="1.77093781307318" calcext:value-type="float">
            <text:p>1.77093781307318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0.9281086" calcext:value-type="float">
            <text:p>0.9281086</text:p>
          </table:table-cell>
          <table:table-cell office:value-type="float" office:value="0.93121292983421" calcext:value-type="float">
            <text:p>0.93121292983421</text:p>
          </table:table-cell>
          <table:table-cell office:value-type="float" office:value="4.6665" calcext:value-type="float">
            <text:p>4.6665</text:p>
          </table:table-cell>
          <table:table-cell office:value-type="float" office:value="4.37577410698773" calcext:value-type="float">
            <text:p>4.37577410698773</text:p>
          </table:table-cell>
          <table:table-cell/>
        </table:table-row>
        <table:table-row table:style-name="ro1">
          <table:table-cell office:value-type="string" calcext:value-type="string">
            <text:p>SnRb</text:p>
          </table:table-cell>
          <table:table-cell office:value-type="float" office:value="0.6812229" calcext:value-type="float">
            <text:p>0.6812229</text:p>
          </table:table-cell>
          <table:table-cell office:value-type="float" office:value="0.933730936499759" calcext:value-type="float">
            <text:p>0.933730936499759</text:p>
          </table:table-cell>
          <table:table-cell office:value-type="float" office:value="5.2447" calcext:value-type="float">
            <text:p>5.2447</text:p>
          </table:table-cell>
          <table:table-cell office:value-type="float" office:value="1.45936117680933" calcext:value-type="float">
            <text:p>1.45936117680933</text:p>
          </table:table-cell>
          <table:table-cell/>
        </table:table-row>
        <table:table-row table:style-name="ro1">
          <table:table-cell office:value-type="string" calcext:value-type="string">
            <text:p>TiBa</text:p>
          </table:table-cell>
          <table:table-cell office:value-type="float" office:value="0.7913559" calcext:value-type="float">
            <text:p>0.7913559</text:p>
          </table:table-cell>
          <table:table-cell office:value-type="float" office:value="0.934383483998723" calcext:value-type="float">
            <text:p>0.934383483998723</text:p>
          </table:table-cell>
          <table:table-cell office:value-type="float" office:value="4.9886" calcext:value-type="float">
            <text:p>4.9886</text:p>
          </table:table-cell>
          <table:table-cell office:value-type="float" office:value="1.60655351337084" calcext:value-type="float">
            <text:p>1.60655351337084</text:p>
          </table:table-cell>
          <table:table-cell/>
        </table:table-row>
        <table:table-row table:style-name="ro1">
          <table:table-cell office:value-type="string" calcext:value-type="string">
            <text:p>BeSb</text:p>
          </table:table-cell>
          <table:table-cell office:value-type="float" office:value="0.9009044" calcext:value-type="float">
            <text:p>0.9009044</text:p>
          </table:table-cell>
          <table:table-cell office:value-type="float" office:value="0.935234295802249" calcext:value-type="float">
            <text:p>0.935234295802249</text:p>
          </table:table-cell>
          <table:table-cell office:value-type="float" office:value="4.0892" calcext:value-type="float">
            <text:p>4.0892</text:p>
          </table:table-cell>
          <table:table-cell office:value-type="float" office:value="2.26002268737447" calcext:value-type="float">
            <text:p>2.26002268737447</text:p>
          </table:table-cell>
          <table:table-cell/>
        </table:table-row>
        <table:table-row table:style-name="ro1">
          <table:table-cell office:value-type="string" calcext:value-type="string">
            <text:p>NiSb</text:p>
          </table:table-cell>
          <table:table-cell office:value-type="float" office:value="0.8895396" calcext:value-type="float">
            <text:p>0.8895396</text:p>
          </table:table-cell>
          <table:table-cell office:value-type="float" office:value="0.937744808629854" calcext:value-type="float">
            <text:p>0.937744808629854</text:p>
          </table:table-cell>
          <table:table-cell office:value-type="float" office:value="4.1345" calcext:value-type="float">
            <text:p>4.1345</text:p>
          </table:table-cell>
          <table:table-cell office:value-type="float" office:value="1.64806290393979" calcext:value-type="float">
            <text:p>1.64806290393979</text:p>
          </table:table-cell>
          <table:table-cell/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0.83675885" calcext:value-type="float">
            <text:p>0.83675885</text:p>
          </table:table-cell>
          <table:table-cell office:value-type="float" office:value="0.938453160913638" calcext:value-type="float">
            <text:p>0.938453160913638</text:p>
          </table:table-cell>
          <table:table-cell office:value-type="float" office:value="4.5094" calcext:value-type="float">
            <text:p>4.5094</text:p>
          </table:table-cell>
          <table:table-cell office:value-type="float" office:value="2.49732991130317" calcext:value-type="float">
            <text:p>2.49732991130317</text:p>
          </table:table-cell>
          <table:table-cell/>
        </table:table-row>
        <table:table-row table:style-name="ro1">
          <table:table-cell office:value-type="string" calcext:value-type="string">
            <text:p>ScRb</text:p>
          </table:table-cell>
          <table:table-cell office:value-type="float" office:value="0.9929975" calcext:value-type="float">
            <text:p>0.9929975</text:p>
          </table:table-cell>
          <table:table-cell office:value-type="float" office:value="0.941273259189444" calcext:value-type="float">
            <text:p>0.941273259189444</text:p>
          </table:table-cell>
          <table:table-cell office:value-type="float" office:value="5.0831" calcext:value-type="float">
            <text:p>5.0831</text:p>
          </table:table-cell>
          <table:table-cell office:value-type="float" office:value="2.26592425853181" calcext:value-type="float">
            <text:p>2.26592425853181</text:p>
          </table:table-cell>
          <table:table-cell/>
        </table:table-row>
        <table:table-row table:style-name="ro1">
          <table:table-cell office:value-type="string" calcext:value-type="string">
            <text:p>TcCa</text:p>
          </table:table-cell>
          <table:table-cell office:value-type="float" office:value="0.9372911" calcext:value-type="float">
            <text:p>0.9372911</text:p>
          </table:table-cell>
          <table:table-cell office:value-type="float" office:value="0.944323043469615" calcext:value-type="float">
            <text:p>0.944323043469615</text:p>
          </table:table-cell>
          <table:table-cell office:value-type="float" office:value="3.8194" calcext:value-type="float">
            <text:p>3.8194</text:p>
          </table:table-cell>
          <table:table-cell office:value-type="float" office:value="2.143005667822" calcext:value-type="float">
            <text:p>2.143005667822</text:p>
          </table:table-cell>
          <table:table-cell/>
        </table:table-row>
        <table:table-row table:style-name="ro1">
          <table:table-cell office:value-type="string" calcext:value-type="string">
            <text:p>NiSn</text:p>
          </table:table-cell>
          <table:table-cell office:value-type="float" office:value="0.8789342" calcext:value-type="float">
            <text:p>0.8789342</text:p>
          </table:table-cell>
          <table:table-cell office:value-type="float" office:value="0.951820970663421" calcext:value-type="float">
            <text:p>0.951820970663421</text:p>
          </table:table-cell>
          <table:table-cell office:value-type="float" office:value="3.6037" calcext:value-type="float">
            <text:p>3.6037</text:p>
          </table:table-cell>
          <table:table-cell office:value-type="float" office:value="1.67592229154781" calcext:value-type="float">
            <text:p>1.67592229154781</text:p>
          </table:table-cell>
          <table:table-cell/>
        </table:table-row>
        <table:table-row table:style-name="ro1">
          <table:table-cell office:value-type="string" calcext:value-type="string">
            <text:p>FeCa</text:p>
          </table:table-cell>
          <table:table-cell office:value-type="float" office:value="0.94558144" calcext:value-type="float">
            <text:p>0.94558144</text:p>
          </table:table-cell>
          <table:table-cell office:value-type="float" office:value="0.952201281500196" calcext:value-type="float">
            <text:p>0.952201281500196</text:p>
          </table:table-cell>
          <table:table-cell office:value-type="float" office:value="4.418" calcext:value-type="float">
            <text:p>4.418</text:p>
          </table:table-cell>
          <table:table-cell office:value-type="float" office:value="3.05600523594391" calcext:value-type="float">
            <text:p>3.05600523594391</text:p>
          </table:table-cell>
          <table:table-cell/>
        </table:table-row>
        <table:table-row table:style-name="ro1">
          <table:table-cell office:value-type="string" calcext:value-type="string">
            <text:p>RhSb</text:p>
          </table:table-cell>
          <table:table-cell office:value-type="float" office:value="0.9092349" calcext:value-type="float">
            <text:p>0.9092349</text:p>
          </table:table-cell>
          <table:table-cell office:value-type="float" office:value="0.952500647824952" calcext:value-type="float">
            <text:p>0.952500647824952</text:p>
          </table:table-cell>
          <table:table-cell office:value-type="float" office:value="3.7249" calcext:value-type="float">
            <text:p>3.7249</text:p>
          </table:table-cell>
          <table:table-cell office:value-type="float" office:value="1.32804648017746" calcext:value-type="float">
            <text:p>1.32804648017746</text:p>
          </table:table-cell>
          <table:table-cell/>
        </table:table-row>
        <table:table-row table:style-name="ro1">
          <table:table-cell office:value-type="string" calcext:value-type="string">
            <text:p>CoGe</text:p>
          </table:table-cell>
          <table:table-cell office:value-type="float" office:value="0.9097656" calcext:value-type="float">
            <text:p>0.9097656</text:p>
          </table:table-cell>
          <table:table-cell office:value-type="float" office:value="0.956552954691866" calcext:value-type="float">
            <text:p>0.956552954691866</text:p>
          </table:table-cell>
          <table:table-cell office:value-type="float" office:value="3.4078" calcext:value-type="float">
            <text:p>3.4078</text:p>
          </table:table-cell>
          <table:table-cell office:value-type="float" office:value="2.24657285304581" calcext:value-type="float">
            <text:p>2.24657285304581</text:p>
          </table:table-cell>
          <table:table-cell/>
        </table:table-row>
        <table:table-row table:style-name="ro1">
          <table:table-cell office:value-type="string" calcext:value-type="string">
            <text:p>HfK</text:p>
          </table:table-cell>
          <table:table-cell office:value-type="float" office:value="0.9840756" calcext:value-type="float">
            <text:p>0.9840756</text:p>
          </table:table-cell>
          <table:table-cell office:value-type="float" office:value="0.958877035007271" calcext:value-type="float">
            <text:p>0.958877035007271</text:p>
          </table:table-cell>
          <table:table-cell office:value-type="float" office:value="4.478" calcext:value-type="float">
            <text:p>4.478</text:p>
          </table:table-cell>
          <table:table-cell office:value-type="float" office:value="1.37064998967418" calcext:value-type="float">
            <text:p>1.37064998967418</text:p>
          </table:table-cell>
          <table:table-cell/>
        </table:table-row>
        <table:table-row table:style-name="ro1">
          <table:table-cell office:value-type="string" calcext:value-type="string">
            <text:p>RhSn</text:p>
          </table:table-cell>
          <table:table-cell office:value-type="float" office:value="0.88852817" calcext:value-type="float">
            <text:p>0.88852817</text:p>
          </table:table-cell>
          <table:table-cell office:value-type="float" office:value="0.967767818768596" calcext:value-type="float">
            <text:p>0.967767818768596</text:p>
          </table:table-cell>
          <table:table-cell office:value-type="float" office:value="3.6096" calcext:value-type="float">
            <text:p>3.6096</text:p>
          </table:table-cell>
          <table:table-cell office:value-type="float" office:value="1.3460777926144" calcext:value-type="float">
            <text:p>1.3460777926144</text:p>
          </table:table-cell>
          <table:table-cell/>
        </table:table-row>
        <table:table-row table:style-name="ro1">
          <table:table-cell office:value-type="string" calcext:value-type="string">
            <text:p>HfBi</text:p>
          </table:table-cell>
          <table:table-cell office:value-type="float" office:value="0.9085285" calcext:value-type="float">
            <text:p>0.9085285</text:p>
          </table:table-cell>
          <table:table-cell office:value-type="float" office:value="0.968388048474467" calcext:value-type="float">
            <text:p>0.968388048474467</text:p>
          </table:table-cell>
          <table:table-cell office:value-type="float" office:value="3.9461" calcext:value-type="float">
            <text:p>3.9461</text:p>
          </table:table-cell>
          <table:table-cell office:value-type="float" office:value="0.774357172303344" calcext:value-type="float">
            <text:p>0.774357172303344</text:p>
          </table:table-cell>
          <table:table-cell/>
        </table:table-row>
        <table:table-row table:style-name="ro1">
          <table:table-cell office:value-type="string" calcext:value-type="string">
            <text:p>ZnK</text:p>
          </table:table-cell>
          <table:table-cell office:value-type="float" office:value="0.8804629" calcext:value-type="float">
            <text:p>0.8804629</text:p>
          </table:table-cell>
          <table:table-cell office:value-type="float" office:value="0.97005745013536" calcext:value-type="float">
            <text:p>0.97005745013536</text:p>
          </table:table-cell>
          <table:table-cell office:value-type="float" office:value="4.6883" calcext:value-type="float">
            <text:p>4.6883</text:p>
          </table:table-cell>
          <table:table-cell office:value-type="float" office:value="2.81204176056196" calcext:value-type="float">
            <text:p>2.81204176056196</text:p>
          </table:table-cell>
          <table:table-cell/>
        </table:table-row>
        <table:table-row table:style-name="ro1">
          <table:table-cell office:value-type="string" calcext:value-type="string">
            <text:p>CdRb</text:p>
          </table:table-cell>
          <table:table-cell office:value-type="float" office:value="1.0244029" calcext:value-type="float">
            <text:p>1.0244029</text:p>
          </table:table-cell>
          <table:table-cell office:value-type="float" office:value="0.976151445951711" calcext:value-type="float">
            <text:p>0.976151445951711</text:p>
          </table:table-cell>
          <table:table-cell office:value-type="float" office:value="4.8934" calcext:value-type="float">
            <text:p>4.8934</text:p>
          </table:table-cell>
          <table:table-cell office:value-type="float" office:value="1.50511725531504" calcext:value-type="float">
            <text:p>1.50511725531504</text:p>
          </table:table-cell>
          <table:table-cell/>
        </table:table-row>
        <table:table-row table:style-name="ro1">
          <table:table-cell office:value-type="string" calcext:value-type="string">
            <text:p>FeGa</text:p>
          </table:table-cell>
          <table:table-cell office:value-type="float" office:value="0.9518434" calcext:value-type="float">
            <text:p>0.9518434</text:p>
          </table:table-cell>
          <table:table-cell office:value-type="float" office:value="0.98130006541872" calcext:value-type="float">
            <text:p>0.98130006541872</text:p>
          </table:table-cell>
          <table:table-cell office:value-type="float" office:value="3.3464" calcext:value-type="float">
            <text:p>3.3464</text:p>
          </table:table-cell>
          <table:table-cell office:value-type="float" office:value="2.35148705415321" calcext:value-type="float">
            <text:p>2.35148705415321</text:p>
          </table:table-cell>
          <table:table-cell/>
        </table:table-row>
        <table:table-row table:style-name="ro1">
          <table:table-cell office:value-type="string" calcext:value-type="string">
            <text:p>GaRb</text:p>
          </table:table-cell>
          <table:table-cell office:value-type="float" office:value="1.1168635" calcext:value-type="float">
            <text:p>1.1168635</text:p>
          </table:table-cell>
          <table:table-cell office:value-type="float" office:value="0.982847582401784" calcext:value-type="float">
            <text:p>0.982847582401784</text:p>
          </table:table-cell>
          <table:table-cell office:value-type="float" office:value="5.0238" calcext:value-type="float">
            <text:p>5.0238</text:p>
          </table:table-cell>
          <table:table-cell office:value-type="float" office:value="1.91121402055006" calcext:value-type="float">
            <text:p>1.91121402055006</text:p>
          </table:table-cell>
          <table:table-cell/>
        </table:table-row>
        <table:table-row table:style-name="ro1">
          <table:table-cell office:value-type="string" calcext:value-type="string">
            <text:p>BiRb</text:p>
          </table:table-cell>
          <table:table-cell office:value-type="float" office:value="0.84066844" calcext:value-type="float">
            <text:p>0.84066844</text:p>
          </table:table-cell>
          <table:table-cell office:value-type="float" office:value="0.984800357846118" calcext:value-type="float">
            <text:p>0.984800357846118</text:p>
          </table:table-cell>
          <table:table-cell office:value-type="float" office:value="5.1051" calcext:value-type="float">
            <text:p>5.1051</text:p>
          </table:table-cell>
          <table:table-cell office:value-type="float" office:value="1.01650568682056" calcext:value-type="float">
            <text:p>1.01650568682056</text:p>
          </table:table-cell>
          <table:table-cell/>
        </table:table-row>
        <table:table-row table:style-name="ro1">
          <table:table-cell office:value-type="string" calcext:value-type="string">
            <text:p>MoNa</text:p>
          </table:table-cell>
          <table:table-cell office:value-type="float" office:value="1.0891756" calcext:value-type="float">
            <text:p>1.0891756</text:p>
          </table:table-cell>
          <table:table-cell office:value-type="float" office:value="0.992311703991626" calcext:value-type="float">
            <text:p>0.992311703991626</text:p>
          </table:table-cell>
          <table:table-cell office:value-type="float" office:value="3.5822" calcext:value-type="float">
            <text:p>3.5822</text:p>
          </table:table-cell>
          <table:table-cell office:value-type="float" office:value="2.47948421842464" calcext:value-type="float">
            <text:p>2.47948421842464</text:p>
          </table:table-cell>
          <table:table-cell/>
        </table:table-row>
        <table:table-row table:style-name="ro1">
          <table:table-cell office:value-type="string" calcext:value-type="string">
            <text:p>MnGa</text:p>
          </table:table-cell>
          <table:table-cell office:value-type="float" office:value="1.1095641" calcext:value-type="float">
            <text:p>1.1095641</text:p>
          </table:table-cell>
          <table:table-cell office:value-type="float" office:value="0.997941142797675" calcext:value-type="float">
            <text:p>0.997941142797675</text:p>
          </table:table-cell>
          <table:table-cell office:value-type="float" office:value="3.5903" calcext:value-type="float">
            <text:p>3.5903</text:p>
          </table:table-cell>
          <table:table-cell office:value-type="float" office:value="2.36818983988431" calcext:value-type="float">
            <text:p>2.36818983988431</text:p>
          </table:table-cell>
          <table:table-cell/>
        </table:table-row>
        <table:table-row table:style-name="ro1">
          <table:table-cell office:value-type="string" calcext:value-type="string">
            <text:p>BeBi</text:p>
          </table:table-cell>
          <table:table-cell office:value-type="float" office:value="1.0045048" calcext:value-type="float">
            <text:p>1.0045048</text:p>
          </table:table-cell>
          <table:table-cell office:value-type="float" office:value="1.00061592593227" calcext:value-type="float">
            <text:p>1.00061592593227</text:p>
          </table:table-cell>
          <table:table-cell office:value-type="float" office:value="4.2224" calcext:value-type="float">
            <text:p>4.2224</text:p>
          </table:table-cell>
          <table:table-cell office:value-type="float" office:value="1.36814280417071" calcext:value-type="float">
            <text:p>1.36814280417071</text:p>
          </table:table-cell>
          <table:table-cell/>
        </table:table-row>
        <table:table-row table:style-name="ro1">
          <table:table-cell office:value-type="string" calcext:value-type="string">
            <text:p>CrGe</text:p>
          </table:table-cell>
          <table:table-cell office:value-type="float" office:value="1.1616533" calcext:value-type="float">
            <text:p>1.1616533</text:p>
          </table:table-cell>
          <table:table-cell office:value-type="float" office:value="1.00223186769811" calcext:value-type="float">
            <text:p>1.00223186769811</text:p>
          </table:table-cell>
          <table:table-cell office:value-type="float" office:value="3.7197" calcext:value-type="float">
            <text:p>3.7197</text:p>
          </table:table-cell>
          <table:table-cell office:value-type="float" office:value="2.36865258884699" calcext:value-type="float">
            <text:p>2.36865258884699</text:p>
          </table:table-cell>
          <table:table-cell/>
        </table:table-row>
        <table:table-row table:style-name="ro1">
          <table:table-cell office:value-type="string" calcext:value-type="string">
            <text:p>NiBa</text:p>
          </table:table-cell>
          <table:table-cell office:value-type="float" office:value="0.9920271" calcext:value-type="float">
            <text:p>0.9920271</text:p>
          </table:table-cell>
          <table:table-cell office:value-type="float" office:value="1.00371628210637" calcext:value-type="float">
            <text:p>1.00371628210637</text:p>
          </table:table-cell>
          <table:table-cell office:value-type="float" office:value="4.8148" calcext:value-type="float">
            <text:p>4.8148</text:p>
          </table:table-cell>
          <table:table-cell office:value-type="float" office:value="1.51916996132819" calcext:value-type="float">
            <text:p>1.51916996132819</text:p>
          </table:table-cell>
          <table:table-cell/>
        </table:table-row>
        <table:table-row table:style-name="ro1">
          <table:table-cell office:value-type="string" calcext:value-type="string">
            <text:p>BePb</text:p>
          </table:table-cell>
          <table:table-cell office:value-type="float" office:value="1.0496535" calcext:value-type="float">
            <text:p>1.0496535</text:p>
          </table:table-cell>
          <table:table-cell office:value-type="float" office:value="1.01114757588734" calcext:value-type="float">
            <text:p>1.01114757588734</text:p>
          </table:table-cell>
          <table:table-cell office:value-type="float" office:value="4.1594" calcext:value-type="float">
            <text:p>4.1594</text:p>
          </table:table-cell>
          <table:table-cell office:value-type="float" office:value="1.37925339470476" calcext:value-type="float">
            <text:p>1.37925339470476</text:p>
          </table:table-cell>
          <table:table-cell/>
        </table:table-row>
        <table:table-row table:style-name="ro1">
          <table:table-cell office:value-type="string" calcext:value-type="string">
            <text:p>NbSb</text:p>
          </table:table-cell>
          <table:table-cell office:value-type="float" office:value="1.0857999" calcext:value-type="float">
            <text:p>1.0857999</text:p>
          </table:table-cell>
          <table:table-cell office:value-type="float" office:value="1.01387244582968" calcext:value-type="float">
            <text:p>1.01387244582968</text:p>
          </table:table-cell>
          <table:table-cell office:value-type="float" office:value="4.0709" calcext:value-type="float">
            <text:p>4.0709</text:p>
          </table:table-cell>
          <table:table-cell office:value-type="float" office:value="1.38904737098868" calcext:value-type="float">
            <text:p>1.38904737098868</text:p>
          </table:table-cell>
          <table:table-cell/>
        </table:table-row>
        <table:table-row table:style-name="ro1">
          <table:table-cell office:value-type="string" calcext:value-type="string">
            <text:p>TaSe</text:p>
          </table:table-cell>
          <table:table-cell office:value-type="float" office:value="1.1777045" calcext:value-type="float">
            <text:p>1.1777045</text:p>
          </table:table-cell>
          <table:table-cell office:value-type="float" office:value="1.01433037931365" calcext:value-type="float">
            <text:p>1.01433037931365</text:p>
          </table:table-cell>
          <table:table-cell office:value-type="float" office:value="3.8343" calcext:value-type="float">
            <text:p>3.8343</text:p>
          </table:table-cell>
          <table:table-cell office:value-type="float" office:value="1.15004010547226" calcext:value-type="float">
            <text:p>1.15004010547226</text:p>
          </table:table-cell>
          <table:table-cell/>
        </table:table-row>
        <table:table-row table:style-name="ro1">
          <table:table-cell office:value-type="string" calcext:value-type="string">
            <text:p>RuAs</text:p>
          </table:table-cell>
          <table:table-cell office:value-type="float" office:value="1.1578991" calcext:value-type="float">
            <text:p>1.1578991</text:p>
          </table:table-cell>
          <table:table-cell office:value-type="float" office:value="1.01708753147208" calcext:value-type="float">
            <text:p>1.01708753147208</text:p>
          </table:table-cell>
          <table:table-cell office:value-type="float" office:value="4.0591" calcext:value-type="float">
            <text:p>4.0591</text:p>
          </table:table-cell>
          <table:table-cell office:value-type="float" office:value="1.68913940486244" calcext:value-type="float">
            <text:p>1.68913940486244</text:p>
          </table:table-cell>
          <table:table-cell/>
        </table:table-row>
        <table:table-row table:style-name="ro1">
          <table:table-cell office:value-type="string" calcext:value-type="string">
            <text:p>TiPb</text:p>
          </table:table-cell>
          <table:table-cell office:value-type="float" office:value="1.0267538" calcext:value-type="float">
            <text:p>1.0267538</text:p>
          </table:table-cell>
          <table:table-cell office:value-type="float" office:value="1.01885663696732" calcext:value-type="float">
            <text:p>1.01885663696732</text:p>
          </table:table-cell>
          <table:table-cell office:value-type="float" office:value="3.9317" calcext:value-type="float">
            <text:p>3.9317</text:p>
          </table:table-cell>
          <table:table-cell office:value-type="float" office:value="1.17161083063706" calcext:value-type="float">
            <text:p>1.17161083063706</text:p>
          </table:table-cell>
          <table:table-cell/>
        </table:table-row>
        <table:table-row table:style-name="ro1">
          <table:table-cell office:value-type="string" calcext:value-type="string">
            <text:p>RuGe</text:p>
          </table:table-cell>
          <table:table-cell office:value-type="float" office:value="0.8276305" calcext:value-type="float">
            <text:p>0.8276305</text:p>
          </table:table-cell>
          <table:table-cell office:value-type="float" office:value="1.01897208151471" calcext:value-type="float">
            <text:p>1.01897208151471</text:p>
          </table:table-cell>
          <table:table-cell office:value-type="float" office:value="3.3192" calcext:value-type="float">
            <text:p>3.3192</text:p>
          </table:table-cell>
          <table:table-cell office:value-type="float" office:value="1.71094587329126" calcext:value-type="float">
            <text:p>1.71094587329126</text:p>
          </table:table-cell>
          <table:table-cell/>
        </table:table-row>
        <table:table-row table:style-name="ro1">
          <table:table-cell office:value-type="string" calcext:value-type="string">
            <text:p>WGa</text:p>
          </table:table-cell>
          <table:table-cell office:value-type="float" office:value="0.9998178" calcext:value-type="float">
            <text:p>0.9998178</text:p>
          </table:table-cell>
          <table:table-cell office:value-type="float" office:value="1.01925496483775" calcext:value-type="float">
            <text:p>1.01925496483775</text:p>
          </table:table-cell>
          <table:table-cell office:value-type="float" office:value="3.4002" calcext:value-type="float">
            <text:p>3.4002</text:p>
          </table:table-cell>
          <table:table-cell office:value-type="float" office:value="1.17847830219806" calcext:value-type="float">
            <text:p>1.17847830219806</text:p>
          </table:table-cell>
          <table:table-cell/>
        </table:table-row>
        <table:table-row table:style-name="ro1">
          <table:table-cell office:value-type="string" calcext:value-type="string">
            <text:p>NiTe</text:p>
          </table:table-cell>
          <table:table-cell office:value-type="float" office:value="0.9371244" calcext:value-type="float">
            <text:p>0.9371244</text:p>
          </table:table-cell>
          <table:table-cell office:value-type="float" office:value="1.02421370727894" calcext:value-type="float">
            <text:p>1.02421370727894</text:p>
          </table:table-cell>
          <table:table-cell office:value-type="float" office:value="4.1294" calcext:value-type="float">
            <text:p>4.1294</text:p>
          </table:table-cell>
          <table:table-cell office:value-type="float" office:value="1.59722396092653" calcext:value-type="float">
            <text:p>1.59722396092653</text:p>
          </table:table-cell>
          <table:table-cell/>
        </table:table-row>
        <table:table-row table:style-name="ro1">
          <table:table-cell office:value-type="string" calcext:value-type="string">
            <text:p>MoCd</text:p>
          </table:table-cell>
          <table:table-cell office:value-type="float" office:value="1.0801473" calcext:value-type="float">
            <text:p>1.0801473</text:p>
          </table:table-cell>
          <table:table-cell office:value-type="float" office:value="1.03307756552061" calcext:value-type="float">
            <text:p>1.03307756552061</text:p>
          </table:table-cell>
          <table:table-cell office:value-type="float" office:value="3.6604" calcext:value-type="float">
            <text:p>3.6604</text:p>
          </table:table-cell>
          <table:table-cell office:value-type="float" office:value="1.43054882317582" calcext:value-type="float">
            <text:p>1.43054882317582</text:p>
          </table:table-cell>
          <table:table-cell/>
        </table:table-row>
        <table:table-row table:style-name="ro1">
          <table:table-cell office:value-type="string" calcext:value-type="string">
            <text:p>WCa</text:p>
          </table:table-cell>
          <table:table-cell office:value-type="float" office:value="1.1342785" calcext:value-type="float">
            <text:p>1.1342785</text:p>
          </table:table-cell>
          <table:table-cell office:value-type="float" office:value="1.03552553629904" calcext:value-type="float">
            <text:p>1.03552553629904</text:p>
          </table:table-cell>
          <table:table-cell office:value-type="float" office:value="4.0197" calcext:value-type="float">
            <text:p>4.0197</text:p>
          </table:table-cell>
          <table:table-cell office:value-type="float" office:value="1.33242079401672" calcext:value-type="float">
            <text:p>1.33242079401672</text:p>
          </table:table-cell>
          <table:table-cell/>
        </table:table-row>
        <table:table-row table:style-name="ro1">
          <table:table-cell office:value-type="string" calcext:value-type="string">
            <text:p>CoCd</text:p>
          </table:table-cell>
          <table:table-cell office:value-type="float" office:value="1.0338366" calcext:value-type="float">
            <text:p>1.0338366</text:p>
          </table:table-cell>
          <table:table-cell office:value-type="float" office:value="1.04404309599999" calcext:value-type="float">
            <text:p>1.04404309599999</text:p>
          </table:table-cell>
          <table:table-cell office:value-type="float" office:value="3.5807" calcext:value-type="float">
            <text:p>3.5807</text:p>
          </table:table-cell>
          <table:table-cell office:value-type="float" office:value="1.73415978842221" calcext:value-type="float">
            <text:p>1.73415978842221</text:p>
          </table:table-cell>
          <table:table-cell/>
        </table:table-row>
        <table:table-row table:style-name="ro1">
          <table:table-cell office:value-type="string" calcext:value-type="string">
            <text:p>CoSr</text:p>
          </table:table-cell>
          <table:table-cell office:value-type="float" office:value="1.0712855" calcext:value-type="float">
            <text:p>1.0712855</text:p>
          </table:table-cell>
          <table:table-cell office:value-type="float" office:value="1.04889806038525" calcext:value-type="float">
            <text:p>1.04889806038525</text:p>
          </table:table-cell>
          <table:table-cell office:value-type="float" office:value="4.6499" calcext:value-type="float">
            <text:p>4.6499</text:p>
          </table:table-cell>
          <table:table-cell office:value-type="float" office:value="2.02158065528985" calcext:value-type="float">
            <text:p>2.02158065528985</text:p>
          </table:table-cell>
          <table:table-cell/>
        </table:table-row>
        <table:table-row table:style-name="ro1">
          <table:table-cell office:value-type="string" calcext:value-type="string">
            <text:p>TcGe</text:p>
          </table:table-cell>
          <table:table-cell office:value-type="float" office:value="0.8941015" calcext:value-type="float">
            <text:p>0.8941015</text:p>
          </table:table-cell>
          <table:table-cell office:value-type="float" office:value="1.05254880112015" calcext:value-type="float">
            <text:p>1.05254880112015</text:p>
          </table:table-cell>
          <table:table-cell office:value-type="float" office:value="3.3386" calcext:value-type="float">
            <text:p>3.3386</text:p>
          </table:table-cell>
          <table:table-cell office:value-type="float" office:value="1.74119168863152" calcext:value-type="float">
            <text:p>1.74119168863152</text:p>
          </table:table-cell>
          <table:table-cell/>
        </table:table-row>
        <table:table-row table:style-name="ro1">
          <table:table-cell office:value-type="string" calcext:value-type="string">
            <text:p>WAg</text:p>
          </table:table-cell>
          <table:table-cell office:value-type="float" office:value="1.1204914" calcext:value-type="float">
            <text:p>1.1204914</text:p>
          </table:table-cell>
          <table:table-cell office:value-type="float" office:value="1.05402644486389" calcext:value-type="float">
            <text:p>1.05402644486389</text:p>
          </table:table-cell>
          <table:table-cell office:value-type="float" office:value="3.6084" calcext:value-type="float">
            <text:p>3.6084</text:p>
          </table:table-cell>
          <table:table-cell office:value-type="float" office:value="1.02595571393973" calcext:value-type="float">
            <text:p>1.02595571393973</text:p>
          </table:table-cell>
          <table:table-cell/>
        </table:table-row>
        <table:table-row table:style-name="ro1">
          <table:table-cell office:value-type="string" calcext:value-type="string">
            <text:p>AgK</text:p>
          </table:table-cell>
          <table:table-cell office:value-type="float" office:value="1.1001192" calcext:value-type="float">
            <text:p>1.1001192</text:p>
          </table:table-cell>
          <table:table-cell office:value-type="float" office:value="1.05532934578357" calcext:value-type="float">
            <text:p>1.05532934578357</text:p>
          </table:table-cell>
          <table:table-cell office:value-type="float" office:value="4.6651" calcext:value-type="float">
            <text:p>4.6651</text:p>
          </table:table-cell>
          <table:table-cell office:value-type="float" office:value="2.01601009985178" calcext:value-type="float">
            <text:p>2.01601009985178</text:p>
          </table:table-cell>
          <table:table-cell/>
        </table:table-row>
        <table:table-row table:style-name="ro1">
          <table:table-cell office:value-type="string" calcext:value-type="string">
            <text:p>CoSe</text:p>
          </table:table-cell>
          <table:table-cell office:value-type="float" office:value="1.1460817" calcext:value-type="float">
            <text:p>1.1460817</text:p>
          </table:table-cell>
          <table:table-cell office:value-type="float" office:value="1.05987382073636" calcext:value-type="float">
            <text:p>1.05987382073636</text:p>
          </table:table-cell>
          <table:table-cell office:value-type="float" office:value="3.8499" calcext:value-type="float">
            <text:p>3.8499</text:p>
          </table:table-cell>
          <table:table-cell office:value-type="float" office:value="2.14581610318669" calcext:value-type="float">
            <text:p>2.14581610318669</text:p>
          </table:table-cell>
          <table:table-cell/>
        </table:table-row>
        <table:table-row table:style-name="ro1">
          <table:table-cell office:value-type="string" calcext:value-type="string">
            <text:p>RuCd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1.06445079912267" calcext:value-type="float">
            <text:p>1.06445079912267</text:p>
          </table:table-cell>
          <table:table-cell office:value-type="float" office:value="3.4067" calcext:value-type="float">
            <text:p>3.4067</text:p>
          </table:table-cell>
          <table:table-cell office:value-type="float" office:value="1.39665250870627" calcext:value-type="float">
            <text:p>1.39665250870627</text:p>
          </table:table-cell>
          <table:table-cell/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1.2923348" calcext:value-type="float">
            <text:p>1.2923348</text:p>
          </table:table-cell>
          <table:table-cell office:value-type="float" office:value="1.06697329924754" calcext:value-type="float">
            <text:p>1.06697329924754</text:p>
          </table:table-cell>
          <table:table-cell office:value-type="float" office:value="4.2088" calcext:value-type="float">
            <text:p>4.2088</text:p>
          </table:table-cell>
          <table:table-cell office:value-type="float" office:value="1.71861251062972" calcext:value-type="float">
            <text:p>1.71861251062972</text:p>
          </table:table-cell>
          <table:table-cell/>
        </table:table-row>
        <table:table-row table:style-name="ro1">
          <table:table-cell office:value-type="string" calcext:value-type="string">
            <text:p>RuNa</text:p>
          </table:table-cell>
          <table:table-cell office:value-type="float" office:value="1.0080597" calcext:value-type="float">
            <text:p>1.0080597</text:p>
          </table:table-cell>
          <table:table-cell office:value-type="float" office:value="1.06789378647357" calcext:value-type="float">
            <text:p>1.06789378647357</text:p>
          </table:table-cell>
          <table:table-cell office:value-type="float" office:value="3.3865" calcext:value-type="float">
            <text:p>3.3865</text:p>
          </table:table-cell>
          <table:table-cell office:value-type="float" office:value="2.37939455214606" calcext:value-type="float">
            <text:p>2.37939455214606</text:p>
          </table:table-cell>
          <table:table-cell/>
        </table:table-row>
        <table:table-row table:style-name="ro1">
          <table:table-cell office:value-type="string" calcext:value-type="string">
            <text:p>SbRb</text:p>
          </table:table-cell>
          <table:table-cell office:value-type="float" office:value="1.0046153" calcext:value-type="float">
            <text:p>1.0046153</text:p>
          </table:table-cell>
          <table:table-cell office:value-type="float" office:value="1.07607804428612" calcext:value-type="float">
            <text:p>1.07607804428612</text:p>
          </table:table-cell>
          <table:table-cell office:value-type="float" office:value="5.1507" calcext:value-type="float">
            <text:p>5.1507</text:p>
          </table:table-cell>
          <table:table-cell office:value-type="float" office:value="1.43819105888459" calcext:value-type="float">
            <text:p>1.43819105888459</text:p>
          </table:table-cell>
          <table:table-cell/>
        </table:table-row>
        <table:table-row table:style-name="ro1">
          <table:table-cell office:value-type="string" calcext:value-type="string">
            <text:p>TiK</text:p>
          </table:table-cell>
          <table:table-cell office:value-type="float" office:value="1.2388533" calcext:value-type="float">
            <text:p>1.2388533</text:p>
          </table:table-cell>
          <table:table-cell office:value-type="float" office:value="1.07847416001523" calcext:value-type="float">
            <text:p>1.07847416001523</text:p>
          </table:table-cell>
          <table:table-cell office:value-type="float" office:value="4.5879" calcext:value-type="float">
            <text:p>4.5879</text:p>
          </table:table-cell>
          <table:table-cell office:value-type="float" office:value="3.36020621159536" calcext:value-type="float">
            <text:p>3.36020621159536</text:p>
          </table:table-cell>
          <table:table-cell/>
        </table:table-row>
        <table:table-row table:style-name="ro1">
          <table:table-cell office:value-type="string" calcext:value-type="string">
            <text:p>MoSe</text:p>
          </table:table-cell>
          <table:table-cell office:value-type="float" office:value="1.3088205" calcext:value-type="float">
            <text:p>1.3088205</text:p>
          </table:table-cell>
          <table:table-cell office:value-type="float" office:value="1.09099331700698" calcext:value-type="float">
            <text:p>1.09099331700698</text:p>
          </table:table-cell>
          <table:table-cell office:value-type="float" office:value="3.9558" calcext:value-type="float">
            <text:p>3.9558</text:p>
          </table:table-cell>
          <table:table-cell office:value-type="float" office:value="1.69950262983338" calcext:value-type="float">
            <text:p>1.69950262983338</text:p>
          </table:table-cell>
          <table:table-cell/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1.2074679" calcext:value-type="float">
            <text:p>1.2074679</text:p>
          </table:table-cell>
          <table:table-cell office:value-type="float" office:value="1.09197125338635" calcext:value-type="float">
            <text:p>1.09197125338635</text:p>
          </table:table-cell>
          <table:table-cell office:value-type="float" office:value="4.0237" calcext:value-type="float">
            <text:p>4.0237</text:p>
          </table:table-cell>
          <table:table-cell office:value-type="float" office:value="3.5697408510232" calcext:value-type="float">
            <text:p>3.5697408510232</text:p>
          </table:table-cell>
          <table:table-cell/>
        </table:table-row>
        <table:table-row table:style-name="ro1">
          <table:table-cell office:value-type="string" calcext:value-type="string">
            <text:p>NbTe</text:p>
          </table:table-cell>
          <table:table-cell office:value-type="float" office:value="1.2643423" calcext:value-type="float">
            <text:p>1.2643423</text:p>
          </table:table-cell>
          <table:table-cell office:value-type="float" office:value="1.09236043379879" calcext:value-type="float">
            <text:p>1.09236043379879</text:p>
          </table:table-cell>
          <table:table-cell office:value-type="float" office:value="4.1462" calcext:value-type="float">
            <text:p>4.1462</text:p>
          </table:table-cell>
          <table:table-cell office:value-type="float" office:value="1.35275680869967" calcext:value-type="float">
            <text:p>1.35275680869967</text:p>
          </table:table-cell>
          <table:table-cell/>
        </table:table-row>
        <table:table-row table:style-name="ro1">
          <table:table-cell office:value-type="string" calcext:value-type="string">
            <text:p>NiPb</text:p>
          </table:table-cell>
          <table:table-cell office:value-type="float" office:value="1.0380824" calcext:value-type="float">
            <text:p>1.0380824</text:p>
          </table:table-cell>
          <table:table-cell office:value-type="float" office:value="1.09836502272481" calcext:value-type="float">
            <text:p>1.09836502272481</text:p>
          </table:table-cell>
          <table:table-cell office:value-type="float" office:value="4.1782" calcext:value-type="float">
            <text:p>4.1782</text:p>
          </table:table-cell>
          <table:table-cell office:value-type="float" office:value="1.12444268165497" calcext:value-type="float">
            <text:p>1.12444268165497</text:p>
          </table:table-cell>
          <table:table-cell/>
        </table:table-row>
        <table:table-row table:style-name="ro1">
          <table:table-cell office:value-type="string" calcext:value-type="string">
            <text:p>CrCd</text:p>
          </table:table-cell>
          <table:table-cell office:value-type="float" office:value="1.2672803" calcext:value-type="float">
            <text:p>1.2672803</text:p>
          </table:table-cell>
          <table:table-cell office:value-type="float" office:value="1.11224541302608" calcext:value-type="float">
            <text:p>1.11224541302608</text:p>
          </table:table-cell>
          <table:table-cell office:value-type="float" office:value="3.9965" calcext:value-type="float">
            <text:p>3.9965</text:p>
          </table:table-cell>
          <table:table-cell office:value-type="float" office:value="1.80601050271957" calcext:value-type="float">
            <text:p>1.80601050271957</text:p>
          </table:table-cell>
          <table:table-cell/>
        </table:table-row>
        <table:table-row table:style-name="ro1">
          <table:table-cell office:value-type="string" calcext:value-type="string">
            <text:p>TcCd</text:p>
          </table:table-cell>
          <table:table-cell office:value-type="float" office:value="1.1318939" calcext:value-type="float">
            <text:p>1.1318939</text:p>
          </table:table-cell>
          <table:table-cell office:value-type="float" office:value="1.11242315969811" calcext:value-type="float">
            <text:p>1.11242315969811</text:p>
          </table:table-cell>
          <table:table-cell office:value-type="float" office:value="3.613" calcext:value-type="float">
            <text:p>3.613</text:p>
          </table:table-cell>
          <table:table-cell office:value-type="float" office:value="1.41674165443108" calcext:value-type="float">
            <text:p>1.41674165443108</text:p>
          </table:table-cell>
          <table:table-cell/>
        </table:table-row>
        <table:table-row table:style-name="ro1">
          <table:table-cell office:value-type="string" calcext:value-type="string">
            <text:p>VSn</text:p>
          </table:table-cell>
          <table:table-cell office:value-type="float" office:value="1.0802932" calcext:value-type="float">
            <text:p>1.0802932</text:p>
          </table:table-cell>
          <table:table-cell office:value-type="float" office:value="1.11277393618867" calcext:value-type="float">
            <text:p>1.11277393618867</text:p>
          </table:table-cell>
          <table:table-cell office:value-type="float" office:value="3.6708" calcext:value-type="float">
            <text:p>3.6708</text:p>
          </table:table-cell>
          <table:table-cell office:value-type="float" office:value="1.75115934344294" calcext:value-type="float">
            <text:p>1.75115934344294</text:p>
          </table:table-cell>
          <table:table-cell/>
        </table:table-row>
        <table:table-row table:style-name="ro1">
          <table:table-cell office:value-type="string" calcext:value-type="string">
            <text:p>SeRb</text:p>
          </table:table-cell>
          <table:table-cell office:value-type="float" office:value="0.90718055" calcext:value-type="float">
            <text:p>0.90718055</text:p>
          </table:table-cell>
          <table:table-cell office:value-type="float" office:value="1.11783133215811" calcext:value-type="float">
            <text:p>1.11783133215811</text:p>
          </table:table-cell>
          <table:table-cell office:value-type="float" office:value="4.5919" calcext:value-type="float">
            <text:p>4.5919</text:p>
          </table:table-cell>
          <table:table-cell office:value-type="float" office:value="1.80578724768384" calcext:value-type="float">
            <text:p>1.80578724768384</text:p>
          </table:table-cell>
          <table:table-cell/>
        </table:table-row>
        <table:table-row table:style-name="ro1">
          <table:table-cell office:value-type="string" calcext:value-type="string">
            <text:p>RhBa</text:p>
          </table:table-cell>
          <table:table-cell office:value-type="float" office:value="0.9700402" calcext:value-type="float">
            <text:p>0.9700402</text:p>
          </table:table-cell>
          <table:table-cell office:value-type="float" office:value="1.11798107763146" calcext:value-type="float">
            <text:p>1.11798107763146</text:p>
          </table:table-cell>
          <table:table-cell office:value-type="float" office:value="4.9327" calcext:value-type="float">
            <text:p>4.9327</text:p>
          </table:table-cell>
          <table:table-cell office:value-type="float" office:value="1.24305917313885" calcext:value-type="float">
            <text:p>1.24305917313885</text:p>
          </table:table-cell>
          <table:table-cell/>
        </table:table-row>
        <table:table-row table:style-name="ro1">
          <table:table-cell office:value-type="string" calcext:value-type="string">
            <text:p>VSb</text:p>
          </table:table-cell>
          <table:table-cell office:value-type="float" office:value="1.1857948" calcext:value-type="float">
            <text:p>1.1857948</text:p>
          </table:table-cell>
          <table:table-cell office:value-type="float" office:value="1.12241564275499" calcext:value-type="float">
            <text:p>1.12241564275499</text:p>
          </table:table-cell>
          <table:table-cell office:value-type="float" office:value="4.1184" calcext:value-type="float">
            <text:p>4.1184</text:p>
          </table:table-cell>
          <table:table-cell office:value-type="float" office:value="1.72076511227864" calcext:value-type="float">
            <text:p>1.72076511227864</text:p>
          </table:table-cell>
          <table:table-cell/>
        </table:table-row>
        <table:table-row table:style-name="ro1">
          <table:table-cell office:value-type="string" calcext:value-type="string">
            <text:p>BeNa</text:p>
          </table:table-cell>
          <table:table-cell office:value-type="float" office:value="1.1718577" calcext:value-type="float">
            <text:p>1.1718577</text:p>
          </table:table-cell>
          <table:table-cell office:value-type="float" office:value="1.13696191780884" calcext:value-type="float">
            <text:p>1.13696191780884</text:p>
          </table:table-cell>
          <table:table-cell office:value-type="float" office:value="4.0578" calcext:value-type="float">
            <text:p>4.0578</text:p>
          </table:table-cell>
          <table:table-cell office:value-type="float" office:value="8.63312894904509" calcext:value-type="float">
            <text:p>8.63312894904509</text:p>
          </table:table-cell>
          <table:table-cell/>
        </table:table-row>
        <table:table-row table:style-name="ro1">
          <table:table-cell office:value-type="string" calcext:value-type="string">
            <text:p>FeCd</text:p>
          </table:table-cell>
          <table:table-cell office:value-type="float" office:value="1.2828386" calcext:value-type="float">
            <text:p>1.2828386</text:p>
          </table:table-cell>
          <table:table-cell office:value-type="float" office:value="1.14576549528868" calcext:value-type="float">
            <text:p>1.14576549528868</text:p>
          </table:table-cell>
          <table:table-cell office:value-type="float" office:value="3.9689" calcext:value-type="float">
            <text:p>3.9689</text:p>
          </table:table-cell>
          <table:table-cell office:value-type="float" office:value="1.76542689033653" calcext:value-type="float">
            <text:p>1.76542689033653</text:p>
          </table:table-cell>
          <table:table-cell/>
        </table:table-row>
        <table:table-row table:style-name="ro1">
          <table:table-cell office:value-type="string" calcext:value-type="string">
            <text:p>AlRb</text:p>
          </table:table-cell>
          <table:table-cell office:value-type="float" office:value="1.0974426" calcext:value-type="float">
            <text:p>1.0974426</text:p>
          </table:table-cell>
          <table:table-cell office:value-type="float" office:value="1.14763874052869" calcext:value-type="float">
            <text:p>1.14763874052869</text:p>
          </table:table-cell>
          <table:table-cell office:value-type="float" office:value="4.9327" calcext:value-type="float">
            <text:p>4.9327</text:p>
          </table:table-cell>
          <table:table-cell office:value-type="float" office:value="2.61863452655222" calcext:value-type="float">
            <text:p>2.61863452655222</text:p>
          </table:table-cell>
          <table:table-cell/>
        </table:table-row>
        <table:table-row table:style-name="ro1">
          <table:table-cell office:value-type="string" calcext:value-type="string">
            <text:p>CoNa</text:p>
          </table:table-cell>
          <table:table-cell office:value-type="float" office:value="1.1176491" calcext:value-type="float">
            <text:p>1.1176491</text:p>
          </table:table-cell>
          <table:table-cell office:value-type="float" office:value="1.17230499259085" calcext:value-type="float">
            <text:p>1.17230499259085</text:p>
          </table:table-cell>
          <table:table-cell office:value-type="float" office:value="3.5203" calcext:value-type="float">
            <text:p>3.5203</text:p>
          </table:table-cell>
          <table:table-cell office:value-type="float" office:value="3.559663883253" calcext:value-type="float">
            <text:p>3.559663883253</text:p>
          </table:table-cell>
          <table:table-cell/>
        </table:table-row>
        <table:table-row table:style-name="ro1">
          <table:table-cell office:value-type="string" calcext:value-type="string">
            <text:p>RuSr</text:p>
          </table:table-cell>
          <table:table-cell office:value-type="float" office:value="1.2548622" calcext:value-type="float">
            <text:p>1.2548622</text:p>
          </table:table-cell>
          <table:table-cell office:value-type="float" office:value="1.18162173216794" calcext:value-type="float">
            <text:p>1.18162173216794</text:p>
          </table:table-cell>
          <table:table-cell office:value-type="float" office:value="4.5239" calcext:value-type="float">
            <text:p>4.5239</text:p>
          </table:table-cell>
          <table:table-cell office:value-type="float" office:value="1.57725718469331" calcext:value-type="float">
            <text:p>1.57725718469331</text:p>
          </table:table-cell>
          <table:table-cell/>
        </table:table-row>
        <table:table-row table:style-name="ro1">
          <table:table-cell office:value-type="string" calcext:value-type="string">
            <text:p>MnCd</text:p>
          </table:table-cell>
          <table:table-cell office:value-type="float" office:value="1.3439586" calcext:value-type="float">
            <text:p>1.3439586</text:p>
          </table:table-cell>
          <table:table-cell office:value-type="float" office:value="1.18728222676738" calcext:value-type="float">
            <text:p>1.18728222676738</text:p>
          </table:table-cell>
          <table:table-cell office:value-type="float" office:value="3.9616" calcext:value-type="float">
            <text:p>3.9616</text:p>
          </table:table-cell>
          <table:table-cell office:value-type="float" office:value="1.7748248818848" calcext:value-type="float">
            <text:p>1.7748248818848</text:p>
          </table:table-cell>
          <table:table-cell/>
        </table:table-row>
        <table:table-row table:style-name="ro1">
          <table:table-cell office:value-type="string" calcext:value-type="string">
            <text:p>FeSr</text:p>
          </table:table-cell>
          <table:table-cell office:value-type="float" office:value="1.2203634" calcext:value-type="float">
            <text:p>1.2203634</text:p>
          </table:table-cell>
          <table:table-cell office:value-type="float" office:value="1.19187751333393" calcext:value-type="float">
            <text:p>1.19187751333393</text:p>
          </table:table-cell>
          <table:table-cell office:value-type="float" office:value="4.6548" calcext:value-type="float">
            <text:p>4.6548</text:p>
          </table:table-cell>
          <table:table-cell office:value-type="float" office:value="2.06419848286033" calcext:value-type="float">
            <text:p>2.06419848286033</text:p>
          </table:table-cell>
          <table:table-cell/>
        </table:table-row>
        <table:table-row table:style-name="ro1">
          <table:table-cell office:value-type="string" calcext:value-type="string">
            <text:p>VTe</text:p>
          </table:table-cell>
          <table:table-cell office:value-type="float" office:value="1.2414308" calcext:value-type="float">
            <text:p>1.2414308</text:p>
          </table:table-cell>
          <table:table-cell office:value-type="float" office:value="1.1973999078641" calcext:value-type="float">
            <text:p>1.1973999078641</text:p>
          </table:table-cell>
          <table:table-cell office:value-type="float" office:value="4.1943" calcext:value-type="float">
            <text:p>4.1943</text:p>
          </table:table-cell>
          <table:table-cell office:value-type="float" office:value="1.66541716226425" calcext:value-type="float">
            <text:p>1.66541716226425</text:p>
          </table:table-cell>
          <table:table-cell/>
        </table:table-row>
        <table:table-row table:style-name="ro1">
          <table:table-cell office:value-type="string" calcext:value-type="string">
            <text:p>TaSb</text:p>
          </table:table-cell>
          <table:table-cell office:value-type="float" office:value="1.2615447" calcext:value-type="float">
            <text:p>1.2615447</text:p>
          </table:table-cell>
          <table:table-cell office:value-type="float" office:value="1.19770033252176" calcext:value-type="float">
            <text:p>1.19770033252176</text:p>
          </table:table-cell>
          <table:table-cell office:value-type="float" office:value="4.0341" calcext:value-type="float">
            <text:p>4.0341</text:p>
          </table:table-cell>
          <table:table-cell office:value-type="float" office:value="0.98904366148489" calcext:value-type="float">
            <text:p>0.98904366148489</text:p>
          </table:table-cell>
          <table:table-cell/>
        </table:table-row>
        <table:table-row table:style-name="ro1">
          <table:table-cell office:value-type="string" calcext:value-type="string">
            <text:p>MoSr</text:p>
          </table:table-cell>
          <table:table-cell office:value-type="float" office:value="1.264261" calcext:value-type="float">
            <text:p>1.264261</text:p>
          </table:table-cell>
          <table:table-cell office:value-type="float" office:value="1.20242342867589" calcext:value-type="float">
            <text:p>1.20242342867589</text:p>
          </table:table-cell>
          <table:table-cell office:value-type="float" office:value="4.6277" calcext:value-type="float">
            <text:p>4.6277</text:p>
          </table:table-cell>
          <table:table-cell office:value-type="float" office:value="1.62062283857196" calcext:value-type="float">
            <text:p>1.62062283857196</text:p>
          </table:table-cell>
          <table:table-cell/>
        </table:table-row>
        <table:table-row table:style-name="ro1">
          <table:table-cell office:value-type="string" calcext:value-type="string">
            <text:p>NbBi</text:p>
          </table:table-cell>
          <table:table-cell office:value-type="float" office:value="1.1404542" calcext:value-type="float">
            <text:p>1.1404542</text:p>
          </table:table-cell>
          <table:table-cell office:value-type="float" office:value="1.2072530995297" calcext:value-type="float">
            <text:p>1.2072530995297</text:p>
          </table:table-cell>
          <table:table-cell office:value-type="float" office:value="3.8137" calcext:value-type="float">
            <text:p>3.8137</text:p>
          </table:table-cell>
          <table:table-cell office:value-type="float" office:value="0.991707077418758" calcext:value-type="float">
            <text:p>0.991707077418758</text:p>
          </table:table-cell>
          <table:table-cell/>
        </table:table-row>
        <table:table-row table:style-name="ro1">
          <table:table-cell office:value-type="string" calcext:value-type="string">
            <text:p>CrIn</text:p>
          </table:table-cell>
          <table:table-cell office:value-type="float" office:value="1.3085932" calcext:value-type="float">
            <text:p>1.3085932</text:p>
          </table:table-cell>
          <table:table-cell office:value-type="float" office:value="1.21403460762678" calcext:value-type="float">
            <text:p>1.21403460762678</text:p>
          </table:table-cell>
          <table:table-cell office:value-type="float" office:value="3.9303" calcext:value-type="float">
            <text:p>3.9303</text:p>
          </table:table-cell>
          <table:table-cell office:value-type="float" office:value="1.78041511577627" calcext:value-type="float">
            <text:p>1.78041511577627</text:p>
          </table:table-cell>
          <table:table-cell/>
        </table:table-row>
        <table:table-row table:style-name="ro1">
          <table:table-cell office:value-type="string" calcext:value-type="string">
            <text:p>CoTe</text:p>
          </table:table-cell>
          <table:table-cell office:value-type="float" office:value="1.119861" calcext:value-type="float">
            <text:p>1.119861</text:p>
          </table:table-cell>
          <table:table-cell office:value-type="float" office:value="1.23178020924344" calcext:value-type="float">
            <text:p>1.23178020924344</text:p>
          </table:table-cell>
          <table:table-cell office:value-type="float" office:value="4.1881" calcext:value-type="float">
            <text:p>4.1881</text:p>
          </table:table-cell>
          <table:table-cell office:value-type="float" office:value="1.59520342731711" calcext:value-type="float">
            <text:p>1.59520342731711</text:p>
          </table:table-cell>
          <table:table-cell/>
        </table:table-row>
        <table:table-row table:style-name="ro1">
          <table:table-cell office:value-type="string" calcext:value-type="string">
            <text:p>CoBa</text:p>
          </table:table-cell>
          <table:table-cell office:value-type="float" office:value="1.120205" calcext:value-type="float">
            <text:p>1.120205</text:p>
          </table:table-cell>
          <table:table-cell office:value-type="float" office:value="1.23451906288091" calcext:value-type="float">
            <text:p>1.23451906288091</text:p>
          </table:table-cell>
          <table:table-cell office:value-type="float" office:value="4.9202" calcext:value-type="float">
            <text:p>4.9202</text:p>
          </table:table-cell>
          <table:table-cell office:value-type="float" office:value="1.51734197045358" calcext:value-type="float">
            <text:p>1.51734197045358</text:p>
          </table:table-cell>
          <table:table-cell/>
        </table:table-row>
        <table:table-row table:style-name="ro1">
          <table:table-cell office:value-type="string" calcext:value-type="string">
            <text:p>MnNa</text:p>
          </table:table-cell>
          <table:table-cell office:value-type="float" office:value="1.5120752" calcext:value-type="float">
            <text:p>1.5120752</text:p>
          </table:table-cell>
          <table:table-cell office:value-type="float" office:value="1.23882133801836" calcext:value-type="float">
            <text:p>1.23882133801836</text:p>
          </table:table-cell>
          <table:table-cell office:value-type="float" office:value="3.9458" calcext:value-type="float">
            <text:p>3.9458</text:p>
          </table:table-cell>
          <table:table-cell office:value-type="float" office:value="3.7353415121195" calcext:value-type="float">
            <text:p>3.7353415121195</text:p>
          </table:table-cell>
          <table:table-cell/>
        </table:table-row>
        <table:table-row table:style-name="ro1">
          <table:table-cell office:value-type="string" calcext:value-type="string">
            <text:p>MoSn</text:p>
          </table:table-cell>
          <table:table-cell office:value-type="float" office:value="1.2828104" calcext:value-type="float">
            <text:p>1.2828104</text:p>
          </table:table-cell>
          <table:table-cell office:value-type="float" office:value="1.23997567403866" calcext:value-type="float">
            <text:p>1.23997567403866</text:p>
          </table:table-cell>
          <table:table-cell office:value-type="float" office:value="3.795" calcext:value-type="float">
            <text:p>3.795</text:p>
          </table:table-cell>
          <table:table-cell office:value-type="float" office:value="1.38915189709079" calcext:value-type="float">
            <text:p>1.38915189709079</text:p>
          </table:table-cell>
          <table:table-cell/>
        </table:table-row>
        <table:table-row table:style-name="ro1">
          <table:table-cell office:value-type="string" calcext:value-type="string">
            <text:p>MnSe</text:p>
          </table:table-cell>
          <table:table-cell office:value-type="float" office:value="1.4052672" calcext:value-type="float">
            <text:p>1.4052672</text:p>
          </table:table-cell>
          <table:table-cell office:value-type="float" office:value="1.24003300326393" calcext:value-type="float">
            <text:p>1.24003300326393</text:p>
          </table:table-cell>
          <table:table-cell office:value-type="float" office:value="3.9318" calcext:value-type="float">
            <text:p>3.9318</text:p>
          </table:table-cell>
          <table:table-cell office:value-type="float" office:value="2.20842741223252" calcext:value-type="float">
            <text:p>2.20842741223252</text:p>
          </table:table-cell>
          <table:table-cell/>
        </table:table-row>
        <table:table-row table:style-name="ro1">
          <table:table-cell office:value-type="string" calcext:value-type="string">
            <text:p>FeIn</text:p>
          </table:table-cell>
          <table:table-cell office:value-type="float" office:value="1.2644533" calcext:value-type="float">
            <text:p>1.2644533</text:p>
          </table:table-cell>
          <table:table-cell office:value-type="float" office:value="1.2429977495594" calcext:value-type="float">
            <text:p>1.2429977495594</text:p>
          </table:table-cell>
          <table:table-cell office:value-type="float" office:value="3.7806" calcext:value-type="float">
            <text:p>3.7806</text:p>
          </table:table-cell>
          <table:table-cell office:value-type="float" office:value="1.74096111610541" calcext:value-type="float">
            <text:p>1.74096111610541</text:p>
          </table:table-cell>
          <table:table-cell/>
        </table:table-row>
        <table:table-row table:style-name="ro1">
          <table:table-cell office:value-type="string" calcext:value-type="string">
            <text:p>MoSb</text:p>
          </table:table-cell>
          <table:table-cell office:value-type="float" office:value="1.3564019" calcext:value-type="float">
            <text:p>1.3564019</text:p>
          </table:table-cell>
          <table:table-cell office:value-type="float" office:value="1.25102996054496" calcext:value-type="float">
            <text:p>1.25102996054496</text:p>
          </table:table-cell>
          <table:table-cell office:value-type="float" office:value="4.038" calcext:value-type="float">
            <text:p>4.038</text:p>
          </table:table-cell>
          <table:table-cell office:value-type="float" office:value="1.36995635541284" calcext:value-type="float">
            <text:p>1.36995635541284</text:p>
          </table:table-cell>
          <table:table-cell/>
        </table:table-row>
        <table:table-row table:style-name="ro1">
          <table:table-cell office:value-type="string" calcext:value-type="string">
            <text:p>NbPb</text:p>
          </table:table-cell>
          <table:table-cell office:value-type="float" office:value="1.2274632" calcext:value-type="float">
            <text:p>1.2274632</text:p>
          </table:table-cell>
          <table:table-cell office:value-type="float" office:value="1.25308450016452" calcext:value-type="float">
            <text:p>1.25308450016452</text:p>
          </table:table-cell>
          <table:table-cell office:value-type="float" office:value="3.8908" calcext:value-type="float">
            <text:p>3.8908</text:p>
          </table:table-cell>
          <table:table-cell office:value-type="float" office:value="0.997531753682081" calcext:value-type="float">
            <text:p>0.997531753682081</text:p>
          </table:table-cell>
          <table:table-cell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1.1805426" calcext:value-type="float">
            <text:p>1.1805426</text:p>
          </table:table-cell>
          <table:table-cell office:value-type="float" office:value="1.26182089282157" calcext:value-type="float">
            <text:p>1.26182089282157</text:p>
          </table:table-cell>
          <table:table-cell office:value-type="float" office:value="4.8197" calcext:value-type="float">
            <text:p>4.8197</text:p>
          </table:table-cell>
          <table:table-cell office:value-type="float" office:value="1.58073256678574" calcext:value-type="float">
            <text:p>1.58073256678574</text:p>
          </table:table-cell>
          <table:table-cell/>
        </table:table-row>
        <table:table-row table:style-name="ro1">
          <table:table-cell office:value-type="string" calcext:value-type="string">
            <text:p>CoBi</text:p>
          </table:table-cell>
          <table:table-cell office:value-type="float" office:value="1.1717594" calcext:value-type="float">
            <text:p>1.1717594</text:p>
          </table:table-cell>
          <table:table-cell office:value-type="float" office:value="1.26215839729442" calcext:value-type="float">
            <text:p>1.26215839729442</text:p>
          </table:table-cell>
          <table:table-cell office:value-type="float" office:value="4.1176" calcext:value-type="float">
            <text:p>4.1176</text:p>
          </table:table-cell>
          <table:table-cell office:value-type="float" office:value="1.11605848162388" calcext:value-type="float">
            <text:p>1.11605848162388</text:p>
          </table:table-cell>
          <table:table-cell/>
        </table:table-row>
        <table:table-row table:style-name="ro1">
          <table:table-cell office:value-type="string" calcext:value-type="string">
            <text:p>PdK</text:p>
          </table:table-cell>
          <table:table-cell office:value-type="float" office:value="1.1502044" calcext:value-type="float">
            <text:p>1.1502044</text:p>
          </table:table-cell>
          <table:table-cell office:value-type="float" office:value="1.2653431167129" calcext:value-type="float">
            <text:p>1.2653431167129</text:p>
          </table:table-cell>
          <table:table-cell office:value-type="float" office:value="4.4881" calcext:value-type="float">
            <text:p>4.4881</text:p>
          </table:table-cell>
          <table:table-cell office:value-type="float" office:value="2.03566503561414" calcext:value-type="float">
            <text:p>2.03566503561414</text:p>
          </table:table-cell>
          <table:table-cell/>
        </table:table-row>
        <table:table-row table:style-name="ro1">
          <table:table-cell office:value-type="string" calcext:value-type="string">
            <text:p>MnSr</text:p>
          </table:table-cell>
          <table:table-cell office:value-type="float" office:value="1.3145981" calcext:value-type="float">
            <text:p>1.3145981</text:p>
          </table:table-cell>
          <table:table-cell office:value-type="float" office:value="1.26852137525272" calcext:value-type="float">
            <text:p>1.26852137525272</text:p>
          </table:table-cell>
          <table:table-cell office:value-type="float" office:value="4.6121" calcext:value-type="float">
            <text:p>4.6121</text:p>
          </table:table-cell>
          <table:table-cell office:value-type="float" office:value="2.07705815556079" calcext:value-type="float">
            <text:p>2.07705815556079</text:p>
          </table:table-cell>
          <table:table-cell/>
        </table:table-row>
        <table:table-row table:style-name="ro1">
          <table:table-cell office:value-type="string" calcext:value-type="string">
            <text:p>TaTe</text:p>
          </table:table-cell>
          <table:table-cell office:value-type="float" office:value="1.3747871" calcext:value-type="float">
            <text:p>1.3747871</text:p>
          </table:table-cell>
          <table:table-cell office:value-type="float" office:value="1.27147307238076" calcext:value-type="float">
            <text:p>1.27147307238076</text:p>
          </table:table-cell>
          <table:table-cell office:value-type="float" office:value="4.0765" calcext:value-type="float">
            <text:p>4.0765</text:p>
          </table:table-cell>
          <table:table-cell office:value-type="float" office:value="0.97050534435573" calcext:value-type="float">
            <text:p>0.97050534435573</text:p>
          </table:table-cell>
          <table:table-cell/>
        </table:table-row>
        <table:table-row table:style-name="ro1">
          <table:table-cell office:value-type="string" calcext:value-type="string">
            <text:p>ZrRb</text:p>
          </table:table-cell>
          <table:table-cell office:value-type="float" office:value="1.2265892" calcext:value-type="float">
            <text:p>1.2265892</text:p>
          </table:table-cell>
          <table:table-cell office:value-type="float" office:value="1.28740812005313" calcext:value-type="float">
            <text:p>1.28740812005313</text:p>
          </table:table-cell>
          <table:table-cell office:value-type="float" office:value="4.8846" calcext:value-type="float">
            <text:p>4.8846</text:p>
          </table:table-cell>
          <table:table-cell office:value-type="float" office:value="1.68255825509213" calcext:value-type="float">
            <text:p>1.68255825509213</text:p>
          </table:table-cell>
          <table:table-cell/>
        </table:table-row>
        <table:table-row table:style-name="ro1">
          <table:table-cell office:value-type="string" calcext:value-type="string">
            <text:p>FeSb</text:p>
          </table:table-cell>
          <table:table-cell office:value-type="float" office:value="1.2293947" calcext:value-type="float">
            <text:p>1.2293947</text:p>
          </table:table-cell>
          <table:table-cell office:value-type="float" office:value="1.29212059825297" calcext:value-type="float">
            <text:p>1.29212059825297</text:p>
          </table:table-cell>
          <table:table-cell office:value-type="float" office:value="4.2525" calcext:value-type="float">
            <text:p>4.2525</text:p>
          </table:table-cell>
          <table:table-cell office:value-type="float" office:value="1.67405179306381" calcext:value-type="float">
            <text:p>1.67405179306381</text:p>
          </table:table-cell>
          <table:table-cell/>
        </table:table-row>
        <table:table-row table:style-name="ro1">
          <table:table-cell office:value-type="string" calcext:value-type="string">
            <text:p>CrSn</text:p>
          </table:table-cell>
          <table:table-cell office:value-type="float" office:value="1.3712981" calcext:value-type="float">
            <text:p>1.3712981</text:p>
          </table:table-cell>
          <table:table-cell office:value-type="float" office:value="1.29555881868409" calcext:value-type="float">
            <text:p>1.29555881868409</text:p>
          </table:table-cell>
          <table:table-cell office:value-type="float" office:value="4.0069" calcext:value-type="float">
            <text:p>4.0069</text:p>
          </table:table-cell>
          <table:table-cell office:value-type="float" office:value="1.74052920763447" calcext:value-type="float">
            <text:p>1.74052920763447</text:p>
          </table:table-cell>
          <table:table-cell/>
        </table:table-row>
        <table:table-row table:style-name="ro1">
          <table:table-cell office:value-type="string" calcext:value-type="string">
            <text:p>CrSb</text:p>
          </table:table-cell>
          <table:table-cell office:value-type="float" office:value="1.3361771" calcext:value-type="float">
            <text:p>1.3361771</text:p>
          </table:table-cell>
          <table:table-cell office:value-type="float" office:value="1.29936354489057" calcext:value-type="float">
            <text:p>1.29936354489057</text:p>
          </table:table-cell>
          <table:table-cell office:value-type="float" office:value="4.1378" calcext:value-type="float">
            <text:p>4.1378</text:p>
          </table:table-cell>
          <table:table-cell office:value-type="float" office:value="1.71049969928711" calcext:value-type="float">
            <text:p>1.71049969928711</text:p>
          </table:table-cell>
          <table:table-cell/>
        </table:table-row>
        <table:table-row table:style-name="ro1">
          <table:table-cell office:value-type="string" calcext:value-type="string">
            <text:p>WCd</text:p>
          </table:table-cell>
          <table:table-cell office:value-type="float" office:value="1.3329651" calcext:value-type="float">
            <text:p>1.3329651</text:p>
          </table:table-cell>
          <table:table-cell office:value-type="float" office:value="1.30010074827765" calcext:value-type="float">
            <text:p>1.30010074827765</text:p>
          </table:table-cell>
          <table:table-cell office:value-type="float" office:value="3.6807" calcext:value-type="float">
            <text:p>3.6807</text:p>
          </table:table-cell>
          <table:table-cell office:value-type="float" office:value="1.01038236360814" calcext:value-type="float">
            <text:p>1.01038236360814</text:p>
          </table:table-cell>
          <table:table-cell/>
        </table:table-row>
        <table:table-row table:style-name="ro1">
          <table:table-cell office:value-type="string" calcext:value-type="string">
            <text:p>TcSb</text:p>
          </table:table-cell>
          <table:table-cell office:value-type="float" office:value="1.4003122" calcext:value-type="float">
            <text:p>1.4003122</text:p>
          </table:table-cell>
          <table:table-cell office:value-type="float" office:value="1.34501007228249" calcext:value-type="float">
            <text:p>1.34501007228249</text:p>
          </table:table-cell>
          <table:table-cell office:value-type="float" office:value="3.9705" calcext:value-type="float">
            <text:p>3.9705</text:p>
          </table:table-cell>
          <table:table-cell office:value-type="float" office:value="1.35728887313271" calcext:value-type="float">
            <text:p>1.35728887313271</text:p>
          </table:table-cell>
          <table:table-cell/>
        </table:table-row>
        <table:table-row table:style-name="ro1">
          <table:table-cell office:value-type="string" calcext:value-type="string">
            <text:p>FeTe</text:p>
          </table:table-cell>
          <table:table-cell office:value-type="float" office:value="1.2790962" calcext:value-type="float">
            <text:p>1.2790962</text:p>
          </table:table-cell>
          <table:table-cell office:value-type="float" office:value="1.37839720383218" calcext:value-type="float">
            <text:p>1.37839720383218</text:p>
          </table:table-cell>
          <table:table-cell office:value-type="float" office:value="4.251" calcext:value-type="float">
            <text:p>4.251</text:p>
          </table:table-cell>
          <table:table-cell office:value-type="float" office:value="1.6216223173397" calcext:value-type="float">
            <text:p>1.6216223173397</text:p>
          </table:table-cell>
          <table:table-cell/>
        </table:table-row>
        <table:table-row table:style-name="ro1">
          <table:table-cell office:value-type="string" calcext:value-type="string">
            <text:p>TaBi</text:p>
          </table:table-cell>
          <table:table-cell office:value-type="float" office:value="1.3489387" calcext:value-type="float">
            <text:p>1.3489387</text:p>
          </table:table-cell>
          <table:table-cell office:value-type="float" office:value="1.40289505123171" calcext:value-type="float">
            <text:p>1.40289505123171</text:p>
          </table:table-cell>
          <table:table-cell office:value-type="float" office:value="3.8691" calcext:value-type="float">
            <text:p>3.8691</text:p>
          </table:table-cell>
          <table:table-cell office:value-type="float" office:value="0.769513637921772" calcext:value-type="float">
            <text:p>0.769513637921772</text:p>
          </table:table-cell>
          <table:table-cell/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1.4970268" calcext:value-type="float">
            <text:p>1.4970268</text:p>
          </table:table-cell>
          <table:table-cell office:value-type="float" office:value="1.4039043808083" calcext:value-type="float">
            <text:p>1.4039043808083</text:p>
          </table:table-cell>
          <table:table-cell office:value-type="float" office:value="3.7999" calcext:value-type="float">
            <text:p>3.7999</text:p>
          </table:table-cell>
          <table:table-cell office:value-type="float" office:value="1.00232092208937" calcext:value-type="float">
            <text:p>1.00232092208937</text:p>
          </table:table-cell>
          <table:table-cell/>
        </table:table-row>
        <table:table-row table:style-name="ro1">
          <table:table-cell office:value-type="string" calcext:value-type="string">
            <text:p>FeBi</text:p>
          </table:table-cell>
          <table:table-cell office:value-type="float" office:value="1.352598" calcext:value-type="float">
            <text:p>1.352598</text:p>
          </table:table-cell>
          <table:table-cell office:value-type="float" office:value="1.41937850305312" calcext:value-type="float">
            <text:p>1.41937850305312</text:p>
          </table:table-cell>
          <table:table-cell office:value-type="float" office:value="4.3813" calcext:value-type="float">
            <text:p>4.3813</text:p>
          </table:table-cell>
          <table:table-cell office:value-type="float" office:value="1.12892619213153" calcext:value-type="float">
            <text:p>1.12892619213153</text:p>
          </table:table-cell>
          <table:table-cell/>
        </table:table-row>
        <table:table-row table:style-name="ro1">
          <table:table-cell office:value-type="string" calcext:value-type="string">
            <text:p>WSr</text:p>
          </table:table-cell>
          <table:table-cell office:value-type="float" office:value="1.6263055" calcext:value-type="float">
            <text:p>1.6263055</text:p>
          </table:table-cell>
          <table:table-cell office:value-type="float" office:value="1.42170383659289" calcext:value-type="float">
            <text:p>1.42170383659289</text:p>
          </table:table-cell>
          <table:table-cell office:value-type="float" office:value="4.3964" calcext:value-type="float">
            <text:p>4.3964</text:p>
          </table:table-cell>
          <table:table-cell office:value-type="float" office:value="1.10163870496993" calcext:value-type="float">
            <text:p>1.10163870496993</text:p>
          </table:table-cell>
          <table:table-cell/>
        </table:table-row>
        <table:table-row table:style-name="ro1">
          <table:table-cell office:value-type="string" calcext:value-type="string">
            <text:p>TaBa</text:p>
          </table:table-cell>
          <table:table-cell office:value-type="float" office:value="1.2522304" calcext:value-type="float">
            <text:p>1.2522304</text:p>
          </table:table-cell>
          <table:table-cell office:value-type="float" office:value="1.43935570152817" calcext:value-type="float">
            <text:p>1.43935570152817</text:p>
          </table:table-cell>
          <table:table-cell office:value-type="float" office:value="4.7813" calcext:value-type="float">
            <text:p>4.7813</text:p>
          </table:table-cell>
          <table:table-cell office:value-type="float" office:value="0.94112425602718" calcext:value-type="float">
            <text:p>0.94112425602718</text:p>
          </table:table-cell>
          <table:table-cell/>
        </table:table-row>
        <table:table-row table:style-name="ro1">
          <table:table-cell office:value-type="string" calcext:value-type="string">
            <text:p>RuBa</text:p>
          </table:table-cell>
          <table:table-cell office:value-type="float" office:value="1.155911" calcext:value-type="float">
            <text:p>1.155911</text:p>
          </table:table-cell>
          <table:table-cell office:value-type="float" office:value="1.44232032177363" calcext:value-type="float">
            <text:p>1.44232032177363</text:p>
          </table:table-cell>
          <table:table-cell office:value-type="float" office:value="5" calcext:value-type="float">
            <text:p>5</text:p>
          </table:table-cell>
          <table:table-cell office:value-type="float" office:value="1.2525100362098" calcext:value-type="float">
            <text:p>1.2525100362098</text:p>
          </table:table-cell>
          <table:table-cell/>
        </table:table-row>
        <table:table-row table:style-name="ro1">
          <table:table-cell office:value-type="string" calcext:value-type="string">
            <text:p>TiRb</text:p>
          </table:table-cell>
          <table:table-cell office:value-type="float" office:value="1.3628964" calcext:value-type="float">
            <text:p>1.3628964</text:p>
          </table:table-cell>
          <table:table-cell office:value-type="float" office:value="1.44481215962974" calcext:value-type="float">
            <text:p>1.44481215962974</text:p>
          </table:table-cell>
          <table:table-cell office:value-type="float" office:value="4.894" calcext:value-type="float">
            <text:p>4.894</text:p>
          </table:table-cell>
          <table:table-cell office:value-type="float" office:value="2.21754957625708" calcext:value-type="float">
            <text:p>2.21754957625708</text:p>
          </table:table-cell>
          <table:table-cell/>
        </table:table-row>
        <table:table-row table:style-name="ro1">
          <table:table-cell office:value-type="string" calcext:value-type="string">
            <text:p>CrBi</text:p>
          </table:table-cell>
          <table:table-cell office:value-type="float" office:value="1.4423497" calcext:value-type="float">
            <text:p>1.4423497</text:p>
          </table:table-cell>
          <table:table-cell office:value-type="float" office:value="1.45623798372049" calcext:value-type="float">
            <text:p>1.45623798372049</text:p>
          </table:table-cell>
          <table:table-cell office:value-type="float" office:value="4.2232" calcext:value-type="float">
            <text:p>4.2232</text:p>
          </table:table-cell>
          <table:table-cell office:value-type="float" office:value="1.14538497529094" calcext:value-type="float">
            <text:p>1.14538497529094</text:p>
          </table:table-cell>
          <table:table-cell/>
        </table:table-row>
        <table:table-row table:style-name="ro1">
          <table:table-cell office:value-type="string" calcext:value-type="string">
            <text:p>MnTe</text:p>
          </table:table-cell>
          <table:table-cell office:value-type="float" office:value="1.40017" calcext:value-type="float">
            <text:p>1.40017</text:p>
          </table:table-cell>
          <table:table-cell office:value-type="float" office:value="1.45640703496094" calcext:value-type="float">
            <text:p>1.45640703496094</text:p>
          </table:table-cell>
          <table:table-cell office:value-type="float" office:value="4.1502" calcext:value-type="float">
            <text:p>4.1502</text:p>
          </table:table-cell>
          <table:table-cell office:value-type="float" office:value="1.62954818329725" calcext:value-type="float">
            <text:p>1.62954818329725</text:p>
          </table:table-cell>
          <table:table-cell/>
        </table:table-row>
        <table:table-row table:style-name="ro1">
          <table:table-cell office:value-type="string" calcext:value-type="string">
            <text:p>VK</text:p>
          </table:table-cell>
          <table:table-cell office:value-type="float" office:value="1.6630155" calcext:value-type="float">
            <text:p>1.6630155</text:p>
          </table:table-cell>
          <table:table-cell office:value-type="float" office:value="1.45676539902802" calcext:value-type="float">
            <text:p>1.45676539902802</text:p>
          </table:table-cell>
          <table:table-cell office:value-type="float" office:value="4.6483" calcext:value-type="float">
            <text:p>4.6483</text:p>
          </table:table-cell>
          <table:table-cell office:value-type="float" office:value="3.24919662484653" calcext:value-type="float">
            <text:p>3.24919662484653</text:p>
          </table:table-cell>
          <table:table-cell/>
        </table:table-row>
        <table:table-row table:style-name="ro1">
          <table:table-cell office:value-type="string" calcext:value-type="string">
            <text:p>NiK</text:p>
          </table:table-cell>
          <table:table-cell office:value-type="float" office:value="1.5245693" calcext:value-type="float">
            <text:p>1.5245693</text:p>
          </table:table-cell>
          <table:table-cell office:value-type="float" office:value="1.46705135785272" calcext:value-type="float">
            <text:p>1.46705135785272</text:p>
          </table:table-cell>
          <table:table-cell office:value-type="float" office:value="4.5718" calcext:value-type="float">
            <text:p>4.5718</text:p>
          </table:table-cell>
          <table:table-cell office:value-type="float" office:value="2.99935962240734" calcext:value-type="float">
            <text:p>2.99935962240734</text:p>
          </table:table-cell>
          <table:table-cell/>
        </table:table-row>
        <table:table-row table:style-name="ro1">
          <table:table-cell office:value-type="string" calcext:value-type="string">
            <text:p>WSn</text:p>
          </table:table-cell>
          <table:table-cell office:value-type="float" office:value="1.5787346" calcext:value-type="float">
            <text:p>1.5787346</text:p>
          </table:table-cell>
          <table:table-cell office:value-type="float" office:value="1.48061386399562" calcext:value-type="float">
            <text:p>1.48061386399562</text:p>
          </table:table-cell>
          <table:table-cell office:value-type="float" office:value="3.8331" calcext:value-type="float">
            <text:p>3.8331</text:p>
          </table:table-cell>
          <table:table-cell office:value-type="float" office:value="0.989554668001336" calcext:value-type="float">
            <text:p>0.989554668001336</text:p>
          </table:table-cell>
          <table:table-cell/>
        </table:table-row>
        <table:table-row table:style-name="ro1">
          <table:table-cell office:value-type="string" calcext:value-type="string">
            <text:p>PdRb</text:p>
          </table:table-cell>
          <table:table-cell office:value-type="float" office:value="1.4181206" calcext:value-type="float">
            <text:p>1.4181206</text:p>
          </table:table-cell>
          <table:table-cell office:value-type="float" office:value="1.48513121268724" calcext:value-type="float">
            <text:p>1.48513121268724</text:p>
          </table:table-cell>
          <table:table-cell office:value-type="float" office:value="4.7871" calcext:value-type="float">
            <text:p>4.7871</text:p>
          </table:table-cell>
          <table:table-cell office:value-type="float" office:value="1.55138005625319" calcext:value-type="float">
            <text:p>1.55138005625319</text:p>
          </table:table-cell>
          <table:table-cell/>
        </table:table-row>
        <table:table-row table:style-name="ro1">
          <table:table-cell office:value-type="string" calcext:value-type="string">
            <text:p>WSb</text:p>
          </table:table-cell>
          <table:table-cell office:value-type="float" office:value="1.6397768" calcext:value-type="float">
            <text:p>1.6397768</text:p>
          </table:table-cell>
          <table:table-cell office:value-type="float" office:value="1.48656170422205" calcext:value-type="float">
            <text:p>1.48656170422205</text:p>
          </table:table-cell>
          <table:table-cell office:value-type="float" office:value="4.0412" calcext:value-type="float">
            <text:p>4.0412</text:p>
          </table:table-cell>
          <table:table-cell office:value-type="float" office:value="0.979775313519222" calcext:value-type="float">
            <text:p>0.979775313519222</text:p>
          </table:table-cell>
          <table:table-cell/>
        </table:table-row>
        <table:table-row table:style-name="ro1">
          <table:table-cell office:value-type="string" calcext:value-type="string">
            <text:p>TcBi</text:p>
          </table:table-cell>
          <table:table-cell office:value-type="float" office:value="1.433387" calcext:value-type="float">
            <text:p>1.433387</text:p>
          </table:table-cell>
          <table:table-cell office:value-type="float" office:value="1.50037250583259" calcext:value-type="float">
            <text:p>1.50037250583259</text:p>
          </table:table-cell>
          <table:table-cell office:value-type="float" office:value="3.7376" calcext:value-type="float">
            <text:p>3.7376</text:p>
          </table:table-cell>
          <table:table-cell office:value-type="float" office:value="0.97541252825526" calcext:value-type="float">
            <text:p>0.97541252825526</text:p>
          </table:table-cell>
          <table:table-cell/>
        </table:table-row>
        <table:table-row table:style-name="ro1">
          <table:table-cell office:value-type="string" calcext:value-type="string">
            <text:p>TaK</text:p>
          </table:table-cell>
          <table:table-cell office:value-type="float" office:value="1.6853014" calcext:value-type="float">
            <text:p>1.6853014</text:p>
          </table:table-cell>
          <table:table-cell office:value-type="float" office:value="1.5045923961646" calcext:value-type="float">
            <text:p>1.5045923961646</text:p>
          </table:table-cell>
          <table:table-cell office:value-type="float" office:value="4.7037" calcext:value-type="float">
            <text:p>4.7037</text:p>
          </table:table-cell>
          <table:table-cell office:value-type="float" office:value="1.35554758595956" calcext:value-type="float">
            <text:p>1.35554758595956</text:p>
          </table:table-cell>
          <table:table-cell/>
        </table:table-row>
        <table:table-row table:style-name="ro1">
          <table:table-cell office:value-type="string" calcext:value-type="string">
            <text:p>MnBi</text:p>
          </table:table-cell>
          <table:table-cell office:value-type="float" office:value="1.463047" calcext:value-type="float">
            <text:p>1.463047</text:p>
          </table:table-cell>
          <table:table-cell office:value-type="float" office:value="1.50975451730191" calcext:value-type="float">
            <text:p>1.50975451730191</text:p>
          </table:table-cell>
          <table:table-cell office:value-type="float" office:value="4.263" calcext:value-type="float">
            <text:p>4.263</text:p>
          </table:table-cell>
          <table:table-cell office:value-type="float" office:value="1.13276179776177" calcext:value-type="float">
            <text:p>1.13276179776177</text:p>
          </table:table-cell>
          <table:table-cell/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1.2981948" calcext:value-type="float">
            <text:p>1.2981948</text:p>
          </table:table-cell>
          <table:table-cell office:value-type="float" office:value="1.53516729578142" calcext:value-type="float">
            <text:p>1.53516729578142</text:p>
          </table:table-cell>
          <table:table-cell office:value-type="float" office:value="4.8635" calcext:value-type="float">
            <text:p>4.8635</text:p>
          </table:table-cell>
          <table:table-cell office:value-type="float" office:value="1.27970269856442" calcext:value-type="float">
            <text:p>1.27970269856442</text:p>
          </table:table-cell>
          <table:table-cell/>
        </table:table-row>
        <table:table-row table:style-name="ro1">
          <table:table-cell office:value-type="string" calcext:value-type="string">
            <text:p>MnPb</text:p>
          </table:table-cell>
          <table:table-cell office:value-type="float" office:value="1.4988968" calcext:value-type="float">
            <text:p>1.4988968</text:p>
          </table:table-cell>
          <table:table-cell office:value-type="float" office:value="1.56042573342683" calcext:value-type="float">
            <text:p>1.56042573342683</text:p>
          </table:table-cell>
          <table:table-cell office:value-type="float" office:value="4.1658" calcext:value-type="float">
            <text:p>4.1658</text:p>
          </table:table-cell>
          <table:table-cell office:value-type="float" office:value="1.14036760150258" calcext:value-type="float">
            <text:p>1.14036760150258</text:p>
          </table:table-cell>
          <table:table-cell/>
        </table:table-row>
        <table:table-row table:style-name="ro1">
          <table:table-cell office:value-type="string" calcext:value-type="string">
            <text:p>WTe</text:p>
          </table:table-cell>
          <table:table-cell office:value-type="float" office:value="1.7389677" calcext:value-type="float">
            <text:p>1.7389677</text:p>
          </table:table-cell>
          <table:table-cell office:value-type="float" office:value="1.58757630699108" calcext:value-type="float">
            <text:p>1.58757630699108</text:p>
          </table:table-cell>
          <table:table-cell office:value-type="float" office:value="3.9125" calcext:value-type="float">
            <text:p>3.9125</text:p>
          </table:table-cell>
          <table:table-cell office:value-type="float" office:value="0.961579618284863" calcext:value-type="float">
            <text:p>0.961579618284863</text:p>
          </table:table-cell>
          <table:table-cell/>
        </table:table-row>
        <table:table-row table:style-name="ro1">
          <table:table-cell office:value-type="string" calcext:value-type="string">
            <text:p>TcBa</text:p>
          </table:table-cell>
          <table:table-cell office:value-type="float" office:value="1.1004255" calcext:value-type="float">
            <text:p>1.1004255</text:p>
          </table:table-cell>
          <table:table-cell office:value-type="float" office:value="1.59392400809906" calcext:value-type="float">
            <text:p>1.59392400809906</text:p>
          </table:table-cell>
          <table:table-cell office:value-type="float" office:value="5.1116" calcext:value-type="float">
            <text:p>5.1116</text:p>
          </table:table-cell>
          <table:table-cell office:value-type="float" office:value="1.26864258323089" calcext:value-type="float">
            <text:p>1.26864258323089</text:p>
          </table:table-cell>
          <table:table-cell/>
        </table:table-row>
        <table:table-row table:style-name="ro1">
          <table:table-cell office:value-type="string" calcext:value-type="string">
            <text:p>CoK</text:p>
          </table:table-cell>
          <table:table-cell office:value-type="float" office:value="1.5761275" calcext:value-type="float">
            <text:p>1.5761275</text:p>
          </table:table-cell>
          <table:table-cell office:value-type="float" office:value="1.63176254517733" calcext:value-type="float">
            <text:p>1.63176254517733</text:p>
          </table:table-cell>
          <table:table-cell office:value-type="float" office:value="4.8588" calcext:value-type="float">
            <text:p>4.8588</text:p>
          </table:table-cell>
          <table:table-cell office:value-type="float" office:value="2.99224241693769" calcext:value-type="float">
            <text:p>2.99224241693769</text:p>
          </table:table-cell>
          <table:table-cell/>
        </table:table-row>
        <table:table-row table:style-name="ro1">
          <table:table-cell office:value-type="string" calcext:value-type="string">
            <text:p>MoK</text:p>
          </table:table-cell>
          <table:table-cell office:value-type="float" office:value="1.8764485" calcext:value-type="float">
            <text:p>1.8764485</text:p>
          </table:table-cell>
          <table:table-cell office:value-type="float" office:value="1.66475621182793" calcext:value-type="float">
            <text:p>1.66475621182793</text:p>
          </table:table-cell>
          <table:table-cell office:value-type="float" office:value="4.6067" calcext:value-type="float">
            <text:p>4.6067</text:p>
          </table:table-cell>
          <table:table-cell office:value-type="float" office:value="2.19018801101997" calcext:value-type="float">
            <text:p>2.19018801101997</text:p>
          </table:table-cell>
          <table:table-cell/>
        </table:table-row>
        <table:table-row table:style-name="ro1">
          <table:table-cell office:value-type="string" calcext:value-type="string">
            <text:p>CrK</text:p>
          </table:table-cell>
          <table:table-cell office:value-type="float" office:value="1.9098898" calcext:value-type="float">
            <text:p>1.9098898</text:p>
          </table:table-cell>
          <table:table-cell office:value-type="float" office:value="1.69533703982352" calcext:value-type="float">
            <text:p>1.69533703982352</text:p>
          </table:table-cell>
          <table:table-cell office:value-type="float" office:value="4.4833" calcext:value-type="float">
            <text:p>4.4833</text:p>
          </table:table-cell>
          <table:table-cell office:value-type="float" office:value="3.21278919214579" calcext:value-type="float">
            <text:p>3.21278919214579</text:p>
          </table:table-cell>
          <table:table-cell/>
        </table:table-row>
        <table:table-row table:style-name="ro1">
          <table:table-cell office:value-type="string" calcext:value-type="string">
            <text:p>RuK</text:p>
          </table:table-cell>
          <table:table-cell office:value-type="float" office:value="1.8514392" calcext:value-type="float">
            <text:p>1.8514392</text:p>
          </table:table-cell>
          <table:table-cell office:value-type="float" office:value="1.69890342330003" calcext:value-type="float">
            <text:p>1.69890342330003</text:p>
          </table:table-cell>
          <table:table-cell office:value-type="float" office:value="4.4892" calcext:value-type="float">
            <text:p>4.4892</text:p>
          </table:table-cell>
          <table:table-cell office:value-type="float" office:value="2.11172234896725" calcext:value-type="float">
            <text:p>2.11172234896725</text:p>
          </table:table-cell>
          <table:table-cell/>
        </table:table-row>
        <table:table-row table:style-name="ro1">
          <table:table-cell office:value-type="string" calcext:value-type="string">
            <text:p>NbRb</text:p>
          </table:table-cell>
          <table:table-cell office:value-type="float" office:value="1.6158402" calcext:value-type="float">
            <text:p>1.6158402</text:p>
          </table:table-cell>
          <table:table-cell office:value-type="float" office:value="1.76652243125716" calcext:value-type="float">
            <text:p>1.76652243125716</text:p>
          </table:table-cell>
          <table:table-cell office:value-type="float" office:value="4.8597" calcext:value-type="float">
            <text:p>4.8597</text:p>
          </table:table-cell>
          <table:table-cell office:value-type="float" office:value="1.66695332914365" calcext:value-type="float">
            <text:p>1.66695332914365</text:p>
          </table:table-cell>
          <table:table-cell/>
        </table:table-row>
        <table:table-row table:style-name="ro1">
          <table:table-cell office:value-type="string" calcext:value-type="string">
            <text:p>WBa</text:p>
          </table:table-cell>
          <table:table-cell office:value-type="float" office:value="1.6324198" calcext:value-type="float">
            <text:p>1.6324198</text:p>
          </table:table-cell>
          <table:table-cell office:value-type="float" office:value="1.77915413880849" calcext:value-type="float">
            <text:p>1.77915413880849</text:p>
          </table:table-cell>
          <table:table-cell office:value-type="float" office:value="4.7635" calcext:value-type="float">
            <text:p>4.7635</text:p>
          </table:table-cell>
          <table:table-cell office:value-type="float" office:value="0.932728446783286" calcext:value-type="float">
            <text:p>0.932728446783286</text:p>
          </table:table-cell>
          <table:table-cell/>
        </table:table-row>
        <table:table-row table:style-name="ro1">
          <table:table-cell office:value-type="string" calcext:value-type="string">
            <text:p>RhRb</text:p>
          </table:table-cell>
          <table:table-cell office:value-type="float" office:value="1.6817645" calcext:value-type="float">
            <text:p>1.6817645</text:p>
          </table:table-cell>
          <table:table-cell office:value-type="float" office:value="1.78090147739216" calcext:value-type="float">
            <text:p>1.78090147739216</text:p>
          </table:table-cell>
          <table:table-cell office:value-type="float" office:value="5.1103" calcext:value-type="float">
            <text:p>5.1103</text:p>
          </table:table-cell>
          <table:table-cell office:value-type="float" office:value="1.57986703248199" calcext:value-type="float">
            <text:p>1.57986703248199</text:p>
          </table:table-cell>
          <table:table-cell/>
        </table:table-row>
        <table:table-row table:style-name="ro1">
          <table:table-cell office:value-type="string" calcext:value-type="string">
            <text:p>CoRb</text:p>
          </table:table-cell>
          <table:table-cell office:value-type="float" office:value="1.667619" calcext:value-type="float">
            <text:p>1.667619</text:p>
          </table:table-cell>
          <table:table-cell office:value-type="float" office:value="1.90522764489167" calcext:value-type="float">
            <text:p>1.90522764489167</text:p>
          </table:table-cell>
          <table:table-cell office:value-type="float" office:value="5.1569" calcext:value-type="float">
            <text:p>5.1569</text:p>
          </table:table-cell>
          <table:table-cell office:value-type="float" office:value="2.05109295880751" calcext:value-type="float">
            <text:p>2.05109295880751</text:p>
          </table:table-cell>
          <table:table-cell/>
        </table:table-row>
        <table:table-row table:style-name="ro1">
          <table:table-cell office:value-type="string" calcext:value-type="string">
            <text:p>TaRb</text:p>
          </table:table-cell>
          <table:table-cell office:value-type="float" office:value="1.7726407" calcext:value-type="float">
            <text:p>1.7726407</text:p>
          </table:table-cell>
          <table:table-cell office:value-type="float" office:value="1.94592651614909" calcext:value-type="float">
            <text:p>1.94592651614909</text:p>
          </table:table-cell>
          <table:table-cell office:value-type="float" office:value="4.8271" calcext:value-type="float">
            <text:p>4.8271</text:p>
          </table:table-cell>
          <table:table-cell office:value-type="float" office:value="1.12226306833259" calcext:value-type="float">
            <text:p>1.12226306833259</text:p>
          </table:table-cell>
          <table:table-cell/>
        </table:table-row>
        <table:table-row table:style-name="ro1">
          <table:table-cell office:value-type="string" calcext:value-type="string">
            <text:p>RuRb</text:p>
          </table:table-cell>
          <table:table-cell office:value-type="float" office:value="1.7414331" calcext:value-type="float">
            <text:p>1.7414331</text:p>
          </table:table-cell>
          <table:table-cell office:value-type="float" office:value="2.05501495256447" calcext:value-type="float">
            <text:p>2.05501495256447</text:p>
          </table:table-cell>
          <table:table-cell office:value-type="float" office:value="5.2036" calcext:value-type="float">
            <text:p>5.2036</text:p>
          </table:table-cell>
          <table:table-cell office:value-type="float" office:value="1.59516467521221" calcext:value-type="float">
            <text:p>1.595164675212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6:13:21.520293330</meta:creation-date>
    <dc:date>2026-02-21T16:15:00.478409090</dc:date>
    <meta:editing-duration>PT1M40S</meta:editing-duration>
    <meta:editing-cycles>1</meta:editing-cycles>
    <meta:document-statistic meta:table-count="1" meta:cell-count="5260" meta:object-count="0"/>
    <meta:generator>LibreOffice/7.3.7.2$Linux_X86_64 LibreOffice_project/30$Build-2</meta:generator>
  </office:meta>
</office:document-meta>
</file>